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3.78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22.95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singDat3_lat50_ru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5" table:default-cell-style-name="Default"/>
        <table:table-row table:style-name="ro1">
          <table:table-cell office:value-type="string" calcext:value-type="string">
            <text:p>N=5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=0.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/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office:value-type="string" calcext:value-type="string">
            <text:p>correl length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.5232" calcext:value-type="float">
            <text:p>-1.52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2.32014" calcext:value-type="float">
            <text:p>2.32014</text:p>
          </table:table-cell>
          <table:table-cell office:value-type="float" office:value="0.008464" calcext:value-type="float">
            <text:p>0.008464</text:p>
          </table:table-cell>
          <table:table-cell office:value-type="float" office:value="5.38304" calcext:value-type="float">
            <text:p>5.38304</text:p>
          </table:table-cell>
          <table:table-cell office:value-type="float" office:value="0.0000716393" calcext:value-type="float">
            <text:p>7.16393E-05</text:p>
          </table:table-cell>
          <table:table-cell office:value-type="float" office:value="1.28325" calcext:value-type="float">
            <text:p>1.28325</text:p>
          </table:table-cell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.40457E-029" calcext:value-type="float">
            <text:p>9.40457E-2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formula="of:=0.5*SQRT(2500*[.V4]/[.Y4]-1)/SIN(PI()/50)" office:value-type="float" office:value="4.10559835397442E+016" calcext:value-type="float">
            <text:p>4.10559835397442E+0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-2.8208" calcext:value-type="float">
            <text:p>-2.8208</text:p>
          </table:table-cell>
          <table:table-cell office:value-type="float" office:value="0.0350438" calcext:value-type="float">
            <text:p>0.0350438</text:p>
          </table:table-cell>
          <table:table-cell table:number-columns-repeated="2" office:value-type="float" office:value="0.164" calcext:value-type="float">
            <text:p>0.164</text:p>
          </table:table-cell>
          <table:table-cell office:value-type="float" office:value="7.99196" calcext:value-type="float">
            <text:p>7.99196</text:p>
          </table:table-cell>
          <table:table-cell office:value-type="float" office:value="0.0272646" calcext:value-type="float">
            <text:p>0.0272646</text:p>
          </table:table-cell>
          <table:table-cell office:value-type="float" office:value="64.9867" calcext:value-type="float">
            <text:p>64.9867</text:p>
          </table:table-cell>
          <table:table-cell office:value-type="float" office:value="0.00078302" calcext:value-type="float">
            <text:p>0.00078302</text:p>
          </table:table-cell>
          <table:table-cell office:value-type="float" office:value="2.94094" calcext:value-type="float">
            <text:p>2.94094</text:p>
          </table:table-cell>
          <table:table-cell office:value-type="float" office:value="68.1616" calcext:value-type="float">
            <text:p>68.1616</text:p>
          </table:table-cell>
          <table:table-cell office:value-type="float" office:value="3.50438" calcext:value-type="float">
            <text:p>3.5043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.40457E-029" calcext:value-type="float">
            <text:p>9.40457E-2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formula="of:=0.5*SQRT(2500*[.V5]/[.Y5]-1)/SIN(PI()/50)" office:value-type="float" office:value="4.10559835397442E+016" calcext:value-type="float">
            <text:p>4.10559835397442E+0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-3.4728" calcext:value-type="float">
            <text:p>-3.4728</text:p>
          </table:table-cell>
          <table:table-cell office:value-type="float" office:value="0.0102829" calcext:value-type="float">
            <text:p>0.0102829</text:p>
          </table:table-cell>
          <table:table-cell table:number-columns-repeated="2" office:value-type="float" office:value="0.3304" calcext:value-type="float">
            <text:p>0.3304</text:p>
          </table:table-cell>
          <table:table-cell office:value-type="float" office:value="12.0706" calcext:value-type="float">
            <text:p>12.0706</text:p>
          </table:table-cell>
          <table:table-cell office:value-type="float" office:value="0.112632" calcext:value-type="float">
            <text:p>0.112632</text:p>
          </table:table-cell>
          <table:table-cell office:value-type="float" office:value="146.186" calcext:value-type="float">
            <text:p>146.186</text:p>
          </table:table-cell>
          <table:table-cell office:value-type="float" office:value="0.0142245" calcext:value-type="float">
            <text:p>0.0142245</text:p>
          </table:table-cell>
          <table:table-cell office:value-type="float" office:value="27.9876" calcext:value-type="float">
            <text:p>27.9876</text:p>
          </table:table-cell>
          <table:table-cell office:value-type="float" office:value="281.58" calcext:value-type="float">
            <text:p>281.58</text:p>
          </table:table-cell>
          <table:table-cell office:value-type="float" office:value="1.02829" calcext:value-type="float">
            <text:p>1.028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0374814" calcext:value-type="float">
            <text:p>3.74814E-05</text:p>
          </table:table-cell>
          <table:table-cell office:value-type="float" office:value="-0.999275" calcext:value-type="float">
            <text:p>-0.999275</text:p>
          </table:table-cell>
          <table:table-cell office:value-type="float" office:value="0.999275" calcext:value-type="float">
            <text:p>0.999275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254.552" calcext:value-type="float">
            <text:p>254.552</text:p>
          </table:table-cell>
          <table:table-cell office:value-type="float" office:value="0.997108" calcext:value-type="float">
            <text:p>0.997108</text:p>
          </table:table-cell>
          <table:table-cell office:value-type="float" office:value="0.00157062" calcext:value-type="float">
            <text:p>0.00157062</text:p>
          </table:table-cell>
          <table:table-cell office:value-type="float" office:value="2496.38" calcext:value-type="float">
            <text:p>2496.38</text:p>
          </table:table-cell>
          <table:table-cell office:value-type="float" office:value="0.0000374814" calcext:value-type="float">
            <text:p>3.74814E-05</text:p>
          </table:table-cell>
          <table:table-cell table:formula="of:=0.5*SQRT(2500*[.V6]/[.Y6]-1)/SIN(PI()/50)" office:value-type="float" office:value="10039.118413578" calcext:value-type="float">
            <text:p>10039.11841357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-3.7448" calcext:value-type="float">
            <text:p>-3.7448</text:p>
          </table:table-cell>
          <table:table-cell office:value-type="float" office:value="0.00371904" calcext:value-type="float">
            <text:p>0.00371904</text:p>
          </table:table-cell>
          <table:table-cell table:number-columns-repeated="2" office:value-type="float" office:value="0.6251" calcext:value-type="float">
            <text:p>0.6251</text:p>
          </table:table-cell>
          <table:table-cell office:value-type="float" office:value="14.0272" calcext:value-type="float">
            <text:p>14.0272</text:p>
          </table:table-cell>
          <table:table-cell office:value-type="float" office:value="0.40022" calcext:value-type="float">
            <text:p>0.40022</text:p>
          </table:table-cell>
          <table:table-cell office:value-type="float" office:value="196.969" calcext:value-type="float">
            <text:p>196.969</text:p>
          </table:table-cell>
          <table:table-cell office:value-type="float" office:value="0.174752" calcext:value-type="float">
            <text:p>0.174752</text:p>
          </table:table-cell>
          <table:table-cell office:value-type="float" office:value="58.2168" calcext:value-type="float">
            <text:p>58.2168</text:p>
          </table:table-cell>
          <table:table-cell office:value-type="float" office:value="1000.55" calcext:value-type="float">
            <text:p>1000.55</text:p>
          </table:table-cell>
          <table:table-cell office:value-type="float" office:value="0.371904" calcext:value-type="float">
            <text:p>0.371904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21" calcext:value-type="float">
            <text:p>21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0.000154758" calcext:value-type="float">
            <text:p>0.000154758</text:p>
          </table:table-cell>
          <table:table-cell office:value-type="float" office:value="-0.997027" calcext:value-type="float">
            <text:p>-0.997027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15.8183" calcext:value-type="float">
            <text:p>15.8183</text:p>
          </table:table-cell>
          <table:table-cell office:value-type="float" office:value="0.994065" calcext:value-type="float">
            <text:p>0.994065</text:p>
          </table:table-cell>
          <table:table-cell office:value-type="float" office:value="250.227" calcext:value-type="float">
            <text:p>250.227</text:p>
          </table:table-cell>
          <table:table-cell office:value-type="float" office:value="0.988176" calcext:value-type="float">
            <text:p>0.988176</text:p>
          </table:table-cell>
          <table:table-cell office:value-type="float" office:value="0.00704621" calcext:value-type="float">
            <text:p>0.00704621</text:p>
          </table:table-cell>
          <table:table-cell office:value-type="float" office:value="2485.16" calcext:value-type="float">
            <text:p>2485.16</text:p>
          </table:table-cell>
          <table:table-cell office:value-type="float" office:value="0.000107471" calcext:value-type="float">
            <text:p>0.000107471</text:p>
          </table:table-cell>
          <table:table-cell table:formula="of:=0.5*SQRT(2500*[.V7]/[.Y7]-1)/SIN(PI()/50)" office:value-type="float" office:value="4729.06100925273" calcext:value-type="float">
            <text:p>4729.0610092527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-3.9736" calcext:value-type="float">
            <text:p>-3.9736</text:p>
          </table:table-cell>
          <table:table-cell office:value-type="float" office:value="0.00238784" calcext:value-type="float">
            <text:p>0.00238784</text:p>
          </table:table-cell>
          <table:table-cell table:number-columns-repeated="2" office:value-type="float" office:value="0.9693" calcext:value-type="float">
            <text:p>0.9693</text:p>
          </table:table-cell>
          <table:table-cell office:value-type="float" office:value="15.7919" calcext:value-type="float">
            <text:p>15.7919</text:p>
          </table:table-cell>
          <table:table-cell office:value-type="float" office:value="0.942802" calcext:value-type="float">
            <text:p>0.942802</text:p>
          </table:table-cell>
          <table:table-cell office:value-type="float" office:value="249.531" calcext:value-type="float">
            <text:p>249.531</text:p>
          </table:table-cell>
          <table:table-cell office:value-type="float" office:value="0.899993" calcext:value-type="float">
            <text:p>0.899993</text:p>
          </table:table-cell>
          <table:table-cell office:value-type="float" office:value="5.67322" calcext:value-type="float">
            <text:p>5.67322</text:p>
          </table:table-cell>
          <table:table-cell office:value-type="float" office:value="2357.01" calcext:value-type="float">
            <text:p>2357.01</text:p>
          </table:table-cell>
          <table:table-cell office:value-type="float" office:value="0.238784" calcext:value-type="float">
            <text:p>0.238784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2" calcext:value-type="float">
            <text:p>22</text:p>
          </table:table-cell>
          <table:table-cell office:value-type="float" office:value="-3.96053" calcext:value-type="float">
            <text:p>-3.96053</text:p>
          </table:table-cell>
          <table:table-cell office:value-type="float" office:value="0.000272809" calcext:value-type="float">
            <text:p>0.000272809</text:p>
          </table:table-cell>
          <table:table-cell table:number-columns-repeated="2" office:value-type="float" office:value="0.994773" calcext:value-type="float">
            <text:p>0.994773</text:p>
          </table:table-cell>
          <table:table-cell office:value-type="float" office:value="15.6861" calcext:value-type="float">
            <text:p>15.6861</text:p>
          </table:table-cell>
          <table:table-cell office:value-type="float" office:value="0.989578" calcext:value-type="float">
            <text:p>0.989578</text:p>
          </table:table-cell>
          <table:table-cell office:value-type="float" office:value="246.069" calcext:value-type="float">
            <text:p>246.069</text:p>
          </table:table-cell>
          <table:table-cell office:value-type="float" office:value="0.979285" calcext:value-type="float">
            <text:p>0.979285</text:p>
          </table:table-cell>
          <table:table-cell office:value-type="float" office:value="0.0132042" calcext:value-type="float">
            <text:p>0.0132042</text:p>
          </table:table-cell>
          <table:table-cell office:value-type="float" office:value="2473.94" calcext:value-type="float">
            <text:p>2473.94</text:p>
          </table:table-cell>
          <table:table-cell office:value-type="float" office:value="0.000161425" calcext:value-type="float">
            <text:p>0.000161425</text:p>
          </table:table-cell>
          <table:table-cell table:formula="of:=0.5*SQRT(2500*[.V8]/[.Y8]-1)/SIN(PI()/50)" office:value-type="float" office:value="3446.78141169361" calcext:value-type="float">
            <text:p>3446.7814116936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.40457E-029" calcext:value-type="float">
            <text:p>9.40457E-2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office:value-type="float" office:value="-3.9362" calcext:value-type="float">
            <text:p>-3.9362</text:p>
          </table:table-cell>
          <table:table-cell office:value-type="float" office:value="0.000451156" calcext:value-type="float">
            <text:p>0.000451156</text:p>
          </table:table-cell>
          <table:table-cell office:value-type="float" office:value="-0.99139" calcext:value-type="float">
            <text:p>-0.99139</text:p>
          </table:table-cell>
          <table:table-cell office:value-type="float" office:value="0.99139" calcext:value-type="float">
            <text:p>0.99139</text:p>
          </table:table-cell>
          <table:table-cell office:value-type="float" office:value="15.4941" calcext:value-type="float">
            <text:p>15.4941</text:p>
          </table:table-cell>
          <table:table-cell office:value-type="float" office:value="0.982863" calcext:value-type="float">
            <text:p>0.982863</text:p>
          </table:table-cell>
          <table:table-cell office:value-type="float" office:value="240.095" calcext:value-type="float">
            <text:p>240.095</text:p>
          </table:table-cell>
          <table:table-cell office:value-type="float" office:value="0.966056" calcext:value-type="float">
            <text:p>0.966056</text:p>
          </table:table-cell>
          <table:table-cell office:value-type="float" office:value="0.0234684" calcext:value-type="float">
            <text:p>0.0234684</text:p>
          </table:table-cell>
          <table:table-cell office:value-type="float" office:value="2457.16" calcext:value-type="float">
            <text:p>2457.16</text:p>
          </table:table-cell>
          <table:table-cell office:value-type="float" office:value="0.000230182" calcext:value-type="float">
            <text:p>0.000230182</text:p>
          </table:table-cell>
          <table:table-cell table:formula="of:=0.5*SQRT(2500*[.V9]/[.Y9]-1)/SIN(PI()/50)" office:value-type="float" office:value="2576.609540289" calcext:value-type="float">
            <text:p>2576.60954028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.40457E-029" calcext:value-type="float">
            <text:p>9.40457E-2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office:value-type="float" office:value="-3.90216" calcext:value-type="float">
            <text:p>-3.90216</text:p>
          </table:table-cell>
          <table:table-cell office:value-type="float" office:value="0.000710613" calcext:value-type="float">
            <text:p>0.000710613</text:p>
          </table:table-cell>
          <table:table-cell table:number-columns-repeated="2" office:value-type="float" office:value="0.986487" calcext:value-type="float">
            <text:p>0.986487</text:p>
          </table:table-cell>
          <table:table-cell office:value-type="float" office:value="15.2275" calcext:value-type="float">
            <text:p>15.2275</text:p>
          </table:table-cell>
          <table:table-cell office:value-type="float" office:value="0.973173" calcext:value-type="float">
            <text:p>0.973173</text:p>
          </table:table-cell>
          <table:table-cell office:value-type="float" office:value="231.921" calcext:value-type="float">
            <text:p>231.921</text:p>
          </table:table-cell>
          <table:table-cell office:value-type="float" office:value="0.947129" calcext:value-type="float">
            <text:p>0.947129</text:p>
          </table:table-cell>
          <table:table-cell office:value-type="float" office:value="0.0405778" calcext:value-type="float">
            <text:p>0.0405778</text:p>
          </table:table-cell>
          <table:table-cell office:value-type="float" office:value="2432.93" calcext:value-type="float">
            <text:p>2432.93</text:p>
          </table:table-cell>
          <table:table-cell office:value-type="float" office:value="0.000315828" calcext:value-type="float">
            <text:p>0.000315828</text:p>
          </table:table-cell>
          <table:table-cell table:formula="of:=0.5*SQRT(2500*[.V10]/[.Y10]-1)/SIN(PI()/50)" office:value-type="float" office:value="1949.81356504551" calcext:value-type="float">
            <text:p>1949.8135650455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.40457E-029" calcext:value-type="float">
            <text:p>9.40457E-2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-3.85649" calcext:value-type="float">
            <text:p>-3.85649</text:p>
          </table:table-cell>
          <table:table-cell office:value-type="float" office:value="0.00107448" calcext:value-type="float">
            <text:p>0.00107448</text:p>
          </table:table-cell>
          <table:table-cell office:value-type="float" office:value="-0.979623" calcext:value-type="float">
            <text:p>-0.979623</text:p>
          </table:table-cell>
          <table:table-cell office:value-type="float" office:value="0.979623" calcext:value-type="float">
            <text:p>0.979623</text:p>
          </table:table-cell>
          <table:table-cell office:value-type="float" office:value="14.8736" calcext:value-type="float">
            <text:p>14.8736</text:p>
          </table:table-cell>
          <table:table-cell office:value-type="float" office:value="0.95969" calcext:value-type="float">
            <text:p>0.95969</text:p>
          </table:table-cell>
          <table:table-cell office:value-type="float" office:value="221.288" calcext:value-type="float">
            <text:p>221.288</text:p>
          </table:table-cell>
          <table:table-cell office:value-type="float" office:value="0.92111" calcext:value-type="float">
            <text:p>0.92111</text:p>
          </table:table-cell>
          <table:table-cell office:value-type="float" office:value="0.0687266" calcext:value-type="float">
            <text:p>0.0687266</text:p>
          </table:table-cell>
          <table:table-cell office:value-type="float" office:value="2399.22" calcext:value-type="float">
            <text:p>2399.22</text:p>
          </table:table-cell>
          <table:table-cell office:value-type="float" office:value="0.000419718" calcext:value-type="float">
            <text:p>0.000419718</text:p>
          </table:table-cell>
          <table:table-cell table:formula="of:=0.5*SQRT(2500*[.V11]/[.Y11]-1)/SIN(PI()/50)" office:value-type="float" office:value="1487.79387680602" calcext:value-type="float">
            <text:p>1487.79387680602</text:p>
          </table:table-cell>
        </table:table-row>
        <table:table-row table:style-name="ro1">
          <table:table-cell office:value-type="string" calcext:value-type="string">
            <text:p>kT =0.5</text:p>
          </table:table-cell>
          <table:table-cell table:number-columns-repeated="13"/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-3.79645" calcext:value-type="float">
            <text:p>-3.79645</text:p>
          </table:table-cell>
          <table:table-cell office:value-type="float" office:value="0.00158373" calcext:value-type="float">
            <text:p>0.00158373</text:p>
          </table:table-cell>
          <table:table-cell office:value-type="float" office:value="-0.970087" calcext:value-type="float">
            <text:p>-0.970087</text:p>
          </table:table-cell>
          <table:table-cell office:value-type="float" office:value="0.970087" calcext:value-type="float">
            <text:p>0.970087</text:p>
          </table:table-cell>
          <table:table-cell office:value-type="float" office:value="14.4146" calcext:value-type="float">
            <text:p>14.4146</text:p>
          </table:table-cell>
          <table:table-cell office:value-type="float" office:value="0.941115" calcext:value-type="float">
            <text:p>0.941115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0.885875" calcext:value-type="float">
            <text:p>0.885875</text:p>
          </table:table-cell>
          <table:table-cell office:value-type="float" office:value="0.116631" calcext:value-type="float">
            <text:p>0.116631</text:p>
          </table:table-cell>
          <table:table-cell office:value-type="float" office:value="2352.79" calcext:value-type="float">
            <text:p>2352.79</text:p>
          </table:table-cell>
          <table:table-cell office:value-type="float" office:value="0.000548003" calcext:value-type="float">
            <text:p>0.000548003</text:p>
          </table:table-cell>
          <table:table-cell table:formula="of:=0.5*SQRT(2500*[.V12]/[.Y12]-1)/SIN(PI()/50)" office:value-type="float" office:value="1130.96591343597" calcext:value-type="float">
            <text:p>1130.96591343597</text:p>
          </table:table-cell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-3.71863" calcext:value-type="float">
            <text:p>-3.71863</text:p>
          </table:table-cell>
          <table:table-cell office:value-type="float" office:value="0.00229285" calcext:value-type="float">
            <text:p>0.00229285</text:p>
          </table:table-cell>
          <table:table-cell office:value-type="float" office:value="-0.95687" calcext:value-type="float">
            <text:p>-0.95687</text:p>
          </table:table-cell>
          <table:table-cell office:value-type="float" office:value="0.95687" calcext:value-type="float">
            <text:p>0.95687</text:p>
          </table:table-cell>
          <table:table-cell office:value-type="float" office:value="13.8305" calcext:value-type="float">
            <text:p>13.8305</text:p>
          </table:table-cell>
          <table:table-cell office:value-type="float" office:value="0.915683" calcext:value-type="float">
            <text:p>0.915683</text:p>
          </table:table-cell>
          <table:table-cell office:value-type="float" office:value="191.408" calcext:value-type="float">
            <text:p>191.408</text:p>
          </table:table-cell>
          <table:table-cell office:value-type="float" office:value="0.838776" calcext:value-type="float">
            <text:p>0.838776</text:p>
          </table:table-cell>
          <table:table-cell office:value-type="float" office:value="0.203808" calcext:value-type="float">
            <text:p>0.203808</text:p>
          </table:table-cell>
          <table:table-cell office:value-type="float" office:value="2289.21" calcext:value-type="float">
            <text:p>2289.21</text:p>
          </table:table-cell>
          <table:table-cell office:value-type="float" office:value="0.00070767" calcext:value-type="float">
            <text:p>0.00070767</text:p>
          </table:table-cell>
          <table:table-cell table:formula="of:=0.5*SQRT(2500*[.V13]/[.Y13]-1)/SIN(PI()/50)" office:value-type="float" office:value="843.89528592626" calcext:value-type="float">
            <text:p>843.8952859262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1.4656" calcext:value-type="float">
            <text:p>-1.4656</text:p>
          </table:table-cell>
          <table:table-cell office:value-type="float" office:value="0" calcext:value-type="float">
            <text:p>0</text:p>
          </table:table-cell>
          <table:table-cell office:value-type="float" office:value="-0.0248" calcext:value-type="float">
            <text:p>-0.0248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14798" calcext:value-type="float">
            <text:p>2.14798</text:p>
          </table:table-cell>
          <table:table-cell office:value-type="float" office:value="0.00061504" calcext:value-type="float">
            <text:p>0.00061504</text:p>
          </table:table-cell>
          <table:table-cell office:value-type="float" office:value="4.61383" calcext:value-type="float">
            <text:p>4.61383</text:p>
          </table:table-cell>
          <table:table-cell office:value-type="float" office:value="0.000000378274" calcext:value-type="float">
            <text:p>3.78274E-07</text:p>
          </table:table-cell>
          <table:table-cell office:value-type="float" office:value="12.9317" calcext:value-type="float">
            <text:p>12.9317</text:p>
          </table:table-cell>
          <table:table-cell office:value-type="float" office:value="1.5376" calcext:value-type="float">
            <text:p>1.53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18" calcext:value-type="float">
            <text:p>18</text:p>
          </table:table-cell>
          <table:table-cell office:value-type="float" office:value="-3.61888" calcext:value-type="float">
            <text:p>-3.61888</text:p>
          </table:table-cell>
          <table:table-cell office:value-type="float" office:value="0.00323995" calcext:value-type="float">
            <text:p>0.00323995</text:p>
          </table:table-cell>
          <table:table-cell table:number-columns-repeated="2" office:value-type="float" office:value="0.938316" calcext:value-type="float">
            <text:p>0.938316</text:p>
          </table:table-cell>
          <table:table-cell office:value-type="float" office:value="13.0995" calcext:value-type="float">
            <text:p>13.0995</text:p>
          </table:table-cell>
          <table:table-cell office:value-type="float" office:value="0.880587" calcext:value-type="float">
            <text:p>0.880587</text:p>
          </table:table-cell>
          <table:table-cell office:value-type="float" office:value="171.766" calcext:value-type="float">
            <text:p>171.766</text:p>
          </table:table-cell>
          <table:table-cell office:value-type="float" office:value="0.775955" calcext:value-type="float">
            <text:p>0.775955</text:p>
          </table:table-cell>
          <table:table-cell office:value-type="float" office:value="0.369124" calcext:value-type="float">
            <text:p>0.369124</text:p>
          </table:table-cell>
          <table:table-cell office:value-type="float" office:value="2201.47" calcext:value-type="float">
            <text:p>2201.47</text:p>
          </table:table-cell>
          <table:table-cell office:value-type="float" office:value="0.000897493" calcext:value-type="float">
            <text:p>0.000897493</text:p>
          </table:table-cell>
          <table:table-cell table:formula="of:=0.5*SQRT(2500*[.V14]/[.Y14]-1)/SIN(PI()/50)" office:value-type="float" office:value="614.907107422169" calcext:value-type="float">
            <text:p>614.90710742216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-2.7168" calcext:value-type="float">
            <text:p>-2.7168</text:p>
          </table:table-cell>
          <table:table-cell office:value-type="float" office:value="0.0516198" calcext:value-type="float">
            <text:p>0.0516198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106" calcext:value-type="float">
            <text:p>0.106</text:p>
          </table:table-cell>
          <table:table-cell office:value-type="float" office:value="7.43262" calcext:value-type="float">
            <text:p>7.43262</text:p>
          </table:table-cell>
          <table:table-cell office:value-type="float" office:value="0.0117558" calcext:value-type="float">
            <text:p>0.0117558</text:p>
          </table:table-cell>
          <table:table-cell office:value-type="float" office:value="56.7679" calcext:value-type="float">
            <text:p>56.7679</text:p>
          </table:table-cell>
          <table:table-cell office:value-type="float" office:value="0.000161563" calcext:value-type="float">
            <text:p>0.000161563</text:p>
          </table:table-cell>
          <table:table-cell office:value-type="float" office:value="24.7462" calcext:value-type="float">
            <text:p>24.7462</text:p>
          </table:table-cell>
          <table:table-cell office:value-type="float" office:value="29.3896" calcext:value-type="float">
            <text:p>29.3896</text:p>
          </table:table-cell>
          <table:table-cell office:value-type="float" office:value="0.206479" calcext:value-type="float">
            <text:p>0.2064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-3.49093" calcext:value-type="float">
            <text:p>-3.49093</text:p>
          </table:table-cell>
          <table:table-cell office:value-type="float" office:value="0.00463437" calcext:value-type="float">
            <text:p>0.00463437</text:p>
          </table:table-cell>
          <table:table-cell office:value-type="float" office:value="-0.911179" calcext:value-type="float">
            <text:p>-0.911179</text:p>
          </table:table-cell>
          <table:table-cell office:value-type="float" office:value="0.911179" calcext:value-type="float">
            <text:p>0.911179</text:p>
          </table:table-cell>
          <table:table-cell office:value-type="float" office:value="12.1912" calcext:value-type="float">
            <text:p>12.1912</text:p>
          </table:table-cell>
          <table:table-cell office:value-type="float" office:value="0.83056" calcext:value-type="float">
            <text:p>0.83056</text:p>
          </table:table-cell>
          <table:table-cell office:value-type="float" office:value="148.851" calcext:value-type="float">
            <text:p>148.851</text:p>
          </table:table-cell>
          <table:table-cell office:value-type="float" office:value="0.690853" calcext:value-type="float">
            <text:p>0.690853</text:p>
          </table:table-cell>
          <table:table-cell office:value-type="float" office:value="0.757611" calcext:value-type="float">
            <text:p>0.757611</text:p>
          </table:table-cell>
          <table:table-cell office:value-type="float" office:value="2076.4" calcext:value-type="float">
            <text:p>2076.4</text:p>
          </table:table-cell>
          <table:table-cell office:value-type="float" office:value="0.00115859" calcext:value-type="float">
            <text:p>0.00115859</text:p>
          </table:table-cell>
          <table:table-cell table:formula="of:=0.5*SQRT(2500*[.V15]/[.Y15]-1)/SIN(PI()/50)" office:value-type="float" office:value="416.801293149363" calcext:value-type="float">
            <text:p>416.80129314936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3.3992" calcext:value-type="float">
            <text:p>-3.3992</text:p>
          </table:table-cell>
          <table:table-cell office:value-type="float" office:value="0.0400198" calcext:value-type="float">
            <text:p>0.0400198</text:p>
          </table:table-cell>
          <table:table-cell office:value-type="float" office:value="-0.3448" calcext:value-type="float">
            <text:p>-0.3448</text:p>
          </table:table-cell>
          <table:table-cell office:value-type="float" office:value="0.3448" calcext:value-type="float">
            <text:p>0.3448</text:p>
          </table:table-cell>
          <table:table-cell office:value-type="float" office:value="11.5946" calcext:value-type="float">
            <text:p>11.5946</text:p>
          </table:table-cell>
          <table:table-cell office:value-type="float" office:value="0.130017" calcext:value-type="float">
            <text:p>0.130017</text:p>
          </table:table-cell>
          <table:table-cell office:value-type="float" office:value="136.243" calcext:value-type="float">
            <text:p>136.243</text:p>
          </table:table-cell>
          <table:table-cell office:value-type="float" office:value="0.0218282" calcext:value-type="float">
            <text:p>0.0218282</text:p>
          </table:table-cell>
          <table:table-cell office:value-type="float" office:value="34.5806" calcext:value-type="float">
            <text:p>34.5806</text:p>
          </table:table-cell>
          <table:table-cell office:value-type="float" office:value="325.042" calcext:value-type="float">
            <text:p>325.042</text:p>
          </table:table-cell>
          <table:table-cell office:value-type="float" office:value="0.160079" calcext:value-type="float">
            <text:p>0.16007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16" calcext:value-type="float">
            <text:p>16</text:p>
          </table:table-cell>
          <table:table-cell office:value-type="float" office:value="-3.32424" calcext:value-type="float">
            <text:p>-3.32424</text:p>
          </table:table-cell>
          <table:table-cell office:value-type="float" office:value="0.00678445" calcext:value-type="float">
            <text:p>0.00678445</text:p>
          </table:table-cell>
          <table:table-cell table:number-columns-repeated="2" office:value-type="float" office:value="0.868219" calcext:value-type="float">
            <text:p>0.868219</text:p>
          </table:table-cell>
          <table:table-cell office:value-type="float" office:value="11.0574" calcext:value-type="float">
            <text:p>11.0574</text:p>
          </table:table-cell>
          <table:table-cell office:value-type="float" office:value="0.754793" calcext:value-type="float">
            <text:p>0.754793</text:p>
          </table:table-cell>
          <table:table-cell office:value-type="float" office:value="122.564" calcext:value-type="float">
            <text:p>122.564</text:p>
          </table:table-cell>
          <table:table-cell office:value-type="float" office:value="0.572386" calcext:value-type="float">
            <text:p>0.572386</text:p>
          </table:table-cell>
          <table:table-cell office:value-type="float" office:value="2.04477" calcext:value-type="float">
            <text:p>2.04477</text:p>
          </table:table-cell>
          <table:table-cell office:value-type="float" office:value="1886.98" calcext:value-type="float">
            <text:p>1886.98</text:p>
          </table:table-cell>
          <table:table-cell office:value-type="float" office:value="0.00153842" calcext:value-type="float">
            <text:p>0.00153842</text:p>
          </table:table-cell>
          <table:table-cell table:formula="of:=0.5*SQRT(2500*[.V16]/[.Y16]-1)/SIN(PI()/50)" office:value-type="float" office:value="241.76988245374" calcext:value-type="float">
            <text:p>241.769882453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-3.7752" calcext:value-type="float">
            <text:p>-3.7752</text:p>
          </table:table-cell>
          <table:table-cell office:value-type="float" office:value="0.00156096" calcext:value-type="float">
            <text:p>0.00156096</text:p>
          </table:table-cell>
          <table:table-cell office:value-type="float" office:value="-0.6802" calcext:value-type="float">
            <text:p>-0.6802</text:p>
          </table:table-cell>
          <table:table-cell office:value-type="float" office:value="0.6802" calcext:value-type="float">
            <text:p>0.6802</text:p>
          </table:table-cell>
          <table:table-cell office:value-type="float" office:value="14.2537" calcext:value-type="float">
            <text:p>14.2537</text:p>
          </table:table-cell>
          <table:table-cell office:value-type="float" office:value="0.477001" calcext:value-type="float">
            <text:p>0.477001</text:p>
          </table:table-cell>
          <table:table-cell office:value-type="float" office:value="203.258" calcext:value-type="float">
            <text:p>203.258</text:p>
          </table:table-cell>
          <table:table-cell office:value-type="float" office:value="0.254669" calcext:value-type="float">
            <text:p>0.254669</text:p>
          </table:table-cell>
          <table:table-cell office:value-type="float" office:value="43.6143" calcext:value-type="float">
            <text:p>43.6143</text:p>
          </table:table-cell>
          <table:table-cell office:value-type="float" office:value="1192.5" calcext:value-type="float">
            <text:p>1192.5</text:p>
          </table:table-cell>
          <table:table-cell office:value-type="float" office:value="0.00624384" calcext:value-type="float">
            <text:p>0.00624384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9" calcext:value-type="float">
            <text:p>19</text:p>
          </table:table-cell>
          <table:table-cell office:value-type="float" office:value="-3.09295" calcext:value-type="float">
            <text:p>-3.09295</text:p>
          </table:table-cell>
          <table:table-cell office:value-type="float" office:value="0.0109017" calcext:value-type="float">
            <text:p>0.0109017</text:p>
          </table:table-cell>
          <table:table-cell office:value-type="float" office:value="-0.391959" calcext:value-type="float">
            <text:p>-0.391959</text:p>
          </table:table-cell>
          <table:table-cell office:value-type="float" office:value="0.391959" calcext:value-type="float">
            <text:p>0.391959</text:p>
          </table:table-cell>
          <table:table-cell office:value-type="float" office:value="9.57724" calcext:value-type="float">
            <text:p>9.57724</text:p>
          </table:table-cell>
          <table:table-cell office:value-type="float" office:value="0.620161" calcext:value-type="float">
            <text:p>0.620161</text:p>
          </table:table-cell>
          <table:table-cell office:value-type="float" office:value="92.1379" calcext:value-type="float">
            <text:p>92.1379</text:p>
          </table:table-cell>
          <table:table-cell office:value-type="float" office:value="0.393104" calcext:value-type="float">
            <text:p>0.393104</text:p>
          </table:table-cell>
          <table:table-cell office:value-type="float" office:value="7.35051" calcext:value-type="float">
            <text:p>7.35051</text:p>
          </table:table-cell>
          <table:table-cell office:value-type="float" office:value="1550.4" calcext:value-type="float">
            <text:p>1550.4</text:p>
          </table:table-cell>
          <table:table-cell office:value-type="float" office:value="0.00225241" calcext:value-type="float">
            <text:p>0.00225241</text:p>
          </table:table-cell>
          <table:table-cell table:formula="of:=0.5*SQRT(2500*[.V17]/[.Y17]-1)/SIN(PI()/50)" office:value-type="float" office:value="115.373872802456" calcext:value-type="float">
            <text:p>115.37387280245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-3.9806" calcext:value-type="float">
            <text:p>-3.9806</text:p>
          </table:table-cell>
          <table:table-cell office:value-type="float" office:value="0.0012038" calcext:value-type="float">
            <text:p>0.0012038</text:p>
          </table:table-cell>
          <table:table-cell office:value-type="float" office:value="-0.9834" calcext:value-type="float">
            <text:p>-0.9834</text:p>
          </table:table-cell>
          <table:table-cell office:value-type="float" office:value="0.9834" calcext:value-type="float">
            <text:p>0.9834</text:p>
          </table:table-cell>
          <table:table-cell office:value-type="float" office:value="15.8464" calcext:value-type="float">
            <text:p>15.8464</text:p>
          </table:table-cell>
          <table:table-cell office:value-type="float" office:value="0.968072" calcext:value-type="float">
            <text:p>0.968072</text:p>
          </table:table-cell>
          <table:table-cell office:value-type="float" office:value="251.183" calcext:value-type="float">
            <text:p>251.183</text:p>
          </table:table-cell>
          <table:table-cell office:value-type="float" office:value="0.940818" calcext:value-type="float">
            <text:p>0.940818</text:p>
          </table:table-cell>
          <table:table-cell office:value-type="float" office:value="2.52714" calcext:value-type="float">
            <text:p>2.52714</text:p>
          </table:table-cell>
          <table:table-cell office:value-type="float" office:value="2420.18" calcext:value-type="float">
            <text:p>2420.18</text:p>
          </table:table-cell>
          <table:table-cell office:value-type="float" office:value="0.0048152" calcext:value-type="float">
            <text:p>0.0048152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14" calcext:value-type="float">
            <text:p>14</text:p>
          </table:table-cell>
          <table:table-cell office:value-type="float" office:value="-3.03781" calcext:value-type="float">
            <text:p>-3.03781</text:p>
          </table:table-cell>
          <table:table-cell office:value-type="float" office:value="0.0116906" calcext:value-type="float">
            <text:p>0.0116906</text:p>
          </table:table-cell>
          <table:table-cell office:value-type="float" office:value="-0.760111" calcext:value-type="float">
            <text:p>-0.760111</text:p>
          </table:table-cell>
          <table:table-cell office:value-type="float" office:value="0.760111" calcext:value-type="float">
            <text:p>0.760111</text:p>
          </table:table-cell>
          <table:table-cell office:value-type="float" office:value="9.23998" calcext:value-type="float">
            <text:p>9.23998</text:p>
          </table:table-cell>
          <table:table-cell office:value-type="float" office:value="0.582457" calcext:value-type="float">
            <text:p>0.582457</text:p>
          </table:table-cell>
          <table:table-cell office:value-type="float" office:value="85.8057" calcext:value-type="float">
            <text:p>85.8057</text:p>
          </table:table-cell>
          <table:table-cell office:value-type="float" office:value="0.348895" calcext:value-type="float">
            <text:p>0.348895</text:p>
          </table:table-cell>
          <table:table-cell office:value-type="float" office:value="9.63827" calcext:value-type="float">
            <text:p>9.63827</text:p>
          </table:table-cell>
          <table:table-cell office:value-type="float" office:value="1456.14" calcext:value-type="float">
            <text:p>1456.14</text:p>
          </table:table-cell>
          <table:table-cell office:value-type="float" office:value="0.00237209" calcext:value-type="float">
            <text:p>0.00237209</text:p>
          </table:table-cell>
          <table:table-cell table:formula="of:=0.5*SQRT(2500*[.V18]/[.Y18]-1)/SIN(PI()/50)" office:value-type="float" office:value="97.5520135085473" calcext:value-type="float">
            <text:p>97.552013508547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.40457E-029" calcext:value-type="float">
            <text:p>9.40457E-2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14" calcext:value-type="float">
            <text:p>14</text:p>
          </table:table-cell>
          <table:table-cell office:value-type="float" office:value="-2.96813" calcext:value-type="float">
            <text:p>-2.96813</text:p>
          </table:table-cell>
          <table:table-cell office:value-type="float" office:value="0.0140165" calcext:value-type="float">
            <text:p>0.0140165</text:p>
          </table:table-cell>
          <table:table-cell office:value-type="float" office:value="-0.713463" calcext:value-type="float">
            <text:p>-0.713463</text:p>
          </table:table-cell>
          <table:table-cell office:value-type="float" office:value="0.713463" calcext:value-type="float">
            <text:p>0.713463</text:p>
          </table:table-cell>
          <table:table-cell office:value-type="float" office:value="8.82384" calcext:value-type="float">
            <text:p>8.82384</text:p>
          </table:table-cell>
          <table:table-cell office:value-type="float" office:value="0.520082" calcext:value-type="float">
            <text:p>0.520082</text:p>
          </table:table-cell>
          <table:table-cell office:value-type="float" office:value="78.3505" calcext:value-type="float">
            <text:p>78.3505</text:p>
          </table:table-cell>
          <table:table-cell office:value-type="float" office:value="0.287956" calcext:value-type="float">
            <text:p>0.287956</text:p>
          </table:table-cell>
          <table:table-cell office:value-type="float" office:value="16.1014" calcext:value-type="float">
            <text:p>16.1014</text:p>
          </table:table-cell>
          <table:table-cell office:value-type="float" office:value="1300.2" calcext:value-type="float">
            <text:p>1300.2</text:p>
          </table:table-cell>
          <table:table-cell office:value-type="float" office:value="0.00279346" calcext:value-type="float">
            <text:p>0.00279346</text:p>
          </table:table-cell>
          <table:table-cell table:formula="of:=0.5*SQRT(2500*[.V19]/[.Y19]-1)/SIN(PI()/50)" office:value-type="float" office:value="71.1122041717016" calcext:value-type="float">
            <text:p>71.11220417170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.40457E-029" calcext:value-type="float">
            <text:p>9.40457E-2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18" calcext:value-type="float">
            <text:p>18</text:p>
          </table:table-cell>
          <table:table-cell office:value-type="float" office:value="-2.89263" calcext:value-type="float">
            <text:p>-2.89263</text:p>
          </table:table-cell>
          <table:table-cell office:value-type="float" office:value="0.0159875" calcext:value-type="float">
            <text:p>0.0159875</text:p>
          </table:table-cell>
          <table:table-cell office:value-type="float" office:value="-0.154761" calcext:value-type="float">
            <text:p>-0.154761</text:p>
          </table:table-cell>
          <table:table-cell office:value-type="float" office:value="0.154761" calcext:value-type="float">
            <text:p>0.154761</text:p>
          </table:table-cell>
          <table:table-cell office:value-type="float" office:value="8.38327" calcext:value-type="float">
            <text:p>8.38327</text:p>
          </table:table-cell>
          <table:table-cell office:value-type="float" office:value="0.452185" calcext:value-type="float">
            <text:p>0.452185</text:p>
          </table:table-cell>
          <table:table-cell office:value-type="float" office:value="70.8106" calcext:value-type="float">
            <text:p>70.8106</text:p>
          </table:table-cell>
          <table:table-cell office:value-type="float" office:value="0.228448" calcext:value-type="float">
            <text:p>0.228448</text:p>
          </table:table-cell>
          <table:table-cell office:value-type="float" office:value="24.3442" calcext:value-type="float">
            <text:p>24.3442</text:p>
          </table:table-cell>
          <table:table-cell office:value-type="float" office:value="1130.46" calcext:value-type="float">
            <text:p>1130.46</text:p>
          </table:table-cell>
          <table:table-cell office:value-type="float" office:value="0.00313014" calcext:value-type="float">
            <text:p>0.00313014</text:p>
          </table:table-cell>
          <table:table-cell table:formula="of:=0.5*SQRT(2500*[.V20]/[.Y20]-1)/SIN(PI()/50)" office:value-type="float" office:value="53.6758540089584" calcext:value-type="float">
            <text:p>53.675854008958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9.40457E-029" calcext:value-type="float">
            <text:p>9.40457E-29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27" calcext:value-type="float">
            <text:p>2.27</text:p>
          </table:table-cell>
          <table:table-cell office:value-type="float" office:value="16" calcext:value-type="float">
            <text:p>16</text:p>
          </table:table-cell>
          <table:table-cell office:value-type="float" office:value="-2.84993" calcext:value-type="float">
            <text:p>-2.84993</text:p>
          </table:table-cell>
          <table:table-cell office:value-type="float" office:value="0.0167936" calcext:value-type="float">
            <text:p>0.0167936</text:p>
          </table:table-cell>
          <table:table-cell table:number-columns-repeated="2" office:value-type="float" office:value="0.237197" calcext:value-type="float">
            <text:p>0.237197</text:p>
          </table:table-cell>
          <table:table-cell office:value-type="float" office:value="8.1389" calcext:value-type="float">
            <text:p>8.1389</text:p>
          </table:table-cell>
          <table:table-cell office:value-type="float" office:value="0.407831" calcext:value-type="float">
            <text:p>0.407831</text:p>
          </table:table-cell>
          <table:table-cell office:value-type="float" office:value="66.784" calcext:value-type="float">
            <text:p>66.784</text:p>
          </table:table-cell>
          <table:table-cell office:value-type="float" office:value="0.194318" calcext:value-type="float">
            <text:p>0.194318</text:p>
          </table:table-cell>
          <table:table-cell office:value-type="float" office:value="32.7779" calcext:value-type="float">
            <text:p>32.7779</text:p>
          </table:table-cell>
          <table:table-cell office:value-type="float" office:value="1019.58" calcext:value-type="float">
            <text:p>1019.58</text:p>
          </table:table-cell>
          <table:table-cell office:value-type="float" office:value="0.00325905" calcext:value-type="float">
            <text:p>0.00325905</text:p>
          </table:table-cell>
          <table:table-cell table:formula="of:=0.5*SQRT(2500*[.V21]/[.Y21]-1)/SIN(PI()/50)" office:value-type="float" office:value="43.6917909788001" calcext:value-type="float">
            <text:p>43.6917909788001</text:p>
          </table:table-cell>
        </table:table-row>
        <table:table-row table:style-name="ro1">
          <table:table-cell office:value-type="string" calcext:value-type="string">
            <text:p>kT =1</text:p>
          </table:table-cell>
          <table:table-cell table:number-columns-repeated="13"/>
          <table:table-cell office:value-type="float" office:value="2.3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2.72217" calcext:value-type="float">
            <text:p>-2.72217</text:p>
          </table:table-cell>
          <table:table-cell office:value-type="float" office:value="0.0175851" calcext:value-type="float">
            <text:p>0.0175851</text:p>
          </table:table-cell>
          <table:table-cell table:number-columns-repeated="2" office:value-type="float" office:value="0.0496718" calcext:value-type="float">
            <text:p>0.0496718</text:p>
          </table:table-cell>
          <table:table-cell office:value-type="float" office:value="7.42781" calcext:value-type="float">
            <text:p>7.42781</text:p>
          </table:table-cell>
          <table:table-cell office:value-type="float" office:value="0.274074" calcext:value-type="float">
            <text:p>0.274074</text:p>
          </table:table-cell>
          <table:table-cell office:value-type="float" office:value="55.6965" calcext:value-type="float">
            <text:p>55.6965</text:p>
          </table:table-cell>
          <table:table-cell office:value-type="float" office:value="0.105887" calcext:value-type="float">
            <text:p>0.105887</text:p>
          </table:table-cell>
          <table:table-cell office:value-type="float" office:value="52.6347" calcext:value-type="float">
            <text:p>52.6347</text:p>
          </table:table-cell>
          <table:table-cell office:value-type="float" office:value="685.186" calcext:value-type="float">
            <text:p>685.186</text:p>
          </table:table-cell>
          <table:table-cell office:value-type="float" office:value="0.00332421" calcext:value-type="float">
            <text:p>0.00332421</text:p>
          </table:table-cell>
          <table:table-cell table:formula="of:=0.5*SQRT(2500*[.V22]/[.Y22]-1)/SIN(PI()/50)" office:value-type="float" office:value="27.6049767028812" calcext:value-type="float">
            <text:p>27.6049767028812</text:p>
          </table:table-cell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-2.40996" calcext:value-type="float">
            <text:p>-2.40996</text:p>
          </table:table-cell>
          <table:table-cell office:value-type="float" office:value="0.0106959" calcext:value-type="float">
            <text:p>0.0106959</text:p>
          </table:table-cell>
          <table:table-cell office:value-type="float" office:value="-0.00250855" calcext:value-type="float">
            <text:p>-0.00250855</text:p>
          </table:table-cell>
          <table:table-cell office:value-type="float" office:value="0.00250855" calcext:value-type="float">
            <text:p>0.00250855</text:p>
          </table:table-cell>
          <table:table-cell office:value-type="float" office:value="5.81859" calcext:value-type="float">
            <text:p>5.81859</text:p>
          </table:table-cell>
          <table:table-cell office:value-type="float" office:value="0.0613593" calcext:value-type="float">
            <text:p>0.0613593</text:p>
          </table:table-cell>
          <table:table-cell office:value-type="float" office:value="34.1063" calcext:value-type="float">
            <text:p>34.1063</text:p>
          </table:table-cell>
          <table:table-cell office:value-type="float" office:value="0.0092132" calcext:value-type="float">
            <text:p>0.0092132</text:p>
          </table:table-cell>
          <table:table-cell office:value-type="float" office:value="59.0306" calcext:value-type="float">
            <text:p>59.0306</text:p>
          </table:table-cell>
          <table:table-cell office:value-type="float" office:value="153.398" calcext:value-type="float">
            <text:p>153.398</text:p>
          </table:table-cell>
          <table:table-cell office:value-type="float" office:value="0.00185692" calcext:value-type="float">
            <text:p>0.00185692</text:p>
          </table:table-cell>
          <table:table-cell table:formula="of:=0.5*SQRT(2500*[.V23]/[.Y23]-1)/SIN(PI()/50)" office:value-type="float" office:value="10.0681319630345" calcext:value-type="float">
            <text:p>10.0681319630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296" calcext:value-type="float">
            <text:p>-1.5296</text:p>
          </table:table-cell>
          <table:table-cell office:value-type="float" office:value="0" calcext:value-type="float">
            <text:p>0</text:p>
          </table:table-cell>
          <table:table-cell office:value-type="float" office:value="-0.0168" calcext:value-type="float">
            <text:p>-0.0168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33968" calcext:value-type="float">
            <text:p>2.33968</text:p>
          </table:table-cell>
          <table:table-cell office:value-type="float" office:value="0.00028224" calcext:value-type="float">
            <text:p>0.00028224</text:p>
          </table:table-cell>
          <table:table-cell office:value-type="float" office:value="5.47408" calcext:value-type="float">
            <text:p>5.47408</text:p>
          </table:table-cell>
          <table:table-cell office:value-type="float" office:value="0.0000000796594" calcext:value-type="float">
            <text:p>7.96594E-08</text:p>
          </table:table-cell>
          <table:table-cell office:value-type="float" office:value="12.3731" calcext:value-type="float">
            <text:p>12.3731</text:p>
          </table:table-cell>
          <table:table-cell office:value-type="float" office:value="0.7056" calcext:value-type="float">
            <text:p>0.7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-2.21202" calcext:value-type="float">
            <text:p>-2.21202</text:p>
          </table:table-cell>
          <table:table-cell office:value-type="float" office:value="0.00857466" calcext:value-type="float">
            <text:p>0.00857466</text:p>
          </table:table-cell>
          <table:table-cell table:number-columns-repeated="2" office:value-type="float" office:value="0.000130914" calcext:value-type="float">
            <text:p>0.000130914</text:p>
          </table:table-cell>
          <table:table-cell office:value-type="float" office:value="4.9016" calcext:value-type="float">
            <text:p>4.9016</text:p>
          </table:table-cell>
          <table:table-cell office:value-type="float" office:value="0.0250438" calcext:value-type="float">
            <text:p>0.0250438</text:p>
          </table:table-cell>
          <table:table-cell office:value-type="float" office:value="24.1942" calcext:value-type="float">
            <text:p>24.1942</text:p>
          </table:table-cell>
          <table:table-cell office:value-type="float" office:value="0.00175759" calcext:value-type="float">
            <text:p>0.00175759</text:p>
          </table:table-cell>
          <table:table-cell office:value-type="float" office:value="40.3109" calcext:value-type="float">
            <text:p>40.3109</text:p>
          </table:table-cell>
          <table:table-cell office:value-type="float" office:value="62.6094" calcext:value-type="float">
            <text:p>62.6094</text:p>
          </table:table-cell>
          <table:table-cell office:value-type="float" office:value="0.00137195" calcext:value-type="float">
            <text:p>0.00137195</text:p>
          </table:table-cell>
          <table:table-cell table:formula="of:=0.5*SQRT(2500*[.V24]/[.Y24]-1)/SIN(PI()/50)" office:value-type="float" office:value="5.92247831416933" calcext:value-type="float">
            <text:p>5.9224783141693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2.6704" calcext:value-type="float">
            <text:p>-2.6704</text:p>
          </table:table-cell>
          <table:table-cell office:value-type="float" office:value="0.0412902" calcext:value-type="float">
            <text:p>0.0412902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72" calcext:value-type="float">
            <text:p>0.072</text:p>
          </table:table-cell>
          <table:table-cell office:value-type="float" office:value="7.17233" calcext:value-type="float">
            <text:p>7.17233</text:p>
          </table:table-cell>
          <table:table-cell office:value-type="float" office:value="0.00546624" calcext:value-type="float">
            <text:p>0.00546624</text:p>
          </table:table-cell>
          <table:table-cell office:value-type="float" office:value="52.62" calcext:value-type="float">
            <text:p>52.62</text:p>
          </table:table-cell>
          <table:table-cell office:value-type="float" office:value="0.0000357323" calcext:value-type="float">
            <text:p>3.57323E-05</text:p>
          </table:table-cell>
          <table:table-cell office:value-type="float" office:value="13.401" calcext:value-type="float">
            <text:p>13.401</text:p>
          </table:table-cell>
          <table:table-cell office:value-type="float" office:value="13.6656" calcext:value-type="float">
            <text:p>13.6656</text:p>
          </table:table-cell>
          <table:table-cell office:value-type="float" office:value="0.0412902" calcext:value-type="float">
            <text:p>0.0412902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8" calcext:value-type="float">
            <text:p>18</text:p>
          </table:table-cell>
          <table:table-cell office:value-type="float" office:value="-2.05654" calcext:value-type="float">
            <text:p>-2.05654</text:p>
          </table:table-cell>
          <table:table-cell office:value-type="float" office:value="0.00758778" calcext:value-type="float">
            <text:p>0.00758778</text:p>
          </table:table-cell>
          <table:table-cell office:value-type="float" office:value="-0.00130499" calcext:value-type="float">
            <text:p>-0.00130499</text:p>
          </table:table-cell>
          <table:table-cell office:value-type="float" office:value="0.00130499" calcext:value-type="float">
            <text:p>0.00130499</text:p>
          </table:table-cell>
          <table:table-cell office:value-type="float" office:value="4.23695" calcext:value-type="float">
            <text:p>4.23695</text:p>
          </table:table-cell>
          <table:table-cell office:value-type="float" office:value="0.0142932" calcext:value-type="float">
            <text:p>0.0142932</text:p>
          </table:table-cell>
          <table:table-cell office:value-type="float" office:value="18.0806" calcext:value-type="float">
            <text:p>18.0806</text:p>
          </table:table-cell>
          <table:table-cell office:value-type="float" office:value="0.000583361" calcext:value-type="float">
            <text:p>0.000583361</text:p>
          </table:table-cell>
          <table:table-cell office:value-type="float" office:value="27.8566" calcext:value-type="float">
            <text:p>27.8566</text:p>
          </table:table-cell>
          <table:table-cell office:value-type="float" office:value="35.733" calcext:value-type="float">
            <text:p>35.733</text:p>
          </table:table-cell>
          <table:table-cell office:value-type="float" office:value="0.00112245" calcext:value-type="float">
            <text:p>0.00112245</text:p>
          </table:table-cell>
          <table:table-cell table:formula="of:=0.5*SQRT(2500*[.V25]/[.Y25]-1)/SIN(PI()/50)" office:value-type="float" office:value="4.23424277950443" calcext:value-type="float">
            <text:p>4.234242779504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348" calcext:value-type="float">
            <text:p>-3.348</text:p>
          </table:table-cell>
          <table:table-cell office:value-type="float" office:value="0.0280237" calcext:value-type="float">
            <text:p>0.0280237</text:p>
          </table:table-cell>
          <table:table-cell office:value-type="float" office:value="-0.2708" calcext:value-type="float">
            <text:p>-0.2708</text:p>
          </table:table-cell>
          <table:table-cell office:value-type="float" office:value="0.2708" calcext:value-type="float">
            <text:p>0.2708</text:p>
          </table:table-cell>
          <table:table-cell office:value-type="float" office:value="11.2371" calcext:value-type="float">
            <text:p>11.2371</text:p>
          </table:table-cell>
          <table:table-cell office:value-type="float" office:value="0.0812202" calcext:value-type="float">
            <text:p>0.0812202</text:p>
          </table:table-cell>
          <table:table-cell office:value-type="float" office:value="127.521" calcext:value-type="float">
            <text:p>127.521</text:p>
          </table:table-cell>
          <table:table-cell office:value-type="float" office:value="0.00887665" calcext:value-type="float">
            <text:p>0.00887665</text:p>
          </table:table-cell>
          <table:table-cell office:value-type="float" office:value="11.9839" calcext:value-type="float">
            <text:p>11.9839</text:p>
          </table:table-cell>
          <table:table-cell office:value-type="float" office:value="203.05" calcext:value-type="float">
            <text:p>203.05</text:p>
          </table:table-cell>
          <table:table-cell office:value-type="float" office:value="0.0280237" calcext:value-type="float">
            <text:p>0.0280237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12" calcext:value-type="float">
            <text:p>12</text:p>
          </table:table-cell>
          <table:table-cell office:value-type="float" office:value="-1.92471" calcext:value-type="float">
            <text:p>-1.92471</text:p>
          </table:table-cell>
          <table:table-cell office:value-type="float" office:value="0.00707338" calcext:value-type="float">
            <text:p>0.00707338</text:p>
          </table:table-cell>
          <table:table-cell table:number-columns-repeated="2" office:value-type="float" office:value="0.00203281" calcext:value-type="float">
            <text:p>0.00203281</text:p>
          </table:table-cell>
          <table:table-cell office:value-type="float" office:value="3.71159" calcext:value-type="float">
            <text:p>3.71159</text:p>
          </table:table-cell>
          <table:table-cell office:value-type="float" office:value="0.00939713" calcext:value-type="float">
            <text:p>0.00939713</text:p>
          </table:table-cell>
          <table:table-cell office:value-type="float" office:value="13.8813" calcext:value-type="float">
            <text:p>13.8813</text:p>
          </table:table-cell>
          <table:table-cell office:value-type="float" office:value="0.000250053" calcext:value-type="float">
            <text:p>0.000250053</text:p>
          </table:table-cell>
          <table:table-cell office:value-type="float" office:value="20.2382" calcext:value-type="float">
            <text:p>20.2382</text:p>
          </table:table-cell>
          <table:table-cell office:value-type="float" office:value="23.4928" calcext:value-type="float">
            <text:p>23.4928</text:p>
          </table:table-cell>
          <table:table-cell office:value-type="float" office:value="0.000970286" calcext:value-type="float">
            <text:p>0.000970286</text:p>
          </table:table-cell>
          <table:table-cell table:formula="of:=0.5*SQRT(2500*[.V26]/[.Y26]-1)/SIN(PI()/50)" office:value-type="float" office:value="3.19330546502593" calcext:value-type="float">
            <text:p>3.19330546502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3.7144" calcext:value-type="float">
            <text:p>-3.7144</text:p>
          </table:table-cell>
          <table:table-cell office:value-type="float" office:value="0.00384448" calcext:value-type="float">
            <text:p>0.00384448</text:p>
          </table:table-cell>
          <table:table-cell office:value-type="float" office:value="-0.5506" calcext:value-type="float">
            <text:p>-0.5506</text:p>
          </table:table-cell>
          <table:table-cell office:value-type="float" office:value="0.5506" calcext:value-type="float">
            <text:p>0.5506</text:p>
          </table:table-cell>
          <table:table-cell office:value-type="float" office:value="13.8006" calcext:value-type="float">
            <text:p>13.8006</text:p>
          </table:table-cell>
          <table:table-cell office:value-type="float" office:value="0.308641" calcext:value-type="float">
            <text:p>0.308641</text:p>
          </table:table-cell>
          <table:table-cell office:value-type="float" office:value="190.669" calcext:value-type="float">
            <text:p>190.669</text:p>
          </table:table-cell>
          <table:table-cell office:value-type="float" office:value="0.101836" calcext:value-type="float">
            <text:p>0.101836</text:p>
          </table:table-cell>
          <table:table-cell office:value-type="float" office:value="61.7911" calcext:value-type="float">
            <text:p>61.7911</text:p>
          </table:table-cell>
          <table:table-cell office:value-type="float" office:value="771.602" calcext:value-type="float">
            <text:p>771.602</text:p>
          </table:table-cell>
          <table:table-cell office:value-type="float" office:value="0.00384448" calcext:value-type="float">
            <text:p>0.0038444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office:value-type="float" office:value="-1.81687" calcext:value-type="float">
            <text:p>-1.81687</text:p>
          </table:table-cell>
          <table:table-cell office:value-type="float" office:value="0.0067864" calcext:value-type="float">
            <text:p>0.0067864</text:p>
          </table:table-cell>
          <table:table-cell office:value-type="float" office:value="-0.00355312" calcext:value-type="float">
            <text:p>-0.00355312</text:p>
          </table:table-cell>
          <table:table-cell office:value-type="float" office:value="0.00355312" calcext:value-type="float">
            <text:p>0.00355312</text:p>
          </table:table-cell>
          <table:table-cell office:value-type="float" office:value="3.30779" calcext:value-type="float">
            <text:p>3.30779</text:p>
          </table:table-cell>
          <table:table-cell office:value-type="float" office:value="0.00818676" calcext:value-type="float">
            <text:p>0.00818676</text:p>
          </table:table-cell>
          <table:table-cell office:value-type="float" office:value="11.0315" calcext:value-type="float">
            <text:p>11.0315</text:p>
          </table:table-cell>
          <table:table-cell office:value-type="float" office:value="0.000205723" calcext:value-type="float">
            <text:p>0.000205723</text:p>
          </table:table-cell>
          <table:table-cell office:value-type="float" office:value="16.6676" calcext:value-type="float">
            <text:p>16.6676</text:p>
          </table:table-cell>
          <table:table-cell office:value-type="float" office:value="20.4669" calcext:value-type="float">
            <text:p>20.4669</text:p>
          </table:table-cell>
          <table:table-cell office:value-type="float" office:value="0.000865612" calcext:value-type="float">
            <text:p>0.000865612</text:p>
          </table:table-cell>
          <table:table-cell table:formula="of:=0.5*SQRT(2500*[.V27]/[.Y27]-1)/SIN(PI()/50)" office:value-type="float" office:value="3.80181681344345" calcext:value-type="float">
            <text:p>3.80181681344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3.8706" calcext:value-type="float">
            <text:p>-3.8706</text:p>
          </table:table-cell>
          <table:table-cell office:value-type="float" office:value="0.00152572" calcext:value-type="float">
            <text:p>0.00152572</text:p>
          </table:table-cell>
          <table:table-cell office:value-type="float" office:value="-0.82845" calcext:value-type="float">
            <text:p>-0.82845</text:p>
          </table:table-cell>
          <table:table-cell office:value-type="float" office:value="0.82845" calcext:value-type="float">
            <text:p>0.82845</text:p>
          </table:table-cell>
          <table:table-cell office:value-type="float" office:value="14.9831" calcext:value-type="float">
            <text:p>14.9831</text:p>
          </table:table-cell>
          <table:table-cell office:value-type="float" office:value="0.69431" calcext:value-type="float">
            <text:p>0.69431</text:p>
          </table:table-cell>
          <table:table-cell office:value-type="float" office:value="224.584" calcext:value-type="float">
            <text:p>224.584</text:p>
          </table:table-cell>
          <table:table-cell office:value-type="float" office:value="0.503805" calcext:value-type="float">
            <text:p>0.503805</text:p>
          </table:table-cell>
          <table:table-cell office:value-type="float" office:value="51.2223" calcext:value-type="float">
            <text:p>51.2223</text:p>
          </table:table-cell>
          <table:table-cell office:value-type="float" office:value="1735.77" calcext:value-type="float">
            <text:p>1735.77</text:p>
          </table:table-cell>
          <table:table-cell office:value-type="float" office:value="0.00152572" calcext:value-type="float">
            <text:p>0.00152572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-1.7199" calcext:value-type="float">
            <text:p>-1.7199</text:p>
          </table:table-cell>
          <table:table-cell office:value-type="float" office:value="0.00596073" calcext:value-type="float">
            <text:p>0.00596073</text:p>
          </table:table-cell>
          <table:table-cell office:value-type="float" office:value="-0.000671045" calcext:value-type="float">
            <text:p>-0.000671045</text:p>
          </table:table-cell>
          <table:table-cell office:value-type="float" office:value="0.000671045" calcext:value-type="float">
            <text:p>0.000671045</text:p>
          </table:table-cell>
          <table:table-cell office:value-type="float" office:value="2.96403" calcext:value-type="float">
            <text:p>2.96403</text:p>
          </table:table-cell>
          <table:table-cell office:value-type="float" office:value="0.00556731" calcext:value-type="float">
            <text:p>0.00556731</text:p>
          </table:table-cell>
          <table:table-cell office:value-type="float" office:value="8.85633" calcext:value-type="float">
            <text:p>8.85633</text:p>
          </table:table-cell>
          <table:table-cell office:value-type="float" office:value="0.0000951061" calcext:value-type="float">
            <text:p>9.51061E-05</text:p>
          </table:table-cell>
          <table:table-cell office:value-type="float" office:value="12.9549" calcext:value-type="float">
            <text:p>12.9549</text:p>
          </table:table-cell>
          <table:table-cell office:value-type="float" office:value="13.9183" calcext:value-type="float">
            <text:p>13.9183</text:p>
          </table:table-cell>
          <table:table-cell office:value-type="float" office:value="0.000708767" calcext:value-type="float">
            <text:p>0.000708767</text:p>
          </table:table-cell>
          <table:table-cell table:formula="of:=0.5*SQRT(2500*[.V28]/[.Y28]-1)/SIN(PI()/50)" office:value-type="float" office:value="2.17148373843557" calcext:value-type="float">
            <text:p>2.17148373843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.9925" calcext:value-type="float">
            <text:p>-3.9925</text:p>
          </table:table-cell>
          <table:table-cell office:value-type="float" office:value="0.00004775" calcext:value-type="float">
            <text:p>4.775E-05</text:p>
          </table:table-cell>
          <table:table-cell office:value-type="float" office:value="-0.998875" calcext:value-type="float">
            <text:p>-0.998875</text:p>
          </table:table-cell>
          <table:table-cell office:value-type="float" office:value="0.998875" calcext:value-type="float">
            <text:p>0.998875</text:p>
          </table:table-cell>
          <table:table-cell office:value-type="float" office:value="15.9401" calcext:value-type="float">
            <text:p>15.9401</text:p>
          </table:table-cell>
          <table:table-cell office:value-type="float" office:value="0.997753" calcext:value-type="float">
            <text:p>0.997753</text:p>
          </table:table-cell>
          <table:table-cell office:value-type="float" office:value="254.09" calcext:value-type="float">
            <text:p>254.09</text:p>
          </table:table-cell>
          <table:table-cell office:value-type="float" office:value="0.995521" calcext:value-type="float">
            <text:p>0.995521</text:p>
          </table:table-cell>
          <table:table-cell office:value-type="float" office:value="0.0067513" calcext:value-type="float">
            <text:p>0.0067513</text:p>
          </table:table-cell>
          <table:table-cell office:value-type="float" office:value="2494.38" calcext:value-type="float">
            <text:p>2494.38</text:p>
          </table:table-cell>
          <table:table-cell office:value-type="float" office:value="0.00004775" calcext:value-type="float">
            <text:p>4.775E-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1.63479" calcext:value-type="float">
            <text:p>-1.63479</text:p>
          </table:table-cell>
          <table:table-cell office:value-type="float" office:value="0.00576847" calcext:value-type="float">
            <text:p>0.00576847</text:p>
          </table:table-cell>
          <table:table-cell office:value-type="float" office:value="-0.00113711" calcext:value-type="float">
            <text:p>-0.00113711</text:p>
          </table:table-cell>
          <table:table-cell office:value-type="float" office:value="0.00113711" calcext:value-type="float">
            <text:p>0.00113711</text:p>
          </table:table-cell>
          <table:table-cell office:value-type="float" office:value="2.67829" calcext:value-type="float">
            <text:p>2.67829</text:p>
          </table:table-cell>
          <table:table-cell office:value-type="float" office:value="0.00477682" calcext:value-type="float">
            <text:p>0.00477682</text:p>
          </table:table-cell>
          <table:table-cell office:value-type="float" office:value="7.23511" calcext:value-type="float">
            <text:p>7.23511</text:p>
          </table:table-cell>
          <table:table-cell office:value-type="float" office:value="0.0000655208" calcext:value-type="float">
            <text:p>6.55208E-05</text:p>
          </table:table-cell>
          <table:table-cell office:value-type="float" office:value="11.0988" calcext:value-type="float">
            <text:p>11.0988</text:p>
          </table:table-cell>
          <table:table-cell office:value-type="float" office:value="11.9421" calcext:value-type="float">
            <text:p>11.9421</text:p>
          </table:table-cell>
          <table:table-cell office:value-type="float" office:value="0.000640941" calcext:value-type="float">
            <text:p>0.000640941</text:p>
          </table:table-cell>
          <table:table-cell table:formula="of:=0.5*SQRT(2500*[.V29]/[.Y29]-1)/SIN(PI()/50)" office:value-type="float" office:value="2.19490683086231" calcext:value-type="float">
            <text:p>2.19490683086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.9943" calcext:value-type="float">
            <text:p>-3.9943</text:p>
          </table:table-cell>
          <table:table-cell office:value-type="float" office:value="0.00002799" calcext:value-type="float">
            <text:p>2.799E-05</text:p>
          </table:table-cell>
          <table:table-cell office:value-type="float" office:value="-0.999275" calcext:value-type="float">
            <text:p>-0.999275</text:p>
          </table:table-cell>
          <table:table-cell office:value-type="float" office:value="0.999275" calcext:value-type="float">
            <text:p>0.999275</text:p>
          </table:table-cell>
          <table:table-cell office:value-type="float" office:value="15.9545" calcext:value-type="float">
            <text:p>15.9545</text:p>
          </table:table-cell>
          <table:table-cell office:value-type="float" office:value="0.998551" calcext:value-type="float">
            <text:p>0.998551</text:p>
          </table:table-cell>
          <table:table-cell office:value-type="float" office:value="254.547" calcext:value-type="float">
            <text:p>254.547</text:p>
          </table:table-cell>
          <table:table-cell office:value-type="float" office:value="0.997106" calcext:value-type="float">
            <text:p>0.997106</text:p>
          </table:table-cell>
          <table:table-cell office:value-type="float" office:value="0.00151823" calcext:value-type="float">
            <text:p>0.00151823</text:p>
          </table:table-cell>
          <table:table-cell office:value-type="float" office:value="2496.38" calcext:value-type="float">
            <text:p>2496.38</text:p>
          </table:table-cell>
          <table:table-cell office:value-type="float" office:value="0.00002799" calcext:value-type="float">
            <text:p>2.799E-0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-1.31991" calcext:value-type="float">
            <text:p>-1.31991</text:p>
          </table:table-cell>
          <table:table-cell office:value-type="float" office:value="0.00487108" calcext:value-type="float">
            <text:p>0.00487108</text:p>
          </table:table-cell>
          <table:table-cell table:number-columns-repeated="2" office:value-type="float" office:value="0.000445947" calcext:value-type="float">
            <text:p>0.000445947</text:p>
          </table:table-cell>
          <table:table-cell office:value-type="float" office:value="1.74703" calcext:value-type="float">
            <text:p>1.74703</text:p>
          </table:table-cell>
          <table:table-cell office:value-type="float" office:value="0.0024477" calcext:value-type="float">
            <text:p>0.0024477</text:p>
          </table:table-cell>
          <table:table-cell office:value-type="float" office:value="3.08617" calcext:value-type="float">
            <text:p>3.08617</text:p>
          </table:table-cell>
          <table:table-cell office:value-type="float" office:value="0.0000181589" calcext:value-type="float">
            <text:p>1.81589E-05</text:p>
          </table:table-cell>
          <table:table-cell office:value-type="float" office:value="5.89011" calcext:value-type="float">
            <text:p>5.89011</text:p>
          </table:table-cell>
          <table:table-cell office:value-type="float" office:value="6.11925" calcext:value-type="float">
            <text:p>6.11925</text:p>
          </table:table-cell>
          <table:table-cell office:value-type="float" office:value="0.000397639" calcext:value-type="float">
            <text:p>0.000397639</text:p>
          </table:table-cell>
          <table:table-cell table:formula="of:=0.5*SQRT(2500*[.V30]/[.Y30]-1)/SIN(PI()/50)" office:value-type="float" office:value="1.5705966961377" calcext:value-type="float">
            <text:p>1.5705966961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0422744" calcext:value-type="float">
            <text:p>4.22744E-05</text:p>
          </table:table-cell>
          <table:table-cell office:value-type="float" office:value="-0.999281" calcext:value-type="float">
            <text:p>-0.999281</text:p>
          </table:table-cell>
          <table:table-cell office:value-type="float" office:value="0.999281" calcext:value-type="float">
            <text:p>0.999281</text:p>
          </table:table-cell>
          <table:table-cell office:value-type="float" office:value="15.9547" calcext:value-type="float">
            <text:p>15.9547</text:p>
          </table:table-cell>
          <table:table-cell office:value-type="float" office:value="0.998564" calcext:value-type="float">
            <text:p>0.998564</text:p>
          </table:table-cell>
          <table:table-cell office:value-type="float" office:value="254.554" calcext:value-type="float">
            <text:p>254.554</text:p>
          </table:table-cell>
          <table:table-cell office:value-type="float" office:value="0.997132" calcext:value-type="float">
            <text:p>0.997132</text:p>
          </table:table-cell>
          <table:table-cell office:value-type="float" office:value="0.00147435" calcext:value-type="float">
            <text:p>0.00147435</text:p>
          </table:table-cell>
          <table:table-cell office:value-type="float" office:value="2496.41" calcext:value-type="float">
            <text:p>2496.41</text:p>
          </table:table-cell>
          <table:table-cell office:value-type="float" office:value="0.0000422744" calcext:value-type="float">
            <text:p>4.22744E-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.11508" calcext:value-type="float">
            <text:p>-1.11508</text:p>
          </table:table-cell>
          <table:table-cell office:value-type="float" office:value="0.00439101" calcext:value-type="float">
            <text:p>0.00439101</text:p>
          </table:table-cell>
          <table:table-cell office:value-type="float" office:value="-0.000430713" calcext:value-type="float">
            <text:p>-0.000430713</text:p>
          </table:table-cell>
          <table:table-cell office:value-type="float" office:value="0.000430713" calcext:value-type="float">
            <text:p>0.000430713</text:p>
          </table:table-cell>
          <table:table-cell office:value-type="float" office:value="1.2478" calcext:value-type="float">
            <text:p>1.2478</text:p>
          </table:table-cell>
          <table:table-cell office:value-type="float" office:value="0.00170554" calcext:value-type="float">
            <text:p>0.00170554</text:p>
          </table:table-cell>
          <table:table-cell office:value-type="float" office:value="1.57889" calcext:value-type="float">
            <text:p>1.57889</text:p>
          </table:table-cell>
          <table:table-cell office:value-type="float" office:value="0.00000885823" calcext:value-type="float">
            <text:p>8.85823E-06</text:p>
          </table:table-cell>
          <table:table-cell office:value-type="float" office:value="4.24015" calcext:value-type="float">
            <text:p>4.24015</text:p>
          </table:table-cell>
          <table:table-cell office:value-type="float" office:value="4.26384" calcext:value-type="float">
            <text:p>4.26384</text:p>
          </table:table-cell>
          <table:table-cell office:value-type="float" office:value="0.000274438" calcext:value-type="float">
            <text:p>0.000274438</text:p>
          </table:table-cell>
          <table:table-cell table:formula="of:=0.5*SQRT(2500*[.V31]/[.Y31]-1)/SIN(PI()/50)" office:value-type="float" office:value="0.595332361189374" calcext:value-type="float">
            <text:p>0.5953323611893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3.99411" calcext:value-type="float">
            <text:p>-3.99411</text:p>
          </table:table-cell>
          <table:table-cell office:value-type="float" office:value="0.0000383373" calcext:value-type="float">
            <text:p>3.83373E-05</text:p>
          </table:table-cell>
          <table:table-cell office:value-type="float" office:value="-0.99925" calcext:value-type="float">
            <text:p>-0.99925</text:p>
          </table:table-cell>
          <table:table-cell office:value-type="float" office:value="0.99925" calcext:value-type="float">
            <text:p>0.99925</text:p>
          </table:table-cell>
          <table:table-cell office:value-type="float" office:value="15.953" calcext:value-type="float">
            <text:p>15.953</text:p>
          </table:table-cell>
          <table:table-cell office:value-type="float" office:value="0.998501" calcext:value-type="float">
            <text:p>0.998501</text:p>
          </table:table-cell>
          <table:table-cell office:value-type="float" office:value="254.5" calcext:value-type="float">
            <text:p>254.5</text:p>
          </table:table-cell>
          <table:table-cell office:value-type="float" office:value="0.997007" calcext:value-type="float">
            <text:p>0.997007</text:p>
          </table:table-cell>
          <table:table-cell office:value-type="float" office:value="0.00156623" calcext:value-type="float">
            <text:p>0.00156623</text:p>
          </table:table-cell>
          <table:table-cell office:value-type="float" office:value="2496.25" calcext:value-type="float">
            <text:p>2496.25</text:p>
          </table:table-cell>
          <table:table-cell office:value-type="float" office:value="0.0000383373" calcext:value-type="float">
            <text:p>3.83373E-0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5" calcext:value-type="float">
            <text:p>15</text:p>
          </table:table-cell>
          <table:table-cell office:value-type="float" office:value="-0.96727" calcext:value-type="float">
            <text:p>-0.96727</text:p>
          </table:table-cell>
          <table:table-cell office:value-type="float" office:value="0.00413137" calcext:value-type="float">
            <text:p>0.00413137</text:p>
          </table:table-cell>
          <table:table-cell office:value-type="float" office:value="-0.000151392" calcext:value-type="float">
            <text:p>-0.000151392</text:p>
          </table:table-cell>
          <table:table-cell office:value-type="float" office:value="0.000151392" calcext:value-type="float">
            <text:p>0.000151392</text:p>
          </table:table-cell>
          <table:table-cell office:value-type="float" office:value="0.939743" calcext:value-type="float">
            <text:p>0.939743</text:p>
          </table:table-cell>
          <table:table-cell office:value-type="float" office:value="0.00134269" calcext:value-type="float">
            <text:p>0.00134269</text:p>
          </table:table-cell>
          <table:table-cell office:value-type="float" office:value="0.898642" calcext:value-type="float">
            <text:p>0.898642</text:p>
          </table:table-cell>
          <table:table-cell office:value-type="float" office:value="0.00000536908" calcext:value-type="float">
            <text:p>5.36908E-06</text:p>
          </table:table-cell>
          <table:table-cell office:value-type="float" office:value="3.34767" calcext:value-type="float">
            <text:p>3.34767</text:p>
          </table:table-cell>
          <table:table-cell office:value-type="float" office:value="3.35673" calcext:value-type="float">
            <text:p>3.35673</text:p>
          </table:table-cell>
          <table:table-cell office:value-type="float" office:value="0.000204018" calcext:value-type="float">
            <text:p>0.000204018</text:p>
          </table:table-cell>
          <table:table-cell table:formula="of:=0.5*SQRT(2500*[.V32]/[.Y32]-1)/SIN(PI()/50)" office:value-type="float" office:value="0.414141579023383" calcext:value-type="float">
            <text:p>0.4141415790233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-3.99481" calcext:value-type="float">
            <text:p>-3.99481</text:p>
          </table:table-cell>
          <table:table-cell office:value-type="float" office:value="0.000036085" calcext:value-type="float">
            <text:p>3.6085E-05</text:p>
          </table:table-cell>
          <table:table-cell office:value-type="float" office:value="-0.999331" calcext:value-type="float">
            <text:p>-0.999331</text:p>
          </table:table-cell>
          <table:table-cell office:value-type="float" office:value="0.999331" calcext:value-type="float">
            <text:p>0.999331</text:p>
          </table:table-cell>
          <table:table-cell office:value-type="float" office:value="15.9585" calcext:value-type="float">
            <text:p>15.9585</text:p>
          </table:table-cell>
          <table:table-cell office:value-type="float" office:value="0.998664" calcext:value-type="float">
            <text:p>0.998664</text:p>
          </table:table-cell>
          <table:table-cell office:value-type="float" office:value="254.676" calcext:value-type="float">
            <text:p>254.676</text:p>
          </table:table-cell>
          <table:table-cell office:value-type="float" office:value="0.997331" calcext:value-type="float">
            <text:p>0.997331</text:p>
          </table:table-cell>
          <table:table-cell office:value-type="float" office:value="0.00149723" calcext:value-type="float">
            <text:p>0.00149723</text:p>
          </table:table-cell>
          <table:table-cell office:value-type="float" office:value="2496.66" calcext:value-type="float">
            <text:p>2496.66</text:p>
          </table:table-cell>
          <table:table-cell office:value-type="float" office:value="0.000036085" calcext:value-type="float">
            <text:p>3.6085E-0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13" calcext:value-type="float">
            <text:p>13</text:p>
          </table:table-cell>
          <table:table-cell office:value-type="float" office:value="-0.875926" calcext:value-type="float">
            <text:p>-0.875926</text:p>
          </table:table-cell>
          <table:table-cell office:value-type="float" office:value="0.00400342" calcext:value-type="float">
            <text:p>0.00400342</text:p>
          </table:table-cell>
          <table:table-cell office:value-type="float" office:value="-0.000212402" calcext:value-type="float">
            <text:p>-0.000212402</text:p>
          </table:table-cell>
          <table:table-cell office:value-type="float" office:value="0.000212402" calcext:value-type="float">
            <text:p>0.000212402</text:p>
          </table:table-cell>
          <table:table-cell office:value-type="float" office:value="0.771249" calcext:value-type="float">
            <text:p>0.771249</text:p>
          </table:table-cell>
          <table:table-cell office:value-type="float" office:value="0.00120559" calcext:value-type="float">
            <text:p>0.00120559</text:p>
          </table:table-cell>
          <table:table-cell office:value-type="float" office:value="0.607147" calcext:value-type="float">
            <text:p>0.607147</text:p>
          </table:table-cell>
          <table:table-cell office:value-type="float" office:value="0.00000427153" calcext:value-type="float">
            <text:p>4.27153E-06</text:p>
          </table:table-cell>
          <table:table-cell office:value-type="float" office:value="2.92454" calcext:value-type="float">
            <text:p>2.92454</text:p>
          </table:table-cell>
          <table:table-cell office:value-type="float" office:value="3.01398" calcext:value-type="float">
            <text:p>3.01398</text:p>
          </table:table-cell>
          <table:table-cell office:value-type="float" office:value="0.00016674" calcext:value-type="float">
            <text:p>0.00016674</text:p>
          </table:table-cell>
          <table:table-cell table:formula="of:=0.5*SQRT(2500*[.V33]/[.Y33]-1)/SIN(PI()/50)" office:value-type="float" office:value="1.39251826621875" calcext:value-type="float">
            <text:p>1.39251826621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3.99405" calcext:value-type="float">
            <text:p>-3.99405</text:p>
          </table:table-cell>
          <table:table-cell office:value-type="float" office:value="0.0000403503" calcext:value-type="float">
            <text:p>4.03503E-05</text:p>
          </table:table-cell>
          <table:table-cell office:value-type="float" office:value="-0.999237" calcext:value-type="float">
            <text:p>-0.999237</text:p>
          </table:table-cell>
          <table:table-cell office:value-type="float" office:value="0.999237" calcext:value-type="float">
            <text:p>0.999237</text:p>
          </table:table-cell>
          <table:table-cell office:value-type="float" office:value="15.9525" calcext:value-type="float">
            <text:p>15.9525</text:p>
          </table:table-cell>
          <table:table-cell office:value-type="float" office:value="0.998475" calcext:value-type="float">
            <text:p>0.998475</text:p>
          </table:table-cell>
          <table:table-cell office:value-type="float" office:value="254.483" calcext:value-type="float">
            <text:p>254.483</text:p>
          </table:table-cell>
          <table:table-cell office:value-type="float" office:value="0.996955" calcext:value-type="float">
            <text:p>0.996955</text:p>
          </table:table-cell>
          <table:table-cell office:value-type="float" office:value="0.00166116" calcext:value-type="float">
            <text:p>0.00166116</text:p>
          </table:table-cell>
          <table:table-cell office:value-type="float" office:value="2496.19" calcext:value-type="float">
            <text:p>2496.19</text:p>
          </table:table-cell>
          <table:table-cell office:value-type="float" office:value="0.0000403503" calcext:value-type="float">
            <text:p>4.03503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3.99446" calcext:value-type="float">
            <text:p>-3.99446</text:p>
          </table:table-cell>
          <table:table-cell office:value-type="float" office:value="0.0000362068" calcext:value-type="float">
            <text:p>3.62068E-05</text:p>
          </table:table-cell>
          <table:table-cell office:value-type="float" office:value="-0.99929" calcext:value-type="float">
            <text:p>-0.99929</text:p>
          </table:table-cell>
          <table:table-cell office:value-type="float" office:value="0.99929" calcext:value-type="float">
            <text:p>0.99929</text:p>
          </table:table-cell>
          <table:table-cell office:value-type="float" office:value="15.9557" calcext:value-type="float">
            <text:p>15.9557</text:p>
          </table:table-cell>
          <table:table-cell office:value-type="float" office:value="0.998581" calcext:value-type="float">
            <text:p>0.998581</text:p>
          </table:table-cell>
          <table:table-cell office:value-type="float" office:value="254.587" calcext:value-type="float">
            <text:p>254.587</text:p>
          </table:table-cell>
          <table:table-cell office:value-type="float" office:value="0.997166" calcext:value-type="float">
            <text:p>0.997166</text:p>
          </table:table-cell>
          <table:table-cell office:value-type="float" office:value="0.00153726" calcext:value-type="float">
            <text:p>0.00153726</text:p>
          </table:table-cell>
          <table:table-cell office:value-type="float" office:value="2496.45" calcext:value-type="float">
            <text:p>2496.45</text:p>
          </table:table-cell>
          <table:table-cell office:value-type="float" office:value="0.0000362068" calcext:value-type="float">
            <text:p>3.62068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-3.99428" calcext:value-type="float">
            <text:p>-3.99428</text:p>
          </table:table-cell>
          <table:table-cell office:value-type="float" office:value="0.0000371673" calcext:value-type="float">
            <text:p>3.71673E-05</text:p>
          </table:table-cell>
          <table:table-cell office:value-type="float" office:value="-0.99927" calcext:value-type="float">
            <text:p>-0.99927</text:p>
          </table:table-cell>
          <table:table-cell office:value-type="float" office:value="0.99927" calcext:value-type="float">
            <text:p>0.99927</text:p>
          </table:table-cell>
          <table:table-cell office:value-type="float" office:value="15.9543" calcext:value-type="float">
            <text:p>15.9543</text:p>
          </table:table-cell>
          <table:table-cell office:value-type="float" office:value="0.998542" calcext:value-type="float">
            <text:p>0.998542</text:p>
          </table:table-cell>
          <table:table-cell office:value-type="float" office:value="254.541" calcext:value-type="float">
            <text:p>254.541</text:p>
          </table:table-cell>
          <table:table-cell office:value-type="float" office:value="0.997088" calcext:value-type="float">
            <text:p>0.997088</text:p>
          </table:table-cell>
          <table:table-cell office:value-type="float" office:value="0.00158161" calcext:value-type="float">
            <text:p>0.00158161</text:p>
          </table:table-cell>
          <table:table-cell office:value-type="float" office:value="2496.35" calcext:value-type="float">
            <text:p>2496.35</text:p>
          </table:table-cell>
          <table:table-cell office:value-type="float" office:value="0.0000371673" calcext:value-type="float">
            <text:p>3.71673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3.99444" calcext:value-type="float">
            <text:p>-3.99444</text:p>
          </table:table-cell>
          <table:table-cell office:value-type="float" office:value="0.0000362958" calcext:value-type="float">
            <text:p>3.62958E-05</text:p>
          </table:table-cell>
          <table:table-cell office:value-type="float" office:value="-0.999291" calcext:value-type="float">
            <text:p>-0.999291</text:p>
          </table:table-cell>
          <table:table-cell office:value-type="float" office:value="0.999291" calcext:value-type="float">
            <text:p>0.999291</text:p>
          </table:table-cell>
          <table:table-cell office:value-type="float" office:value="15.9556" calcext:value-type="float">
            <text:p>15.9556</text:p>
          </table:table-cell>
          <table:table-cell office:value-type="float" office:value="0.998583" calcext:value-type="float">
            <text:p>0.998583</text:p>
          </table:table-cell>
          <table:table-cell office:value-type="float" office:value="254.583" calcext:value-type="float">
            <text:p>254.583</text:p>
          </table:table-cell>
          <table:table-cell office:value-type="float" office:value="0.99717" calcext:value-type="float">
            <text:p>0.99717</text:p>
          </table:table-cell>
          <table:table-cell office:value-type="float" office:value="0.0015352" calcext:value-type="float">
            <text:p>0.0015352</text:p>
          </table:table-cell>
          <table:table-cell office:value-type="float" office:value="2496.46" calcext:value-type="float">
            <text:p>2496.46</text:p>
          </table:table-cell>
          <table:table-cell office:value-type="float" office:value="0.0000362958" calcext:value-type="float">
            <text:p>3.62958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3.99433" calcext:value-type="float">
            <text:p>-3.99433</text:p>
          </table:table-cell>
          <table:table-cell office:value-type="float" office:value="0.0000363006" calcext:value-type="float">
            <text:p>3.63006E-05</text:p>
          </table:table-cell>
          <table:table-cell office:value-type="float" office:value="-0.999277" calcext:value-type="float">
            <text:p>-0.999277</text:p>
          </table:table-cell>
          <table:table-cell office:value-type="float" office:value="0.999277" calcext:value-type="float">
            <text:p>0.999277</text:p>
          </table:table-cell>
          <table:table-cell office:value-type="float" office:value="15.9547" calcext:value-type="float">
            <text:p>15.9547</text:p>
          </table:table-cell>
          <table:table-cell office:value-type="float" office:value="0.998555" calcext:value-type="float">
            <text:p>0.998555</text:p>
          </table:table-cell>
          <table:table-cell office:value-type="float" office:value="254.554" calcext:value-type="float">
            <text:p>254.554</text:p>
          </table:table-cell>
          <table:table-cell office:value-type="float" office:value="0.997115" calcext:value-type="float">
            <text:p>0.997115</text:p>
          </table:table-cell>
          <table:table-cell office:value-type="float" office:value="0.00156162" calcext:value-type="float">
            <text:p>0.00156162</text:p>
          </table:table-cell>
          <table:table-cell office:value-type="float" office:value="2496.39" calcext:value-type="float">
            <text:p>2496.39</text:p>
          </table:table-cell>
          <table:table-cell office:value-type="float" office:value="0.0000363006" calcext:value-type="float">
            <text:p>3.63006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-3.99429" calcext:value-type="float">
            <text:p>-3.99429</text:p>
          </table:table-cell>
          <table:table-cell office:value-type="float" office:value="0.0000376552" calcext:value-type="float">
            <text:p>3.76552E-05</text:p>
          </table:table-cell>
          <table:table-cell office:value-type="float" office:value="-0.999272" calcext:value-type="float">
            <text:p>-0.999272</text:p>
          </table:table-cell>
          <table:table-cell office:value-type="float" office:value="0.999272" calcext:value-type="float">
            <text:p>0.999272</text:p>
          </table:table-cell>
          <table:table-cell office:value-type="float" office:value="15.9544" calcext:value-type="float">
            <text:p>15.9544</text:p>
          </table:table-cell>
          <table:table-cell office:value-type="float" office:value="0.998545" calcext:value-type="float">
            <text:p>0.998545</text:p>
          </table:table-cell>
          <table:table-cell office:value-type="float" office:value="254.545" calcext:value-type="float">
            <text:p>254.545</text:p>
          </table:table-cell>
          <table:table-cell office:value-type="float" office:value="0.997095" calcext:value-type="float">
            <text:p>0.997095</text:p>
          </table:table-cell>
          <table:table-cell office:value-type="float" office:value="0.00157928" calcext:value-type="float">
            <text:p>0.00157928</text:p>
          </table:table-cell>
          <table:table-cell office:value-type="float" office:value="2496.36" calcext:value-type="float">
            <text:p>2496.36</text:p>
          </table:table-cell>
          <table:table-cell office:value-type="float" office:value="0.0000376552" calcext:value-type="float">
            <text:p>3.76552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3.9943" calcext:value-type="float">
            <text:p>-3.9943</text:p>
          </table:table-cell>
          <table:table-cell office:value-type="float" office:value="0.0000372393" calcext:value-type="float">
            <text:p>3.72393E-05</text:p>
          </table:table-cell>
          <table:table-cell office:value-type="float" office:value="-0.999274" calcext:value-type="float">
            <text:p>-0.999274</text:p>
          </table:table-cell>
          <table:table-cell office:value-type="float" office:value="0.999274" calcext:value-type="float">
            <text:p>0.999274</text:p>
          </table:table-cell>
          <table:table-cell office:value-type="float" office:value="15.9545" calcext:value-type="float">
            <text:p>15.9545</text:p>
          </table:table-cell>
          <table:table-cell office:value-type="float" office:value="0.998548" calcext:value-type="float">
            <text:p>0.998548</text:p>
          </table:table-cell>
          <table:table-cell office:value-type="float" office:value="254.549" calcext:value-type="float">
            <text:p>254.549</text:p>
          </table:table-cell>
          <table:table-cell office:value-type="float" office:value="0.997101" calcext:value-type="float">
            <text:p>0.997101</text:p>
          </table:table-cell>
          <table:table-cell office:value-type="float" office:value="0.00158138" calcext:value-type="float">
            <text:p>0.00158138</text:p>
          </table:table-cell>
          <table:table-cell office:value-type="float" office:value="2496.37" calcext:value-type="float">
            <text:p>2496.37</text:p>
          </table:table-cell>
          <table:table-cell office:value-type="float" office:value="0.0000372393" calcext:value-type="float">
            <text:p>3.72393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0373044" calcext:value-type="float">
            <text:p>3.73044E-05</text:p>
          </table:table-cell>
          <table:table-cell office:value-type="float" office:value="-0.999276" calcext:value-type="float">
            <text:p>-0.999276</text:p>
          </table:table-cell>
          <table:table-cell office:value-type="float" office:value="0.999276" calcext:value-type="float">
            <text:p>0.999276</text:p>
          </table:table-cell>
          <table:table-cell office:value-type="float" office:value="15.9547" calcext:value-type="float">
            <text:p>15.9547</text:p>
          </table:table-cell>
          <table:table-cell office:value-type="float" office:value="0.998553" calcext:value-type="float">
            <text:p>0.998553</text:p>
          </table:table-cell>
          <table:table-cell office:value-type="float" office:value="254.553" calcext:value-type="float">
            <text:p>254.553</text:p>
          </table:table-cell>
          <table:table-cell office:value-type="float" office:value="0.997111" calcext:value-type="float">
            <text:p>0.997111</text:p>
          </table:table-cell>
          <table:table-cell office:value-type="float" office:value="0.00157292" calcext:value-type="float">
            <text:p>0.00157292</text:p>
          </table:table-cell>
          <table:table-cell office:value-type="float" office:value="2496.38" calcext:value-type="float">
            <text:p>2496.38</text:p>
          </table:table-cell>
          <table:table-cell office:value-type="float" office:value="0.0000373044" calcext:value-type="float">
            <text:p>3.73044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-3.99431" calcext:value-type="float">
            <text:p>-3.99431</text:p>
          </table:table-cell>
          <table:table-cell office:value-type="float" office:value="0.0000375569" calcext:value-type="float">
            <text:p>3.75569E-05</text:p>
          </table:table-cell>
          <table:table-cell office:value-type="float" office:value="-0.999275" calcext:value-type="float">
            <text:p>-0.999275</text:p>
          </table:table-cell>
          <table:table-cell office:value-type="float" office:value="0.999275" calcext:value-type="float">
            <text:p>0.999275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5" calcext:value-type="float">
            <text:p>0.99855</text:p>
          </table:table-cell>
          <table:table-cell office:value-type="float" office:value="254.551" calcext:value-type="float">
            <text:p>254.551</text:p>
          </table:table-cell>
          <table:table-cell office:value-type="float" office:value="0.997105" calcext:value-type="float">
            <text:p>0.997105</text:p>
          </table:table-cell>
          <table:table-cell office:value-type="float" office:value="0.00157001" calcext:value-type="float">
            <text:p>0.00157001</text:p>
          </table:table-cell>
          <table:table-cell office:value-type="float" office:value="2496.38" calcext:value-type="float">
            <text:p>2496.38</text:p>
          </table:table-cell>
          <table:table-cell office:value-type="float" office:value="0.0000375569" calcext:value-type="float">
            <text:p>3.75569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-3.99431" calcext:value-type="float">
            <text:p>-3.99431</text:p>
          </table:table-cell>
          <table:table-cell office:value-type="float" office:value="0.0000374883" calcext:value-type="float">
            <text:p>3.74883E-05</text:p>
          </table:table-cell>
          <table:table-cell office:value-type="float" office:value="-0.999275" calcext:value-type="float">
            <text:p>-0.999275</text:p>
          </table:table-cell>
          <table:table-cell office:value-type="float" office:value="0.999275" calcext:value-type="float">
            <text:p>0.999275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51" calcext:value-type="float">
            <text:p>0.998551</text:p>
          </table:table-cell>
          <table:table-cell office:value-type="float" office:value="254.551" calcext:value-type="float">
            <text:p>254.551</text:p>
          </table:table-cell>
          <table:table-cell office:value-type="float" office:value="0.997106" calcext:value-type="float">
            <text:p>0.997106</text:p>
          </table:table-cell>
          <table:table-cell office:value-type="float" office:value="0.00157369" calcext:value-type="float">
            <text:p>0.00157369</text:p>
          </table:table-cell>
          <table:table-cell office:value-type="float" office:value="2496.38" calcext:value-type="float">
            <text:p>2496.38</text:p>
          </table:table-cell>
          <table:table-cell office:value-type="float" office:value="0.0000374883" calcext:value-type="float">
            <text:p>3.74883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037415" calcext:value-type="float">
            <text:p>3.7415E-05</text:p>
          </table:table-cell>
          <table:table-cell office:value-type="float" office:value="-0.999276" calcext:value-type="float">
            <text:p>-0.999276</text:p>
          </table:table-cell>
          <table:table-cell office:value-type="float" office:value="0.999276" calcext:value-type="float">
            <text:p>0.999276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53" calcext:value-type="float">
            <text:p>0.998553</text:p>
          </table:table-cell>
          <table:table-cell office:value-type="float" office:value="254.553" calcext:value-type="float">
            <text:p>254.553</text:p>
          </table:table-cell>
          <table:table-cell office:value-type="float" office:value="0.997111" calcext:value-type="float">
            <text:p>0.997111</text:p>
          </table:table-cell>
          <table:table-cell office:value-type="float" office:value="0.00156887" calcext:value-type="float">
            <text:p>0.00156887</text:p>
          </table:table-cell>
          <table:table-cell office:value-type="float" office:value="2496.38" calcext:value-type="float">
            <text:p>2496.38</text:p>
          </table:table-cell>
          <table:table-cell office:value-type="float" office:value="0.000037415" calcext:value-type="float">
            <text:p>3.7415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0374529" calcext:value-type="float">
            <text:p>3.74529E-05</text:p>
          </table:table-cell>
          <table:table-cell office:value-type="float" office:value="-0.999276" calcext:value-type="float">
            <text:p>-0.999276</text:p>
          </table:table-cell>
          <table:table-cell office:value-type="float" office:value="0.999276" calcext:value-type="float">
            <text:p>0.999276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254.552" calcext:value-type="float">
            <text:p>254.552</text:p>
          </table:table-cell>
          <table:table-cell office:value-type="float" office:value="0.997109" calcext:value-type="float">
            <text:p>0.997109</text:p>
          </table:table-cell>
          <table:table-cell office:value-type="float" office:value="0.00157095" calcext:value-type="float">
            <text:p>0.00157095</text:p>
          </table:table-cell>
          <table:table-cell office:value-type="float" office:value="2496.38" calcext:value-type="float">
            <text:p>2496.38</text:p>
          </table:table-cell>
          <table:table-cell office:value-type="float" office:value="0.0000374529" calcext:value-type="float">
            <text:p>3.74529E-0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-3.99432" calcext:value-type="float">
            <text:p>-3.99432</text:p>
          </table:table-cell>
          <table:table-cell office:value-type="float" office:value="0.0000374814" calcext:value-type="float">
            <text:p>3.74814E-05</text:p>
          </table:table-cell>
          <table:table-cell office:value-type="float" office:value="-0.999275" calcext:value-type="float">
            <text:p>-0.999275</text:p>
          </table:table-cell>
          <table:table-cell office:value-type="float" office:value="0.999275" calcext:value-type="float">
            <text:p>0.999275</text:p>
          </table:table-cell>
          <table:table-cell office:value-type="float" office:value="15.9546" calcext:value-type="float">
            <text:p>15.9546</text:p>
          </table:table-cell>
          <table:table-cell office:value-type="float" office:value="0.998552" calcext:value-type="float">
            <text:p>0.998552</text:p>
          </table:table-cell>
          <table:table-cell office:value-type="float" office:value="254.552" calcext:value-type="float">
            <text:p>254.552</text:p>
          </table:table-cell>
          <table:table-cell office:value-type="float" office:value="0.997108" calcext:value-type="float">
            <text:p>0.997108</text:p>
          </table:table-cell>
          <table:table-cell office:value-type="float" office:value="0.00157062" calcext:value-type="float">
            <text:p>0.00157062</text:p>
          </table:table-cell>
          <table:table-cell office:value-type="float" office:value="2496.38" calcext:value-type="float">
            <text:p>2496.38</text:p>
          </table:table-cell>
          <table:table-cell office:value-type="float" office:value="0.0000374814" calcext:value-type="float">
            <text:p>3.74814E-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-1.6608" calcext:value-type="float">
            <text:p>-1.66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88" calcext:value-type="float">
            <text:p>0.0488</text:p>
          </table:table-cell>
          <table:table-cell office:value-type="float" office:value="2.75826" calcext:value-type="float">
            <text:p>2.75826</text:p>
          </table:table-cell>
          <table:table-cell office:value-type="float" office:value="0.00238144" calcext:value-type="float">
            <text:p>0.00238144</text:p>
          </table:table-cell>
          <table:table-cell office:value-type="float" office:value="7.60798" calcext:value-type="float">
            <text:p>7.60798</text:p>
          </table:table-cell>
          <table:table-cell office:value-type="float" office:value="0.00000567126" calcext:value-type="float">
            <text:p>5.67126E-06</text:p>
          </table:table-cell>
          <table:table-cell office:value-type="float" office:value="17.4677" calcext:value-type="float">
            <text:p>17.4677</text:p>
          </table:table-cell>
          <table:table-cell office:value-type="float" office:value="5.9536" calcext:value-type="float">
            <text:p>5.953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-2.7536" calcext:value-type="float">
            <text:p>-2.7536</text:p>
          </table:table-cell>
          <table:table-cell office:value-type="float" office:value="0.0523494" calcext:value-type="float">
            <text:p>0.0523494</text:p>
          </table:table-cell>
          <table:table-cell table:number-columns-repeated="2" office:value-type="float" office:value="0.0004" calcext:value-type="float">
            <text:p>0.0004</text:p>
          </table:table-cell>
          <table:table-cell office:value-type="float" office:value="7.63466" calcext:value-type="float">
            <text:p>7.63466</text:p>
          </table:table-cell>
          <table:table-cell office:value-type="float" office:value="0.00005792" calcext:value-type="float">
            <text:p>5.792E-05</text:p>
          </table:table-cell>
          <table:table-cell office:value-type="float" office:value="59.8758" calcext:value-type="float">
            <text:p>59.8758</text:p>
          </table:table-cell>
          <table:table-cell office:value-type="float" office:value="0.00000000339169" calcext:value-type="float">
            <text:p>3.39169E-09</text:p>
          </table:table-cell>
          <table:table-cell office:value-type="float" office:value="19.3691" calcext:value-type="float">
            <text:p>19.3691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0363538" calcext:value-type="float">
            <text:p>0.0363538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-3.2448" calcext:value-type="float">
            <text:p>-3.2448</text:p>
          </table:table-cell>
          <table:table-cell office:value-type="float" office:value="0.00369152" calcext:value-type="float">
            <text:p>0.00369152</text:p>
          </table:table-cell>
          <table:table-cell office:value-type="float" office:value="-0.0296" calcext:value-type="float">
            <text:p>-0.0296</text:p>
          </table:table-cell>
          <table:table-cell office:value-type="float" office:value="0.0296" calcext:value-type="float">
            <text:p>0.0296</text:p>
          </table:table-cell>
          <table:table-cell office:value-type="float" office:value="10.5324" calcext:value-type="float">
            <text:p>10.5324</text:p>
          </table:table-cell>
          <table:table-cell office:value-type="float" office:value="0.0013328" calcext:value-type="float">
            <text:p>0.0013328</text:p>
          </table:table-cell>
          <table:table-cell office:value-type="float" office:value="111.085" calcext:value-type="float">
            <text:p>111.085</text:p>
          </table:table-cell>
          <table:table-cell office:value-type="float" office:value="0.0000035107" calcext:value-type="float">
            <text:p>3.5107E-06</text:p>
          </table:table-cell>
          <table:table-cell office:value-type="float" office:value="37.892" calcext:value-type="float">
            <text:p>37.892</text:p>
          </table:table-cell>
          <table:table-cell office:value-type="float" office:value="3.332" calcext:value-type="float">
            <text:p>3.332</text:p>
          </table:table-cell>
          <table:table-cell office:value-type="float" office:value="0.00256356" calcext:value-type="float">
            <text:p>0.00256356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-3.5068" calcext:value-type="float">
            <text:p>-3.5068</text:p>
          </table:table-cell>
          <table:table-cell office:value-type="float" office:value="0.00663664" calcext:value-type="float">
            <text:p>0.00663664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08" calcext:value-type="float">
            <text:p>0.108</text:p>
          </table:table-cell>
          <table:table-cell office:value-type="float" office:value="12.3043" calcext:value-type="float">
            <text:p>12.3043</text:p>
          </table:table-cell>
          <table:table-cell office:value-type="float" office:value="0.0127493" calcext:value-type="float">
            <text:p>0.0127493</text:p>
          </table:table-cell>
          <table:table-cell office:value-type="float" office:value="151.722" calcext:value-type="float">
            <text:p>151.722</text:p>
          </table:table-cell>
          <table:table-cell office:value-type="float" office:value="0.000194601" calcext:value-type="float">
            <text:p>0.000194601</text:p>
          </table:table-cell>
          <table:table-cell office:value-type="float" office:value="274.873" calcext:value-type="float">
            <text:p>274.873</text:p>
          </table:table-cell>
          <table:table-cell office:value-type="float" office:value="31.8732" calcext:value-type="float">
            <text:p>31.8732</text:p>
          </table:table-cell>
          <table:table-cell office:value-type="float" office:value="0.00460878" calcext:value-type="float">
            <text:p>0.00460878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-3.6992" calcext:value-type="float">
            <text:p>-3.6992</text:p>
          </table:table-cell>
          <table:table-cell office:value-type="float" office:value="0.00040832" calcext:value-type="float">
            <text:p>0.00040832</text:p>
          </table:table-cell>
          <table:table-cell office:value-type="float" office:value="-0.0788" calcext:value-type="float">
            <text:p>-0.0788</text:p>
          </table:table-cell>
          <table:table-cell office:value-type="float" office:value="0.0788" calcext:value-type="float">
            <text:p>0.0788</text:p>
          </table:table-cell>
          <table:table-cell office:value-type="float" office:value="13.6845" calcext:value-type="float">
            <text:p>13.6845</text:p>
          </table:table-cell>
          <table:table-cell office:value-type="float" office:value="0.00792456" calcext:value-type="float">
            <text:p>0.00792456</text:p>
          </table:table-cell>
          <table:table-cell office:value-type="float" office:value="187.287" calcext:value-type="float">
            <text:p>187.287</text:p>
          </table:table-cell>
          <table:table-cell office:value-type="float" office:value="0.000116833" calcext:value-type="float">
            <text:p>0.000116833</text:p>
          </table:table-cell>
          <table:table-cell office:value-type="float" office:value="723.252" calcext:value-type="float">
            <text:p>723.252</text:p>
          </table:table-cell>
          <table:table-cell office:value-type="float" office:value="19.8114" calcext:value-type="float">
            <text:p>19.8114</text:p>
          </table:table-cell>
          <table:table-cell office:value-type="float" office:value="0.000283556" calcext:value-type="float">
            <text:p>0.000283556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office:value-type="float" office:value="-3.7101" calcext:value-type="float">
            <text:p>-3.7101</text:p>
          </table:table-cell>
          <table:table-cell office:value-type="float" office:value="0.00040375" calcext:value-type="float">
            <text:p>0.00040375</text:p>
          </table:table-cell>
          <table:table-cell table:number-columns-repeated="2" office:value-type="float" office:value="0.0128" calcext:value-type="float">
            <text:p>0.0128</text:p>
          </table:table-cell>
          <table:table-cell office:value-type="float" office:value="13.7652" calcext:value-type="float">
            <text:p>13.7652</text:p>
          </table:table-cell>
          <table:table-cell office:value-type="float" office:value="0.00089784" calcext:value-type="float">
            <text:p>0.00089784</text:p>
          </table:table-cell>
          <table:table-cell office:value-type="float" office:value="189.504" calcext:value-type="float">
            <text:p>189.504</text:p>
          </table:table-cell>
          <table:table-cell office:value-type="float" office:value="0.00000318704" calcext:value-type="float">
            <text:p>3.18704E-06</text:p>
          </table:table-cell>
          <table:table-cell office:value-type="float" office:value="857.951" calcext:value-type="float">
            <text:p>857.951</text:p>
          </table:table-cell>
          <table:table-cell office:value-type="float" office:value="2.2446" calcext:value-type="float">
            <text:p>2.2446</text:p>
          </table:table-cell>
          <table:table-cell office:value-type="float" office:value="0.000280382" calcext:value-type="float">
            <text:p>0.000280382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-3.7372" calcext:value-type="float">
            <text:p>-3.7372</text:p>
          </table:table-cell>
          <table:table-cell office:value-type="float" office:value="0.00021616" calcext:value-type="float">
            <text:p>0.00021616</text:p>
          </table:table-cell>
          <table:table-cell table:number-columns-repeated="2" office:value-type="float" office:value="0.0437375" calcext:value-type="float">
            <text:p>0.0437375</text:p>
          </table:table-cell>
          <table:table-cell office:value-type="float" office:value="13.9669" calcext:value-type="float">
            <text:p>13.9669</text:p>
          </table:table-cell>
          <table:table-cell office:value-type="float" office:value="0.00287049" calcext:value-type="float">
            <text:p>0.00287049</text:p>
          </table:table-cell>
          <table:table-cell office:value-type="float" office:value="195.086" calcext:value-type="float">
            <text:p>195.086</text:p>
          </table:table-cell>
          <table:table-cell office:value-type="float" office:value="0.0000183459" calcext:value-type="float">
            <text:p>1.83459E-05</text:p>
          </table:table-cell>
          <table:table-cell office:value-type="float" office:value="924.989" calcext:value-type="float">
            <text:p>924.989</text:p>
          </table:table-cell>
          <table:table-cell office:value-type="float" office:value="7.17623" calcext:value-type="float">
            <text:p>7.17623</text:p>
          </table:table-cell>
          <table:table-cell office:value-type="float" office:value="0.000150111" calcext:value-type="float">
            <text:p>0.000150111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7" calcext:value-type="float">
            <text:p>7</text:p>
          </table:table-cell>
          <table:table-cell office:value-type="float" office:value="-3.74853" calcext:value-type="float">
            <text:p>-3.74853</text:p>
          </table:table-cell>
          <table:table-cell office:value-type="float" office:value="0.000255124" calcext:value-type="float">
            <text:p>0.000255124</text:p>
          </table:table-cell>
          <table:table-cell table:number-columns-repeated="2" office:value-type="float" office:value="0.2096" calcext:value-type="float">
            <text:p>0.2096</text:p>
          </table:table-cell>
          <table:table-cell office:value-type="float" office:value="14.0517" calcext:value-type="float">
            <text:p>14.0517</text:p>
          </table:table-cell>
          <table:table-cell office:value-type="float" office:value="0.0472255" calcext:value-type="float">
            <text:p>0.0472255</text:p>
          </table:table-cell>
          <table:table-cell office:value-type="float" office:value="197.464" calcext:value-type="float">
            <text:p>197.464</text:p>
          </table:table-cell>
          <table:table-cell office:value-type="float" office:value="0.00280372" calcext:value-type="float">
            <text:p>0.00280372</text:p>
          </table:table-cell>
          <table:table-cell office:value-type="float" office:value="848.91" calcext:value-type="float">
            <text:p>848.91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0.00017717" calcext:value-type="float">
            <text:p>0.00017717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" calcext:value-type="float">
            <text:p>8</text:p>
          </table:table-cell>
          <table:table-cell office:value-type="float" office:value="-3.75649" calcext:value-type="float">
            <text:p>-3.75649</text:p>
          </table:table-cell>
          <table:table-cell office:value-type="float" office:value="0.000369782" calcext:value-type="float">
            <text:p>0.000369782</text:p>
          </table:table-cell>
          <table:table-cell table:number-columns-repeated="2" office:value-type="float" office:value="0.351409" calcext:value-type="float">
            <text:p>0.351409</text:p>
          </table:table-cell>
          <table:table-cell office:value-type="float" office:value="14.1116" calcext:value-type="float">
            <text:p>14.1116</text:p>
          </table:table-cell>
          <table:table-cell office:value-type="float" office:value="0.130454" calcext:value-type="float">
            <text:p>0.130454</text:p>
          </table:table-cell>
          <table:table-cell office:value-type="float" office:value="199.157" calcext:value-type="float">
            <text:p>199.157</text:p>
          </table:table-cell>
          <table:table-cell office:value-type="float" office:value="0.0206697" calcext:value-type="float">
            <text:p>0.0206697</text:p>
          </table:table-cell>
          <table:table-cell office:value-type="float" office:value="696.546" calcext:value-type="float">
            <text:p>696.546</text:p>
          </table:table-cell>
          <table:table-cell office:value-type="float" office:value="326.136" calcext:value-type="float">
            <text:p>326.136</text:p>
          </table:table-cell>
          <table:table-cell office:value-type="float" office:value="0.000256793" calcext:value-type="float">
            <text:p>0.000256793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-3.80778" calcext:value-type="float">
            <text:p>-3.80778</text:p>
          </table:table-cell>
          <table:table-cell office:value-type="float" office:value="0.00807141" calcext:value-type="float">
            <text:p>0.00807141</text:p>
          </table:table-cell>
          <table:table-cell office:value-type="float" office:value="-0.443769" calcext:value-type="float">
            <text:p>-0.443769</text:p>
          </table:table-cell>
          <table:table-cell office:value-type="float" office:value="0.443769" calcext:value-type="float">
            <text:p>0.443769</text:p>
          </table:table-cell>
          <table:table-cell office:value-type="float" office:value="14.5073" calcext:value-type="float">
            <text:p>14.5073</text:p>
          </table:table-cell>
          <table:table-cell office:value-type="float" office:value="0.340783" calcext:value-type="float">
            <text:p>0.340783</text:p>
          </table:table-cell>
          <table:table-cell office:value-type="float" office:value="210.943" calcext:value-type="float">
            <text:p>210.943</text:p>
          </table:table-cell>
          <table:table-cell office:value-type="float" office:value="0.256099" calcext:value-type="float">
            <text:p>0.256099</text:p>
          </table:table-cell>
          <table:table-cell office:value-type="float" office:value="532.07" calcext:value-type="float">
            <text:p>532.07</text:p>
          </table:table-cell>
          <table:table-cell office:value-type="float" office:value="851.957" calcext:value-type="float">
            <text:p>851.957</text:p>
          </table:table-cell>
          <table:table-cell office:value-type="float" office:value="0.00560515" calcext:value-type="float">
            <text:p>0.00560515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-3.97741" calcext:value-type="float">
            <text:p>-3.97741</text:p>
          </table:table-cell>
          <table:table-cell office:value-type="float" office:value="0.000153905" calcext:value-type="float">
            <text:p>0.000153905</text:p>
          </table:table-cell>
          <table:table-cell office:value-type="float" office:value="-0.99705" calcext:value-type="float">
            <text:p>-0.99705</text:p>
          </table:table-cell>
          <table:table-cell office:value-type="float" office:value="0.99705" calcext:value-type="float">
            <text:p>0.99705</text:p>
          </table:table-cell>
          <table:table-cell office:value-type="float" office:value="15.82" calcext:value-type="float">
            <text:p>15.82</text:p>
          </table:table-cell>
          <table:table-cell office:value-type="float" office:value="0.994111" calcext:value-type="float">
            <text:p>0.994111</text:p>
          </table:table-cell>
          <table:table-cell office:value-type="float" office:value="250.281" calcext:value-type="float">
            <text:p>250.281</text:p>
          </table:table-cell>
          <table:table-cell office:value-type="float" office:value="0.988269" calcext:value-type="float">
            <text:p>0.988269</text:p>
          </table:table-cell>
          <table:table-cell office:value-type="float" office:value="0.00715155" calcext:value-type="float">
            <text:p>0.00715155</text:p>
          </table:table-cell>
          <table:table-cell office:value-type="float" office:value="2485.28" calcext:value-type="float">
            <text:p>2485.28</text:p>
          </table:table-cell>
          <table:table-cell office:value-type="float" office:value="0.000106878" calcext:value-type="float">
            <text:p>0.000106878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" calcext:value-type="float">
            <text:p>11</text:p>
          </table:table-cell>
          <table:table-cell office:value-type="float" office:value="-3.97733" calcext:value-type="float">
            <text:p>-3.97733</text:p>
          </table:table-cell>
          <table:table-cell office:value-type="float" office:value="0.000153412" calcext:value-type="float">
            <text:p>0.000153412</text:p>
          </table:table-cell>
          <table:table-cell office:value-type="float" office:value="-0.997045" calcext:value-type="float">
            <text:p>-0.997045</text:p>
          </table:table-cell>
          <table:table-cell office:value-type="float" office:value="0.997045" calcext:value-type="float">
            <text:p>0.997045</text:p>
          </table:table-cell>
          <table:table-cell office:value-type="float" office:value="15.8193" calcext:value-type="float">
            <text:p>15.8193</text:p>
          </table:table-cell>
          <table:table-cell office:value-type="float" office:value="0.994102" calcext:value-type="float">
            <text:p>0.994102</text:p>
          </table:table-cell>
          <table:table-cell office:value-type="float" office:value="250.26" calcext:value-type="float">
            <text:p>250.26</text:p>
          </table:table-cell>
          <table:table-cell office:value-type="float" office:value="0.98825" calcext:value-type="float">
            <text:p>0.98825</text:p>
          </table:table-cell>
          <table:table-cell office:value-type="float" office:value="0.00699252" calcext:value-type="float">
            <text:p>0.00699252</text:p>
          </table:table-cell>
          <table:table-cell office:value-type="float" office:value="2485.26" calcext:value-type="float">
            <text:p>2485.26</text:p>
          </table:table-cell>
          <table:table-cell office:value-type="float" office:value="0.000106536" calcext:value-type="float">
            <text:p>0.000106536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" calcext:value-type="float">
            <text:p>12</text:p>
          </table:table-cell>
          <table:table-cell office:value-type="float" office:value="-3.9774" calcext:value-type="float">
            <text:p>-3.9774</text:p>
          </table:table-cell>
          <table:table-cell office:value-type="float" office:value="0.00015485" calcext:value-type="float">
            <text:p>0.00015485</text:p>
          </table:table-cell>
          <table:table-cell office:value-type="float" office:value="-0.997047" calcext:value-type="float">
            <text:p>-0.997047</text:p>
          </table:table-cell>
          <table:table-cell office:value-type="float" office:value="0.997047" calcext:value-type="float">
            <text:p>0.997047</text:p>
          </table:table-cell>
          <table:table-cell office:value-type="float" office:value="15.8199" calcext:value-type="float">
            <text:p>15.8199</text:p>
          </table:table-cell>
          <table:table-cell office:value-type="float" office:value="0.994105" calcext:value-type="float">
            <text:p>0.994105</text:p>
          </table:table-cell>
          <table:table-cell office:value-type="float" office:value="250.278" calcext:value-type="float">
            <text:p>250.278</text:p>
          </table:table-cell>
          <table:table-cell office:value-type="float" office:value="0.988257" calcext:value-type="float">
            <text:p>0.988257</text:p>
          </table:table-cell>
          <table:table-cell office:value-type="float" office:value="0.00729291" calcext:value-type="float">
            <text:p>0.00729291</text:p>
          </table:table-cell>
          <table:table-cell office:value-type="float" office:value="2485.26" calcext:value-type="float">
            <text:p>2485.26</text:p>
          </table:table-cell>
          <table:table-cell office:value-type="float" office:value="0.000107535" calcext:value-type="float">
            <text:p>0.000107535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" calcext:value-type="float">
            <text:p>13</text:p>
          </table:table-cell>
          <table:table-cell office:value-type="float" office:value="-3.97697" calcext:value-type="float">
            <text:p>-3.97697</text:p>
          </table:table-cell>
          <table:table-cell office:value-type="float" office:value="0.000156898" calcext:value-type="float">
            <text:p>0.000156898</text:p>
          </table:table-cell>
          <table:table-cell office:value-type="float" office:value="-0.997001" calcext:value-type="float">
            <text:p>-0.997001</text:p>
          </table:table-cell>
          <table:table-cell office:value-type="float" office:value="0.997001" calcext:value-type="float">
            <text:p>0.997001</text:p>
          </table:table-cell>
          <table:table-cell office:value-type="float" office:value="15.8165" calcext:value-type="float">
            <text:p>15.8165</text:p>
          </table:table-cell>
          <table:table-cell office:value-type="float" office:value="0.994014" calcext:value-type="float">
            <text:p>0.994014</text:p>
          </table:table-cell>
          <table:table-cell office:value-type="float" office:value="250.171" calcext:value-type="float">
            <text:p>250.171</text:p>
          </table:table-cell>
          <table:table-cell office:value-type="float" office:value="0.988075" calcext:value-type="float">
            <text:p>0.988075</text:p>
          </table:table-cell>
          <table:table-cell office:value-type="float" office:value="0.00700246" calcext:value-type="float">
            <text:p>0.00700246</text:p>
          </table:table-cell>
          <table:table-cell office:value-type="float" office:value="2485.03" calcext:value-type="float">
            <text:p>2485.03</text:p>
          </table:table-cell>
          <table:table-cell office:value-type="float" office:value="0.000108957" calcext:value-type="float">
            <text:p>0.000108957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  <table:table-cell office:value-type="float" office:value="-3.97721" calcext:value-type="float">
            <text:p>-3.97721</text:p>
          </table:table-cell>
          <table:table-cell office:value-type="float" office:value="0.000156804" calcext:value-type="float">
            <text:p>0.000156804</text:p>
          </table:table-cell>
          <table:table-cell office:value-type="float" office:value="-0.997031" calcext:value-type="float">
            <text:p>-0.997031</text:p>
          </table:table-cell>
          <table:table-cell office:value-type="float" office:value="0.997031" calcext:value-type="float">
            <text:p>0.997031</text:p>
          </table:table-cell>
          <table:table-cell office:value-type="float" office:value="15.8184" calcext:value-type="float">
            <text:p>15.8184</text:p>
          </table:table-cell>
          <table:table-cell office:value-type="float" office:value="0.994075" calcext:value-type="float">
            <text:p>0.994075</text:p>
          </table:table-cell>
          <table:table-cell office:value-type="float" office:value="250.231" calcext:value-type="float">
            <text:p>250.231</text:p>
          </table:table-cell>
          <table:table-cell office:value-type="float" office:value="0.988196" calcext:value-type="float">
            <text:p>0.988196</text:p>
          </table:table-cell>
          <table:table-cell office:value-type="float" office:value="0.0070946" calcext:value-type="float">
            <text:p>0.0070946</text:p>
          </table:table-cell>
          <table:table-cell office:value-type="float" office:value="2485.19" calcext:value-type="float">
            <text:p>2485.19</text:p>
          </table:table-cell>
          <table:table-cell office:value-type="float" office:value="0.000108892" calcext:value-type="float">
            <text:p>0.000108892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-3.97723" calcext:value-type="float">
            <text:p>-3.97723</text:p>
          </table:table-cell>
          <table:table-cell office:value-type="float" office:value="0.000152751" calcext:value-type="float">
            <text:p>0.000152751</text:p>
          </table:table-cell>
          <table:table-cell office:value-type="float" office:value="-0.997031" calcext:value-type="float">
            <text:p>-0.997031</text:p>
          </table:table-cell>
          <table:table-cell office:value-type="float" office:value="0.997031" calcext:value-type="float">
            <text:p>0.997031</text:p>
          </table:table-cell>
          <table:table-cell office:value-type="float" office:value="15.8185" calcext:value-type="float">
            <text:p>15.8185</text:p>
          </table:table-cell>
          <table:table-cell office:value-type="float" office:value="0.994074" calcext:value-type="float">
            <text:p>0.994074</text:p>
          </table:table-cell>
          <table:table-cell office:value-type="float" office:value="250.235" calcext:value-type="float">
            <text:p>250.235</text:p>
          </table:table-cell>
          <table:table-cell office:value-type="float" office:value="0.988194" calcext:value-type="float">
            <text:p>0.988194</text:p>
          </table:table-cell>
          <table:table-cell office:value-type="float" office:value="0.00707198" calcext:value-type="float">
            <text:p>0.00707198</text:p>
          </table:table-cell>
          <table:table-cell office:value-type="float" office:value="2485.19" calcext:value-type="float">
            <text:p>2485.19</text:p>
          </table:table-cell>
          <table:table-cell office:value-type="float" office:value="0.000106077" calcext:value-type="float">
            <text:p>0.000106077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6" calcext:value-type="float">
            <text:p>16</text:p>
          </table:table-cell>
          <table:table-cell office:value-type="float" office:value="-3.97712" calcext:value-type="float">
            <text:p>-3.97712</text:p>
          </table:table-cell>
          <table:table-cell office:value-type="float" office:value="0.000155264" calcext:value-type="float">
            <text:p>0.000155264</text:p>
          </table:table-cell>
          <table:table-cell office:value-type="float" office:value="-0.997015" calcext:value-type="float">
            <text:p>-0.997015</text:p>
          </table:table-cell>
          <table:table-cell office:value-type="float" office:value="0.997015" calcext:value-type="float">
            <text:p>0.997015</text:p>
          </table:table-cell>
          <table:table-cell office:value-type="float" office:value="15.8177" calcext:value-type="float">
            <text:p>15.8177</text:p>
          </table:table-cell>
          <table:table-cell office:value-type="float" office:value="0.994042" calcext:value-type="float">
            <text:p>0.994042</text:p>
          </table:table-cell>
          <table:table-cell office:value-type="float" office:value="250.209" calcext:value-type="float">
            <text:p>250.209</text:p>
          </table:table-cell>
          <table:table-cell office:value-type="float" office:value="0.988131" calcext:value-type="float">
            <text:p>0.988131</text:p>
          </table:table-cell>
          <table:table-cell office:value-type="float" office:value="0.00708884" calcext:value-type="float">
            <text:p>0.00708884</text:p>
          </table:table-cell>
          <table:table-cell office:value-type="float" office:value="2485.1" calcext:value-type="float">
            <text:p>2485.1</text:p>
          </table:table-cell>
          <table:table-cell office:value-type="float" office:value="0.000107822" calcext:value-type="float">
            <text:p>0.000107822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7" calcext:value-type="float">
            <text:p>17</text:p>
          </table:table-cell>
          <table:table-cell office:value-type="float" office:value="-3.97719" calcext:value-type="float">
            <text:p>-3.97719</text:p>
          </table:table-cell>
          <table:table-cell office:value-type="float" office:value="0.000155177" calcext:value-type="float">
            <text:p>0.000155177</text:p>
          </table:table-cell>
          <table:table-cell office:value-type="float" office:value="-0.997026" calcext:value-type="float">
            <text:p>-0.997026</text:p>
          </table:table-cell>
          <table:table-cell office:value-type="float" office:value="0.997026" calcext:value-type="float">
            <text:p>0.997026</text:p>
          </table:table-cell>
          <table:table-cell office:value-type="float" office:value="15.8182" calcext:value-type="float">
            <text:p>15.8182</text:p>
          </table:table-cell>
          <table:table-cell office:value-type="float" office:value="0.994063" calcext:value-type="float">
            <text:p>0.994063</text:p>
          </table:table-cell>
          <table:table-cell office:value-type="float" office:value="250.225" calcext:value-type="float">
            <text:p>250.225</text:p>
          </table:table-cell>
          <table:table-cell office:value-type="float" office:value="0.988172" calcext:value-type="float">
            <text:p>0.988172</text:p>
          </table:table-cell>
          <table:table-cell office:value-type="float" office:value="0.00704382" calcext:value-type="float">
            <text:p>0.00704382</text:p>
          </table:table-cell>
          <table:table-cell office:value-type="float" office:value="2485.16" calcext:value-type="float">
            <text:p>2485.16</text:p>
          </table:table-cell>
          <table:table-cell office:value-type="float" office:value="0.000107762" calcext:value-type="float">
            <text:p>0.000107762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8" calcext:value-type="float">
            <text:p>18</text:p>
          </table:table-cell>
          <table:table-cell office:value-type="float" office:value="-3.97715" calcext:value-type="float">
            <text:p>-3.97715</text:p>
          </table:table-cell>
          <table:table-cell office:value-type="float" office:value="0.000155092" calcext:value-type="float">
            <text:p>0.000155092</text:p>
          </table:table-cell>
          <table:table-cell office:value-type="float" office:value="-0.997021" calcext:value-type="float">
            <text:p>-0.997021</text:p>
          </table:table-cell>
          <table:table-cell office:value-type="float" office:value="0.997021" calcext:value-type="float">
            <text:p>0.997021</text:p>
          </table:table-cell>
          <table:table-cell office:value-type="float" office:value="15.8179" calcext:value-type="float">
            <text:p>15.8179</text:p>
          </table:table-cell>
          <table:table-cell office:value-type="float" office:value="0.994053" calcext:value-type="float">
            <text:p>0.994053</text:p>
          </table:table-cell>
          <table:table-cell office:value-type="float" office:value="250.215" calcext:value-type="float">
            <text:p>250.215</text:p>
          </table:table-cell>
          <table:table-cell office:value-type="float" office:value="0.988152" calcext:value-type="float">
            <text:p>0.988152</text:p>
          </table:table-cell>
          <table:table-cell office:value-type="float" office:value="0.00704913" calcext:value-type="float">
            <text:p>0.00704913</text:p>
          </table:table-cell>
          <table:table-cell office:value-type="float" office:value="2485.13" calcext:value-type="float">
            <text:p>2485.13</text:p>
          </table:table-cell>
          <table:table-cell office:value-type="float" office:value="0.000107703" calcext:value-type="float">
            <text:p>0.000107703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9" calcext:value-type="float">
            <text:p>19</text:p>
          </table:table-cell>
          <table:table-cell office:value-type="float" office:value="-3.97719" calcext:value-type="float">
            <text:p>-3.97719</text:p>
          </table:table-cell>
          <table:table-cell office:value-type="float" office:value="0.000154431" calcext:value-type="float">
            <text:p>0.000154431</text:p>
          </table:table-cell>
          <table:table-cell office:value-type="float" office:value="-0.997026" calcext:value-type="float">
            <text:p>-0.997026</text:p>
          </table:table-cell>
          <table:table-cell office:value-type="float" office:value="0.997026" calcext:value-type="float">
            <text:p>0.997026</text:p>
          </table:table-cell>
          <table:table-cell office:value-type="float" office:value="15.8182" calcext:value-type="float">
            <text:p>15.8182</text:p>
          </table:table-cell>
          <table:table-cell office:value-type="float" office:value="0.994064" calcext:value-type="float">
            <text:p>0.994064</text:p>
          </table:table-cell>
          <table:table-cell office:value-type="float" office:value="250.225" calcext:value-type="float">
            <text:p>250.225</text:p>
          </table:table-cell>
          <table:table-cell office:value-type="float" office:value="0.988174" calcext:value-type="float">
            <text:p>0.988174</text:p>
          </table:table-cell>
          <table:table-cell office:value-type="float" office:value="0.00704544" calcext:value-type="float">
            <text:p>0.00704544</text:p>
          </table:table-cell>
          <table:table-cell office:value-type="float" office:value="2485.16" calcext:value-type="float">
            <text:p>2485.16</text:p>
          </table:table-cell>
          <table:table-cell office:value-type="float" office:value="0.000107244" calcext:value-type="float">
            <text:p>0.000107244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0.000154544" calcext:value-type="float">
            <text:p>0.000154544</text:p>
          </table:table-cell>
          <table:table-cell office:value-type="float" office:value="-0.997027" calcext:value-type="float">
            <text:p>-0.997027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15.8183" calcext:value-type="float">
            <text:p>15.8183</text:p>
          </table:table-cell>
          <table:table-cell office:value-type="float" office:value="0.994066" calcext:value-type="float">
            <text:p>0.994066</text:p>
          </table:table-cell>
          <table:table-cell office:value-type="float" office:value="250.228" calcext:value-type="float">
            <text:p>250.228</text:p>
          </table:table-cell>
          <table:table-cell office:value-type="float" office:value="0.988179" calcext:value-type="float">
            <text:p>0.988179</text:p>
          </table:table-cell>
          <table:table-cell office:value-type="float" office:value="0.00702671" calcext:value-type="float">
            <text:p>0.00702671</text:p>
          </table:table-cell>
          <table:table-cell office:value-type="float" office:value="2485.17" calcext:value-type="float">
            <text:p>2485.17</text:p>
          </table:table-cell>
          <table:table-cell office:value-type="float" office:value="0.000107323" calcext:value-type="float">
            <text:p>0.000107323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1" calcext:value-type="float">
            <text:p>21</text:p>
          </table:table-cell>
          <table:table-cell office:value-type="float" office:value="-3.9772" calcext:value-type="float">
            <text:p>-3.9772</text:p>
          </table:table-cell>
          <table:table-cell office:value-type="float" office:value="0.000154758" calcext:value-type="float">
            <text:p>0.000154758</text:p>
          </table:table-cell>
          <table:table-cell office:value-type="float" office:value="-0.997027" calcext:value-type="float">
            <text:p>-0.997027</text:p>
          </table:table-cell>
          <table:table-cell office:value-type="float" office:value="0.997027" calcext:value-type="float">
            <text:p>0.997027</text:p>
          </table:table-cell>
          <table:table-cell office:value-type="float" office:value="15.8183" calcext:value-type="float">
            <text:p>15.8183</text:p>
          </table:table-cell>
          <table:table-cell office:value-type="float" office:value="0.994065" calcext:value-type="float">
            <text:p>0.994065</text:p>
          </table:table-cell>
          <table:table-cell office:value-type="float" office:value="250.227" calcext:value-type="float">
            <text:p>250.227</text:p>
          </table:table-cell>
          <table:table-cell office:value-type="float" office:value="0.988176" calcext:value-type="float">
            <text:p>0.988176</text:p>
          </table:table-cell>
          <table:table-cell office:value-type="float" office:value="0.00704621" calcext:value-type="float">
            <text:p>0.00704621</text:p>
          </table:table-cell>
          <table:table-cell office:value-type="float" office:value="2485.16" calcext:value-type="float">
            <text:p>2485.16</text:p>
          </table:table-cell>
          <table:table-cell office:value-type="float" office:value="0.000107471" calcext:value-type="float">
            <text:p>0.00010747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-1.504" calcext:value-type="float">
            <text:p>-1.5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12" calcext:value-type="float">
            <text:p>0.0512</text:p>
          </table:table-cell>
          <table:table-cell office:value-type="float" office:value="2.26202" calcext:value-type="float">
            <text:p>2.26202</text:p>
          </table:table-cell>
          <table:table-cell office:value-type="float" office:value="0.00262144" calcext:value-type="float">
            <text:p>0.00262144</text:p>
          </table:table-cell>
          <table:table-cell office:value-type="float" office:value="5.11672" calcext:value-type="float">
            <text:p>5.11672</text:p>
          </table:table-cell>
          <table:table-cell office:value-type="float" office:value="0.00000687195" calcext:value-type="float">
            <text:p>6.87195E-06</text:p>
          </table:table-cell>
          <table:table-cell office:value-type="float" office:value="1.99365" calcext:value-type="float">
            <text:p>1.99365</text:p>
          </table:table-cell>
          <table:table-cell office:value-type="float" office:value="6.5536" calcext:value-type="float">
            <text:p>6.553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-2.6384" calcext:value-type="float">
            <text:p>-2.6384</text:p>
          </table:table-cell>
          <table:table-cell office:value-type="float" office:value="0.0568346" calcext:value-type="float">
            <text:p>0.0568346</text:p>
          </table:table-cell>
          <table:table-cell table:number-columns-repeated="2" office:value-type="float" office:value="0.1392" calcext:value-type="float">
            <text:p>0.1392</text:p>
          </table:table-cell>
          <table:table-cell office:value-type="float" office:value="7.01799" calcext:value-type="float">
            <text:p>7.01799</text:p>
          </table:table-cell>
          <table:table-cell office:value-type="float" office:value="0.0197766" calcext:value-type="float">
            <text:p>0.0197766</text:p>
          </table:table-cell>
          <table:table-cell office:value-type="float" office:value="50.8347" calcext:value-type="float">
            <text:p>50.8347</text:p>
          </table:table-cell>
          <table:table-cell office:value-type="float" office:value="0.000422118" calcext:value-type="float">
            <text:p>0.000422118</text:p>
          </table:table-cell>
          <table:table-cell office:value-type="float" office:value="2.62897" calcext:value-type="float">
            <text:p>2.62897</text:p>
          </table:table-cell>
          <table:table-cell office:value-type="float" office:value="49.4416" calcext:value-type="float">
            <text:p>49.4416</text:p>
          </table:table-cell>
          <table:table-cell office:value-type="float" office:value="0.0336299" calcext:value-type="float">
            <text:p>0.0336299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-3.228" calcext:value-type="float">
            <text:p>-3.228</text:p>
          </table:table-cell>
          <table:table-cell office:value-type="float" office:value="0.0152902" calcext:value-type="float">
            <text:p>0.0152902</text:p>
          </table:table-cell>
          <table:table-cell table:number-columns-repeated="2" office:value-type="float" office:value="0.1426" calcext:value-type="float">
            <text:p>0.1426</text:p>
          </table:table-cell>
          <table:table-cell office:value-type="float" office:value="10.4353" calcext:value-type="float">
            <text:p>10.4353</text:p>
          </table:table-cell>
          <table:table-cell office:value-type="float" office:value="0.0204491" calcext:value-type="float">
            <text:p>0.0204491</text:p>
          </table:table-cell>
          <table:table-cell office:value-type="float" office:value="109.523" calcext:value-type="float">
            <text:p>109.523</text:p>
          </table:table-cell>
          <table:table-cell office:value-type="float" office:value="0.000427506" calcext:value-type="float">
            <text:p>0.000427506</text:p>
          </table:table-cell>
          <table:table-cell office:value-type="float" office:value="2.27833" calcext:value-type="float">
            <text:p>2.27833</text:p>
          </table:table-cell>
          <table:table-cell office:value-type="float" office:value="51.1228" calcext:value-type="float">
            <text:p>51.1228</text:p>
          </table:table-cell>
          <table:table-cell office:value-type="float" office:value="0.00904748" calcext:value-type="float">
            <text:p>0.00904748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-3.5392" calcext:value-type="float">
            <text:p>-3.5392</text:p>
          </table:table-cell>
          <table:table-cell office:value-type="float" office:value="0.0020352" calcext:value-type="float">
            <text:p>0.0020352</text:p>
          </table:table-cell>
          <table:table-cell table:number-columns-repeated="2" office:value-type="float" office:value="0.0869" calcext:value-type="float">
            <text:p>0.0869</text:p>
          </table:table-cell>
          <table:table-cell office:value-type="float" office:value="12.528" calcext:value-type="float">
            <text:p>12.528</text:p>
          </table:table-cell>
          <table:table-cell office:value-type="float" office:value="0.00801112" calcext:value-type="float">
            <text:p>0.00801112</text:p>
          </table:table-cell>
          <table:table-cell office:value-type="float" office:value="157.052" calcext:value-type="float">
            <text:p>157.052</text:p>
          </table:table-cell>
          <table:table-cell office:value-type="float" office:value="0.0000791802" calcext:value-type="float">
            <text:p>7.91802E-05</text:p>
          </table:table-cell>
          <table:table-cell office:value-type="float" office:value="8.38668" calcext:value-type="float">
            <text:p>8.38668</text:p>
          </table:table-cell>
          <table:table-cell office:value-type="float" office:value="20.0278" calcext:value-type="float">
            <text:p>20.0278</text:p>
          </table:table-cell>
          <table:table-cell office:value-type="float" office:value="0.00120426" calcext:value-type="float">
            <text:p>0.00120426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office:value-type="float" office:value="-3.6252" calcext:value-type="float">
            <text:p>-3.6252</text:p>
          </table:table-cell>
          <table:table-cell office:value-type="float" office:value="0.00096752" calcext:value-type="float">
            <text:p>0.00096752</text:p>
          </table:table-cell>
          <table:table-cell table:number-columns-repeated="2" office:value-type="float" office:value="0.1635" calcext:value-type="float">
            <text:p>0.1635</text:p>
          </table:table-cell>
          <table:table-cell office:value-type="float" office:value="13.143" calcext:value-type="float">
            <text:p>13.143</text:p>
          </table:table-cell>
          <table:table-cell office:value-type="float" office:value="0.0345259" calcext:value-type="float">
            <text:p>0.0345259</text:p>
          </table:table-cell>
          <table:table-cell office:value-type="float" office:value="172.79" calcext:value-type="float">
            <text:p>172.79</text:p>
          </table:table-cell>
          <table:table-cell office:value-type="float" office:value="0.00202868" calcext:value-type="float">
            <text:p>0.00202868</text:p>
          </table:table-cell>
          <table:table-cell office:value-type="float" office:value="20.5313" calcext:value-type="float">
            <text:p>20.5313</text:p>
          </table:table-cell>
          <table:table-cell office:value-type="float" office:value="86.3148" calcext:value-type="float">
            <text:p>86.3148</text:p>
          </table:table-cell>
          <table:table-cell office:value-type="float" office:value="0.000572497" calcext:value-type="float">
            <text:p>0.000572497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5" calcext:value-type="float">
            <text:p>5</text:p>
          </table:table-cell>
          <table:table-cell office:value-type="float" office:value="-3.7014" calcext:value-type="float">
            <text:p>-3.7014</text:p>
          </table:table-cell>
          <table:table-cell office:value-type="float" office:value="0.00018716" calcext:value-type="float">
            <text:p>0.00018716</text:p>
          </table:table-cell>
          <table:table-cell table:number-columns-repeated="2" office:value-type="float" office:value="0.273075" calcext:value-type="float">
            <text:p>0.273075</text:p>
          </table:table-cell>
          <table:table-cell office:value-type="float" office:value="13.7005" calcext:value-type="float">
            <text:p>13.7005</text:p>
          </table:table-cell>
          <table:table-cell office:value-type="float" office:value="0.0754622" calcext:value-type="float">
            <text:p>0.0754622</text:p>
          </table:table-cell>
          <table:table-cell office:value-type="float" office:value="187.715" calcext:value-type="float">
            <text:p>187.715</text:p>
          </table:table-cell>
          <table:table-cell office:value-type="float" office:value="0.00596925" calcext:value-type="float">
            <text:p>0.00596925</text:p>
          </table:table-cell>
          <table:table-cell office:value-type="float" office:value="28.3691" calcext:value-type="float">
            <text:p>28.3691</text:p>
          </table:table-cell>
          <table:table-cell office:value-type="float" office:value="188.656" calcext:value-type="float">
            <text:p>188.656</text:p>
          </table:table-cell>
          <table:table-cell office:value-type="float" office:value="0.000110746" calcext:value-type="float">
            <text:p>0.000110746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office:value-type="float" office:value="-3.73155" calcext:value-type="float">
            <text:p>-3.73155</text:p>
          </table:table-cell>
          <table:table-cell office:value-type="float" office:value="0.000326118" calcext:value-type="float">
            <text:p>0.000326118</text:p>
          </table:table-cell>
          <table:table-cell table:number-columns-repeated="2" office:value-type="float" office:value="0.349475" calcext:value-type="float">
            <text:p>0.349475</text:p>
          </table:table-cell>
          <table:table-cell office:value-type="float" office:value="13.9248" calcext:value-type="float">
            <text:p>13.9248</text:p>
          </table:table-cell>
          <table:table-cell office:value-type="float" office:value="0.124134" calcext:value-type="float">
            <text:p>0.124134</text:p>
          </table:table-cell>
          <table:table-cell office:value-type="float" office:value="193.918" calcext:value-type="float">
            <text:p>193.918</text:p>
          </table:table-cell>
          <table:table-cell office:value-type="float" office:value="0.0164232" calcext:value-type="float">
            <text:p>0.0164232</text:p>
          </table:table-cell>
          <table:table-cell office:value-type="float" office:value="8.52759" calcext:value-type="float">
            <text:p>8.52759</text:p>
          </table:table-cell>
          <table:table-cell office:value-type="float" office:value="310.336" calcext:value-type="float">
            <text:p>310.336</text:p>
          </table:table-cell>
          <table:table-cell office:value-type="float" office:value="0.000192969" calcext:value-type="float">
            <text:p>0.000192969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-3.72733" calcext:value-type="float">
            <text:p>-3.72733</text:p>
          </table:table-cell>
          <table:table-cell office:value-type="float" office:value="0.000432104" calcext:value-type="float">
            <text:p>0.000432104</text:p>
          </table:table-cell>
          <table:table-cell table:number-columns-repeated="2" office:value-type="float" office:value="0.398931" calcext:value-type="float">
            <text:p>0.398931</text:p>
          </table:table-cell>
          <table:table-cell office:value-type="float" office:value="13.8934" calcext:value-type="float">
            <text:p>13.8934</text:p>
          </table:table-cell>
          <table:table-cell office:value-type="float" office:value="0.164405" calcext:value-type="float">
            <text:p>0.164405</text:p>
          </table:table-cell>
          <table:table-cell office:value-type="float" office:value="193.05" calcext:value-type="float">
            <text:p>193.05</text:p>
          </table:table-cell>
          <table:table-cell office:value-type="float" office:value="0.0300868" calcext:value-type="float">
            <text:p>0.0300868</text:p>
          </table:table-cell>
          <table:table-cell office:value-type="float" office:value="4.14063" calcext:value-type="float">
            <text:p>4.14063</text:p>
          </table:table-cell>
          <table:table-cell office:value-type="float" office:value="411.014" calcext:value-type="float">
            <text:p>411.014</text:p>
          </table:table-cell>
          <table:table-cell office:value-type="float" office:value="0.000255683" calcext:value-type="float">
            <text:p>0.000255683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-3.80209" calcext:value-type="float">
            <text:p>-3.80209</text:p>
          </table:table-cell>
          <table:table-cell office:value-type="float" office:value="0.0116315" calcext:value-type="float">
            <text:p>0.0116315</text:p>
          </table:table-cell>
          <table:table-cell table:number-columns-repeated="2" office:value-type="float" office:value="0.699356" calcext:value-type="float">
            <text:p>0.699356</text:p>
          </table:table-cell>
          <table:table-cell office:value-type="float" office:value="14.4675" calcext:value-type="float">
            <text:p>14.4675</text:p>
          </table:table-cell>
          <table:table-cell office:value-type="float" office:value="0.544649" calcext:value-type="float">
            <text:p>0.544649</text:p>
          </table:table-cell>
          <table:table-cell office:value-type="float" office:value="209.994" calcext:value-type="float">
            <text:p>209.994</text:p>
          </table:table-cell>
          <table:table-cell office:value-type="float" office:value="0.405963" calcext:value-type="float">
            <text:p>0.405963</text:p>
          </table:table-cell>
          <table:table-cell office:value-type="float" office:value="3.64945" calcext:value-type="float">
            <text:p>3.64945</text:p>
          </table:table-cell>
          <table:table-cell office:value-type="float" office:value="1361.62" calcext:value-type="float">
            <text:p>1361.62</text:p>
          </table:table-cell>
          <table:table-cell office:value-type="float" office:value="0.00688253" calcext:value-type="float">
            <text:p>0.00688253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9" calcext:value-type="float">
            <text:p>9</text:p>
          </table:table-cell>
          <table:table-cell office:value-type="float" office:value="-3.96016" calcext:value-type="float">
            <text:p>-3.96016</text:p>
          </table:table-cell>
          <table:table-cell office:value-type="float" office:value="0.000300294" calcext:value-type="float">
            <text:p>0.000300294</text:p>
          </table:table-cell>
          <table:table-cell table:number-columns-repeated="2" office:value-type="float" office:value="0.994719" calcext:value-type="float">
            <text:p>0.994719</text:p>
          </table:table-cell>
          <table:table-cell office:value-type="float" office:value="15.6832" calcext:value-type="float">
            <text:p>15.6832</text:p>
          </table:table-cell>
          <table:table-cell office:value-type="float" office:value="0.989471" calcext:value-type="float">
            <text:p>0.989471</text:p>
          </table:table-cell>
          <table:table-cell office:value-type="float" office:value="245.981" calcext:value-type="float">
            <text:p>245.981</text:p>
          </table:table-cell>
          <table:table-cell office:value-type="float" office:value="0.979076" calcext:value-type="float">
            <text:p>0.979076</text:p>
          </table:table-cell>
          <table:table-cell office:value-type="float" office:value="0.0138576" calcext:value-type="float">
            <text:p>0.0138576</text:p>
          </table:table-cell>
          <table:table-cell office:value-type="float" office:value="2473.68" calcext:value-type="float">
            <text:p>2473.68</text:p>
          </table:table-cell>
          <table:table-cell office:value-type="float" office:value="0.000177689" calcext:value-type="float">
            <text:p>0.000177689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0" calcext:value-type="float">
            <text:p>10</text:p>
          </table:table-cell>
          <table:table-cell office:value-type="float" office:value="-3.96032" calcext:value-type="float">
            <text:p>-3.96032</text:p>
          </table:table-cell>
          <table:table-cell office:value-type="float" office:value="0.00029242" calcext:value-type="float">
            <text:p>0.00029242</text:p>
          </table:table-cell>
          <table:table-cell table:number-columns-repeated="2" office:value-type="float" office:value="0.994752" calcext:value-type="float">
            <text:p>0.994752</text:p>
          </table:table-cell>
          <table:table-cell office:value-type="float" office:value="15.6844" calcext:value-type="float">
            <text:p>15.6844</text:p>
          </table:table-cell>
          <table:table-cell office:value-type="float" office:value="0.989538" calcext:value-type="float">
            <text:p>0.989538</text:p>
          </table:table-cell>
          <table:table-cell office:value-type="float" office:value="246.018" calcext:value-type="float">
            <text:p>246.018</text:p>
          </table:table-cell>
          <table:table-cell office:value-type="float" office:value="0.979207" calcext:value-type="float">
            <text:p>0.979207</text:p>
          </table:table-cell>
          <table:table-cell office:value-type="float" office:value="0.0131259" calcext:value-type="float">
            <text:p>0.0131259</text:p>
          </table:table-cell>
          <table:table-cell office:value-type="float" office:value="2473.84" calcext:value-type="float">
            <text:p>2473.84</text:p>
          </table:table-cell>
          <table:table-cell office:value-type="float" office:value="0.00017303" calcext:value-type="float">
            <text:p>0.00017303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" calcext:value-type="float">
            <text:p>11</text:p>
          </table:table-cell>
          <table:table-cell office:value-type="float" office:value="-3.96129" calcext:value-type="float">
            <text:p>-3.96129</text:p>
          </table:table-cell>
          <table:table-cell office:value-type="float" office:value="0.000262336" calcext:value-type="float">
            <text:p>0.000262336</text:p>
          </table:table-cell>
          <table:table-cell table:number-columns-repeated="2" office:value-type="float" office:value="0.99487" calcext:value-type="float">
            <text:p>0.99487</text:p>
          </table:table-cell>
          <table:table-cell office:value-type="float" office:value="15.6921" calcext:value-type="float">
            <text:p>15.6921</text:p>
          </table:table-cell>
          <table:table-cell office:value-type="float" office:value="0.98977" calcext:value-type="float">
            <text:p>0.98977</text:p>
          </table:table-cell>
          <table:table-cell office:value-type="float" office:value="246.259" calcext:value-type="float">
            <text:p>246.259</text:p>
          </table:table-cell>
          <table:table-cell office:value-type="float" office:value="0.979666" calcext:value-type="float">
            <text:p>0.979666</text:p>
          </table:table-cell>
          <table:table-cell office:value-type="float" office:value="0.012925" calcext:value-type="float">
            <text:p>0.012925</text:p>
          </table:table-cell>
          <table:table-cell office:value-type="float" office:value="2474.43" calcext:value-type="float">
            <text:p>2474.43</text:p>
          </table:table-cell>
          <table:table-cell office:value-type="float" office:value="0.000155229" calcext:value-type="float">
            <text:p>0.000155229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</text:p>
          </table:table-cell>
          <table:table-cell office:value-type="float" office:value="-3.96021" calcext:value-type="float">
            <text:p>-3.96021</text:p>
          </table:table-cell>
          <table:table-cell office:value-type="float" office:value="0.000279151" calcext:value-type="float">
            <text:p>0.000279151</text:p>
          </table:table-cell>
          <table:table-cell table:number-columns-repeated="2" office:value-type="float" office:value="0.994729" calcext:value-type="float">
            <text:p>0.994729</text:p>
          </table:table-cell>
          <table:table-cell office:value-type="float" office:value="15.6835" calcext:value-type="float">
            <text:p>15.6835</text:p>
          </table:table-cell>
          <table:table-cell office:value-type="float" office:value="0.989492" calcext:value-type="float">
            <text:p>0.989492</text:p>
          </table:table-cell>
          <table:table-cell office:value-type="float" office:value="245.991" calcext:value-type="float">
            <text:p>245.991</text:p>
          </table:table-cell>
          <table:table-cell office:value-type="float" office:value="0.979116" calcext:value-type="float">
            <text:p>0.979116</text:p>
          </table:table-cell>
          <table:table-cell office:value-type="float" office:value="0.0131572" calcext:value-type="float">
            <text:p>0.0131572</text:p>
          </table:table-cell>
          <table:table-cell office:value-type="float" office:value="2473.73" calcext:value-type="float">
            <text:p>2473.73</text:p>
          </table:table-cell>
          <table:table-cell office:value-type="float" office:value="0.000165178" calcext:value-type="float">
            <text:p>0.000165178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" calcext:value-type="float">
            <text:p>13</text:p>
          </table:table-cell>
          <table:table-cell office:value-type="float" office:value="-3.96038" calcext:value-type="float">
            <text:p>-3.96038</text:p>
          </table:table-cell>
          <table:table-cell office:value-type="float" office:value="0.000275774" calcext:value-type="float">
            <text:p>0.000275774</text:p>
          </table:table-cell>
          <table:table-cell table:number-columns-repeated="2" office:value-type="float" office:value="0.994741" calcext:value-type="float">
            <text:p>0.994741</text:p>
          </table:table-cell>
          <table:table-cell office:value-type="float" office:value="15.6849" calcext:value-type="float">
            <text:p>15.6849</text:p>
          </table:table-cell>
          <table:table-cell office:value-type="float" office:value="0.989516" calcext:value-type="float">
            <text:p>0.989516</text:p>
          </table:table-cell>
          <table:table-cell office:value-type="float" office:value="246.033" calcext:value-type="float">
            <text:p>246.033</text:p>
          </table:table-cell>
          <table:table-cell office:value-type="float" office:value="0.979162" calcext:value-type="float">
            <text:p>0.979162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2473.79" calcext:value-type="float">
            <text:p>2473.79</text:p>
          </table:table-cell>
          <table:table-cell office:value-type="float" office:value="0.00016318" calcext:value-type="float">
            <text:p>0.00016318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4" calcext:value-type="float">
            <text:p>14</text:p>
          </table:table-cell>
          <table:table-cell office:value-type="float" office:value="-3.96026" calcext:value-type="float">
            <text:p>-3.96026</text:p>
          </table:table-cell>
          <table:table-cell office:value-type="float" office:value="0.00027586" calcext:value-type="float">
            <text:p>0.00027586</text:p>
          </table:table-cell>
          <table:table-cell table:number-columns-repeated="2" office:value-type="float" office:value="0.994729" calcext:value-type="float">
            <text:p>0.994729</text:p>
          </table:table-cell>
          <table:table-cell office:value-type="float" office:value="15.6839" calcext:value-type="float">
            <text:p>15.6839</text:p>
          </table:table-cell>
          <table:table-cell office:value-type="float" office:value="0.989492" calcext:value-type="float">
            <text:p>0.989492</text:p>
          </table:table-cell>
          <table:table-cell office:value-type="float" office:value="246.002" calcext:value-type="float">
            <text:p>246.002</text:p>
          </table:table-cell>
          <table:table-cell office:value-type="float" office:value="0.979115" calcext:value-type="float">
            <text:p>0.979115</text:p>
          </table:table-cell>
          <table:table-cell office:value-type="float" office:value="0.0133412" calcext:value-type="float">
            <text:p>0.0133412</text:p>
          </table:table-cell>
          <table:table-cell office:value-type="float" office:value="2473.73" calcext:value-type="float">
            <text:p>2473.73</text:p>
          </table:table-cell>
          <table:table-cell office:value-type="float" office:value="0.000163231" calcext:value-type="float">
            <text:p>0.000163231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5" calcext:value-type="float">
            <text:p>15</text:p>
          </table:table-cell>
          <table:table-cell office:value-type="float" office:value="-3.96062" calcext:value-type="float">
            <text:p>-3.96062</text:p>
          </table:table-cell>
          <table:table-cell office:value-type="float" office:value="0.000276142" calcext:value-type="float">
            <text:p>0.000276142</text:p>
          </table:table-cell>
          <table:table-cell table:number-columns-repeated="2" office:value-type="float" office:value="0.994786" calcext:value-type="float">
            <text:p>0.994786</text:p>
          </table:table-cell>
          <table:table-cell office:value-type="float" office:value="15.6868" calcext:value-type="float">
            <text:p>15.6868</text:p>
          </table:table-cell>
          <table:table-cell office:value-type="float" office:value="0.989604" calcext:value-type="float">
            <text:p>0.989604</text:p>
          </table:table-cell>
          <table:table-cell office:value-type="float" office:value="246.092" calcext:value-type="float">
            <text:p>246.092</text:p>
          </table:table-cell>
          <table:table-cell office:value-type="float" office:value="0.979338" calcext:value-type="float">
            <text:p>0.979338</text:p>
          </table:table-cell>
          <table:table-cell office:value-type="float" office:value="0.0130175" calcext:value-type="float">
            <text:p>0.0130175</text:p>
          </table:table-cell>
          <table:table-cell office:value-type="float" office:value="2474.01" calcext:value-type="float">
            <text:p>2474.01</text:p>
          </table:table-cell>
          <table:table-cell office:value-type="float" office:value="0.000163397" calcext:value-type="float">
            <text:p>0.000163397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-3.96054" calcext:value-type="float">
            <text:p>-3.96054</text:p>
          </table:table-cell>
          <table:table-cell office:value-type="float" office:value="0.000272466" calcext:value-type="float">
            <text:p>0.000272466</text:p>
          </table:table-cell>
          <table:table-cell table:number-columns-repeated="2" office:value-type="float" office:value="0.994772" calcext:value-type="float">
            <text:p>0.994772</text:p>
          </table:table-cell>
          <table:table-cell office:value-type="float" office:value="15.6861" calcext:value-type="float">
            <text:p>15.6861</text:p>
          </table:table-cell>
          <table:table-cell office:value-type="float" office:value="0.989577" calcext:value-type="float">
            <text:p>0.989577</text:p>
          </table:table-cell>
          <table:table-cell office:value-type="float" office:value="246.071" calcext:value-type="float">
            <text:p>246.071</text:p>
          </table:table-cell>
          <table:table-cell office:value-type="float" office:value="0.979283" calcext:value-type="float">
            <text:p>0.979283</text:p>
          </table:table-cell>
          <table:table-cell office:value-type="float" office:value="0.0132462" calcext:value-type="float">
            <text:p>0.0132462</text:p>
          </table:table-cell>
          <table:table-cell office:value-type="float" office:value="2473.94" calcext:value-type="float">
            <text:p>2473.94</text:p>
          </table:table-cell>
          <table:table-cell office:value-type="float" office:value="0.000161222" calcext:value-type="float">
            <text:p>0.000161222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7" calcext:value-type="float">
            <text:p>17</text:p>
          </table:table-cell>
          <table:table-cell office:value-type="float" office:value="-3.96057" calcext:value-type="float">
            <text:p>-3.96057</text:p>
          </table:table-cell>
          <table:table-cell office:value-type="float" office:value="0.000272649" calcext:value-type="float">
            <text:p>0.000272649</text:p>
          </table:table-cell>
          <table:table-cell table:number-columns-repeated="2" office:value-type="float" office:value="0.994778" calcext:value-type="float">
            <text:p>0.994778</text:p>
          </table:table-cell>
          <table:table-cell office:value-type="float" office:value="15.6864" calcext:value-type="float">
            <text:p>15.6864</text:p>
          </table:table-cell>
          <table:table-cell office:value-type="float" office:value="0.989589" calcext:value-type="float">
            <text:p>0.989589</text:p>
          </table:table-cell>
          <table:table-cell office:value-type="float" office:value="246.08" calcext:value-type="float">
            <text:p>246.08</text:p>
          </table:table-cell>
          <table:table-cell office:value-type="float" office:value="0.979308" calcext:value-type="float">
            <text:p>0.979308</text:p>
          </table:table-cell>
          <table:table-cell office:value-type="float" office:value="0.0131255" calcext:value-type="float">
            <text:p>0.0131255</text:p>
          </table:table-cell>
          <table:table-cell office:value-type="float" office:value="2473.97" calcext:value-type="float">
            <text:p>2473.97</text:p>
          </table:table-cell>
          <table:table-cell office:value-type="float" office:value="0.000161331" calcext:value-type="float">
            <text:p>0.000161331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8" calcext:value-type="float">
            <text:p>18</text:p>
          </table:table-cell>
          <table:table-cell office:value-type="float" office:value="-3.96051" calcext:value-type="float">
            <text:p>-3.96051</text:p>
          </table:table-cell>
          <table:table-cell office:value-type="float" office:value="0.000272962" calcext:value-type="float">
            <text:p>0.000272962</text:p>
          </table:table-cell>
          <table:table-cell table:number-columns-repeated="2" office:value-type="float" office:value="0.99477" calcext:value-type="float">
            <text:p>0.99477</text:p>
          </table:table-cell>
          <table:table-cell office:value-type="float" office:value="15.6859" calcext:value-type="float">
            <text:p>15.6859</text:p>
          </table:table-cell>
          <table:table-cell office:value-type="float" office:value="0.989572" calcext:value-type="float">
            <text:p>0.989572</text:p>
          </table:table-cell>
          <table:table-cell office:value-type="float" office:value="246.066" calcext:value-type="float">
            <text:p>246.066</text:p>
          </table:table-cell>
          <table:table-cell office:value-type="float" office:value="0.979274" calcext:value-type="float">
            <text:p>0.979274</text:p>
          </table:table-cell>
          <table:table-cell office:value-type="float" office:value="0.0131882" calcext:value-type="float">
            <text:p>0.0131882</text:p>
          </table:table-cell>
          <table:table-cell office:value-type="float" office:value="2473.93" calcext:value-type="float">
            <text:p>2473.93</text:p>
          </table:table-cell>
          <table:table-cell office:value-type="float" office:value="0.000161516" calcext:value-type="float">
            <text:p>0.000161516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9" calcext:value-type="float">
            <text:p>19</text:p>
          </table:table-cell>
          <table:table-cell office:value-type="float" office:value="-3.96048" calcext:value-type="float">
            <text:p>-3.96048</text:p>
          </table:table-cell>
          <table:table-cell office:value-type="float" office:value="0.000274067" calcext:value-type="float">
            <text:p>0.000274067</text:p>
          </table:table-cell>
          <table:table-cell table:number-columns-repeated="2" office:value-type="float" office:value="0.994766" calcext:value-type="float">
            <text:p>0.994766</text:p>
          </table:table-cell>
          <table:table-cell office:value-type="float" office:value="15.6857" calcext:value-type="float">
            <text:p>15.6857</text:p>
          </table:table-cell>
          <table:table-cell office:value-type="float" office:value="0.989565" calcext:value-type="float">
            <text:p>0.989565</text:p>
          </table:table-cell>
          <table:table-cell office:value-type="float" office:value="246.058" calcext:value-type="float">
            <text:p>246.058</text:p>
          </table:table-cell>
          <table:table-cell office:value-type="float" office:value="0.979259" calcext:value-type="float">
            <text:p>0.979259</text:p>
          </table:table-cell>
          <table:table-cell office:value-type="float" office:value="0.0132157" calcext:value-type="float">
            <text:p>0.0132157</text:p>
          </table:table-cell>
          <table:table-cell office:value-type="float" office:value="2473.91" calcext:value-type="float">
            <text:p>2473.91</text:p>
          </table:table-cell>
          <table:table-cell office:value-type="float" office:value="0.00016217" calcext:value-type="float">
            <text:p>0.00016217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0" calcext:value-type="float">
            <text:p>20</text:p>
          </table:table-cell>
          <table:table-cell office:value-type="float" office:value="-3.96053" calcext:value-type="float">
            <text:p>-3.96053</text:p>
          </table:table-cell>
          <table:table-cell office:value-type="float" office:value="0.000272847" calcext:value-type="float">
            <text:p>0.000272847</text:p>
          </table:table-cell>
          <table:table-cell table:number-columns-repeated="2" office:value-type="float" office:value="0.994773" calcext:value-type="float">
            <text:p>0.994773</text:p>
          </table:table-cell>
          <table:table-cell office:value-type="float" office:value="15.686" calcext:value-type="float">
            <text:p>15.686</text:p>
          </table:table-cell>
          <table:table-cell office:value-type="float" office:value="0.989578" calcext:value-type="float">
            <text:p>0.989578</text:p>
          </table:table-cell>
          <table:table-cell office:value-type="float" office:value="246.069" calcext:value-type="float">
            <text:p>246.069</text:p>
          </table:table-cell>
          <table:table-cell office:value-type="float" office:value="0.979285" calcext:value-type="float">
            <text:p>0.979285</text:p>
          </table:table-cell>
          <table:table-cell office:value-type="float" office:value="0.0131764" calcext:value-type="float">
            <text:p>0.0131764</text:p>
          </table:table-cell>
          <table:table-cell office:value-type="float" office:value="2473.94" calcext:value-type="float">
            <text:p>2473.94</text:p>
          </table:table-cell>
          <table:table-cell office:value-type="float" office:value="0.000161448" calcext:value-type="float">
            <text:p>0.000161448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1" calcext:value-type="float">
            <text:p>21</text:p>
          </table:table-cell>
          <table:table-cell office:value-type="float" office:value="-3.9605" calcext:value-type="float">
            <text:p>-3.9605</text:p>
          </table:table-cell>
          <table:table-cell office:value-type="float" office:value="0.000273438" calcext:value-type="float">
            <text:p>0.000273438</text:p>
          </table:table-cell>
          <table:table-cell table:number-columns-repeated="2" office:value-type="float" office:value="0.994769" calcext:value-type="float">
            <text:p>0.994769</text:p>
          </table:table-cell>
          <table:table-cell office:value-type="float" office:value="15.6859" calcext:value-type="float">
            <text:p>15.6859</text:p>
          </table:table-cell>
          <table:table-cell office:value-type="float" office:value="0.98957" calcext:value-type="float">
            <text:p>0.98957</text:p>
          </table:table-cell>
          <table:table-cell office:value-type="float" office:value="246.063" calcext:value-type="float">
            <text:p>246.063</text:p>
          </table:table-cell>
          <table:table-cell office:value-type="float" office:value="0.979271" calcext:value-type="float">
            <text:p>0.979271</text:p>
          </table:table-cell>
          <table:table-cell office:value-type="float" office:value="0.0131943" calcext:value-type="float">
            <text:p>0.0131943</text:p>
          </table:table-cell>
          <table:table-cell office:value-type="float" office:value="2473.93" calcext:value-type="float">
            <text:p>2473.93</text:p>
          </table:table-cell>
          <table:table-cell office:value-type="float" office:value="0.000161798" calcext:value-type="float">
            <text:p>0.000161798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2" calcext:value-type="float">
            <text:p>22</text:p>
          </table:table-cell>
          <table:table-cell office:value-type="float" office:value="-3.96053" calcext:value-type="float">
            <text:p>-3.96053</text:p>
          </table:table-cell>
          <table:table-cell office:value-type="float" office:value="0.000272809" calcext:value-type="float">
            <text:p>0.000272809</text:p>
          </table:table-cell>
          <table:table-cell table:number-columns-repeated="2" office:value-type="float" office:value="0.994773" calcext:value-type="float">
            <text:p>0.994773</text:p>
          </table:table-cell>
          <table:table-cell office:value-type="float" office:value="15.6861" calcext:value-type="float">
            <text:p>15.6861</text:p>
          </table:table-cell>
          <table:table-cell office:value-type="float" office:value="0.989578" calcext:value-type="float">
            <text:p>0.989578</text:p>
          </table:table-cell>
          <table:table-cell office:value-type="float" office:value="246.069" calcext:value-type="float">
            <text:p>246.069</text:p>
          </table:table-cell>
          <table:table-cell office:value-type="float" office:value="0.979285" calcext:value-type="float">
            <text:p>0.979285</text:p>
          </table:table-cell>
          <table:table-cell office:value-type="float" office:value="0.0132042" calcext:value-type="float">
            <text:p>0.0132042</text:p>
          </table:table-cell>
          <table:table-cell office:value-type="float" office:value="2473.94" calcext:value-type="float">
            <text:p>2473.94</text:p>
          </table:table-cell>
          <table:table-cell office:value-type="float" office:value="0.000161425" calcext:value-type="float">
            <text:p>0.00016142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392" calcext:value-type="float">
            <text:p>-1.3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84" calcext:value-type="float">
            <text:p>0.0384</text:p>
          </table:table-cell>
          <table:table-cell office:value-type="float" office:value="1.93766" calcext:value-type="float">
            <text:p>1.93766</text:p>
          </table:table-cell>
          <table:table-cell office:value-type="float" office:value="0.00147456" calcext:value-type="float">
            <text:p>0.00147456</text:p>
          </table:table-cell>
          <table:table-cell office:value-type="float" office:value="3.75454" calcext:value-type="float">
            <text:p>3.75454</text:p>
          </table:table-cell>
          <table:table-cell office:value-type="float" office:value="0.00000217433" calcext:value-type="float">
            <text:p>2.17433E-06</text:p>
          </table:table-cell>
          <table:table-cell office:value-type="float" office:value="37.3918" calcext:value-type="float">
            <text:p>37.3918</text:p>
          </table:table-cell>
          <table:table-cell office:value-type="float" office:value="3.6864" calcext:value-type="float">
            <text:p>3.686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-2.6048" calcext:value-type="float">
            <text:p>-2.6048</text:p>
          </table:table-cell>
          <table:table-cell office:value-type="float" office:value="0.0473498" calcext:value-type="float">
            <text:p>0.0473498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float" office:value="6.83233" calcext:value-type="float">
            <text:p>6.83233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47.9658" calcext:value-type="float">
            <text:p>47.9658</text:p>
          </table:table-cell>
          <table:table-cell office:value-type="float" office:value="0.00000835405" calcext:value-type="float">
            <text:p>8.35405E-06</text:p>
          </table:table-cell>
          <table:table-cell office:value-type="float" office:value="89.7888" calcext:value-type="float">
            <text:p>89.7888</text:p>
          </table:table-cell>
          <table:table-cell office:value-type="float" office:value="6.92" calcext:value-type="float">
            <text:p>6.92</text:p>
          </table:table-cell>
          <table:table-cell office:value-type="float" office:value="0.024158" calcext:value-type="float">
            <text:p>0.024158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-3.1992" calcext:value-type="float">
            <text:p>-3.1992</text:p>
          </table:table-cell>
          <table:table-cell office:value-type="float" office:value="0.0115424" calcext:value-type="float">
            <text:p>0.0115424</text:p>
          </table:table-cell>
          <table:table-cell table:number-columns-repeated="2" office:value-type="float" office:value="0.0122" calcext:value-type="float">
            <text:p>0.0122</text:p>
          </table:table-cell>
          <table:table-cell office:value-type="float" office:value="10.2464" calcext:value-type="float">
            <text:p>10.2464</text:p>
          </table:table-cell>
          <table:table-cell office:value-type="float" office:value="0.00074256" calcext:value-type="float">
            <text:p>0.00074256</text:p>
          </table:table-cell>
          <table:table-cell office:value-type="float" office:value="105.464" calcext:value-type="float">
            <text:p>105.464</text:p>
          </table:table-cell>
          <table:table-cell office:value-type="float" office:value="0.000000753995" calcext:value-type="float">
            <text:p>7.53995E-07</text:p>
          </table:table-cell>
          <table:table-cell office:value-type="float" office:value="185.667" calcext:value-type="float">
            <text:p>185.667</text:p>
          </table:table-cell>
          <table:table-cell office:value-type="float" office:value="1.8564" calcext:value-type="float">
            <text:p>1.8564</text:p>
          </table:table-cell>
          <table:table-cell office:value-type="float" office:value="0.00588898" calcext:value-type="float">
            <text:p>0.00588898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-3.4928" calcext:value-type="float">
            <text:p>-3.4928</text:p>
          </table:table-cell>
          <table:table-cell office:value-type="float" office:value="0.0041856" calcext:value-type="float">
            <text:p>0.0041856</text:p>
          </table:table-cell>
          <table:table-cell office:value-type="float" office:value="-0.0412" calcext:value-type="float">
            <text:p>-0.0412</text:p>
          </table:table-cell>
          <table:table-cell office:value-type="float" office:value="0.0412" calcext:value-type="float">
            <text:p>0.0412</text:p>
          </table:table-cell>
          <table:table-cell office:value-type="float" office:value="12.2038" calcext:value-type="float">
            <text:p>12.2038</text:p>
          </table:table-cell>
          <table:table-cell office:value-type="float" office:value="0.0022176" calcext:value-type="float">
            <text:p>0.0022176</text:p>
          </table:table-cell>
          <table:table-cell office:value-type="float" office:value="149.136" calcext:value-type="float">
            <text:p>149.136</text:p>
          </table:table-cell>
          <table:table-cell office:value-type="float" office:value="0.00000885225" calcext:value-type="float">
            <text:p>8.85225E-06</text:p>
          </table:table-cell>
          <table:table-cell office:value-type="float" office:value="440.173" calcext:value-type="float">
            <text:p>440.173</text:p>
          </table:table-cell>
          <table:table-cell office:value-type="float" office:value="5.544" calcext:value-type="float">
            <text:p>5.544</text:p>
          </table:table-cell>
          <table:table-cell office:value-type="float" office:value="0.00213551" calcext:value-type="float">
            <text:p>0.00213551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-3.6504" calcext:value-type="float">
            <text:p>-3.6504</text:p>
          </table:table-cell>
          <table:table-cell office:value-type="float" office:value="0.00084928" calcext:value-type="float">
            <text:p>0.00084928</text:p>
          </table:table-cell>
          <table:table-cell office:value-type="float" office:value="-0.13775" calcext:value-type="float">
            <text:p>-0.13775</text:p>
          </table:table-cell>
          <table:table-cell office:value-type="float" office:value="0.13775" calcext:value-type="float">
            <text:p>0.13775</text:p>
          </table:table-cell>
          <table:table-cell office:value-type="float" office:value="13.3263" calcext:value-type="float">
            <text:p>13.3263</text:p>
          </table:table-cell>
          <table:table-cell office:value-type="float" office:value="0.0198698" calcext:value-type="float">
            <text:p>0.0198698</text:p>
          </table:table-cell>
          <table:table-cell office:value-type="float" office:value="177.635" calcext:value-type="float">
            <text:p>177.635</text:p>
          </table:table-cell>
          <table:table-cell office:value-type="float" office:value="0.000456213" calcext:value-type="float">
            <text:p>0.000456213</text:p>
          </table:table-cell>
          <table:table-cell office:value-type="float" office:value="764.705" calcext:value-type="float">
            <text:p>764.705</text:p>
          </table:table-cell>
          <table:table-cell office:value-type="float" office:value="49.6745" calcext:value-type="float">
            <text:p>49.6745</text:p>
          </table:table-cell>
          <table:table-cell office:value-type="float" office:value="0.000433306" calcext:value-type="float">
            <text:p>0.000433306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-3.6758" calcext:value-type="float">
            <text:p>-3.6758</text:p>
          </table:table-cell>
          <table:table-cell office:value-type="float" office:value="0.00040092" calcext:value-type="float">
            <text:p>0.00040092</text:p>
          </table:table-cell>
          <table:table-cell office:value-type="float" office:value="-0.15605" calcext:value-type="float">
            <text:p>-0.15605</text:p>
          </table:table-cell>
          <table:table-cell office:value-type="float" office:value="0.15605" calcext:value-type="float">
            <text:p>0.15605</text:p>
          </table:table-cell>
          <table:table-cell office:value-type="float" office:value="13.5119" calcext:value-type="float">
            <text:p>13.5119</text:p>
          </table:table-cell>
          <table:table-cell office:value-type="float" office:value="0.025668" calcext:value-type="float">
            <text:p>0.025668</text:p>
          </table:table-cell>
          <table:table-cell office:value-type="float" office:value="182.593" calcext:value-type="float">
            <text:p>182.593</text:p>
          </table:table-cell>
          <table:table-cell office:value-type="float" office:value="0.0007988" calcext:value-type="float">
            <text:p>0.0007988</text:p>
          </table:table-cell>
          <table:table-cell office:value-type="float" office:value="828.333" calcext:value-type="float">
            <text:p>828.333</text:p>
          </table:table-cell>
          <table:table-cell office:value-type="float" office:value="64.17" calcext:value-type="float">
            <text:p>64.17</text:p>
          </table:table-cell>
          <table:table-cell office:value-type="float" office:value="0.000204551" calcext:value-type="float">
            <text:p>0.000204551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-3.67865" calcext:value-type="float">
            <text:p>-3.67865</text:p>
          </table:table-cell>
          <table:table-cell office:value-type="float" office:value="0.000812098" calcext:value-type="float">
            <text:p>0.000812098</text:p>
          </table:table-cell>
          <table:table-cell office:value-type="float" office:value="-0.492988" calcext:value-type="float">
            <text:p>-0.492988</text:p>
          </table:table-cell>
          <table:table-cell office:value-type="float" office:value="0.492988" calcext:value-type="float">
            <text:p>0.492988</text:p>
          </table:table-cell>
          <table:table-cell office:value-type="float" office:value="13.5333" calcext:value-type="float">
            <text:p>13.5333</text:p>
          </table:table-cell>
          <table:table-cell office:value-type="float" office:value="0.256021" calcext:value-type="float">
            <text:p>0.256021</text:p>
          </table:table-cell>
          <table:table-cell office:value-type="float" office:value="183.193" calcext:value-type="float">
            <text:p>183.193</text:p>
          </table:table-cell>
          <table:table-cell office:value-type="float" office:value="0.0754104" calcext:value-type="float">
            <text:p>0.0754104</text:p>
          </table:table-cell>
          <table:table-cell office:value-type="float" office:value="449.372" calcext:value-type="float">
            <text:p>449.372</text:p>
          </table:table-cell>
          <table:table-cell office:value-type="float" office:value="640.053" calcext:value-type="float">
            <text:p>640.053</text:p>
          </table:table-cell>
          <table:table-cell office:value-type="float" office:value="0.000414335" calcext:value-type="float">
            <text:p>0.000414335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-3.69508" calcext:value-type="float">
            <text:p>-3.69508</text:p>
          </table:table-cell>
          <table:table-cell office:value-type="float" office:value="0.000429944" calcext:value-type="float">
            <text:p>0.000429944</text:p>
          </table:table-cell>
          <table:table-cell office:value-type="float" office:value="-0.369963" calcext:value-type="float">
            <text:p>-0.369963</text:p>
          </table:table-cell>
          <table:table-cell office:value-type="float" office:value="0.369963" calcext:value-type="float">
            <text:p>0.369963</text:p>
          </table:table-cell>
          <table:table-cell office:value-type="float" office:value="13.654" calcext:value-type="float">
            <text:p>13.654</text:p>
          </table:table-cell>
          <table:table-cell office:value-type="float" office:value="0.16373" calcext:value-type="float">
            <text:p>0.16373</text:p>
          </table:table-cell>
          <table:table-cell office:value-type="float" office:value="186.455" calcext:value-type="float">
            <text:p>186.455</text:p>
          </table:table-cell>
          <table:table-cell office:value-type="float" office:value="0.0432796" calcext:value-type="float">
            <text:p>0.0432796</text:p>
          </table:table-cell>
          <table:table-cell office:value-type="float" office:value="623.147" calcext:value-type="float">
            <text:p>623.147</text:p>
          </table:table-cell>
          <table:table-cell office:value-type="float" office:value="409.324" calcext:value-type="float">
            <text:p>409.324</text:p>
          </table:table-cell>
          <table:table-cell office:value-type="float" office:value="0.000219359" calcext:value-type="float">
            <text:p>0.000219359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-3.75815" calcext:value-type="float">
            <text:p>-3.75815</text:p>
          </table:table-cell>
          <table:table-cell office:value-type="float" office:value="0.0111785" calcext:value-type="float">
            <text:p>0.0111785</text:p>
          </table:table-cell>
          <table:table-cell office:value-type="float" office:value="-0.600944" calcext:value-type="float">
            <text:p>-0.600944</text:p>
          </table:table-cell>
          <table:table-cell office:value-type="float" office:value="0.600944" calcext:value-type="float">
            <text:p>0.600944</text:p>
          </table:table-cell>
          <table:table-cell office:value-type="float" office:value="14.1349" calcext:value-type="float">
            <text:p>14.1349</text:p>
          </table:table-cell>
          <table:table-cell office:value-type="float" office:value="0.427705" calcext:value-type="float">
            <text:p>0.427705</text:p>
          </table:table-cell>
          <table:table-cell office:value-type="float" office:value="200.444" calcext:value-type="float">
            <text:p>200.444</text:p>
          </table:table-cell>
          <table:table-cell office:value-type="float" office:value="0.301514" calcext:value-type="float">
            <text:p>0.301514</text:p>
          </table:table-cell>
          <table:table-cell office:value-type="float" office:value="377.141" calcext:value-type="float">
            <text:p>377.141</text:p>
          </table:table-cell>
          <table:table-cell office:value-type="float" office:value="1069.26" calcext:value-type="float">
            <text:p>1069.26</text:p>
          </table:table-cell>
          <table:table-cell office:value-type="float" office:value="0.00570332" calcext:value-type="float">
            <text:p>0.00570332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" calcext:value-type="float">
            <text:p>9</text:p>
          </table:table-cell>
          <table:table-cell office:value-type="float" office:value="-3.93596" calcext:value-type="float">
            <text:p>-3.93596</text:p>
          </table:table-cell>
          <table:table-cell office:value-type="float" office:value="0.000494178" calcext:value-type="float">
            <text:p>0.000494178</text:p>
          </table:table-cell>
          <table:table-cell office:value-type="float" office:value="-0.991316" calcext:value-type="float">
            <text:p>-0.991316</text:p>
          </table:table-cell>
          <table:table-cell office:value-type="float" office:value="0.991316" calcext:value-type="float">
            <text:p>0.991316</text:p>
          </table:table-cell>
          <table:table-cell office:value-type="float" office:value="15.4922" calcext:value-type="float">
            <text:p>15.4922</text:p>
          </table:table-cell>
          <table:table-cell office:value-type="float" office:value="0.982718" calcext:value-type="float">
            <text:p>0.982718</text:p>
          </table:table-cell>
          <table:table-cell office:value-type="float" office:value="240.04" calcext:value-type="float">
            <text:p>240.04</text:p>
          </table:table-cell>
          <table:table-cell office:value-type="float" office:value="0.965777" calcext:value-type="float">
            <text:p>0.965777</text:p>
          </table:table-cell>
          <table:table-cell office:value-type="float" office:value="0.0247703" calcext:value-type="float">
            <text:p>0.0247703</text:p>
          </table:table-cell>
          <table:table-cell office:value-type="float" office:value="2456.79" calcext:value-type="float">
            <text:p>2456.79</text:p>
          </table:table-cell>
          <table:table-cell office:value-type="float" office:value="0.000252132" calcext:value-type="float">
            <text:p>0.000252132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-3.9361" calcext:value-type="float">
            <text:p>-3.9361</text:p>
          </table:table-cell>
          <table:table-cell office:value-type="float" office:value="0.00045715" calcext:value-type="float">
            <text:p>0.00045715</text:p>
          </table:table-cell>
          <table:table-cell office:value-type="float" office:value="-0.991323" calcext:value-type="float">
            <text:p>-0.991323</text:p>
          </table:table-cell>
          <table:table-cell office:value-type="float" office:value="0.991323" calcext:value-type="float">
            <text:p>0.991323</text:p>
          </table:table-cell>
          <table:table-cell office:value-type="float" office:value="15.4933" calcext:value-type="float">
            <text:p>15.4933</text:p>
          </table:table-cell>
          <table:table-cell office:value-type="float" office:value="0.982731" calcext:value-type="float">
            <text:p>0.982731</text:p>
          </table:table-cell>
          <table:table-cell office:value-type="float" office:value="240.072" calcext:value-type="float">
            <text:p>240.072</text:p>
          </table:table-cell>
          <table:table-cell office:value-type="float" office:value="0.965799" calcext:value-type="float">
            <text:p>0.965799</text:p>
          </table:table-cell>
          <table:table-cell office:value-type="float" office:value="0.0244145" calcext:value-type="float">
            <text:p>0.0244145</text:p>
          </table:table-cell>
          <table:table-cell office:value-type="float" office:value="2456.83" calcext:value-type="float">
            <text:p>2456.83</text:p>
          </table:table-cell>
          <table:table-cell office:value-type="float" office:value="0.00023324" calcext:value-type="float">
            <text:p>0.00023324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1" calcext:value-type="float">
            <text:p>11</text:p>
          </table:table-cell>
          <table:table-cell office:value-type="float" office:value="-3.93628" calcext:value-type="float">
            <text:p>-3.93628</text:p>
          </table:table-cell>
          <table:table-cell office:value-type="float" office:value="0.000456297" calcext:value-type="float">
            <text:p>0.000456297</text:p>
          </table:table-cell>
          <table:table-cell office:value-type="float" office:value="-0.991391" calcext:value-type="float">
            <text:p>-0.991391</text:p>
          </table:table-cell>
          <table:table-cell office:value-type="float" office:value="0.991391" calcext:value-type="float">
            <text:p>0.991391</text:p>
          </table:table-cell>
          <table:table-cell office:value-type="float" office:value="15.4948" calcext:value-type="float">
            <text:p>15.4948</text:p>
          </table:table-cell>
          <table:table-cell office:value-type="float" office:value="0.982867" calcext:value-type="float">
            <text:p>0.982867</text:p>
          </table:table-cell>
          <table:table-cell office:value-type="float" office:value="240.116" calcext:value-type="float">
            <text:p>240.116</text:p>
          </table:table-cell>
          <table:table-cell office:value-type="float" office:value="0.966064" calcext:value-type="float">
            <text:p>0.966064</text:p>
          </table:table-cell>
          <table:table-cell office:value-type="float" office:value="0.0242997" calcext:value-type="float">
            <text:p>0.0242997</text:p>
          </table:table-cell>
          <table:table-cell office:value-type="float" office:value="2457.17" calcext:value-type="float">
            <text:p>2457.17</text:p>
          </table:table-cell>
          <table:table-cell office:value-type="float" office:value="0.000232804" calcext:value-type="float">
            <text:p>0.000232804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2" calcext:value-type="float">
            <text:p>12</text:p>
          </table:table-cell>
          <table:table-cell office:value-type="float" office:value="-3.93593" calcext:value-type="float">
            <text:p>-3.93593</text:p>
          </table:table-cell>
          <table:table-cell office:value-type="float" office:value="0.000452105" calcext:value-type="float">
            <text:p>0.000452105</text:p>
          </table:table-cell>
          <table:table-cell office:value-type="float" office:value="-0.991355" calcext:value-type="float">
            <text:p>-0.991355</text:p>
          </table:table-cell>
          <table:table-cell office:value-type="float" office:value="0.991355" calcext:value-type="float">
            <text:p>0.991355</text:p>
          </table:table-cell>
          <table:table-cell office:value-type="float" office:value="15.492" calcext:value-type="float">
            <text:p>15.492</text:p>
          </table:table-cell>
          <table:table-cell office:value-type="float" office:value="0.982794" calcext:value-type="float">
            <text:p>0.982794</text:p>
          </table:table-cell>
          <table:table-cell office:value-type="float" office:value="240.029" calcext:value-type="float">
            <text:p>240.029</text:p>
          </table:table-cell>
          <table:table-cell office:value-type="float" office:value="0.96592" calcext:value-type="float">
            <text:p>0.96592</text:p>
          </table:table-cell>
          <table:table-cell office:value-type="float" office:value="0.0235335" calcext:value-type="float">
            <text:p>0.0235335</text:p>
          </table:table-cell>
          <table:table-cell office:value-type="float" office:value="2456.98" calcext:value-type="float">
            <text:p>2456.98</text:p>
          </table:table-cell>
          <table:table-cell office:value-type="float" office:value="0.000230666" calcext:value-type="float">
            <text:p>0.000230666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" calcext:value-type="float">
            <text:p>13</text:p>
          </table:table-cell>
          <table:table-cell office:value-type="float" office:value="-3.93611" calcext:value-type="float">
            <text:p>-3.93611</text:p>
          </table:table-cell>
          <table:table-cell office:value-type="float" office:value="0.00045093" calcext:value-type="float">
            <text:p>0.00045093</text:p>
          </table:table-cell>
          <table:table-cell office:value-type="float" office:value="-0.991381" calcext:value-type="float">
            <text:p>-0.991381</text:p>
          </table:table-cell>
          <table:table-cell office:value-type="float" office:value="0.991381" calcext:value-type="float">
            <text:p>0.991381</text:p>
          </table:table-cell>
          <table:table-cell office:value-type="float" office:value="15.4934" calcext:value-type="float">
            <text:p>15.4934</text:p>
          </table:table-cell>
          <table:table-cell office:value-type="float" office:value="0.982845" calcext:value-type="float">
            <text:p>0.982845</text:p>
          </table:table-cell>
          <table:table-cell office:value-type="float" office:value="240.074" calcext:value-type="float">
            <text:p>240.074</text:p>
          </table:table-cell>
          <table:table-cell office:value-type="float" office:value="0.966021" calcext:value-type="float">
            <text:p>0.966021</text:p>
          </table:table-cell>
          <table:table-cell office:value-type="float" office:value="0.0237335" calcext:value-type="float">
            <text:p>0.0237335</text:p>
          </table:table-cell>
          <table:table-cell office:value-type="float" office:value="2457.11" calcext:value-type="float">
            <text:p>2457.11</text:p>
          </table:table-cell>
          <table:table-cell office:value-type="float" office:value="0.000230066" calcext:value-type="float">
            <text:p>0.000230066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" calcext:value-type="float">
            <text:p>14</text:p>
          </table:table-cell>
          <table:table-cell office:value-type="float" office:value="-3.93623" calcext:value-type="float">
            <text:p>-3.93623</text:p>
          </table:table-cell>
          <table:table-cell office:value-type="float" office:value="0.000454497" calcext:value-type="float">
            <text:p>0.000454497</text:p>
          </table:table-cell>
          <table:table-cell office:value-type="float" office:value="-0.991388" calcext:value-type="float">
            <text:p>-0.991388</text:p>
          </table:table-cell>
          <table:table-cell office:value-type="float" office:value="0.991388" calcext:value-type="float">
            <text:p>0.991388</text:p>
          </table:table-cell>
          <table:table-cell office:value-type="float" office:value="15.4944" calcext:value-type="float">
            <text:p>15.4944</text:p>
          </table:table-cell>
          <table:table-cell office:value-type="float" office:value="0.982859" calcext:value-type="float">
            <text:p>0.982859</text:p>
          </table:table-cell>
          <table:table-cell office:value-type="float" office:value="240.104" calcext:value-type="float">
            <text:p>240.104</text:p>
          </table:table-cell>
          <table:table-cell office:value-type="float" office:value="0.966049" calcext:value-type="float">
            <text:p>0.966049</text:p>
          </table:table-cell>
          <table:table-cell office:value-type="float" office:value="0.0232038" calcext:value-type="float">
            <text:p>0.0232038</text:p>
          </table:table-cell>
          <table:table-cell office:value-type="float" office:value="2457.15" calcext:value-type="float">
            <text:p>2457.15</text:p>
          </table:table-cell>
          <table:table-cell office:value-type="float" office:value="0.000231886" calcext:value-type="float">
            <text:p>0.000231886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5" calcext:value-type="float">
            <text:p>15</text:p>
          </table:table-cell>
          <table:table-cell office:value-type="float" office:value="-3.9361" calcext:value-type="float">
            <text:p>-3.9361</text:p>
          </table:table-cell>
          <table:table-cell office:value-type="float" office:value="0.000455681" calcext:value-type="float">
            <text:p>0.000455681</text:p>
          </table:table-cell>
          <table:table-cell office:value-type="float" office:value="-0.991367" calcext:value-type="float">
            <text:p>-0.991367</text:p>
          </table:table-cell>
          <table:table-cell office:value-type="float" office:value="0.991367" calcext:value-type="float">
            <text:p>0.991367</text:p>
          </table:table-cell>
          <table:table-cell office:value-type="float" office:value="15.4934" calcext:value-type="float">
            <text:p>15.4934</text:p>
          </table:table-cell>
          <table:table-cell office:value-type="float" office:value="0.982819" calcext:value-type="float">
            <text:p>0.982819</text:p>
          </table:table-cell>
          <table:table-cell office:value-type="float" office:value="240.073" calcext:value-type="float">
            <text:p>240.073</text:p>
          </table:table-cell>
          <table:table-cell office:value-type="float" office:value="0.96597" calcext:value-type="float">
            <text:p>0.96597</text:p>
          </table:table-cell>
          <table:table-cell office:value-type="float" office:value="0.0238041" calcext:value-type="float">
            <text:p>0.0238041</text:p>
          </table:table-cell>
          <table:table-cell office:value-type="float" office:value="2457.05" calcext:value-type="float">
            <text:p>2457.05</text:p>
          </table:table-cell>
          <table:table-cell office:value-type="float" office:value="0.00023249" calcext:value-type="float">
            <text:p>0.00023249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6" calcext:value-type="float">
            <text:p>16</text:p>
          </table:table-cell>
          <table:table-cell office:value-type="float" office:value="-3.93633" calcext:value-type="float">
            <text:p>-3.93633</text:p>
          </table:table-cell>
          <table:table-cell office:value-type="float" office:value="0.000447105" calcext:value-type="float">
            <text:p>0.000447105</text:p>
          </table:table-cell>
          <table:table-cell office:value-type="float" office:value="-0.991412" calcext:value-type="float">
            <text:p>-0.991412</text:p>
          </table:table-cell>
          <table:table-cell office:value-type="float" office:value="0.991412" calcext:value-type="float">
            <text:p>0.991412</text:p>
          </table:table-cell>
          <table:table-cell office:value-type="float" office:value="15.4951" calcext:value-type="float">
            <text:p>15.4951</text:p>
          </table:table-cell>
          <table:table-cell office:value-type="float" office:value="0.982907" calcext:value-type="float">
            <text:p>0.982907</text:p>
          </table:table-cell>
          <table:table-cell office:value-type="float" office:value="240.127" calcext:value-type="float">
            <text:p>240.127</text:p>
          </table:table-cell>
          <table:table-cell office:value-type="float" office:value="0.966143" calcext:value-type="float">
            <text:p>0.966143</text:p>
          </table:table-cell>
          <table:table-cell office:value-type="float" office:value="0.0232071" calcext:value-type="float">
            <text:p>0.0232071</text:p>
          </table:table-cell>
          <table:table-cell office:value-type="float" office:value="2457.27" calcext:value-type="float">
            <text:p>2457.27</text:p>
          </table:table-cell>
          <table:table-cell office:value-type="float" office:value="0.000228115" calcext:value-type="float">
            <text:p>0.000228115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7" calcext:value-type="float">
            <text:p>17</text:p>
          </table:table-cell>
          <table:table-cell office:value-type="float" office:value="-3.93611" calcext:value-type="float">
            <text:p>-3.93611</text:p>
          </table:table-cell>
          <table:table-cell office:value-type="float" office:value="0.000452411" calcext:value-type="float">
            <text:p>0.000452411</text:p>
          </table:table-cell>
          <table:table-cell office:value-type="float" office:value="-0.991376" calcext:value-type="float">
            <text:p>-0.991376</text:p>
          </table:table-cell>
          <table:table-cell office:value-type="float" office:value="0.991376" calcext:value-type="float">
            <text:p>0.991376</text:p>
          </table:table-cell>
          <table:table-cell office:value-type="float" office:value="15.4934" calcext:value-type="float">
            <text:p>15.4934</text:p>
          </table:table-cell>
          <table:table-cell office:value-type="float" office:value="0.982835" calcext:value-type="float">
            <text:p>0.982835</text:p>
          </table:table-cell>
          <table:table-cell office:value-type="float" office:value="240.074" calcext:value-type="float">
            <text:p>240.074</text:p>
          </table:table-cell>
          <table:table-cell office:value-type="float" office:value="0.966002" calcext:value-type="float">
            <text:p>0.966002</text:p>
          </table:table-cell>
          <table:table-cell office:value-type="float" office:value="0.0235437" calcext:value-type="float">
            <text:p>0.0235437</text:p>
          </table:table-cell>
          <table:table-cell office:value-type="float" office:value="2457.09" calcext:value-type="float">
            <text:p>2457.09</text:p>
          </table:table-cell>
          <table:table-cell office:value-type="float" office:value="0.000230822" calcext:value-type="float">
            <text:p>0.000230822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8" calcext:value-type="float">
            <text:p>18</text:p>
          </table:table-cell>
          <table:table-cell office:value-type="float" office:value="-3.9361" calcext:value-type="float">
            <text:p>-3.9361</text:p>
          </table:table-cell>
          <table:table-cell office:value-type="float" office:value="0.000451388" calcext:value-type="float">
            <text:p>0.000451388</text:p>
          </table:table-cell>
          <table:table-cell office:value-type="float" office:value="-0.991374" calcext:value-type="float">
            <text:p>-0.991374</text:p>
          </table:table-cell>
          <table:table-cell office:value-type="float" office:value="0.991374" calcext:value-type="float">
            <text:p>0.991374</text:p>
          </table:table-cell>
          <table:table-cell office:value-type="float" office:value="15.4934" calcext:value-type="float">
            <text:p>15.4934</text:p>
          </table:table-cell>
          <table:table-cell office:value-type="float" office:value="0.982832" calcext:value-type="float">
            <text:p>0.982832</text:p>
          </table:table-cell>
          <table:table-cell office:value-type="float" office:value="240.072" calcext:value-type="float">
            <text:p>240.072</text:p>
          </table:table-cell>
          <table:table-cell office:value-type="float" office:value="0.965996" calcext:value-type="float">
            <text:p>0.965996</text:p>
          </table:table-cell>
          <table:table-cell office:value-type="float" office:value="0.0236646" calcext:value-type="float">
            <text:p>0.0236646</text:p>
          </table:table-cell>
          <table:table-cell office:value-type="float" office:value="2457.08" calcext:value-type="float">
            <text:p>2457.08</text:p>
          </table:table-cell>
          <table:table-cell office:value-type="float" office:value="0.0002303" calcext:value-type="float">
            <text:p>0.0002303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9" calcext:value-type="float">
            <text:p>19</text:p>
          </table:table-cell>
          <table:table-cell office:value-type="float" office:value="-3.93617" calcext:value-type="float">
            <text:p>-3.93617</text:p>
          </table:table-cell>
          <table:table-cell office:value-type="float" office:value="0.00045181" calcext:value-type="float">
            <text:p>0.00045181</text:p>
          </table:table-cell>
          <table:table-cell office:value-type="float" office:value="-0.991386" calcext:value-type="float">
            <text:p>-0.991386</text:p>
          </table:table-cell>
          <table:table-cell office:value-type="float" office:value="0.991386" calcext:value-type="float">
            <text:p>0.991386</text:p>
          </table:table-cell>
          <table:table-cell office:value-type="float" office:value="15.4939" calcext:value-type="float">
            <text:p>15.4939</text:p>
          </table:table-cell>
          <table:table-cell office:value-type="float" office:value="0.982855" calcext:value-type="float">
            <text:p>0.982855</text:p>
          </table:table-cell>
          <table:table-cell office:value-type="float" office:value="240.088" calcext:value-type="float">
            <text:p>240.088</text:p>
          </table:table-cell>
          <table:table-cell office:value-type="float" office:value="0.966041" calcext:value-type="float">
            <text:p>0.966041</text:p>
          </table:table-cell>
          <table:table-cell office:value-type="float" office:value="0.0234578" calcext:value-type="float">
            <text:p>0.0234578</text:p>
          </table:table-cell>
          <table:table-cell office:value-type="float" office:value="2457.14" calcext:value-type="float">
            <text:p>2457.14</text:p>
          </table:table-cell>
          <table:table-cell office:value-type="float" office:value="0.000230515" calcext:value-type="float">
            <text:p>0.000230515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float" office:value="-3.93622" calcext:value-type="float">
            <text:p>-3.93622</text:p>
          </table:table-cell>
          <table:table-cell office:value-type="float" office:value="0.000450874" calcext:value-type="float">
            <text:p>0.000450874</text:p>
          </table:table-cell>
          <table:table-cell office:value-type="float" office:value="-0.991392" calcext:value-type="float">
            <text:p>-0.991392</text:p>
          </table:table-cell>
          <table:table-cell office:value-type="float" office:value="0.991392" calcext:value-type="float">
            <text:p>0.991392</text:p>
          </table:table-cell>
          <table:table-cell office:value-type="float" office:value="15.4943" calcext:value-type="float">
            <text:p>15.4943</text:p>
          </table:table-cell>
          <table:table-cell office:value-type="float" office:value="0.982868" calcext:value-type="float">
            <text:p>0.982868</text:p>
          </table:table-cell>
          <table:table-cell office:value-type="float" office:value="240.101" calcext:value-type="float">
            <text:p>240.101</text:p>
          </table:table-cell>
          <table:table-cell office:value-type="float" office:value="0.966066" calcext:value-type="float">
            <text:p>0.966066</text:p>
          </table:table-cell>
          <table:table-cell office:value-type="float" office:value="0.023501" calcext:value-type="float">
            <text:p>0.023501</text:p>
          </table:table-cell>
          <table:table-cell office:value-type="float" office:value="2457.17" calcext:value-type="float">
            <text:p>2457.17</text:p>
          </table:table-cell>
          <table:table-cell office:value-type="float" office:value="0.000230038" calcext:value-type="float">
            <text:p>0.000230038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1" calcext:value-type="float">
            <text:p>21</text:p>
          </table:table-cell>
          <table:table-cell office:value-type="float" office:value="-3.9362" calcext:value-type="float">
            <text:p>-3.9362</text:p>
          </table:table-cell>
          <table:table-cell office:value-type="float" office:value="0.000451156" calcext:value-type="float">
            <text:p>0.000451156</text:p>
          </table:table-cell>
          <table:table-cell office:value-type="float" office:value="-0.99139" calcext:value-type="float">
            <text:p>-0.99139</text:p>
          </table:table-cell>
          <table:table-cell office:value-type="float" office:value="0.99139" calcext:value-type="float">
            <text:p>0.99139</text:p>
          </table:table-cell>
          <table:table-cell office:value-type="float" office:value="15.4941" calcext:value-type="float">
            <text:p>15.4941</text:p>
          </table:table-cell>
          <table:table-cell office:value-type="float" office:value="0.982863" calcext:value-type="float">
            <text:p>0.982863</text:p>
          </table:table-cell>
          <table:table-cell office:value-type="float" office:value="240.095" calcext:value-type="float">
            <text:p>240.095</text:p>
          </table:table-cell>
          <table:table-cell office:value-type="float" office:value="0.966056" calcext:value-type="float">
            <text:p>0.966056</text:p>
          </table:table-cell>
          <table:table-cell office:value-type="float" office:value="0.0234684" calcext:value-type="float">
            <text:p>0.0234684</text:p>
          </table:table-cell>
          <table:table-cell office:value-type="float" office:value="2457.16" calcext:value-type="float">
            <text:p>2457.16</text:p>
          </table:table-cell>
          <table:table-cell office:value-type="float" office:value="0.000230182" calcext:value-type="float">
            <text:p>0.0002301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1.4688" calcext:value-type="float">
            <text:p>-1.4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12" calcext:value-type="float">
            <text:p>0.1112</text:p>
          </table:table-cell>
          <table:table-cell office:value-type="float" office:value="2.15737" calcext:value-type="float">
            <text:p>2.15737</text:p>
          </table:table-cell>
          <table:table-cell office:value-type="float" office:value="0.0123654" calcext:value-type="float">
            <text:p>0.0123654</text:p>
          </table:table-cell>
          <table:table-cell office:value-type="float" office:value="4.65426" calcext:value-type="float">
            <text:p>4.65426</text:p>
          </table:table-cell>
          <table:table-cell office:value-type="float" office:value="0.000152904" calcext:value-type="float">
            <text:p>0.000152904</text:p>
          </table:table-cell>
          <table:table-cell office:value-type="float" office:value="27.4052" calcext:value-type="float">
            <text:p>27.4052</text:p>
          </table:table-cell>
          <table:table-cell office:value-type="float" office:value="30.9136" calcext:value-type="float">
            <text:p>30.913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-2.4848" calcext:value-type="float">
            <text:p>-2.4848</text:p>
          </table:table-cell>
          <table:table-cell office:value-type="float" office:value="0.0494618" calcext:value-type="float">
            <text:p>0.0494618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6.22369" calcext:value-type="float">
            <text:p>6.22369</text:p>
          </table:table-cell>
          <table:table-cell office:value-type="float" office:value="0.024273" calcext:value-type="float">
            <text:p>0.024273</text:p>
          </table:table-cell>
          <table:table-cell office:value-type="float" office:value="39.9559" calcext:value-type="float">
            <text:p>39.9559</text:p>
          </table:table-cell>
          <table:table-cell office:value-type="float" office:value="0.000642012" calcext:value-type="float">
            <text:p>0.000642012</text:p>
          </table:table-cell>
          <table:table-cell office:value-type="float" office:value="51.4048" calcext:value-type="float">
            <text:p>51.4048</text:p>
          </table:table-cell>
          <table:table-cell office:value-type="float" office:value="60.6824" calcext:value-type="float">
            <text:p>60.6824</text:p>
          </table:table-cell>
          <table:table-cell office:value-type="float" office:value="0.021983" calcext:value-type="float">
            <text:p>0.021983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-3.1728" calcext:value-type="float">
            <text:p>-3.1728</text:p>
          </table:table-cell>
          <table:table-cell office:value-type="float" office:value="0.019561" calcext:value-type="float">
            <text:p>0.019561</text:p>
          </table:table-cell>
          <table:table-cell table:number-columns-repeated="2" office:value-type="float" office:value="0.2694" calcext:value-type="float">
            <text:p>0.2694</text:p>
          </table:table-cell>
          <table:table-cell office:value-type="float" office:value="10.0862" calcext:value-type="float">
            <text:p>10.0862</text:p>
          </table:table-cell>
          <table:table-cell office:value-type="float" office:value="0.0741474" calcext:value-type="float">
            <text:p>0.0741474</text:p>
          </table:table-cell>
          <table:table-cell office:value-type="float" office:value="102.499" calcext:value-type="float">
            <text:p>102.499</text:p>
          </table:table-cell>
          <table:table-cell office:value-type="float" office:value="0.00594379" calcext:value-type="float">
            <text:p>0.00594379</text:p>
          </table:table-cell>
          <table:table-cell office:value-type="float" office:value="30.9116" calcext:value-type="float">
            <text:p>30.9116</text:p>
          </table:table-cell>
          <table:table-cell office:value-type="float" office:value="185.368" calcext:value-type="float">
            <text:p>185.368</text:p>
          </table:table-cell>
          <table:table-cell office:value-type="float" office:value="0.00869376" calcext:value-type="float">
            <text:p>0.00869376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-3.5104" calcext:value-type="float">
            <text:p>-3.5104</text:p>
          </table:table-cell>
          <table:table-cell office:value-type="float" office:value="0.00413952" calcext:value-type="float">
            <text:p>0.00413952</text:p>
          </table:table-cell>
          <table:table-cell table:number-columns-repeated="2" office:value-type="float" office:value="0.4165" calcext:value-type="float">
            <text:p>0.4165</text:p>
          </table:table-cell>
          <table:table-cell office:value-type="float" office:value="12.327" calcext:value-type="float">
            <text:p>12.327</text:p>
          </table:table-cell>
          <table:table-cell office:value-type="float" office:value="0.178322" calcext:value-type="float">
            <text:p>0.178322</text:p>
          </table:table-cell>
          <table:table-cell office:value-type="float" office:value="152.158" calcext:value-type="float">
            <text:p>152.158</text:p>
          </table:table-cell>
          <table:table-cell office:value-type="float" office:value="0.0353118" calcext:value-type="float">
            <text:p>0.0353118</text:p>
          </table:table-cell>
          <table:table-cell office:value-type="float" office:value="107.053" calcext:value-type="float">
            <text:p>107.053</text:p>
          </table:table-cell>
          <table:table-cell office:value-type="float" office:value="445.805" calcext:value-type="float">
            <text:p>445.805</text:p>
          </table:table-cell>
          <table:table-cell office:value-type="float" office:value="0.00183979" calcext:value-type="float">
            <text:p>0.00183979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-3.723" calcext:value-type="float">
            <text:p>-3.723</text:p>
          </table:table-cell>
          <table:table-cell office:value-type="float" office:value="0.00494076" calcext:value-type="float">
            <text:p>0.00494076</text:p>
          </table:table-cell>
          <table:table-cell table:number-columns-repeated="2" office:value-type="float" office:value="0.7425" calcext:value-type="float">
            <text:p>0.7425</text:p>
          </table:table-cell>
          <table:table-cell office:value-type="float" office:value="13.8657" calcext:value-type="float">
            <text:p>13.8657</text:p>
          </table:table-cell>
          <table:table-cell office:value-type="float" office:value="0.564868" calcext:value-type="float">
            <text:p>0.564868</text:p>
          </table:table-cell>
          <table:table-cell office:value-type="float" office:value="192.529" calcext:value-type="float">
            <text:p>192.529</text:p>
          </table:table-cell>
          <table:table-cell office:value-type="float" office:value="0.347552" calcext:value-type="float">
            <text:p>0.347552</text:p>
          </table:table-cell>
          <table:table-cell office:value-type="float" office:value="88.4232" calcext:value-type="float">
            <text:p>88.4232</text:p>
          </table:table-cell>
          <table:table-cell office:value-type="float" office:value="1412.17" calcext:value-type="float">
            <text:p>1412.17</text:p>
          </table:table-cell>
          <table:table-cell office:value-type="float" office:value="0.00219589" calcext:value-type="float">
            <text:p>0.00219589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-3.8935" calcext:value-type="float">
            <text:p>-3.8935</text:p>
          </table:table-cell>
          <table:table-cell office:value-type="float" office:value="0.00158735" calcext:value-type="float">
            <text:p>0.00158735</text:p>
          </table:table-cell>
          <table:table-cell table:number-columns-repeated="2" office:value-type="float" office:value="0.9799" calcext:value-type="float">
            <text:p>0.9799</text:p>
          </table:table-cell>
          <table:table-cell office:value-type="float" office:value="15.1609" calcext:value-type="float">
            <text:p>15.1609</text:p>
          </table:table-cell>
          <table:table-cell office:value-type="float" office:value="0.96051" calcext:value-type="float">
            <text:p>0.96051</text:p>
          </table:table-cell>
          <table:table-cell office:value-type="float" office:value="229.95" calcext:value-type="float">
            <text:p>229.95</text:p>
          </table:table-cell>
          <table:table-cell office:value-type="float" office:value="0.923706" calcext:value-type="float">
            <text:p>0.923706</text:p>
          </table:table-cell>
          <table:table-cell office:value-type="float" office:value="0.874192" calcext:value-type="float">
            <text:p>0.874192</text:p>
          </table:table-cell>
          <table:table-cell office:value-type="float" office:value="2401.27" calcext:value-type="float">
            <text:p>2401.27</text:p>
          </table:table-cell>
          <table:table-cell office:value-type="float" office:value="0.000705489" calcext:value-type="float">
            <text:p>0.000705489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-3.9021" calcext:value-type="float">
            <text:p>-3.9021</text:p>
          </table:table-cell>
          <table:table-cell office:value-type="float" office:value="0.00058743" calcext:value-type="float">
            <text:p>0.00058743</text:p>
          </table:table-cell>
          <table:table-cell table:number-columns-repeated="2" office:value-type="float" office:value="0.986513" calcext:value-type="float">
            <text:p>0.986513</text:p>
          </table:table-cell>
          <table:table-cell office:value-type="float" office:value="15.227" calcext:value-type="float">
            <text:p>15.227</text:p>
          </table:table-cell>
          <table:table-cell office:value-type="float" office:value="0.973219" calcext:value-type="float">
            <text:p>0.973219</text:p>
          </table:table-cell>
          <table:table-cell office:value-type="float" office:value="231.897" calcext:value-type="float">
            <text:p>231.897</text:p>
          </table:table-cell>
          <table:table-cell office:value-type="float" office:value="0.947205" calcext:value-type="float">
            <text:p>0.947205</text:p>
          </table:table-cell>
          <table:table-cell office:value-type="float" office:value="0.0400643" calcext:value-type="float">
            <text:p>0.0400643</text:p>
          </table:table-cell>
          <table:table-cell office:value-type="float" office:value="2433.05" calcext:value-type="float">
            <text:p>2433.05</text:p>
          </table:table-cell>
          <table:table-cell office:value-type="float" office:value="0.00026108" calcext:value-type="float">
            <text:p>0.00026108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-3.89783" calcext:value-type="float">
            <text:p>-3.89783</text:p>
          </table:table-cell>
          <table:table-cell office:value-type="float" office:value="0.000623709" calcext:value-type="float">
            <text:p>0.000623709</text:p>
          </table:table-cell>
          <table:table-cell table:number-columns-repeated="2" office:value-type="float" office:value="0.985919" calcext:value-type="float">
            <text:p>0.985919</text:p>
          </table:table-cell>
          <table:table-cell office:value-type="float" office:value="15.1937" calcext:value-type="float">
            <text:p>15.1937</text:p>
          </table:table-cell>
          <table:table-cell office:value-type="float" office:value="0.97205" calcext:value-type="float">
            <text:p>0.97205</text:p>
          </table:table-cell>
          <table:table-cell office:value-type="float" office:value="230.885" calcext:value-type="float">
            <text:p>230.885</text:p>
          </table:table-cell>
          <table:table-cell office:value-type="float" office:value="0.944936" calcext:value-type="float">
            <text:p>0.944936</text:p>
          </table:table-cell>
          <table:table-cell office:value-type="float" office:value="0.0415929" calcext:value-type="float">
            <text:p>0.0415929</text:p>
          </table:table-cell>
          <table:table-cell office:value-type="float" office:value="2430.12" calcext:value-type="float">
            <text:p>2430.12</text:p>
          </table:table-cell>
          <table:table-cell office:value-type="float" office:value="0.000277204" calcext:value-type="float">
            <text:p>0.000277204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-3.90419" calcext:value-type="float">
            <text:p>-3.90419</text:p>
          </table:table-cell>
          <table:table-cell office:value-type="float" office:value="0.000581285" calcext:value-type="float">
            <text:p>0.000581285</text:p>
          </table:table-cell>
          <table:table-cell table:number-columns-repeated="2" office:value-type="float" office:value="0.986903" calcext:value-type="float">
            <text:p>0.986903</text:p>
          </table:table-cell>
          <table:table-cell office:value-type="float" office:value="15.2433" calcext:value-type="float">
            <text:p>15.2433</text:p>
          </table:table-cell>
          <table:table-cell office:value-type="float" office:value="0.973991" calcext:value-type="float">
            <text:p>0.973991</text:p>
          </table:table-cell>
          <table:table-cell office:value-type="float" office:value="232.392" calcext:value-type="float">
            <text:p>232.392</text:p>
          </table:table-cell>
          <table:table-cell office:value-type="float" office:value="0.948707" calcext:value-type="float">
            <text:p>0.948707</text:p>
          </table:table-cell>
          <table:table-cell office:value-type="float" office:value="0.0403532" calcext:value-type="float">
            <text:p>0.0403532</text:p>
          </table:table-cell>
          <table:table-cell office:value-type="float" office:value="2434.98" calcext:value-type="float">
            <text:p>2434.98</text:p>
          </table:table-cell>
          <table:table-cell office:value-type="float" office:value="0.000258349" calcext:value-type="float">
            <text:p>0.000258349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-3.90327" calcext:value-type="float">
            <text:p>-3.90327</text:p>
          </table:table-cell>
          <table:table-cell office:value-type="float" office:value="0.000732354" calcext:value-type="float">
            <text:p>0.000732354</text:p>
          </table:table-cell>
          <table:table-cell table:number-columns-repeated="2" office:value-type="float" office:value="0.986708" calcext:value-type="float">
            <text:p>0.986708</text:p>
          </table:table-cell>
          <table:table-cell office:value-type="float" office:value="15.2363" calcext:value-type="float">
            <text:p>15.2363</text:p>
          </table:table-cell>
          <table:table-cell office:value-type="float" office:value="0.973608" calcext:value-type="float">
            <text:p>0.973608</text:p>
          </table:table-cell>
          <table:table-cell office:value-type="float" office:value="232.189" calcext:value-type="float">
            <text:p>232.189</text:p>
          </table:table-cell>
          <table:table-cell office:value-type="float" office:value="0.947975" calcext:value-type="float">
            <text:p>0.947975</text:p>
          </table:table-cell>
          <table:table-cell office:value-type="float" office:value="0.0407296" calcext:value-type="float">
            <text:p>0.0407296</text:p>
          </table:table-cell>
          <table:table-cell office:value-type="float" office:value="2434.02" calcext:value-type="float">
            <text:p>2434.02</text:p>
          </table:table-cell>
          <table:table-cell office:value-type="float" office:value="0.000325491" calcext:value-type="float">
            <text:p>0.000325491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-3.9049" calcext:value-type="float">
            <text:p>-3.9049</text:p>
          </table:table-cell>
          <table:table-cell office:value-type="float" office:value="0.000695774" calcext:value-type="float">
            <text:p>0.000695774</text:p>
          </table:table-cell>
          <table:table-cell table:number-columns-repeated="2" office:value-type="float" office:value="0.986903" calcext:value-type="float">
            <text:p>0.986903</text:p>
          </table:table-cell>
          <table:table-cell office:value-type="float" office:value="15.249" calcext:value-type="float">
            <text:p>15.249</text:p>
          </table:table-cell>
          <table:table-cell office:value-type="float" office:value="0.973994" calcext:value-type="float">
            <text:p>0.973994</text:p>
          </table:table-cell>
          <table:table-cell office:value-type="float" office:value="232.573" calcext:value-type="float">
            <text:p>232.573</text:p>
          </table:table-cell>
          <table:table-cell office:value-type="float" office:value="0.948728" calcext:value-type="float">
            <text:p>0.948728</text:p>
          </table:table-cell>
          <table:table-cell office:value-type="float" office:value="0.039364" calcext:value-type="float">
            <text:p>0.039364</text:p>
          </table:table-cell>
          <table:table-cell office:value-type="float" office:value="2434.99" calcext:value-type="float">
            <text:p>2434.99</text:p>
          </table:table-cell>
          <table:table-cell office:value-type="float" office:value="0.000309233" calcext:value-type="float">
            <text:p>0.000309233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1" calcext:value-type="float">
            <text:p>11</text:p>
          </table:table-cell>
          <table:table-cell office:value-type="float" office:value="-3.90143" calcext:value-type="float">
            <text:p>-3.90143</text:p>
          </table:table-cell>
          <table:table-cell office:value-type="float" office:value="0.000713049" calcext:value-type="float">
            <text:p>0.000713049</text:p>
          </table:table-cell>
          <table:table-cell table:number-columns-repeated="2" office:value-type="float" office:value="0.986385" calcext:value-type="float">
            <text:p>0.986385</text:p>
          </table:table-cell>
          <table:table-cell office:value-type="float" office:value="15.2218" calcext:value-type="float">
            <text:p>15.2218</text:p>
          </table:table-cell>
          <table:table-cell office:value-type="float" office:value="0.972971" calcext:value-type="float">
            <text:p>0.972971</text:p>
          </table:table-cell>
          <table:table-cell office:value-type="float" office:value="231.747" calcext:value-type="float">
            <text:p>231.747</text:p>
          </table:table-cell>
          <table:table-cell office:value-type="float" office:value="0.946737" calcext:value-type="float">
            <text:p>0.946737</text:p>
          </table:table-cell>
          <table:table-cell office:value-type="float" office:value="0.0412675" calcext:value-type="float">
            <text:p>0.0412675</text:p>
          </table:table-cell>
          <table:table-cell office:value-type="float" office:value="2432.43" calcext:value-type="float">
            <text:p>2432.43</text:p>
          </table:table-cell>
          <table:table-cell office:value-type="float" office:value="0.000316911" calcext:value-type="float">
            <text:p>0.000316911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-3.90196" calcext:value-type="float">
            <text:p>-3.90196</text:p>
          </table:table-cell>
          <table:table-cell office:value-type="float" office:value="0.000733538" calcext:value-type="float">
            <text:p>0.000733538</text:p>
          </table:table-cell>
          <table:table-cell table:number-columns-repeated="2" office:value-type="float" office:value="0.986434" calcext:value-type="float">
            <text:p>0.986434</text:p>
          </table:table-cell>
          <table:table-cell office:value-type="float" office:value="15.226" calcext:value-type="float">
            <text:p>15.226</text:p>
          </table:table-cell>
          <table:table-cell office:value-type="float" office:value="0.973069" calcext:value-type="float">
            <text:p>0.973069</text:p>
          </table:table-cell>
          <table:table-cell office:value-type="float" office:value="231.876" calcext:value-type="float">
            <text:p>231.876</text:p>
          </table:table-cell>
          <table:table-cell office:value-type="float" office:value="0.946929" calcext:value-type="float">
            <text:p>0.946929</text:p>
          </table:table-cell>
          <table:table-cell office:value-type="float" office:value="0.0408853" calcext:value-type="float">
            <text:p>0.0408853</text:p>
          </table:table-cell>
          <table:table-cell office:value-type="float" office:value="2432.67" calcext:value-type="float">
            <text:p>2432.67</text:p>
          </table:table-cell>
          <table:table-cell office:value-type="float" office:value="0.000326017" calcext:value-type="float">
            <text:p>0.000326017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-3.90249" calcext:value-type="float">
            <text:p>-3.90249</text:p>
          </table:table-cell>
          <table:table-cell office:value-type="float" office:value="0.000711487" calcext:value-type="float">
            <text:p>0.000711487</text:p>
          </table:table-cell>
          <table:table-cell table:number-columns-repeated="2" office:value-type="float" office:value="0.98653" calcext:value-type="float">
            <text:p>0.98653</text:p>
          </table:table-cell>
          <table:table-cell office:value-type="float" office:value="15.2302" calcext:value-type="float">
            <text:p>15.2302</text:p>
          </table:table-cell>
          <table:table-cell office:value-type="float" office:value="0.973258" calcext:value-type="float">
            <text:p>0.973258</text:p>
          </table:table-cell>
          <table:table-cell office:value-type="float" office:value="232.001" calcext:value-type="float">
            <text:p>232.001</text:p>
          </table:table-cell>
          <table:table-cell office:value-type="float" office:value="0.947294" calcext:value-type="float">
            <text:p>0.947294</text:p>
          </table:table-cell>
          <table:table-cell office:value-type="float" office:value="0.0399248" calcext:value-type="float">
            <text:p>0.0399248</text:p>
          </table:table-cell>
          <table:table-cell office:value-type="float" office:value="2433.14" calcext:value-type="float">
            <text:p>2433.14</text:p>
          </table:table-cell>
          <table:table-cell office:value-type="float" office:value="0.000316216" calcext:value-type="float">
            <text:p>0.000316216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-3.90187" calcext:value-type="float">
            <text:p>-3.90187</text:p>
          </table:table-cell>
          <table:table-cell office:value-type="float" office:value="0.000728203" calcext:value-type="float">
            <text:p>0.000728203</text:p>
          </table:table-cell>
          <table:table-cell table:number-columns-repeated="2" office:value-type="float" office:value="0.986436" calcext:value-type="float">
            <text:p>0.986436</text:p>
          </table:table-cell>
          <table:table-cell office:value-type="float" office:value="15.2253" calcext:value-type="float">
            <text:p>15.2253</text:p>
          </table:table-cell>
          <table:table-cell office:value-type="float" office:value="0.973072" calcext:value-type="float">
            <text:p>0.973072</text:p>
          </table:table-cell>
          <table:table-cell office:value-type="float" office:value="231.855" calcext:value-type="float">
            <text:p>231.855</text:p>
          </table:table-cell>
          <table:table-cell office:value-type="float" office:value="0.946935" calcext:value-type="float">
            <text:p>0.946935</text:p>
          </table:table-cell>
          <table:table-cell office:value-type="float" office:value="0.0411291" calcext:value-type="float">
            <text:p>0.0411291</text:p>
          </table:table-cell>
          <table:table-cell office:value-type="float" office:value="2432.68" calcext:value-type="float">
            <text:p>2432.68</text:p>
          </table:table-cell>
          <table:table-cell office:value-type="float" office:value="0.000323646" calcext:value-type="float">
            <text:p>0.000323646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office:value-type="float" office:value="-3.90221" calcext:value-type="float">
            <text:p>-3.90221</text:p>
          </table:table-cell>
          <table:table-cell office:value-type="float" office:value="0.000715723" calcext:value-type="float">
            <text:p>0.000715723</text:p>
          </table:table-cell>
          <table:table-cell table:number-columns-repeated="2" office:value-type="float" office:value="0.986499" calcext:value-type="float">
            <text:p>0.986499</text:p>
          </table:table-cell>
          <table:table-cell office:value-type="float" office:value="15.228" calcext:value-type="float">
            <text:p>15.228</text:p>
          </table:table-cell>
          <table:table-cell office:value-type="float" office:value="0.973196" calcext:value-type="float">
            <text:p>0.973196</text:p>
          </table:table-cell>
          <table:table-cell office:value-type="float" office:value="231.935" calcext:value-type="float">
            <text:p>231.935</text:p>
          </table:table-cell>
          <table:table-cell office:value-type="float" office:value="0.947175" calcext:value-type="float">
            <text:p>0.947175</text:p>
          </table:table-cell>
          <table:table-cell office:value-type="float" office:value="0.0404859" calcext:value-type="float">
            <text:p>0.0404859</text:p>
          </table:table-cell>
          <table:table-cell office:value-type="float" office:value="2432.99" calcext:value-type="float">
            <text:p>2432.99</text:p>
          </table:table-cell>
          <table:table-cell office:value-type="float" office:value="0.000318099" calcext:value-type="float">
            <text:p>0.000318099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-3.90223" calcext:value-type="float">
            <text:p>-3.90223</text:p>
          </table:table-cell>
          <table:table-cell office:value-type="float" office:value="0.000707444" calcext:value-type="float">
            <text:p>0.000707444</text:p>
          </table:table-cell>
          <table:table-cell table:number-columns-repeated="2" office:value-type="float" office:value="0.9865" calcext:value-type="float">
            <text:p>0.9865</text:p>
          </table:table-cell>
          <table:table-cell office:value-type="float" office:value="15.2281" calcext:value-type="float">
            <text:p>15.2281</text:p>
          </table:table-cell>
          <table:table-cell office:value-type="float" office:value="0.973199" calcext:value-type="float">
            <text:p>0.973199</text:p>
          </table:table-cell>
          <table:table-cell office:value-type="float" office:value="231.938" calcext:value-type="float">
            <text:p>231.938</text:p>
          </table:table-cell>
          <table:table-cell office:value-type="float" office:value="0.947178" calcext:value-type="float">
            <text:p>0.947178</text:p>
          </table:table-cell>
          <table:table-cell office:value-type="float" office:value="0.0405709" calcext:value-type="float">
            <text:p>0.0405709</text:p>
          </table:table-cell>
          <table:table-cell office:value-type="float" office:value="2433" calcext:value-type="float">
            <text:p>2433</text:p>
          </table:table-cell>
          <table:table-cell office:value-type="float" office:value="0.000314419" calcext:value-type="float">
            <text:p>0.000314419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7" calcext:value-type="float">
            <text:p>17</text:p>
          </table:table-cell>
          <table:table-cell office:value-type="float" office:value="-3.90216" calcext:value-type="float">
            <text:p>-3.90216</text:p>
          </table:table-cell>
          <table:table-cell office:value-type="float" office:value="0.000710613" calcext:value-type="float">
            <text:p>0.000710613</text:p>
          </table:table-cell>
          <table:table-cell table:number-columns-repeated="2" office:value-type="float" office:value="0.986487" calcext:value-type="float">
            <text:p>0.986487</text:p>
          </table:table-cell>
          <table:table-cell office:value-type="float" office:value="15.2275" calcext:value-type="float">
            <text:p>15.2275</text:p>
          </table:table-cell>
          <table:table-cell office:value-type="float" office:value="0.973173" calcext:value-type="float">
            <text:p>0.973173</text:p>
          </table:table-cell>
          <table:table-cell office:value-type="float" office:value="231.921" calcext:value-type="float">
            <text:p>231.921</text:p>
          </table:table-cell>
          <table:table-cell office:value-type="float" office:value="0.947129" calcext:value-type="float">
            <text:p>0.947129</text:p>
          </table:table-cell>
          <table:table-cell office:value-type="float" office:value="0.0405778" calcext:value-type="float">
            <text:p>0.0405778</text:p>
          </table:table-cell>
          <table:table-cell office:value-type="float" office:value="2432.93" calcext:value-type="float">
            <text:p>2432.93</text:p>
          </table:table-cell>
          <table:table-cell office:value-type="float" office:value="0.000315828" calcext:value-type="float">
            <text:p>0.00031582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-1.4688" calcext:value-type="float">
            <text:p>-1.4688</text:p>
          </table:table-cell>
          <table:table-cell office:value-type="float" office:value="0" calcext:value-type="float">
            <text:p>0</text:p>
          </table:table-cell>
          <table:table-cell office:value-type="float" office:value="-0.1112" calcext:value-type="float">
            <text:p>-0.1112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15737" calcext:value-type="float">
            <text:p>2.15737</text:p>
          </table:table-cell>
          <table:table-cell office:value-type="float" office:value="0.0123654" calcext:value-type="float">
            <text:p>0.0123654</text:p>
          </table:table-cell>
          <table:table-cell office:value-type="float" office:value="4.65426" calcext:value-type="float">
            <text:p>4.65426</text:p>
          </table:table-cell>
          <table:table-cell office:value-type="float" office:value="0.000152904" calcext:value-type="float">
            <text:p>0.000152904</text:p>
          </table:table-cell>
          <table:table-cell office:value-type="float" office:value="8.44172" calcext:value-type="float">
            <text:p>8.44172</text:p>
          </table:table-cell>
          <table:table-cell office:value-type="float" office:value="30.9136" calcext:value-type="float">
            <text:p>30.913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-2.4944" calcext:value-type="float">
            <text:p>-2.4944</text:p>
          </table:table-cell>
          <table:table-cell office:value-type="float" office:value="0.033856" calcext:value-type="float">
            <text:p>0.033856</text:p>
          </table:table-cell>
          <table:table-cell office:value-type="float" office:value="-0.1652" calcext:value-type="float">
            <text:p>-0.1652</text:p>
          </table:table-cell>
          <table:table-cell office:value-type="float" office:value="0.1652" calcext:value-type="float">
            <text:p>0.1652</text:p>
          </table:table-cell>
          <table:table-cell office:value-type="float" office:value="6.25589" calcext:value-type="float">
            <text:p>6.25589</text:p>
          </table:table-cell>
          <table:table-cell office:value-type="float" office:value="0.0282397" calcext:value-type="float">
            <text:p>0.0282397</text:p>
          </table:table-cell>
          <table:table-cell office:value-type="float" office:value="39.9787" calcext:value-type="float">
            <text:p>39.9787</text:p>
          </table:table-cell>
          <table:table-cell office:value-type="float" office:value="0.000901037" calcext:value-type="float">
            <text:p>0.000901037</text:p>
          </table:table-cell>
          <table:table-cell office:value-type="float" office:value="36.1995" calcext:value-type="float">
            <text:p>36.1995</text:p>
          </table:table-cell>
          <table:table-cell office:value-type="float" office:value="70.5992" calcext:value-type="float">
            <text:p>70.5992</text:p>
          </table:table-cell>
          <table:table-cell office:value-type="float" office:value="0.013225" calcext:value-type="float">
            <text:p>0.01322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-3.0136" calcext:value-type="float">
            <text:p>-3.0136</text:p>
          </table:table-cell>
          <table:table-cell office:value-type="float" office:value="0.00505536" calcext:value-type="float">
            <text:p>0.00505536</text:p>
          </table:table-cell>
          <table:table-cell office:value-type="float" office:value="-0.2876" calcext:value-type="float">
            <text:p>-0.2876</text:p>
          </table:table-cell>
          <table:table-cell office:value-type="float" office:value="0.2876" calcext:value-type="float">
            <text:p>0.2876</text:p>
          </table:table-cell>
          <table:table-cell office:value-type="float" office:value="9.08684" calcext:value-type="float">
            <text:p>9.08684</text:p>
          </table:table-cell>
          <table:table-cell office:value-type="float" office:value="0.0834173" calcext:value-type="float">
            <text:p>0.0834173</text:p>
          </table:table-cell>
          <table:table-cell office:value-type="float" office:value="82.7519" calcext:value-type="float">
            <text:p>82.7519</text:p>
          </table:table-cell>
          <table:table-cell office:value-type="float" office:value="0.00719402" calcext:value-type="float">
            <text:p>0.00719402</text:p>
          </table:table-cell>
          <table:table-cell office:value-type="float" office:value="44.5444" calcext:value-type="float">
            <text:p>44.5444</text:p>
          </table:table-cell>
          <table:table-cell office:value-type="float" office:value="208.543" calcext:value-type="float">
            <text:p>208.543</text:p>
          </table:table-cell>
          <table:table-cell office:value-type="float" office:value="0.00197475" calcext:value-type="float">
            <text:p>0.0019747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-3.2164" calcext:value-type="float">
            <text:p>-3.2164</text:p>
          </table:table-cell>
          <table:table-cell office:value-type="float" office:value="0.00546416" calcext:value-type="float">
            <text:p>0.00546416</text:p>
          </table:table-cell>
          <table:table-cell office:value-type="float" office:value="-0.4389" calcext:value-type="float">
            <text:p>-0.4389</text:p>
          </table:table-cell>
          <table:table-cell office:value-type="float" office:value="0.4389" calcext:value-type="float">
            <text:p>0.4389</text:p>
          </table:table-cell>
          <table:table-cell office:value-type="float" office:value="10.3507" calcext:value-type="float">
            <text:p>10.3507</text:p>
          </table:table-cell>
          <table:table-cell office:value-type="float" office:value="0.200143" calcext:value-type="float">
            <text:p>0.200143</text:p>
          </table:table-cell>
          <table:table-cell office:value-type="float" office:value="107.365" calcext:value-type="float">
            <text:p>107.365</text:p>
          </table:table-cell>
          <table:table-cell office:value-type="float" office:value="0.0460122" calcext:value-type="float">
            <text:p>0.0460122</text:p>
          </table:table-cell>
          <table:table-cell office:value-type="float" office:value="30.9338" calcext:value-type="float">
            <text:p>30.9338</text:p>
          </table:table-cell>
          <table:table-cell office:value-type="float" office:value="500.357" calcext:value-type="float">
            <text:p>500.357</text:p>
          </table:table-cell>
          <table:table-cell office:value-type="float" office:value="0.00213444" calcext:value-type="float">
            <text:p>0.00213444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-3.6442" calcext:value-type="float">
            <text:p>-3.6442</text:p>
          </table:table-cell>
          <table:table-cell office:value-type="float" office:value="0.0117635" calcext:value-type="float">
            <text:p>0.0117635</text:p>
          </table:table-cell>
          <table:table-cell office:value-type="float" office:value="-0.8101" calcext:value-type="float">
            <text:p>-0.8101</text:p>
          </table:table-cell>
          <table:table-cell office:value-type="float" office:value="0.8101" calcext:value-type="float">
            <text:p>0.8101</text:p>
          </table:table-cell>
          <table:table-cell office:value-type="float" office:value="13.292" calcext:value-type="float">
            <text:p>13.292</text:p>
          </table:table-cell>
          <table:table-cell office:value-type="float" office:value="0.668313" calcext:value-type="float">
            <text:p>0.668313</text:p>
          </table:table-cell>
          <table:table-cell office:value-type="float" office:value="177.294" calcext:value-type="float">
            <text:p>177.294</text:p>
          </table:table-cell>
          <table:table-cell office:value-type="float" office:value="0.477112" calcext:value-type="float">
            <text:p>0.477112</text:p>
          </table:table-cell>
          <table:table-cell office:value-type="float" office:value="5.50731" calcext:value-type="float">
            <text:p>5.50731</text:p>
          </table:table-cell>
          <table:table-cell office:value-type="float" office:value="1670.78" calcext:value-type="float">
            <text:p>1670.78</text:p>
          </table:table-cell>
          <table:table-cell office:value-type="float" office:value="0.00459511" calcext:value-type="float">
            <text:p>0.00459511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-3.8544" calcext:value-type="float">
            <text:p>-3.8544</text:p>
          </table:table-cell>
          <table:table-cell office:value-type="float" office:value="0.00110272" calcext:value-type="float">
            <text:p>0.00110272</text:p>
          </table:table-cell>
          <table:table-cell office:value-type="float" office:value="-0.979625" calcext:value-type="float">
            <text:p>-0.979625</text:p>
          </table:table-cell>
          <table:table-cell office:value-type="float" office:value="0.979625" calcext:value-type="float">
            <text:p>0.979625</text:p>
          </table:table-cell>
          <table:table-cell office:value-type="float" office:value="14.8575" calcext:value-type="float">
            <text:p>14.8575</text:p>
          </table:table-cell>
          <table:table-cell office:value-type="float" office:value="0.95969" calcext:value-type="float">
            <text:p>0.95969</text:p>
          </table:table-cell>
          <table:table-cell office:value-type="float" office:value="220.811" calcext:value-type="float">
            <text:p>220.811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0522713" calcext:value-type="float">
            <text:p>0.0522713</text:p>
          </table:table-cell>
          <table:table-cell office:value-type="float" office:value="2399.22" calcext:value-type="float">
            <text:p>2399.22</text:p>
          </table:table-cell>
          <table:table-cell office:value-type="float" office:value="0.00043075" calcext:value-type="float">
            <text:p>0.0004307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office:value-type="float" office:value="-3.85525" calcext:value-type="float">
            <text:p>-3.85525</text:p>
          </table:table-cell>
          <table:table-cell office:value-type="float" office:value="0.00144856" calcext:value-type="float">
            <text:p>0.00144856</text:p>
          </table:table-cell>
          <table:table-cell office:value-type="float" office:value="-0.97905" calcext:value-type="float">
            <text:p>-0.97905</text:p>
          </table:table-cell>
          <table:table-cell office:value-type="float" office:value="0.97905" calcext:value-type="float">
            <text:p>0.97905</text:p>
          </table:table-cell>
          <table:table-cell office:value-type="float" office:value="14.8644" calcext:value-type="float">
            <text:p>14.8644</text:p>
          </table:table-cell>
          <table:table-cell office:value-type="float" office:value="0.958575" calcext:value-type="float">
            <text:p>0.958575</text:p>
          </table:table-cell>
          <table:table-cell office:value-type="float" office:value="221.036" calcext:value-type="float">
            <text:p>221.036</text:p>
          </table:table-cell>
          <table:table-cell office:value-type="float" office:value="0.919002" calcext:value-type="float">
            <text:p>0.919002</text:p>
          </table:table-cell>
          <table:table-cell office:value-type="float" office:value="0.088044" calcext:value-type="float">
            <text:p>0.088044</text:p>
          </table:table-cell>
          <table:table-cell office:value-type="float" office:value="2396.44" calcext:value-type="float">
            <text:p>2396.44</text:p>
          </table:table-cell>
          <table:table-cell office:value-type="float" office:value="0.000565843" calcext:value-type="float">
            <text:p>0.000565843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" calcext:value-type="float">
            <text:p>7</text:p>
          </table:table-cell>
          <table:table-cell office:value-type="float" office:value="-3.8548" calcext:value-type="float">
            <text:p>-3.8548</text:p>
          </table:table-cell>
          <table:table-cell office:value-type="float" office:value="0.00112032" calcext:value-type="float">
            <text:p>0.00112032</text:p>
          </table:table-cell>
          <table:table-cell office:value-type="float" office:value="-0.979381" calcext:value-type="float">
            <text:p>-0.979381</text:p>
          </table:table-cell>
          <table:table-cell office:value-type="float" office:value="0.979381" calcext:value-type="float">
            <text:p>0.979381</text:p>
          </table:table-cell>
          <table:table-cell office:value-type="float" office:value="14.8606" calcext:value-type="float">
            <text:p>14.8606</text:p>
          </table:table-cell>
          <table:table-cell office:value-type="float" office:value="0.959217" calcext:value-type="float">
            <text:p>0.959217</text:p>
          </table:table-cell>
          <table:table-cell office:value-type="float" office:value="220.904" calcext:value-type="float">
            <text:p>220.904</text:p>
          </table:table-cell>
          <table:table-cell office:value-type="float" office:value="0.920209" calcext:value-type="float">
            <text:p>0.920209</text:p>
          </table:table-cell>
          <table:table-cell office:value-type="float" office:value="0.0679296" calcext:value-type="float">
            <text:p>0.0679296</text:p>
          </table:table-cell>
          <table:table-cell office:value-type="float" office:value="2398.04" calcext:value-type="float">
            <text:p>2398.04</text:p>
          </table:table-cell>
          <table:table-cell office:value-type="float" office:value="0.000437625" calcext:value-type="float">
            <text:p>0.00043762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" calcext:value-type="float">
            <text:p>8</text:p>
          </table:table-cell>
          <table:table-cell office:value-type="float" office:value="-3.85556" calcext:value-type="float">
            <text:p>-3.85556</text:p>
          </table:table-cell>
          <table:table-cell office:value-type="float" office:value="0.00110489" calcext:value-type="float">
            <text:p>0.00110489</text:p>
          </table:table-cell>
          <table:table-cell office:value-type="float" office:value="-0.979494" calcext:value-type="float">
            <text:p>-0.979494</text:p>
          </table:table-cell>
          <table:table-cell office:value-type="float" office:value="0.979494" calcext:value-type="float">
            <text:p>0.979494</text:p>
          </table:table-cell>
          <table:table-cell office:value-type="float" office:value="14.8665" calcext:value-type="float">
            <text:p>14.8665</text:p>
          </table:table-cell>
          <table:table-cell office:value-type="float" office:value="0.959437" calcext:value-type="float">
            <text:p>0.959437</text:p>
          </table:table-cell>
          <table:table-cell office:value-type="float" office:value="221.077" calcext:value-type="float">
            <text:p>221.077</text:p>
          </table:table-cell>
          <table:table-cell office:value-type="float" office:value="0.920629" calcext:value-type="float">
            <text:p>0.920629</text:p>
          </table:table-cell>
          <table:table-cell office:value-type="float" office:value="0.0650634" calcext:value-type="float">
            <text:p>0.0650634</text:p>
          </table:table-cell>
          <table:table-cell office:value-type="float" office:value="2398.59" calcext:value-type="float">
            <text:p>2398.59</text:p>
          </table:table-cell>
          <table:table-cell office:value-type="float" office:value="0.000431597" calcext:value-type="float">
            <text:p>0.000431597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-3.85708" calcext:value-type="float">
            <text:p>-3.85708</text:p>
          </table:table-cell>
          <table:table-cell office:value-type="float" office:value="0.00105329" calcext:value-type="float">
            <text:p>0.00105329</text:p>
          </table:table-cell>
          <table:table-cell office:value-type="float" office:value="-0.979695" calcext:value-type="float">
            <text:p>-0.979695</text:p>
          </table:table-cell>
          <table:table-cell office:value-type="float" office:value="0.979695" calcext:value-type="float">
            <text:p>0.979695</text:p>
          </table:table-cell>
          <table:table-cell office:value-type="float" office:value="14.8781" calcext:value-type="float">
            <text:p>14.8781</text:p>
          </table:table-cell>
          <table:table-cell office:value-type="float" office:value="0.95983" calcext:value-type="float">
            <text:p>0.95983</text:p>
          </table:table-cell>
          <table:table-cell office:value-type="float" office:value="221.421" calcext:value-type="float">
            <text:p>221.421</text:p>
          </table:table-cell>
          <table:table-cell office:value-type="float" office:value="0.921377" calcext:value-type="float">
            <text:p>0.921377</text:p>
          </table:table-cell>
          <table:table-cell office:value-type="float" office:value="0.0724085" calcext:value-type="float">
            <text:p>0.0724085</text:p>
          </table:table-cell>
          <table:table-cell office:value-type="float" office:value="2399.57" calcext:value-type="float">
            <text:p>2399.57</text:p>
          </table:table-cell>
          <table:table-cell office:value-type="float" office:value="0.000411442" calcext:value-type="float">
            <text:p>0.000411442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" calcext:value-type="float">
            <text:p>10</text:p>
          </table:table-cell>
          <table:table-cell office:value-type="float" office:value="-3.85704" calcext:value-type="float">
            <text:p>-3.85704</text:p>
          </table:table-cell>
          <table:table-cell office:value-type="float" office:value="0.00107199" calcext:value-type="float">
            <text:p>0.00107199</text:p>
          </table:table-cell>
          <table:table-cell office:value-type="float" office:value="-0.979688" calcext:value-type="float">
            <text:p>-0.979688</text:p>
          </table:table-cell>
          <table:table-cell office:value-type="float" office:value="0.979688" calcext:value-type="float">
            <text:p>0.979688</text:p>
          </table:table-cell>
          <table:table-cell office:value-type="float" office:value="14.8778" calcext:value-type="float">
            <text:p>14.8778</text:p>
          </table:table-cell>
          <table:table-cell office:value-type="float" office:value="0.959817" calcext:value-type="float">
            <text:p>0.959817</text:p>
          </table:table-cell>
          <table:table-cell office:value-type="float" office:value="221.414" calcext:value-type="float">
            <text:p>221.414</text:p>
          </table:table-cell>
          <table:table-cell office:value-type="float" office:value="0.921357" calcext:value-type="float">
            <text:p>0.921357</text:p>
          </table:table-cell>
          <table:table-cell office:value-type="float" office:value="0.0689538" calcext:value-type="float">
            <text:p>0.0689538</text:p>
          </table:table-cell>
          <table:table-cell office:value-type="float" office:value="2399.54" calcext:value-type="float">
            <text:p>2399.54</text:p>
          </table:table-cell>
          <table:table-cell office:value-type="float" office:value="0.000418745" calcext:value-type="float">
            <text:p>0.00041874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-3.85755" calcext:value-type="float">
            <text:p>-3.85755</text:p>
          </table:table-cell>
          <table:table-cell office:value-type="float" office:value="0.00106563" calcext:value-type="float">
            <text:p>0.00106563</text:p>
          </table:table-cell>
          <table:table-cell office:value-type="float" office:value="-0.979814" calcext:value-type="float">
            <text:p>-0.979814</text:p>
          </table:table-cell>
          <table:table-cell office:value-type="float" office:value="0.979814" calcext:value-type="float">
            <text:p>0.979814</text:p>
          </table:table-cell>
          <table:table-cell office:value-type="float" office:value="14.8818" calcext:value-type="float">
            <text:p>14.8818</text:p>
          </table:table-cell>
          <table:table-cell office:value-type="float" office:value="0.960063" calcext:value-type="float">
            <text:p>0.960063</text:p>
          </table:table-cell>
          <table:table-cell office:value-type="float" office:value="221.53" calcext:value-type="float">
            <text:p>221.53</text:p>
          </table:table-cell>
          <table:table-cell office:value-type="float" office:value="0.921827" calcext:value-type="float">
            <text:p>0.921827</text:p>
          </table:table-cell>
          <table:table-cell office:value-type="float" office:value="0.0664023" calcext:value-type="float">
            <text:p>0.0664023</text:p>
          </table:table-cell>
          <table:table-cell office:value-type="float" office:value="2400.16" calcext:value-type="float">
            <text:p>2400.16</text:p>
          </table:table-cell>
          <table:table-cell office:value-type="float" office:value="0.000416261" calcext:value-type="float">
            <text:p>0.000416261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2" calcext:value-type="float">
            <text:p>12</text:p>
          </table:table-cell>
          <table:table-cell office:value-type="float" office:value="-3.85651" calcext:value-type="float">
            <text:p>-3.85651</text:p>
          </table:table-cell>
          <table:table-cell office:value-type="float" office:value="0.00109184" calcext:value-type="float">
            <text:p>0.00109184</text:p>
          </table:table-cell>
          <table:table-cell office:value-type="float" office:value="-0.9796" calcext:value-type="float">
            <text:p>-0.9796</text:p>
          </table:table-cell>
          <table:table-cell office:value-type="float" office:value="0.9796" calcext:value-type="float">
            <text:p>0.9796</text:p>
          </table:table-cell>
          <table:table-cell office:value-type="float" office:value="14.8738" calcext:value-type="float">
            <text:p>14.8738</text:p>
          </table:table-cell>
          <table:table-cell office:value-type="float" office:value="0.959644" calcext:value-type="float">
            <text:p>0.959644</text:p>
          </table:table-cell>
          <table:table-cell office:value-type="float" office:value="221.294" calcext:value-type="float">
            <text:p>221.294</text:p>
          </table:table-cell>
          <table:table-cell office:value-type="float" office:value="0.921024" calcext:value-type="float">
            <text:p>0.921024</text:p>
          </table:table-cell>
          <table:table-cell office:value-type="float" office:value="0.0694921" calcext:value-type="float">
            <text:p>0.0694921</text:p>
          </table:table-cell>
          <table:table-cell office:value-type="float" office:value="2399.11" calcext:value-type="float">
            <text:p>2399.11</text:p>
          </table:table-cell>
          <table:table-cell office:value-type="float" office:value="0.0004265" calcext:value-type="float">
            <text:p>0.000426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" calcext:value-type="float">
            <text:p>13</text:p>
          </table:table-cell>
          <table:table-cell office:value-type="float" office:value="-3.85756" calcext:value-type="float">
            <text:p>-3.85756</text:p>
          </table:table-cell>
          <table:table-cell office:value-type="float" office:value="0.00106738" calcext:value-type="float">
            <text:p>0.00106738</text:p>
          </table:table-cell>
          <table:table-cell office:value-type="float" office:value="-0.979778" calcext:value-type="float">
            <text:p>-0.979778</text:p>
          </table:table-cell>
          <table:table-cell office:value-type="float" office:value="0.979778" calcext:value-type="float">
            <text:p>0.979778</text:p>
          </table:table-cell>
          <table:table-cell office:value-type="float" office:value="14.8818" calcext:value-type="float">
            <text:p>14.8818</text:p>
          </table:table-cell>
          <table:table-cell office:value-type="float" office:value="0.959992" calcext:value-type="float">
            <text:p>0.959992</text:p>
          </table:table-cell>
          <table:table-cell office:value-type="float" office:value="221.533" calcext:value-type="float">
            <text:p>221.533</text:p>
          </table:table-cell>
          <table:table-cell office:value-type="float" office:value="0.921691" calcext:value-type="float">
            <text:p>0.921691</text:p>
          </table:table-cell>
          <table:table-cell office:value-type="float" office:value="0.0682158" calcext:value-type="float">
            <text:p>0.0682158</text:p>
          </table:table-cell>
          <table:table-cell office:value-type="float" office:value="2399.98" calcext:value-type="float">
            <text:p>2399.98</text:p>
          </table:table-cell>
          <table:table-cell office:value-type="float" office:value="0.000416946" calcext:value-type="float">
            <text:p>0.000416946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" calcext:value-type="float">
            <text:p>14</text:p>
          </table:table-cell>
          <table:table-cell office:value-type="float" office:value="-3.85686" calcext:value-type="float">
            <text:p>-3.85686</text:p>
          </table:table-cell>
          <table:table-cell office:value-type="float" office:value="0.00108415" calcext:value-type="float">
            <text:p>0.00108415</text:p>
          </table:table-cell>
          <table:table-cell office:value-type="float" office:value="-0.979668" calcext:value-type="float">
            <text:p>-0.979668</text:p>
          </table:table-cell>
          <table:table-cell office:value-type="float" office:value="0.979668" calcext:value-type="float">
            <text:p>0.979668</text:p>
          </table:table-cell>
          <table:table-cell office:value-type="float" office:value="14.8764" calcext:value-type="float">
            <text:p>14.8764</text:p>
          </table:table-cell>
          <table:table-cell office:value-type="float" office:value="0.959778" calcext:value-type="float">
            <text:p>0.959778</text:p>
          </table:table-cell>
          <table:table-cell office:value-type="float" office:value="221.373" calcext:value-type="float">
            <text:p>221.373</text:p>
          </table:table-cell>
          <table:table-cell office:value-type="float" office:value="0.92128" calcext:value-type="float">
            <text:p>0.92128</text:p>
          </table:table-cell>
          <table:table-cell office:value-type="float" office:value="0.0690584" calcext:value-type="float">
            <text:p>0.0690584</text:p>
          </table:table-cell>
          <table:table-cell office:value-type="float" office:value="2399.44" calcext:value-type="float">
            <text:p>2399.44</text:p>
          </table:table-cell>
          <table:table-cell office:value-type="float" office:value="0.000423495" calcext:value-type="float">
            <text:p>0.000423495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office:value-type="float" office:value="-3.85604" calcext:value-type="float">
            <text:p>-3.85604</text:p>
          </table:table-cell>
          <table:table-cell office:value-type="float" office:value="0.00107939" calcext:value-type="float">
            <text:p>0.00107939</text:p>
          </table:table-cell>
          <table:table-cell office:value-type="float" office:value="-0.97957" calcext:value-type="float">
            <text:p>-0.97957</text:p>
          </table:table-cell>
          <table:table-cell office:value-type="float" office:value="0.97957" calcext:value-type="float">
            <text:p>0.97957</text:p>
          </table:table-cell>
          <table:table-cell office:value-type="float" office:value="14.8701" calcext:value-type="float">
            <text:p>14.8701</text:p>
          </table:table-cell>
          <table:table-cell office:value-type="float" office:value="0.959586" calcext:value-type="float">
            <text:p>0.959586</text:p>
          </table:table-cell>
          <table:table-cell office:value-type="float" office:value="221.184" calcext:value-type="float">
            <text:p>221.184</text:p>
          </table:table-cell>
          <table:table-cell office:value-type="float" office:value="0.92091" calcext:value-type="float">
            <text:p>0.92091</text:p>
          </table:table-cell>
          <table:table-cell office:value-type="float" office:value="0.0690712" calcext:value-type="float">
            <text:p>0.0690712</text:p>
          </table:table-cell>
          <table:table-cell office:value-type="float" office:value="2398.96" calcext:value-type="float">
            <text:p>2398.96</text:p>
          </table:table-cell>
          <table:table-cell office:value-type="float" office:value="0.000421637" calcext:value-type="float">
            <text:p>0.000421637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" calcext:value-type="float">
            <text:p>16</text:p>
          </table:table-cell>
          <table:table-cell office:value-type="float" office:value="-3.85665" calcext:value-type="float">
            <text:p>-3.85665</text:p>
          </table:table-cell>
          <table:table-cell office:value-type="float" office:value="0.00107139" calcext:value-type="float">
            <text:p>0.00107139</text:p>
          </table:table-cell>
          <table:table-cell office:value-type="float" office:value="-0.979658" calcext:value-type="float">
            <text:p>-0.979658</text:p>
          </table:table-cell>
          <table:table-cell office:value-type="float" office:value="0.979658" calcext:value-type="float">
            <text:p>0.979658</text:p>
          </table:table-cell>
          <table:table-cell office:value-type="float" office:value="14.8748" calcext:value-type="float">
            <text:p>14.8748</text:p>
          </table:table-cell>
          <table:table-cell office:value-type="float" office:value="0.959758" calcext:value-type="float">
            <text:p>0.959758</text:p>
          </table:table-cell>
          <table:table-cell office:value-type="float" office:value="221.324" calcext:value-type="float">
            <text:p>221.324</text:p>
          </table:table-cell>
          <table:table-cell office:value-type="float" office:value="0.92124" calcext:value-type="float">
            <text:p>0.92124</text:p>
          </table:table-cell>
          <table:table-cell office:value-type="float" office:value="0.0681725" calcext:value-type="float">
            <text:p>0.0681725</text:p>
          </table:table-cell>
          <table:table-cell office:value-type="float" office:value="2399.39" calcext:value-type="float">
            <text:p>2399.39</text:p>
          </table:table-cell>
          <table:table-cell office:value-type="float" office:value="0.00041851" calcext:value-type="float">
            <text:p>0.00041851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" calcext:value-type="float">
            <text:p>17</text:p>
          </table:table-cell>
          <table:table-cell office:value-type="float" office:value="-3.8566" calcext:value-type="float">
            <text:p>-3.8566</text:p>
          </table:table-cell>
          <table:table-cell office:value-type="float" office:value="0.00108192" calcext:value-type="float">
            <text:p>0.00108192</text:p>
          </table:table-cell>
          <table:table-cell office:value-type="float" office:value="-0.979628" calcext:value-type="float">
            <text:p>-0.979628</text:p>
          </table:table-cell>
          <table:table-cell office:value-type="float" office:value="0.979628" calcext:value-type="float">
            <text:p>0.979628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0.959698" calcext:value-type="float">
            <text:p>0.959698</text:p>
          </table:table-cell>
          <table:table-cell office:value-type="float" office:value="221.312" calcext:value-type="float">
            <text:p>221.312</text:p>
          </table:table-cell>
          <table:table-cell office:value-type="float" office:value="0.921128" calcext:value-type="float">
            <text:p>0.921128</text:p>
          </table:table-cell>
          <table:table-cell office:value-type="float" office:value="0.0687609" calcext:value-type="float">
            <text:p>0.0687609</text:p>
          </table:table-cell>
          <table:table-cell office:value-type="float" office:value="2399.25" calcext:value-type="float">
            <text:p>2399.25</text:p>
          </table:table-cell>
          <table:table-cell office:value-type="float" office:value="0.000422626" calcext:value-type="float">
            <text:p>0.000422626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8" calcext:value-type="float">
            <text:p>18</text:p>
          </table:table-cell>
          <table:table-cell office:value-type="float" office:value="-3.85641" calcext:value-type="float">
            <text:p>-3.85641</text:p>
          </table:table-cell>
          <table:table-cell office:value-type="float" office:value="0.00107116" calcext:value-type="float">
            <text:p>0.00107116</text:p>
          </table:table-cell>
          <table:table-cell office:value-type="float" office:value="-0.979608" calcext:value-type="float">
            <text:p>-0.979608</text:p>
          </table:table-cell>
          <table:table-cell office:value-type="float" office:value="0.979608" calcext:value-type="float">
            <text:p>0.979608</text:p>
          </table:table-cell>
          <table:table-cell office:value-type="float" office:value="14.873" calcext:value-type="float">
            <text:p>14.873</text:p>
          </table:table-cell>
          <table:table-cell office:value-type="float" office:value="0.959659" calcext:value-type="float">
            <text:p>0.959659</text:p>
          </table:table-cell>
          <table:table-cell office:value-type="float" office:value="221.269" calcext:value-type="float">
            <text:p>221.269</text:p>
          </table:table-cell>
          <table:table-cell office:value-type="float" office:value="0.921051" calcext:value-type="float">
            <text:p>0.921051</text:p>
          </table:table-cell>
          <table:table-cell office:value-type="float" office:value="0.0688367" calcext:value-type="float">
            <text:p>0.0688367</text:p>
          </table:table-cell>
          <table:table-cell office:value-type="float" office:value="2399.15" calcext:value-type="float">
            <text:p>2399.15</text:p>
          </table:table-cell>
          <table:table-cell office:value-type="float" office:value="0.000418422" calcext:value-type="float">
            <text:p>0.000418422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office:value-type="float" office:value="-3.85637" calcext:value-type="float">
            <text:p>-3.85637</text:p>
          </table:table-cell>
          <table:table-cell office:value-type="float" office:value="0.00107261" calcext:value-type="float">
            <text:p>0.00107261</text:p>
          </table:table-cell>
          <table:table-cell office:value-type="float" office:value="-0.979602" calcext:value-type="float">
            <text:p>-0.979602</text:p>
          </table:table-cell>
          <table:table-cell office:value-type="float" office:value="0.979602" calcext:value-type="float">
            <text:p>0.979602</text:p>
          </table:table-cell>
          <table:table-cell office:value-type="float" office:value="14.8726" calcext:value-type="float">
            <text:p>14.8726</text:p>
          </table:table-cell>
          <table:table-cell office:value-type="float" office:value="0.959647" calcext:value-type="float">
            <text:p>0.959647</text:p>
          </table:table-cell>
          <table:table-cell office:value-type="float" office:value="221.259" calcext:value-type="float">
            <text:p>221.259</text:p>
          </table:table-cell>
          <table:table-cell office:value-type="float" office:value="0.921029" calcext:value-type="float">
            <text:p>0.921029</text:p>
          </table:table-cell>
          <table:table-cell office:value-type="float" office:value="0.0689645" calcext:value-type="float">
            <text:p>0.0689645</text:p>
          </table:table-cell>
          <table:table-cell office:value-type="float" office:value="2399.12" calcext:value-type="float">
            <text:p>2399.12</text:p>
          </table:table-cell>
          <table:table-cell office:value-type="float" office:value="0.000418987" calcext:value-type="float">
            <text:p>0.000418987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0" calcext:value-type="float">
            <text:p>20</text:p>
          </table:table-cell>
          <table:table-cell office:value-type="float" office:value="-3.85649" calcext:value-type="float">
            <text:p>-3.85649</text:p>
          </table:table-cell>
          <table:table-cell office:value-type="float" office:value="0.00107448" calcext:value-type="float">
            <text:p>0.00107448</text:p>
          </table:table-cell>
          <table:table-cell office:value-type="float" office:value="-0.979623" calcext:value-type="float">
            <text:p>-0.979623</text:p>
          </table:table-cell>
          <table:table-cell office:value-type="float" office:value="0.979623" calcext:value-type="float">
            <text:p>0.979623</text:p>
          </table:table-cell>
          <table:table-cell office:value-type="float" office:value="14.8736" calcext:value-type="float">
            <text:p>14.8736</text:p>
          </table:table-cell>
          <table:table-cell office:value-type="float" office:value="0.95969" calcext:value-type="float">
            <text:p>0.95969</text:p>
          </table:table-cell>
          <table:table-cell office:value-type="float" office:value="221.288" calcext:value-type="float">
            <text:p>221.288</text:p>
          </table:table-cell>
          <table:table-cell office:value-type="float" office:value="0.92111" calcext:value-type="float">
            <text:p>0.92111</text:p>
          </table:table-cell>
          <table:table-cell office:value-type="float" office:value="0.0687266" calcext:value-type="float">
            <text:p>0.0687266</text:p>
          </table:table-cell>
          <table:table-cell office:value-type="float" office:value="2399.22" calcext:value-type="float">
            <text:p>2399.22</text:p>
          </table:table-cell>
          <table:table-cell office:value-type="float" office:value="0.000419718" calcext:value-type="float">
            <text:p>0.0004197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-1.2544" calcext:value-type="float">
            <text:p>-1.2544</text:p>
          </table:table-cell>
          <table:table-cell office:value-type="float" office:value="0" calcext:value-type="float">
            <text:p>0</text:p>
          </table:table-cell>
          <table:table-cell office:value-type="float" office:value="-0.0272" calcext:value-type="float">
            <text:p>-0.0272</text:p>
          </table:table-cell>
          <table:table-cell office:value-type="float" office:value="0.0272" calcext:value-type="float">
            <text:p>0.0272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0.00073984" calcext:value-type="float">
            <text:p>0.00073984</text:p>
          </table:table-cell>
          <table:table-cell office:value-type="float" office:value="2.47596" calcext:value-type="float">
            <text:p>2.47596</text:p>
          </table:table-cell>
          <table:table-cell office:value-type="float" office:value="0.000000547363" calcext:value-type="float">
            <text:p>5.47363E-07</text:p>
          </table:table-cell>
          <table:table-cell office:value-type="float" office:value="0.100674" calcext:value-type="float">
            <text:p>0.100674</text:p>
          </table:table-cell>
          <table:table-cell office:value-type="float" office:value="1.8496" calcext:value-type="float">
            <text:p>1.849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-2.2736" calcext:value-type="float">
            <text:p>-2.2736</text:p>
          </table:table-cell>
          <table:table-cell office:value-type="float" office:value="0.059927" calcext:value-type="float">
            <text:p>0.05992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6" calcext:value-type="float">
            <text:p>0.06</text:p>
          </table:table-cell>
          <table:table-cell office:value-type="float" office:value="5.22918" calcext:value-type="float">
            <text:p>5.22918</text:p>
          </table:table-cell>
          <table:table-cell office:value-type="float" office:value="0.00367744" calcext:value-type="float">
            <text:p>0.00367744</text:p>
          </table:table-cell>
          <table:table-cell office:value-type="float" office:value="28.5835" calcext:value-type="float">
            <text:p>28.5835</text:p>
          </table:table-cell>
          <table:table-cell office:value-type="float" office:value="0.0000146387" calcext:value-type="float">
            <text:p>1.46387E-05</text:p>
          </table:table-cell>
          <table:table-cell office:value-type="float" office:value="1.52124" calcext:value-type="float">
            <text:p>1.52124</text:p>
          </table:table-cell>
          <table:table-cell office:value-type="float" office:value="9.1936" calcext:value-type="float">
            <text:p>9.1936</text:p>
          </table:table-cell>
          <table:table-cell office:value-type="float" office:value="0.020736" calcext:value-type="float">
            <text:p>0.020736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-2.976" calcext:value-type="float">
            <text:p>-2.976</text:p>
          </table:table-cell>
          <table:table-cell office:value-type="float" office:value="0.0275814" calcext:value-type="float">
            <text:p>0.0275814</text:p>
          </table:table-cell>
          <table:table-cell office:value-type="float" office:value="-0.1224" calcext:value-type="float">
            <text:p>-0.1224</text:p>
          </table:table-cell>
          <table:table-cell office:value-type="float" office:value="0.1224" calcext:value-type="float">
            <text:p>0.1224</text:p>
          </table:table-cell>
          <table:table-cell office:value-type="float" office:value="8.88416" calcext:value-type="float">
            <text:p>8.88416</text:p>
          </table:table-cell>
          <table:table-cell office:value-type="float" office:value="0.0171786" calcext:value-type="float">
            <text:p>0.0171786</text:p>
          </table:table-cell>
          <table:table-cell office:value-type="float" office:value="79.8757" calcext:value-type="float">
            <text:p>79.8757</text:p>
          </table:table-cell>
          <table:table-cell office:value-type="float" office:value="0.000438088" calcext:value-type="float">
            <text:p>0.000438088</text:p>
          </table:table-cell>
          <table:table-cell office:value-type="float" office:value="6.02228" calcext:value-type="float">
            <text:p>6.02228</text:p>
          </table:table-cell>
          <table:table-cell office:value-type="float" office:value="42.9464" calcext:value-type="float">
            <text:p>42.9464</text:p>
          </table:table-cell>
          <table:table-cell office:value-type="float" office:value="0.00954375" calcext:value-type="float">
            <text:p>0.00954375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-3.2836" calcext:value-type="float">
            <text:p>-3.2836</text:p>
          </table:table-cell>
          <table:table-cell office:value-type="float" office:value="0.00578928" calcext:value-type="float">
            <text:p>0.00578928</text:p>
          </table:table-cell>
          <table:table-cell office:value-type="float" office:value="-0.2994" calcext:value-type="float">
            <text:p>-0.2994</text:p>
          </table:table-cell>
          <table:table-cell office:value-type="float" office:value="0.2994" calcext:value-type="float">
            <text:p>0.2994</text:p>
          </table:table-cell>
          <table:table-cell office:value-type="float" office:value="10.7878" calcext:value-type="float">
            <text:p>10.7878</text:p>
          </table:table-cell>
          <table:table-cell office:value-type="float" office:value="0.0943586" calcext:value-type="float">
            <text:p>0.0943586</text:p>
          </table:table-cell>
          <table:table-cell office:value-type="float" office:value="116.626" calcext:value-type="float">
            <text:p>116.626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13.7206" calcext:value-type="float">
            <text:p>13.7206</text:p>
          </table:table-cell>
          <table:table-cell office:value-type="float" office:value="235.896" calcext:value-type="float">
            <text:p>235.896</text:p>
          </table:table-cell>
          <table:table-cell office:value-type="float" office:value="0.00200321" calcext:value-type="float">
            <text:p>0.00200321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office:value-type="float" office:value="-3.4556" calcext:value-type="float">
            <text:p>-3.4556</text:p>
          </table:table-cell>
          <table:table-cell office:value-type="float" office:value="0.00433264" calcext:value-type="float">
            <text:p>0.00433264</text:p>
          </table:table-cell>
          <table:table-cell office:value-type="float" office:value="-0.5434" calcext:value-type="float">
            <text:p>-0.5434</text:p>
          </table:table-cell>
          <table:table-cell office:value-type="float" office:value="0.5434" calcext:value-type="float">
            <text:p>0.5434</text:p>
          </table:table-cell>
          <table:table-cell office:value-type="float" office:value="11.9455" calcext:value-type="float">
            <text:p>11.9455</text:p>
          </table:table-cell>
          <table:table-cell office:value-type="float" office:value="0.309589" calcext:value-type="float">
            <text:p>0.309589</text:p>
          </table:table-cell>
          <table:table-cell office:value-type="float" office:value="142.902" calcext:value-type="float">
            <text:p>142.902</text:p>
          </table:table-cell>
          <table:table-cell office:value-type="float" office:value="0.11413" calcext:value-type="float">
            <text:p>0.11413</text:p>
          </table:table-cell>
          <table:table-cell office:value-type="float" office:value="27.573" calcext:value-type="float">
            <text:p>27.573</text:p>
          </table:table-cell>
          <table:table-cell office:value-type="float" office:value="773.973" calcext:value-type="float">
            <text:p>773.973</text:p>
          </table:table-cell>
          <table:table-cell office:value-type="float" office:value="0.00149918" calcext:value-type="float">
            <text:p>0.00149918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-3.7493" calcext:value-type="float">
            <text:p>-3.7493</text:p>
          </table:table-cell>
          <table:table-cell office:value-type="float" office:value="0.00564967" calcext:value-type="float">
            <text:p>0.00564967</text:p>
          </table:table-cell>
          <table:table-cell office:value-type="float" office:value="-0.934725" calcext:value-type="float">
            <text:p>-0.934725</text:p>
          </table:table-cell>
          <table:table-cell office:value-type="float" office:value="0.934725" calcext:value-type="float">
            <text:p>0.934725</text:p>
          </table:table-cell>
          <table:table-cell office:value-type="float" office:value="14.0629" calcext:value-type="float">
            <text:p>14.0629</text:p>
          </table:table-cell>
          <table:table-cell office:value-type="float" office:value="0.87694" calcext:value-type="float">
            <text:p>0.87694</text:p>
          </table:table-cell>
          <table:table-cell office:value-type="float" office:value="198.079" calcext:value-type="float">
            <text:p>198.079</text:p>
          </table:table-cell>
          <table:table-cell office:value-type="float" office:value="0.779541" calcext:value-type="float">
            <text:p>0.779541</text:p>
          </table:table-cell>
          <table:table-cell office:value-type="float" office:value="6.36857" calcext:value-type="float">
            <text:p>6.36857</text:p>
          </table:table-cell>
          <table:table-cell office:value-type="float" office:value="2192.35" calcext:value-type="float">
            <text:p>2192.35</text:p>
          </table:table-cell>
          <table:table-cell office:value-type="float" office:value="0.0019549" calcext:value-type="float">
            <text:p>0.0019549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6" calcext:value-type="float">
            <text:p>6</text:p>
          </table:table-cell>
          <table:table-cell office:value-type="float" office:value="-3.79655" calcext:value-type="float">
            <text:p>-3.79655</text:p>
          </table:table-cell>
          <table:table-cell office:value-type="float" office:value="0.00189882" calcext:value-type="float">
            <text:p>0.00189882</text:p>
          </table:table-cell>
          <table:table-cell office:value-type="float" office:value="-0.969825" calcext:value-type="float">
            <text:p>-0.969825</text:p>
          </table:table-cell>
          <table:table-cell office:value-type="float" office:value="0.969825" calcext:value-type="float">
            <text:p>0.969825</text:p>
          </table:table-cell>
          <table:table-cell office:value-type="float" office:value="14.4157" calcext:value-type="float">
            <text:p>14.4157</text:p>
          </table:table-cell>
          <table:table-cell office:value-type="float" office:value="0.940618" calcext:value-type="float">
            <text:p>0.940618</text:p>
          </table:table-cell>
          <table:table-cell office:value-type="float" office:value="207.921" calcext:value-type="float">
            <text:p>207.921</text:p>
          </table:table-cell>
          <table:table-cell office:value-type="float" office:value="0.884975" calcext:value-type="float">
            <text:p>0.884975</text:p>
          </table:table-cell>
          <table:table-cell office:value-type="float" office:value="0.113587" calcext:value-type="float">
            <text:p>0.113587</text:p>
          </table:table-cell>
          <table:table-cell office:value-type="float" office:value="2351.54" calcext:value-type="float">
            <text:p>2351.54</text:p>
          </table:table-cell>
          <table:table-cell office:value-type="float" office:value="0.00065703" calcext:value-type="float">
            <text:p>0.0006570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7" calcext:value-type="float">
            <text:p>7</text:p>
          </table:table-cell>
          <table:table-cell office:value-type="float" office:value="-3.79675" calcext:value-type="float">
            <text:p>-3.79675</text:p>
          </table:table-cell>
          <table:table-cell office:value-type="float" office:value="0.00157184" calcext:value-type="float">
            <text:p>0.00157184</text:p>
          </table:table-cell>
          <table:table-cell office:value-type="float" office:value="-0.970019" calcext:value-type="float">
            <text:p>-0.970019</text:p>
          </table:table-cell>
          <table:table-cell office:value-type="float" office:value="0.970019" calcext:value-type="float">
            <text:p>0.970019</text:p>
          </table:table-cell>
          <table:table-cell office:value-type="float" office:value="14.4169" calcext:value-type="float">
            <text:p>14.4169</text:p>
          </table:table-cell>
          <table:table-cell office:value-type="float" office:value="0.940985" calcext:value-type="float">
            <text:p>0.940985</text:p>
          </table:table-cell>
          <table:table-cell office:value-type="float" office:value="207.937" calcext:value-type="float">
            <text:p>207.937</text:p>
          </table:table-cell>
          <table:table-cell office:value-type="float" office:value="0.885636" calcext:value-type="float">
            <text:p>0.885636</text:p>
          </table:table-cell>
          <table:table-cell office:value-type="float" office:value="0.103037" calcext:value-type="float">
            <text:p>0.103037</text:p>
          </table:table-cell>
          <table:table-cell office:value-type="float" office:value="2352.46" calcext:value-type="float">
            <text:p>2352.46</text:p>
          </table:table-cell>
          <table:table-cell office:value-type="float" office:value="0.000543888" calcext:value-type="float">
            <text:p>0.000543888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office:value-type="float" office:value="-3.79824" calcext:value-type="float">
            <text:p>-3.79824</text:p>
          </table:table-cell>
          <table:table-cell office:value-type="float" office:value="0.00187393" calcext:value-type="float">
            <text:p>0.00187393</text:p>
          </table:table-cell>
          <table:table-cell office:value-type="float" office:value="-0.970684" calcext:value-type="float">
            <text:p>-0.970684</text:p>
          </table:table-cell>
          <table:table-cell office:value-type="float" office:value="0.970684" calcext:value-type="float">
            <text:p>0.970684</text:p>
          </table:table-cell>
          <table:table-cell office:value-type="float" office:value="14.4285" calcext:value-type="float">
            <text:p>14.4285</text:p>
          </table:table-cell>
          <table:table-cell office:value-type="float" office:value="0.942277" calcext:value-type="float">
            <text:p>0.942277</text:p>
          </table:table-cell>
          <table:table-cell office:value-type="float" office:value="208.289" calcext:value-type="float">
            <text:p>208.289</text:p>
          </table:table-cell>
          <table:table-cell office:value-type="float" office:value="0.888069" calcext:value-type="float">
            <text:p>0.888069</text:p>
          </table:table-cell>
          <table:table-cell office:value-type="float" office:value="0.117167" calcext:value-type="float">
            <text:p>0.117167</text:p>
          </table:table-cell>
          <table:table-cell office:value-type="float" office:value="2355.69" calcext:value-type="float">
            <text:p>2355.69</text:p>
          </table:table-cell>
          <table:table-cell office:value-type="float" office:value="0.00064842" calcext:value-type="float">
            <text:p>0.00064842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" calcext:value-type="float">
            <text:p>9</text:p>
          </table:table-cell>
          <table:table-cell office:value-type="float" office:value="-3.79698" calcext:value-type="float">
            <text:p>-3.79698</text:p>
          </table:table-cell>
          <table:table-cell office:value-type="float" office:value="0.00179817" calcext:value-type="float">
            <text:p>0.00179817</text:p>
          </table:table-cell>
          <table:table-cell office:value-type="float" office:value="-0.970109" calcext:value-type="float">
            <text:p>-0.970109</text:p>
          </table:table-cell>
          <table:table-cell office:value-type="float" office:value="0.970109" calcext:value-type="float">
            <text:p>0.970109</text:p>
          </table:table-cell>
          <table:table-cell office:value-type="float" office:value="14.4188" calcext:value-type="float">
            <text:p>14.4188</text:p>
          </table:table-cell>
          <table:table-cell office:value-type="float" office:value="0.941163" calcext:value-type="float">
            <text:p>0.941163</text:p>
          </table:table-cell>
          <table:table-cell office:value-type="float" office:value="208.006" calcext:value-type="float">
            <text:p>208.006</text:p>
          </table:table-cell>
          <table:table-cell office:value-type="float" office:value="0.885979" calcext:value-type="float">
            <text:p>0.885979</text:p>
          </table:table-cell>
          <table:table-cell office:value-type="float" office:value="0.111959" calcext:value-type="float">
            <text:p>0.111959</text:p>
          </table:table-cell>
          <table:table-cell office:value-type="float" office:value="2352.91" calcext:value-type="float">
            <text:p>2352.91</text:p>
          </table:table-cell>
          <table:table-cell office:value-type="float" office:value="0.000622204" calcext:value-type="float">
            <text:p>0.000622204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-3.79558" calcext:value-type="float">
            <text:p>-3.79558</text:p>
          </table:table-cell>
          <table:table-cell office:value-type="float" office:value="0.00173403" calcext:value-type="float">
            <text:p>0.00173403</text:p>
          </table:table-cell>
          <table:table-cell office:value-type="float" office:value="-0.969952" calcext:value-type="float">
            <text:p>-0.969952</text:p>
          </table:table-cell>
          <table:table-cell office:value-type="float" office:value="0.969952" calcext:value-type="float">
            <text:p>0.969952</text:p>
          </table:table-cell>
          <table:table-cell office:value-type="float" office:value="14.4081" calcext:value-type="float">
            <text:p>14.4081</text:p>
          </table:table-cell>
          <table:table-cell office:value-type="float" office:value="0.94086" calcext:value-type="float">
            <text:p>0.94086</text:p>
          </table:table-cell>
          <table:table-cell office:value-type="float" office:value="207.694" calcext:value-type="float">
            <text:p>207.694</text:p>
          </table:table-cell>
          <table:table-cell office:value-type="float" office:value="0.885416" calcext:value-type="float">
            <text:p>0.885416</text:p>
          </table:table-cell>
          <table:table-cell office:value-type="float" office:value="0.121887" calcext:value-type="float">
            <text:p>0.121887</text:p>
          </table:table-cell>
          <table:table-cell office:value-type="float" office:value="2352.15" calcext:value-type="float">
            <text:p>2352.15</text:p>
          </table:table-cell>
          <table:table-cell office:value-type="float" office:value="0.000600009" calcext:value-type="float">
            <text:p>0.000600009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-3.79742" calcext:value-type="float">
            <text:p>-3.79742</text:p>
          </table:table-cell>
          <table:table-cell office:value-type="float" office:value="0.00160134" calcext:value-type="float">
            <text:p>0.00160134</text:p>
          </table:table-cell>
          <table:table-cell office:value-type="float" office:value="-0.970238" calcext:value-type="float">
            <text:p>-0.970238</text:p>
          </table:table-cell>
          <table:table-cell office:value-type="float" office:value="0.970238" calcext:value-type="float">
            <text:p>0.970238</text:p>
          </table:table-cell>
          <table:table-cell office:value-type="float" office:value="14.422" calcext:value-type="float">
            <text:p>14.422</text:p>
          </table:table-cell>
          <table:table-cell office:value-type="float" office:value="0.941409" calcext:value-type="float">
            <text:p>0.941409</text:p>
          </table:table-cell>
          <table:table-cell office:value-type="float" office:value="208.086" calcext:value-type="float">
            <text:p>208.086</text:p>
          </table:table-cell>
          <table:table-cell office:value-type="float" office:value="0.886427" calcext:value-type="float">
            <text:p>0.886427</text:p>
          </table:table-cell>
          <table:table-cell office:value-type="float" office:value="0.115988" calcext:value-type="float">
            <text:p>0.115988</text:p>
          </table:table-cell>
          <table:table-cell office:value-type="float" office:value="2353.52" calcext:value-type="float">
            <text:p>2353.52</text:p>
          </table:table-cell>
          <table:table-cell office:value-type="float" office:value="0.000554097" calcext:value-type="float">
            <text:p>0.000554097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2" calcext:value-type="float">
            <text:p>12</text:p>
          </table:table-cell>
          <table:table-cell office:value-type="float" office:value="-3.79669" calcext:value-type="float">
            <text:p>-3.79669</text:p>
          </table:table-cell>
          <table:table-cell office:value-type="float" office:value="0.00158855" calcext:value-type="float">
            <text:p>0.00158855</text:p>
          </table:table-cell>
          <table:table-cell office:value-type="float" office:value="-0.970035" calcext:value-type="float">
            <text:p>-0.970035</text:p>
          </table:table-cell>
          <table:table-cell office:value-type="float" office:value="0.970035" calcext:value-type="float">
            <text:p>0.970035</text:p>
          </table:table-cell>
          <table:table-cell office:value-type="float" office:value="14.4165" calcext:value-type="float">
            <text:p>14.4165</text:p>
          </table:table-cell>
          <table:table-cell office:value-type="float" office:value="0.941017" calcext:value-type="float">
            <text:p>0.941017</text:p>
          </table:table-cell>
          <table:table-cell office:value-type="float" office:value="207.926" calcext:value-type="float">
            <text:p>207.926</text:p>
          </table:table-cell>
          <table:table-cell office:value-type="float" office:value="0.885695" calcext:value-type="float">
            <text:p>0.885695</text:p>
          </table:table-cell>
          <table:table-cell office:value-type="float" office:value="0.117743" calcext:value-type="float">
            <text:p>0.117743</text:p>
          </table:table-cell>
          <table:table-cell office:value-type="float" office:value="2352.54" calcext:value-type="float">
            <text:p>2352.54</text:p>
          </table:table-cell>
          <table:table-cell office:value-type="float" office:value="0.000549673" calcext:value-type="float">
            <text:p>0.00054967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-3.79596" calcext:value-type="float">
            <text:p>-3.79596</text:p>
          </table:table-cell>
          <table:table-cell office:value-type="float" office:value="0.00160275" calcext:value-type="float">
            <text:p>0.00160275</text:p>
          </table:table-cell>
          <table:table-cell office:value-type="float" office:value="-0.969965" calcext:value-type="float">
            <text:p>-0.969965</text:p>
          </table:table-cell>
          <table:table-cell office:value-type="float" office:value="0.969965" calcext:value-type="float">
            <text:p>0.969965</text:p>
          </table:table-cell>
          <table:table-cell office:value-type="float" office:value="14.4109" calcext:value-type="float">
            <text:p>14.4109</text:p>
          </table:table-cell>
          <table:table-cell office:value-type="float" office:value="0.94088" calcext:value-type="float">
            <text:p>0.94088</text:p>
          </table:table-cell>
          <table:table-cell office:value-type="float" office:value="207.767" calcext:value-type="float">
            <text:p>207.767</text:p>
          </table:table-cell>
          <table:table-cell office:value-type="float" office:value="0.885433" calcext:value-type="float">
            <text:p>0.885433</text:p>
          </table:table-cell>
          <table:table-cell office:value-type="float" office:value="0.11688" calcext:value-type="float">
            <text:p>0.11688</text:p>
          </table:table-cell>
          <table:table-cell office:value-type="float" office:value="2352.2" calcext:value-type="float">
            <text:p>2352.2</text:p>
          </table:table-cell>
          <table:table-cell office:value-type="float" office:value="0.000554583" calcext:value-type="float">
            <text:p>0.00055458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3.79626" calcext:value-type="float">
            <text:p>-3.79626</text:p>
          </table:table-cell>
          <table:table-cell office:value-type="float" office:value="0.00160286" calcext:value-type="float">
            <text:p>0.00160286</text:p>
          </table:table-cell>
          <table:table-cell office:value-type="float" office:value="-0.970063" calcext:value-type="float">
            <text:p>-0.970063</text:p>
          </table:table-cell>
          <table:table-cell office:value-type="float" office:value="0.970063" calcext:value-type="float">
            <text:p>0.970063</text:p>
          </table:table-cell>
          <table:table-cell office:value-type="float" office:value="14.4132" calcext:value-type="float">
            <text:p>14.4132</text:p>
          </table:table-cell>
          <table:table-cell office:value-type="float" office:value="0.941071" calcext:value-type="float">
            <text:p>0.941071</text:p>
          </table:table-cell>
          <table:table-cell office:value-type="float" office:value="207.833" calcext:value-type="float">
            <text:p>207.833</text:p>
          </table:table-cell>
          <table:table-cell office:value-type="float" office:value="0.885793" calcext:value-type="float">
            <text:p>0.885793</text:p>
          </table:table-cell>
          <table:table-cell office:value-type="float" office:value="0.116671" calcext:value-type="float">
            <text:p>0.116671</text:p>
          </table:table-cell>
          <table:table-cell office:value-type="float" office:value="2352.68" calcext:value-type="float">
            <text:p>2352.68</text:p>
          </table:table-cell>
          <table:table-cell office:value-type="float" office:value="0.000554624" calcext:value-type="float">
            <text:p>0.000554624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5" calcext:value-type="float">
            <text:p>15</text:p>
          </table:table-cell>
          <table:table-cell office:value-type="float" office:value="-3.79653" calcext:value-type="float">
            <text:p>-3.79653</text:p>
          </table:table-cell>
          <table:table-cell office:value-type="float" office:value="0.00158556" calcext:value-type="float">
            <text:p>0.00158556</text:p>
          </table:table-cell>
          <table:table-cell office:value-type="float" office:value="-0.970135" calcext:value-type="float">
            <text:p>-0.970135</text:p>
          </table:table-cell>
          <table:table-cell office:value-type="float" office:value="0.970135" calcext:value-type="float">
            <text:p>0.970135</text:p>
          </table:table-cell>
          <table:table-cell office:value-type="float" office:value="14.4152" calcext:value-type="float">
            <text:p>14.4152</text:p>
          </table:table-cell>
          <table:table-cell office:value-type="float" office:value="0.94121" calcext:value-type="float">
            <text:p>0.94121</text:p>
          </table:table-cell>
          <table:table-cell office:value-type="float" office:value="207.889" calcext:value-type="float">
            <text:p>207.889</text:p>
          </table:table-cell>
          <table:table-cell office:value-type="float" office:value="0.886052" calcext:value-type="float">
            <text:p>0.886052</text:p>
          </table:table-cell>
          <table:table-cell office:value-type="float" office:value="0.116032" calcext:value-type="float">
            <text:p>0.116032</text:p>
          </table:table-cell>
          <table:table-cell office:value-type="float" office:value="2353.02" calcext:value-type="float">
            <text:p>2353.02</text:p>
          </table:table-cell>
          <table:table-cell office:value-type="float" office:value="0.000548638" calcext:value-type="float">
            <text:p>0.000548638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6" calcext:value-type="float">
            <text:p>16</text:p>
          </table:table-cell>
          <table:table-cell office:value-type="float" office:value="-3.7966" calcext:value-type="float">
            <text:p>-3.7966</text:p>
          </table:table-cell>
          <table:table-cell office:value-type="float" office:value="0.0015872" calcext:value-type="float">
            <text:p>0.0015872</text:p>
          </table:table-cell>
          <table:table-cell office:value-type="float" office:value="-0.970091" calcext:value-type="float">
            <text:p>-0.970091</text:p>
          </table:table-cell>
          <table:table-cell office:value-type="float" office:value="0.970091" calcext:value-type="float">
            <text:p>0.970091</text:p>
          </table:table-cell>
          <table:table-cell office:value-type="float" office:value="14.4157" calcext:value-type="float">
            <text:p>14.4157</text:p>
          </table:table-cell>
          <table:table-cell office:value-type="float" office:value="0.941123" calcext:value-type="float">
            <text:p>0.941123</text:p>
          </table:table-cell>
          <table:table-cell office:value-type="float" office:value="207.905" calcext:value-type="float">
            <text:p>207.905</text:p>
          </table:table-cell>
          <table:table-cell office:value-type="float" office:value="0.88589" calcext:value-type="float">
            <text:p>0.88589</text:p>
          </table:table-cell>
          <table:table-cell office:value-type="float" office:value="0.116637" calcext:value-type="float">
            <text:p>0.116637</text:p>
          </table:table-cell>
          <table:table-cell office:value-type="float" office:value="2352.81" calcext:value-type="float">
            <text:p>2352.81</text:p>
          </table:table-cell>
          <table:table-cell office:value-type="float" office:value="0.000549205" calcext:value-type="float">
            <text:p>0.000549205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7" calcext:value-type="float">
            <text:p>17</text:p>
          </table:table-cell>
          <table:table-cell office:value-type="float" office:value="-3.79645" calcext:value-type="float">
            <text:p>-3.79645</text:p>
          </table:table-cell>
          <table:table-cell office:value-type="float" office:value="0.00158373" calcext:value-type="float">
            <text:p>0.00158373</text:p>
          </table:table-cell>
          <table:table-cell office:value-type="float" office:value="-0.970087" calcext:value-type="float">
            <text:p>-0.970087</text:p>
          </table:table-cell>
          <table:table-cell office:value-type="float" office:value="0.970087" calcext:value-type="float">
            <text:p>0.970087</text:p>
          </table:table-cell>
          <table:table-cell office:value-type="float" office:value="14.4146" calcext:value-type="float">
            <text:p>14.4146</text:p>
          </table:table-cell>
          <table:table-cell office:value-type="float" office:value="0.941115" calcext:value-type="float">
            <text:p>0.941115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0.885875" calcext:value-type="float">
            <text:p>0.885875</text:p>
          </table:table-cell>
          <table:table-cell office:value-type="float" office:value="0.116631" calcext:value-type="float">
            <text:p>0.116631</text:p>
          </table:table-cell>
          <table:table-cell office:value-type="float" office:value="2352.79" calcext:value-type="float">
            <text:p>2352.79</text:p>
          </table:table-cell>
          <table:table-cell office:value-type="float" office:value="0.000548003" calcext:value-type="float">
            <text:p>0.00054800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-1.2384" calcext:value-type="float">
            <text:p>-1.23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1.53363" calcext:value-type="float">
            <text:p>1.53363</text:p>
          </table:table-cell>
          <table:table-cell office:value-type="float" office:value="0.00002304" calcext:value-type="float">
            <text:p>2.304E-05</text:p>
          </table:table-cell>
          <table:table-cell office:value-type="float" office:value="2.35203" calcext:value-type="float">
            <text:p>2.35203</text:p>
          </table:table-cell>
          <table:table-cell office:value-type="float" office:value="0.000000000530842" calcext:value-type="float">
            <text:p>5.30842E-10</text:p>
          </table:table-cell>
          <table:table-cell office:value-type="float" office:value="10.7603" calcext:value-type="float">
            <text:p>10.7603</text:p>
          </table:table-cell>
          <table:table-cell office:value-type="float" office:value="0.0576" calcext:value-type="float">
            <text:p>0.057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-2.2416" calcext:value-type="float">
            <text:p>-2.2416</text:p>
          </table:table-cell>
          <table:table-cell office:value-type="float" office:value="0.0508954" calcext:value-type="float">
            <text:p>0.050895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5.07567" calcext:value-type="float">
            <text:p>5.07567</text:p>
          </table:table-cell>
          <table:table-cell office:value-type="float" office:value="0.00090784" calcext:value-type="float">
            <text:p>0.00090784</text:p>
          </table:table-cell>
          <table:table-cell office:value-type="float" office:value="26.7853" calcext:value-type="float">
            <text:p>26.7853</text:p>
          </table:table-cell>
          <table:table-cell office:value-type="float" office:value="0.000000852397" calcext:value-type="float">
            <text:p>8.52397E-07</text:p>
          </table:table-cell>
          <table:table-cell office:value-type="float" office:value="26.7133" calcext:value-type="float">
            <text:p>26.7133</text:p>
          </table:table-cell>
          <table:table-cell office:value-type="float" office:value="2.2696" calcext:value-type="float">
            <text:p>2.2696</text:p>
          </table:table-cell>
          <table:table-cell office:value-type="float" office:value="0.0157084" calcext:value-type="float">
            <text:p>0.0157084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-2.924" calcext:value-type="float">
            <text:p>-2.924</text:p>
          </table:table-cell>
          <table:table-cell office:value-type="float" office:value="0.0093664" calcext:value-type="float">
            <text:p>0.0093664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29" calcext:value-type="float">
            <text:p>0.029</text:p>
          </table:table-cell>
          <table:table-cell office:value-type="float" office:value="8.55914" calcext:value-type="float">
            <text:p>8.55914</text:p>
          </table:table-cell>
          <table:table-cell office:value-type="float" office:value="0.00087568" calcext:value-type="float">
            <text:p>0.00087568</text:p>
          </table:table-cell>
          <table:table-cell office:value-type="float" office:value="73.5694" calcext:value-type="float">
            <text:p>73.5694</text:p>
          </table:table-cell>
          <table:table-cell office:value-type="float" office:value="0.000000863163" calcext:value-type="float">
            <text:p>8.63163E-07</text:p>
          </table:table-cell>
          <table:table-cell office:value-type="float" office:value="51.384" calcext:value-type="float">
            <text:p>51.384</text:p>
          </table:table-cell>
          <table:table-cell office:value-type="float" office:value="2.1892" calcext:value-type="float">
            <text:p>2.1892</text:p>
          </table:table-cell>
          <table:table-cell office:value-type="float" office:value="0.00289086" calcext:value-type="float">
            <text:p>0.00289086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-3.1964" calcext:value-type="float">
            <text:p>-3.1964</text:p>
          </table:table-cell>
          <table:table-cell office:value-type="float" office:value="0.0045912" calcext:value-type="float">
            <text:p>0.0045912</text:p>
          </table:table-cell>
          <table:table-cell office:value-type="float" office:value="-0.0606" calcext:value-type="float">
            <text:p>-0.0606</text:p>
          </table:table-cell>
          <table:table-cell office:value-type="float" office:value="0.0606" calcext:value-type="float">
            <text:p>0.0606</text:p>
          </table:table-cell>
          <table:table-cell office:value-type="float" office:value="10.2216" calcext:value-type="float">
            <text:p>10.2216</text:p>
          </table:table-cell>
          <table:table-cell office:value-type="float" office:value="0.00404352" calcext:value-type="float">
            <text:p>0.00404352</text:p>
          </table:table-cell>
          <table:table-cell office:value-type="float" office:value="104.663" calcext:value-type="float">
            <text:p>104.663</text:p>
          </table:table-cell>
          <table:table-cell office:value-type="float" office:value="0.0000219932" calcext:value-type="float">
            <text:p>2.19932E-05</text:p>
          </table:table-cell>
          <table:table-cell office:value-type="float" office:value="55.2949" calcext:value-type="float">
            <text:p>55.2949</text:p>
          </table:table-cell>
          <table:table-cell office:value-type="float" office:value="10.1088" calcext:value-type="float">
            <text:p>10.1088</text:p>
          </table:table-cell>
          <table:table-cell office:value-type="float" office:value="0.00141704" calcext:value-type="float">
            <text:p>0.00141704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-3.399" calcext:value-type="float">
            <text:p>-3.399</text:p>
          </table:table-cell>
          <table:table-cell office:value-type="float" office:value="0.00434076" calcext:value-type="float">
            <text:p>0.00434076</text:p>
          </table:table-cell>
          <table:table-cell office:value-type="float" office:value="-0.04305" calcext:value-type="float">
            <text:p>-0.04305</text:p>
          </table:table-cell>
          <table:table-cell office:value-type="float" office:value="0.04305" calcext:value-type="float">
            <text:p>0.04305</text:p>
          </table:table-cell>
          <table:table-cell office:value-type="float" office:value="11.5575" calcext:value-type="float">
            <text:p>11.5575</text:p>
          </table:table-cell>
          <table:table-cell office:value-type="float" office:value="0.00225324" calcext:value-type="float">
            <text:p>0.00225324</text:p>
          </table:table-cell>
          <table:table-cell office:value-type="float" office:value="133.778" calcext:value-type="float">
            <text:p>133.778</text:p>
          </table:table-cell>
          <table:table-cell office:value-type="float" office:value="0.0000079615" calcext:value-type="float">
            <text:p>7.9615E-06</text:p>
          </table:table-cell>
          <table:table-cell office:value-type="float" office:value="64.7464" calcext:value-type="float">
            <text:p>64.7464</text:p>
          </table:table-cell>
          <table:table-cell office:value-type="float" office:value="5.6331" calcext:value-type="float">
            <text:p>5.6331</text:p>
          </table:table-cell>
          <table:table-cell office:value-type="float" office:value="0.00133974" calcext:value-type="float">
            <text:p>0.00133974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-3.4484" calcext:value-type="float">
            <text:p>-3.4484</text:p>
          </table:table-cell>
          <table:table-cell office:value-type="float" office:value="0.00208752" calcext:value-type="float">
            <text:p>0.00208752</text:p>
          </table:table-cell>
          <table:table-cell office:value-type="float" office:value="-0.040425" calcext:value-type="float">
            <text:p>-0.040425</text:p>
          </table:table-cell>
          <table:table-cell office:value-type="float" office:value="0.040425" calcext:value-type="float">
            <text:p>0.040425</text:p>
          </table:table-cell>
          <table:table-cell office:value-type="float" office:value="11.8936" calcext:value-type="float">
            <text:p>11.8936</text:p>
          </table:table-cell>
          <table:table-cell office:value-type="float" office:value="0.0039151" calcext:value-type="float">
            <text:p>0.0039151</text:p>
          </table:table-cell>
          <table:table-cell office:value-type="float" office:value="141.556" calcext:value-type="float">
            <text:p>141.556</text:p>
          </table:table-cell>
          <table:table-cell office:value-type="float" office:value="0.0000292585" calcext:value-type="float">
            <text:p>2.92585E-05</text:p>
          </table:table-cell>
          <table:table-cell office:value-type="float" office:value="7.3939" calcext:value-type="float">
            <text:p>7.3939</text:p>
          </table:table-cell>
          <table:table-cell office:value-type="float" office:value="9.78775" calcext:value-type="float">
            <text:p>9.78775</text:p>
          </table:table-cell>
          <table:table-cell office:value-type="float" office:value="0.000644296" calcext:value-type="float">
            <text:p>0.000644296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-3.4581" calcext:value-type="float">
            <text:p>-3.4581</text:p>
          </table:table-cell>
          <table:table-cell office:value-type="float" office:value="0.00213223" calcext:value-type="float">
            <text:p>0.00213223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74" calcext:value-type="float">
            <text:p>0.074</text:p>
          </table:table-cell>
          <table:table-cell office:value-type="float" office:value="11.9606" calcext:value-type="float">
            <text:p>11.9606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143.157" calcext:value-type="float">
            <text:p>143.157</text:p>
          </table:table-cell>
          <table:table-cell office:value-type="float" office:value="0.000285169" calcext:value-type="float">
            <text:p>0.000285169</text:p>
          </table:table-cell>
          <table:table-cell office:value-type="float" office:value="4.13545" calcext:value-type="float">
            <text:p>4.13545</text:p>
          </table:table-cell>
          <table:table-cell office:value-type="float" office:value="25.2799" calcext:value-type="float">
            <text:p>25.2799</text:p>
          </table:table-cell>
          <table:table-cell office:value-type="float" office:value="0.000658096" calcext:value-type="float">
            <text:p>0.000658096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-3.44893" calcext:value-type="float">
            <text:p>-3.44893</text:p>
          </table:table-cell>
          <table:table-cell office:value-type="float" office:value="0.00250378" calcext:value-type="float">
            <text:p>0.00250378</text:p>
          </table:table-cell>
          <table:table-cell office:value-type="float" office:value="-0.16165" calcext:value-type="float">
            <text:p>-0.16165</text:p>
          </table:table-cell>
          <table:table-cell office:value-type="float" office:value="0.16165" calcext:value-type="float">
            <text:p>0.16165</text:p>
          </table:table-cell>
          <table:table-cell office:value-type="float" office:value="11.8976" calcext:value-type="float">
            <text:p>11.8976</text:p>
          </table:table-cell>
          <table:table-cell office:value-type="float" office:value="0.0400129" calcext:value-type="float">
            <text:p>0.0400129</text:p>
          </table:table-cell>
          <table:table-cell office:value-type="float" office:value="141.671" calcext:value-type="float">
            <text:p>141.671</text:p>
          </table:table-cell>
          <table:table-cell office:value-type="float" office:value="0.00254626" calcext:value-type="float">
            <text:p>0.00254626</text:p>
          </table:table-cell>
          <table:table-cell office:value-type="float" office:value="16.1282" calcext:value-type="float">
            <text:p>16.1282</text:p>
          </table:table-cell>
          <table:table-cell office:value-type="float" office:value="100.032" calcext:value-type="float">
            <text:p>100.032</text:p>
          </table:table-cell>
          <table:table-cell office:value-type="float" office:value="0.000772773" calcext:value-type="float">
            <text:p>0.000772773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-3.47546" calcext:value-type="float">
            <text:p>-3.47546</text:p>
          </table:table-cell>
          <table:table-cell office:value-type="float" office:value="0.00431869" calcext:value-type="float">
            <text:p>0.00431869</text:p>
          </table:table-cell>
          <table:table-cell office:value-type="float" office:value="-0.283656" calcext:value-type="float">
            <text:p>-0.283656</text:p>
          </table:table-cell>
          <table:table-cell office:value-type="float" office:value="0.283656" calcext:value-type="float">
            <text:p>0.283656</text:p>
          </table:table-cell>
          <table:table-cell office:value-type="float" office:value="12.0832" calcext:value-type="float">
            <text:p>12.0832</text:p>
          </table:table-cell>
          <table:table-cell office:value-type="float" office:value="0.139171" calcext:value-type="float">
            <text:p>0.139171</text:p>
          </table:table-cell>
          <table:table-cell office:value-type="float" office:value="146.216" calcext:value-type="float">
            <text:p>146.216</text:p>
          </table:table-cell>
          <table:table-cell office:value-type="float" office:value="0.0666651" calcext:value-type="float">
            <text:p>0.0666651</text:p>
          </table:table-cell>
          <table:table-cell office:value-type="float" office:value="29.4548" calcext:value-type="float">
            <text:p>29.4548</text:p>
          </table:table-cell>
          <table:table-cell office:value-type="float" office:value="347.927" calcext:value-type="float">
            <text:p>347.927</text:p>
          </table:table-cell>
          <table:table-cell office:value-type="float" office:value="0.00133293" calcext:value-type="float">
            <text:p>0.00133293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-3.71781" calcext:value-type="float">
            <text:p>-3.71781</text:p>
          </table:table-cell>
          <table:table-cell office:value-type="float" office:value="0.00244655" calcext:value-type="float">
            <text:p>0.00244655</text:p>
          </table:table-cell>
          <table:table-cell office:value-type="float" office:value="-0.957005" calcext:value-type="float">
            <text:p>-0.957005</text:p>
          </table:table-cell>
          <table:table-cell office:value-type="float" office:value="0.957005" calcext:value-type="float">
            <text:p>0.957005</text:p>
          </table:table-cell>
          <table:table-cell office:value-type="float" office:value="13.8245" calcext:value-type="float">
            <text:p>13.8245</text:p>
          </table:table-cell>
          <table:table-cell office:value-type="float" office:value="0.91594" calcext:value-type="float">
            <text:p>0.91594</text:p>
          </table:table-cell>
          <table:table-cell office:value-type="float" office:value="191.253" calcext:value-type="float">
            <text:p>191.253</text:p>
          </table:table-cell>
          <table:table-cell office:value-type="float" office:value="0.839246" calcext:value-type="float">
            <text:p>0.839246</text:p>
          </table:table-cell>
          <table:table-cell office:value-type="float" office:value="0.194868" calcext:value-type="float">
            <text:p>0.194868</text:p>
          </table:table-cell>
          <table:table-cell office:value-type="float" office:value="2289.85" calcext:value-type="float">
            <text:p>2289.85</text:p>
          </table:table-cell>
          <table:table-cell office:value-type="float" office:value="0.000755107" calcext:value-type="float">
            <text:p>0.000755107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" calcext:value-type="float">
            <text:p>10</text:p>
          </table:table-cell>
          <table:table-cell office:value-type="float" office:value="-3.71643" calcext:value-type="float">
            <text:p>-3.71643</text:p>
          </table:table-cell>
          <table:table-cell office:value-type="float" office:value="0.00231154" calcext:value-type="float">
            <text:p>0.00231154</text:p>
          </table:table-cell>
          <table:table-cell office:value-type="float" office:value="-0.956754" calcext:value-type="float">
            <text:p>-0.956754</text:p>
          </table:table-cell>
          <table:table-cell office:value-type="float" office:value="0.956754" calcext:value-type="float">
            <text:p>0.956754</text:p>
          </table:table-cell>
          <table:table-cell office:value-type="float" office:value="13.8141" calcext:value-type="float">
            <text:p>13.8141</text:p>
          </table:table-cell>
          <table:table-cell office:value-type="float" office:value="0.915458" calcext:value-type="float">
            <text:p>0.915458</text:p>
          </table:table-cell>
          <table:table-cell office:value-type="float" office:value="190.957" calcext:value-type="float">
            <text:p>190.957</text:p>
          </table:table-cell>
          <table:table-cell office:value-type="float" office:value="0.838355" calcext:value-type="float">
            <text:p>0.838355</text:p>
          </table:table-cell>
          <table:table-cell office:value-type="float" office:value="0.197441" calcext:value-type="float">
            <text:p>0.197441</text:p>
          </table:table-cell>
          <table:table-cell office:value-type="float" office:value="2288.65" calcext:value-type="float">
            <text:p>2288.65</text:p>
          </table:table-cell>
          <table:table-cell office:value-type="float" office:value="0.000713438" calcext:value-type="float">
            <text:p>0.000713438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1" calcext:value-type="float">
            <text:p>11</text:p>
          </table:table-cell>
          <table:table-cell office:value-type="float" office:value="-3.71879" calcext:value-type="float">
            <text:p>-3.71879</text:p>
          </table:table-cell>
          <table:table-cell office:value-type="float" office:value="0.00232472" calcext:value-type="float">
            <text:p>0.00232472</text:p>
          </table:table-cell>
          <table:table-cell office:value-type="float" office:value="-0.956969" calcext:value-type="float">
            <text:p>-0.956969</text:p>
          </table:table-cell>
          <table:table-cell office:value-type="float" office:value="0.956969" calcext:value-type="float">
            <text:p>0.956969</text:p>
          </table:table-cell>
          <table:table-cell office:value-type="float" office:value="13.8317" calcext:value-type="float">
            <text:p>13.8317</text:p>
          </table:table-cell>
          <table:table-cell office:value-type="float" office:value="0.915872" calcext:value-type="float">
            <text:p>0.915872</text:p>
          </table:table-cell>
          <table:table-cell office:value-type="float" office:value="191.445" calcext:value-type="float">
            <text:p>191.445</text:p>
          </table:table-cell>
          <table:table-cell office:value-type="float" office:value="0.839122" calcext:value-type="float">
            <text:p>0.839122</text:p>
          </table:table-cell>
          <table:table-cell office:value-type="float" office:value="0.18675" calcext:value-type="float">
            <text:p>0.18675</text:p>
          </table:table-cell>
          <table:table-cell office:value-type="float" office:value="2289.68" calcext:value-type="float">
            <text:p>2289.68</text:p>
          </table:table-cell>
          <table:table-cell office:value-type="float" office:value="0.000717507" calcext:value-type="float">
            <text:p>0.000717507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-3.71728" calcext:value-type="float">
            <text:p>-3.71728</text:p>
          </table:table-cell>
          <table:table-cell office:value-type="float" office:value="0.00227577" calcext:value-type="float">
            <text:p>0.00227577</text:p>
          </table:table-cell>
          <table:table-cell office:value-type="float" office:value="-0.956632" calcext:value-type="float">
            <text:p>-0.956632</text:p>
          </table:table-cell>
          <table:table-cell office:value-type="float" office:value="0.956632" calcext:value-type="float">
            <text:p>0.956632</text:p>
          </table:table-cell>
          <table:table-cell office:value-type="float" office:value="13.8204" calcext:value-type="float">
            <text:p>13.8204</text:p>
          </table:table-cell>
          <table:table-cell office:value-type="float" office:value="0.915228" calcext:value-type="float">
            <text:p>0.915228</text:p>
          </table:table-cell>
          <table:table-cell office:value-type="float" office:value="191.129" calcext:value-type="float">
            <text:p>191.129</text:p>
          </table:table-cell>
          <table:table-cell office:value-type="float" office:value="0.837945" calcext:value-type="float">
            <text:p>0.837945</text:p>
          </table:table-cell>
          <table:table-cell office:value-type="float" office:value="0.19726" calcext:value-type="float">
            <text:p>0.19726</text:p>
          </table:table-cell>
          <table:table-cell office:value-type="float" office:value="2288.07" calcext:value-type="float">
            <text:p>2288.07</text:p>
          </table:table-cell>
          <table:table-cell office:value-type="float" office:value="0.000702399" calcext:value-type="float">
            <text:p>0.000702399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" calcext:value-type="float">
            <text:p>13</text:p>
          </table:table-cell>
          <table:table-cell office:value-type="float" office:value="-3.71817" calcext:value-type="float">
            <text:p>-3.71817</text:p>
          </table:table-cell>
          <table:table-cell office:value-type="float" office:value="0.00227758" calcext:value-type="float">
            <text:p>0.00227758</text:p>
          </table:table-cell>
          <table:table-cell office:value-type="float" office:value="-0.956736" calcext:value-type="float">
            <text:p>-0.956736</text:p>
          </table:table-cell>
          <table:table-cell office:value-type="float" office:value="0.956736" calcext:value-type="float">
            <text:p>0.956736</text:p>
          </table:table-cell>
          <table:table-cell office:value-type="float" office:value="13.827" calcext:value-type="float">
            <text:p>13.827</text:p>
          </table:table-cell>
          <table:table-cell office:value-type="float" office:value="0.915426" calcext:value-type="float">
            <text:p>0.915426</text:p>
          </table:table-cell>
          <table:table-cell office:value-type="float" office:value="191.312" calcext:value-type="float">
            <text:p>191.312</text:p>
          </table:table-cell>
          <table:table-cell office:value-type="float" office:value="0.838305" calcext:value-type="float">
            <text:p>0.838305</text:p>
          </table:table-cell>
          <table:table-cell office:value-type="float" office:value="0.204837" calcext:value-type="float">
            <text:p>0.204837</text:p>
          </table:table-cell>
          <table:table-cell office:value-type="float" office:value="2288.57" calcext:value-type="float">
            <text:p>2288.57</text:p>
          </table:table-cell>
          <table:table-cell office:value-type="float" office:value="0.000702956" calcext:value-type="float">
            <text:p>0.000702956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" calcext:value-type="float">
            <text:p>14</text:p>
          </table:table-cell>
          <table:table-cell office:value-type="float" office:value="-3.7186" calcext:value-type="float">
            <text:p>-3.7186</text:p>
          </table:table-cell>
          <table:table-cell office:value-type="float" office:value="0.00222545" calcext:value-type="float">
            <text:p>0.00222545</text:p>
          </table:table-cell>
          <table:table-cell office:value-type="float" office:value="-0.956901" calcext:value-type="float">
            <text:p>-0.956901</text:p>
          </table:table-cell>
          <table:table-cell office:value-type="float" office:value="0.956901" calcext:value-type="float">
            <text:p>0.956901</text:p>
          </table:table-cell>
          <table:table-cell office:value-type="float" office:value="13.8302" calcext:value-type="float">
            <text:p>13.8302</text:p>
          </table:table-cell>
          <table:table-cell office:value-type="float" office:value="0.915738" calcext:value-type="float">
            <text:p>0.915738</text:p>
          </table:table-cell>
          <table:table-cell office:value-type="float" office:value="191.397" calcext:value-type="float">
            <text:p>191.397</text:p>
          </table:table-cell>
          <table:table-cell office:value-type="float" office:value="0.838862" calcext:value-type="float">
            <text:p>0.838862</text:p>
          </table:table-cell>
          <table:table-cell office:value-type="float" office:value="0.199037" calcext:value-type="float">
            <text:p>0.199037</text:p>
          </table:table-cell>
          <table:table-cell office:value-type="float" office:value="2289.34" calcext:value-type="float">
            <text:p>2289.34</text:p>
          </table:table-cell>
          <table:table-cell office:value-type="float" office:value="0.000686868" calcext:value-type="float">
            <text:p>0.000686868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3.71881" calcext:value-type="float">
            <text:p>-3.71881</text:p>
          </table:table-cell>
          <table:table-cell office:value-type="float" office:value="0.00229026" calcext:value-type="float">
            <text:p>0.00229026</text:p>
          </table:table-cell>
          <table:table-cell office:value-type="float" office:value="-0.956895" calcext:value-type="float">
            <text:p>-0.956895</text:p>
          </table:table-cell>
          <table:table-cell office:value-type="float" office:value="0.956895" calcext:value-type="float">
            <text:p>0.956895</text:p>
          </table:table-cell>
          <table:table-cell office:value-type="float" office:value="13.8318" calcext:value-type="float">
            <text:p>13.8318</text:p>
          </table:table-cell>
          <table:table-cell office:value-type="float" office:value="0.915731" calcext:value-type="float">
            <text:p>0.915731</text:p>
          </table:table-cell>
          <table:table-cell office:value-type="float" office:value="191.446" calcext:value-type="float">
            <text:p>191.446</text:p>
          </table:table-cell>
          <table:table-cell office:value-type="float" office:value="0.838864" calcext:value-type="float">
            <text:p>0.838864</text:p>
          </table:table-cell>
          <table:table-cell office:value-type="float" office:value="0.204152" calcext:value-type="float">
            <text:p>0.204152</text:p>
          </table:table-cell>
          <table:table-cell office:value-type="float" office:value="2289.33" calcext:value-type="float">
            <text:p>2289.33</text:p>
          </table:table-cell>
          <table:table-cell office:value-type="float" office:value="0.000706872" calcext:value-type="float">
            <text:p>0.000706872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-3.71863" calcext:value-type="float">
            <text:p>-3.71863</text:p>
          </table:table-cell>
          <table:table-cell office:value-type="float" office:value="0.00229285" calcext:value-type="float">
            <text:p>0.00229285</text:p>
          </table:table-cell>
          <table:table-cell office:value-type="float" office:value="-0.95687" calcext:value-type="float">
            <text:p>-0.95687</text:p>
          </table:table-cell>
          <table:table-cell office:value-type="float" office:value="0.95687" calcext:value-type="float">
            <text:p>0.95687</text:p>
          </table:table-cell>
          <table:table-cell office:value-type="float" office:value="13.8305" calcext:value-type="float">
            <text:p>13.8305</text:p>
          </table:table-cell>
          <table:table-cell office:value-type="float" office:value="0.915683" calcext:value-type="float">
            <text:p>0.915683</text:p>
          </table:table-cell>
          <table:table-cell office:value-type="float" office:value="191.408" calcext:value-type="float">
            <text:p>191.408</text:p>
          </table:table-cell>
          <table:table-cell office:value-type="float" office:value="0.838776" calcext:value-type="float">
            <text:p>0.838776</text:p>
          </table:table-cell>
          <table:table-cell office:value-type="float" office:value="0.203808" calcext:value-type="float">
            <text:p>0.203808</text:p>
          </table:table-cell>
          <table:table-cell office:value-type="float" office:value="2289.21" calcext:value-type="float">
            <text:p>2289.21</text:p>
          </table:table-cell>
          <table:table-cell office:value-type="float" office:value="0.00070767" calcext:value-type="float">
            <text:p>0.000707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1.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-1.184" calcext:value-type="float">
            <text:p>-1.1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76" calcext:value-type="float">
            <text:p>0.0376</text:p>
          </table:table-cell>
          <table:table-cell office:value-type="float" office:value="1.40186" calcext:value-type="float">
            <text:p>1.40186</text:p>
          </table:table-cell>
          <table:table-cell office:value-type="float" office:value="0.00141376" calcext:value-type="float">
            <text:p>0.00141376</text:p>
          </table:table-cell>
          <table:table-cell office:value-type="float" office:value="1.9652" calcext:value-type="float">
            <text:p>1.9652</text:p>
          </table:table-cell>
          <table:table-cell office:value-type="float" office:value="0.00000199872" calcext:value-type="float">
            <text:p>1.99872E-06</text:p>
          </table:table-cell>
          <table:table-cell office:value-type="float" office:value="4.91869" calcext:value-type="float">
            <text:p>4.91869</text:p>
          </table:table-cell>
          <table:table-cell office:value-type="float" office:value="3.5344" calcext:value-type="float">
            <text:p>3.534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-2.1328" calcext:value-type="float">
            <text:p>-2.1328</text:p>
          </table:table-cell>
          <table:table-cell office:value-type="float" office:value="0.0452838" calcext:value-type="float">
            <text:p>0.0452838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4.59412" calcext:value-type="float">
            <text:p>4.59412</text:p>
          </table:table-cell>
          <table:table-cell office:value-type="float" office:value="0.0145254" calcext:value-type="float">
            <text:p>0.0145254</text:p>
          </table:table-cell>
          <table:table-cell office:value-type="float" office:value="21.9299" calcext:value-type="float">
            <text:p>21.9299</text:p>
          </table:table-cell>
          <table:table-cell office:value-type="float" office:value="0.000218214" calcext:value-type="float">
            <text:p>0.000218214</text:p>
          </table:table-cell>
          <table:table-cell office:value-type="float" office:value="28.8051" calcext:value-type="float">
            <text:p>28.8051</text:p>
          </table:table-cell>
          <table:table-cell office:value-type="float" office:value="36.3136" calcext:value-type="float">
            <text:p>36.3136</text:p>
          </table:table-cell>
          <table:table-cell office:value-type="float" office:value="0.012544" calcext:value-type="float">
            <text:p>0.01254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-2.7608" calcext:value-type="float">
            <text:p>-2.7608</text:p>
          </table:table-cell>
          <table:table-cell office:value-type="float" office:value="0.0155206" calcext:value-type="float">
            <text:p>0.0155206</text:p>
          </table:table-cell>
          <table:table-cell table:number-columns-repeated="2" office:value-type="float" office:value="0.1386" calcext:value-type="float">
            <text:p>0.1386</text:p>
          </table:table-cell>
          <table:table-cell office:value-type="float" office:value="7.63754" calcext:value-type="float">
            <text:p>7.63754</text:p>
          </table:table-cell>
          <table:table-cell office:value-type="float" office:value="0.0194264" calcext:value-type="float">
            <text:p>0.0194264</text:p>
          </table:table-cell>
          <table:table-cell office:value-type="float" office:value="58.7916" calcext:value-type="float">
            <text:p>58.7916</text:p>
          </table:table-cell>
          <table:table-cell office:value-type="float" office:value="0.000394037" calcext:value-type="float">
            <text:p>0.000394037</text:p>
          </table:table-cell>
          <table:table-cell office:value-type="float" office:value="139.132" calcext:value-type="float">
            <text:p>139.132</text:p>
          </table:table-cell>
          <table:table-cell office:value-type="float" office:value="48.566" calcext:value-type="float">
            <text:p>48.566</text:p>
          </table:table-cell>
          <table:table-cell office:value-type="float" office:value="0.00429935" calcext:value-type="float">
            <text:p>0.00429935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-3.062" calcext:value-type="float">
            <text:p>-3.062</text:p>
          </table:table-cell>
          <table:table-cell office:value-type="float" office:value="0.00757872" calcext:value-type="float">
            <text:p>0.00757872</text:p>
          </table:table-cell>
          <table:table-cell table:number-columns-repeated="2" office:value-type="float" office:value="0.1095" calcext:value-type="float">
            <text:p>0.1095</text:p>
          </table:table-cell>
          <table:table-cell office:value-type="float" office:value="9.38342" calcext:value-type="float">
            <text:p>9.38342</text:p>
          </table:table-cell>
          <table:table-cell office:value-type="float" office:value="0.0122948" calcext:value-type="float">
            <text:p>0.0122948</text:p>
          </table:table-cell>
          <table:table-cell office:value-type="float" office:value="88.3328" calcext:value-type="float">
            <text:p>88.3328</text:p>
          </table:table-cell>
          <table:table-cell office:value-type="float" office:value="0.000164344" calcext:value-type="float">
            <text:p>0.000164344</text:p>
          </table:table-cell>
          <table:table-cell office:value-type="float" office:value="278.795" calcext:value-type="float">
            <text:p>278.795</text:p>
          </table:table-cell>
          <table:table-cell office:value-type="float" office:value="30.737" calcext:value-type="float">
            <text:p>30.737</text:p>
          </table:table-cell>
          <table:table-cell office:value-type="float" office:value="0.00209937" calcext:value-type="float">
            <text:p>0.00209937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-3.2536" calcext:value-type="float">
            <text:p>-3.2536</text:p>
          </table:table-cell>
          <table:table-cell office:value-type="float" office:value="0.0032032" calcext:value-type="float">
            <text:p>0.0032032</text:p>
          </table:table-cell>
          <table:table-cell table:number-columns-repeated="2" office:value-type="float" office:value="0.12425" calcext:value-type="float">
            <text:p>0.12425</text:p>
          </table:table-cell>
          <table:table-cell office:value-type="float" office:value="10.5891" calcext:value-type="float">
            <text:p>10.5891</text:p>
          </table:table-cell>
          <table:table-cell office:value-type="float" office:value="0.0162156" calcext:value-type="float">
            <text:p>0.0162156</text:p>
          </table:table-cell>
          <table:table-cell office:value-type="float" office:value="112.265" calcext:value-type="float">
            <text:p>112.265</text:p>
          </table:table-cell>
          <table:table-cell office:value-type="float" office:value="0.000300404" calcext:value-type="float">
            <text:p>0.000300404</text:p>
          </table:table-cell>
          <table:table-cell office:value-type="float" office:value="438.566" calcext:value-type="float">
            <text:p>438.566</text:p>
          </table:table-cell>
          <table:table-cell office:value-type="float" office:value="40.5389" calcext:value-type="float">
            <text:p>40.5389</text:p>
          </table:table-cell>
          <table:table-cell office:value-type="float" office:value="0.000887313" calcext:value-type="float">
            <text:p>0.000887313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5" calcext:value-type="float">
            <text:p>5</text:p>
          </table:table-cell>
          <table:table-cell office:value-type="float" office:value="-3.3236" calcext:value-type="float">
            <text:p>-3.3236</text:p>
          </table:table-cell>
          <table:table-cell office:value-type="float" office:value="0.00401264" calcext:value-type="float">
            <text:p>0.00401264</text:p>
          </table:table-cell>
          <table:table-cell table:number-columns-repeated="2" office:value-type="float" office:value="0.064625" calcext:value-type="float">
            <text:p>0.064625</text:p>
          </table:table-cell>
          <table:table-cell office:value-type="float" office:value="11.0503" calcext:value-type="float">
            <text:p>11.0503</text:p>
          </table:table-cell>
          <table:table-cell office:value-type="float" office:value="0.00627026" calcext:value-type="float">
            <text:p>0.00627026</text:p>
          </table:table-cell>
          <table:table-cell office:value-type="float" office:value="122.287" calcext:value-type="float">
            <text:p>122.287</text:p>
          </table:table-cell>
          <table:table-cell office:value-type="float" office:value="0.0000705058" calcext:value-type="float">
            <text:p>7.05058E-05</text:p>
          </table:table-cell>
          <table:table-cell office:value-type="float" office:value="583.501" calcext:value-type="float">
            <text:p>583.501</text:p>
          </table:table-cell>
          <table:table-cell office:value-type="float" office:value="15.6756" calcext:value-type="float">
            <text:p>15.6756</text:p>
          </table:table-cell>
          <table:table-cell office:value-type="float" office:value="0.00111153" calcext:value-type="float">
            <text:p>0.00111153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-3.2995" calcext:value-type="float">
            <text:p>-3.2995</text:p>
          </table:table-cell>
          <table:table-cell office:value-type="float" office:value="0.00451575" calcext:value-type="float">
            <text:p>0.00451575</text:p>
          </table:table-cell>
          <table:table-cell table:number-columns-repeated="2" office:value-type="float" office:value="0.159488" calcext:value-type="float">
            <text:p>0.159488</text:p>
          </table:table-cell>
          <table:table-cell office:value-type="float" office:value="10.8912" calcext:value-type="float">
            <text:p>10.8912</text:p>
          </table:table-cell>
          <table:table-cell office:value-type="float" office:value="0.0299478" calcext:value-type="float">
            <text:p>0.0299478</text:p>
          </table:table-cell>
          <table:table-cell office:value-type="float" office:value="118.815" calcext:value-type="float">
            <text:p>118.815</text:p>
          </table:table-cell>
          <table:table-cell office:value-type="float" office:value="0.00129202" calcext:value-type="float">
            <text:p>0.00129202</text:p>
          </table:table-cell>
          <table:table-cell office:value-type="float" office:value="620.326" calcext:value-type="float">
            <text:p>620.326</text:p>
          </table:table-cell>
          <table:table-cell office:value-type="float" office:value="74.8695" calcext:value-type="float">
            <text:p>74.8695</text:p>
          </table:table-cell>
          <table:table-cell office:value-type="float" office:value="0.0012509" calcext:value-type="float">
            <text:p>0.0012509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7" calcext:value-type="float">
            <text:p>7</text:p>
          </table:table-cell>
          <table:table-cell office:value-type="float" office:value="-3.34185" calcext:value-type="float">
            <text:p>-3.34185</text:p>
          </table:table-cell>
          <table:table-cell office:value-type="float" office:value="0.00262386" calcext:value-type="float">
            <text:p>0.00262386</text:p>
          </table:table-cell>
          <table:table-cell table:number-columns-repeated="2" office:value-type="float" office:value="0.301631" calcext:value-type="float">
            <text:p>0.301631</text:p>
          </table:table-cell>
          <table:table-cell office:value-type="float" office:value="11.1706" calcext:value-type="float">
            <text:p>11.1706</text:p>
          </table:table-cell>
          <table:table-cell office:value-type="float" office:value="0.0944727" calcext:value-type="float">
            <text:p>0.0944727</text:p>
          </table:table-cell>
          <table:table-cell office:value-type="float" office:value="124.899" calcext:value-type="float">
            <text:p>124.899</text:p>
          </table:table-cell>
          <table:table-cell office:value-type="float" office:value="0.0100779" calcext:value-type="float">
            <text:p>0.0100779</text:p>
          </table:table-cell>
          <table:table-cell office:value-type="float" office:value="551.549" calcext:value-type="float">
            <text:p>551.549</text:p>
          </table:table-cell>
          <table:table-cell office:value-type="float" office:value="236.182" calcext:value-type="float">
            <text:p>236.182</text:p>
          </table:table-cell>
          <table:table-cell office:value-type="float" office:value="0.00072683" calcext:value-type="float">
            <text:p>0.00072683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-3.32851" calcext:value-type="float">
            <text:p>-3.32851</text:p>
          </table:table-cell>
          <table:table-cell office:value-type="float" office:value="0.00341226" calcext:value-type="float">
            <text:p>0.00341226</text:p>
          </table:table-cell>
          <table:table-cell table:number-columns-repeated="2" office:value-type="float" office:value="0.0707094" calcext:value-type="float">
            <text:p>0.0707094</text:p>
          </table:table-cell>
          <table:table-cell office:value-type="float" office:value="11.0824" calcext:value-type="float">
            <text:p>11.0824</text:p>
          </table:table-cell>
          <table:table-cell office:value-type="float" office:value="0.0311314" calcext:value-type="float">
            <text:p>0.0311314</text:p>
          </table:table-cell>
          <table:table-cell office:value-type="float" office:value="122.971" calcext:value-type="float">
            <text:p>122.971</text:p>
          </table:table-cell>
          <table:table-cell office:value-type="float" office:value="0.0018079" calcext:value-type="float">
            <text:p>0.0018079</text:p>
          </table:table-cell>
          <table:table-cell office:value-type="float" office:value="670.331" calcext:value-type="float">
            <text:p>670.331</text:p>
          </table:table-cell>
          <table:table-cell office:value-type="float" office:value="77.8286" calcext:value-type="float">
            <text:p>77.8286</text:p>
          </table:table-cell>
          <table:table-cell office:value-type="float" office:value="0.000945224" calcext:value-type="float">
            <text:p>0.00094522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9" calcext:value-type="float">
            <text:p>9</text:p>
          </table:table-cell>
          <table:table-cell office:value-type="float" office:value="-3.41906" calcext:value-type="float">
            <text:p>-3.41906</text:p>
          </table:table-cell>
          <table:table-cell office:value-type="float" office:value="0.0214702" calcext:value-type="float">
            <text:p>0.0214702</text:p>
          </table:table-cell>
          <table:table-cell table:number-columns-repeated="2" office:value-type="float" office:value="0.352631" calcext:value-type="float">
            <text:p>0.352631</text:p>
          </table:table-cell>
          <table:table-cell office:value-type="float" office:value="11.7115" calcext:value-type="float">
            <text:p>11.7115</text:p>
          </table:table-cell>
          <table:table-cell office:value-type="float" office:value="0.335777" calcext:value-type="float">
            <text:p>0.335777</text:p>
          </table:table-cell>
          <table:table-cell office:value-type="float" office:value="138.182" calcext:value-type="float">
            <text:p>138.182</text:p>
          </table:table-cell>
          <table:table-cell office:value-type="float" office:value="0.256098" calcext:value-type="float">
            <text:p>0.256098</text:p>
          </table:table-cell>
          <table:table-cell office:value-type="float" office:value="385.711" calcext:value-type="float">
            <text:p>385.711</text:p>
          </table:table-cell>
          <table:table-cell office:value-type="float" office:value="839.442" calcext:value-type="float">
            <text:p>839.442</text:p>
          </table:table-cell>
          <table:table-cell office:value-type="float" office:value="0.00594742" calcext:value-type="float">
            <text:p>0.00594742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0" calcext:value-type="float">
            <text:p>10</text:p>
          </table:table-cell>
          <table:table-cell office:value-type="float" office:value="-3.616" calcext:value-type="float">
            <text:p>-3.616</text:p>
          </table:table-cell>
          <table:table-cell office:value-type="float" office:value="0.00345015" calcext:value-type="float">
            <text:p>0.00345015</text:p>
          </table:table-cell>
          <table:table-cell table:number-columns-repeated="2" office:value-type="float" office:value="0.937265" calcext:value-type="float">
            <text:p>0.937265</text:p>
          </table:table-cell>
          <table:table-cell office:value-type="float" office:value="13.0789" calcext:value-type="float">
            <text:p>13.0789</text:p>
          </table:table-cell>
          <table:table-cell office:value-type="float" office:value="0.878629" calcext:value-type="float">
            <text:p>0.878629</text:p>
          </table:table-cell>
          <table:table-cell office:value-type="float" office:value="171.238" calcext:value-type="float">
            <text:p>171.238</text:p>
          </table:table-cell>
          <table:table-cell office:value-type="float" office:value="0.772558" calcext:value-type="float">
            <text:p>0.772558</text:p>
          </table:table-cell>
          <table:table-cell office:value-type="float" office:value="0.423517" calcext:value-type="float">
            <text:p>0.423517</text:p>
          </table:table-cell>
          <table:table-cell office:value-type="float" office:value="2196.57" calcext:value-type="float">
            <text:p>2196.57</text:p>
          </table:table-cell>
          <table:table-cell office:value-type="float" office:value="0.00095572" calcext:value-type="float">
            <text:p>0.00095572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1" calcext:value-type="float">
            <text:p>11</text:p>
          </table:table-cell>
          <table:table-cell office:value-type="float" office:value="-3.61794" calcext:value-type="float">
            <text:p>-3.61794</text:p>
          </table:table-cell>
          <table:table-cell office:value-type="float" office:value="0.00343948" calcext:value-type="float">
            <text:p>0.00343948</text:p>
          </table:table-cell>
          <table:table-cell table:number-columns-repeated="2" office:value-type="float" office:value="0.937814" calcext:value-type="float">
            <text:p>0.937814</text:p>
          </table:table-cell>
          <table:table-cell office:value-type="float" office:value="13.0929" calcext:value-type="float">
            <text:p>13.0929</text:p>
          </table:table-cell>
          <table:table-cell office:value-type="float" office:value="0.879671" calcext:value-type="float">
            <text:p>0.879671</text:p>
          </table:table-cell>
          <table:table-cell office:value-type="float" office:value="171.604" calcext:value-type="float">
            <text:p>171.604</text:p>
          </table:table-cell>
          <table:table-cell office:value-type="float" office:value="0.774429" calcext:value-type="float">
            <text:p>0.774429</text:p>
          </table:table-cell>
          <table:table-cell office:value-type="float" office:value="0.409661" calcext:value-type="float">
            <text:p>0.409661</text:p>
          </table:table-cell>
          <table:table-cell office:value-type="float" office:value="2199.18" calcext:value-type="float">
            <text:p>2199.18</text:p>
          </table:table-cell>
          <table:table-cell office:value-type="float" office:value="0.000952763" calcext:value-type="float">
            <text:p>0.000952763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3.61847" calcext:value-type="float">
            <text:p>-3.61847</text:p>
          </table:table-cell>
          <table:table-cell office:value-type="float" office:value="0.00310719" calcext:value-type="float">
            <text:p>0.00310719</text:p>
          </table:table-cell>
          <table:table-cell table:number-columns-repeated="2" office:value-type="float" office:value="0.9381" calcext:value-type="float">
            <text:p>0.9381</text:p>
          </table:table-cell>
          <table:table-cell office:value-type="float" office:value="13.0964" calcext:value-type="float">
            <text:p>13.0964</text:p>
          </table:table-cell>
          <table:table-cell office:value-type="float" office:value="0.880174" calcext:value-type="float">
            <text:p>0.880174</text:p>
          </table:table-cell>
          <table:table-cell office:value-type="float" office:value="171.679" calcext:value-type="float">
            <text:p>171.679</text:p>
          </table:table-cell>
          <table:table-cell office:value-type="float" office:value="0.7752" calcext:value-type="float">
            <text:p>0.7752</text:p>
          </table:table-cell>
          <table:table-cell office:value-type="float" office:value="0.37496" calcext:value-type="float">
            <text:p>0.37496</text:p>
          </table:table-cell>
          <table:table-cell office:value-type="float" office:value="2200.43" calcext:value-type="float">
            <text:p>2200.43</text:p>
          </table:table-cell>
          <table:table-cell office:value-type="float" office:value="0.000860716" calcext:value-type="float">
            <text:p>0.000860716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3.61899" calcext:value-type="float">
            <text:p>-3.61899</text:p>
          </table:table-cell>
          <table:table-cell office:value-type="float" office:value="0.00330598" calcext:value-type="float">
            <text:p>0.00330598</text:p>
          </table:table-cell>
          <table:table-cell table:number-columns-repeated="2" office:value-type="float" office:value="0.938452" calcext:value-type="float">
            <text:p>0.938452</text:p>
          </table:table-cell>
          <table:table-cell office:value-type="float" office:value="13.1004" calcext:value-type="float">
            <text:p>13.1004</text:p>
          </table:table-cell>
          <table:table-cell office:value-type="float" office:value="0.88084" calcext:value-type="float">
            <text:p>0.88084</text:p>
          </table:table-cell>
          <table:table-cell office:value-type="float" office:value="171.793" calcext:value-type="float">
            <text:p>171.793</text:p>
          </table:table-cell>
          <table:table-cell office:value-type="float" office:value="0.776397" calcext:value-type="float">
            <text:p>0.776397</text:p>
          </table:table-cell>
          <table:table-cell office:value-type="float" office:value="0.362113" calcext:value-type="float">
            <text:p>0.362113</text:p>
          </table:table-cell>
          <table:table-cell office:value-type="float" office:value="2202.1" calcext:value-type="float">
            <text:p>2202.1</text:p>
          </table:table-cell>
          <table:table-cell office:value-type="float" office:value="0.000915785" calcext:value-type="float">
            <text:p>0.000915785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3.61983" calcext:value-type="float">
            <text:p>-3.61983</text:p>
          </table:table-cell>
          <table:table-cell office:value-type="float" office:value="0.00324245" calcext:value-type="float">
            <text:p>0.00324245</text:p>
          </table:table-cell>
          <table:table-cell table:number-columns-repeated="2" office:value-type="float" office:value="0.938605" calcext:value-type="float">
            <text:p>0.938605</text:p>
          </table:table-cell>
          <table:table-cell office:value-type="float" office:value="13.1064" calcext:value-type="float">
            <text:p>13.1064</text:p>
          </table:table-cell>
          <table:table-cell office:value-type="float" office:value="0.881126" calcext:value-type="float">
            <text:p>0.881126</text:p>
          </table:table-cell>
          <table:table-cell office:value-type="float" office:value="171.948" calcext:value-type="float">
            <text:p>171.948</text:p>
          </table:table-cell>
          <table:table-cell office:value-type="float" office:value="0.776898" calcext:value-type="float">
            <text:p>0.776898</text:p>
          </table:table-cell>
          <table:table-cell office:value-type="float" office:value="0.360214" calcext:value-type="float">
            <text:p>0.360214</text:p>
          </table:table-cell>
          <table:table-cell office:value-type="float" office:value="2202.82" calcext:value-type="float">
            <text:p>2202.82</text:p>
          </table:table-cell>
          <table:table-cell office:value-type="float" office:value="0.000898186" calcext:value-type="float">
            <text:p>0.000898186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3.61828" calcext:value-type="float">
            <text:p>-3.61828</text:p>
          </table:table-cell>
          <table:table-cell office:value-type="float" office:value="0.0032675" calcext:value-type="float">
            <text:p>0.0032675</text:p>
          </table:table-cell>
          <table:table-cell table:number-columns-repeated="2" office:value-type="float" office:value="0.938123" calcext:value-type="float">
            <text:p>0.938123</text:p>
          </table:table-cell>
          <table:table-cell office:value-type="float" office:value="13.0952" calcext:value-type="float">
            <text:p>13.0952</text:p>
          </table:table-cell>
          <table:table-cell office:value-type="float" office:value="0.880226" calcext:value-type="float">
            <text:p>0.880226</text:p>
          </table:table-cell>
          <table:table-cell office:value-type="float" office:value="171.656" calcext:value-type="float">
            <text:p>171.656</text:p>
          </table:table-cell>
          <table:table-cell office:value-type="float" office:value="0.775329" calcext:value-type="float">
            <text:p>0.775329</text:p>
          </table:table-cell>
          <table:table-cell office:value-type="float" office:value="0.372177" calcext:value-type="float">
            <text:p>0.372177</text:p>
          </table:table-cell>
          <table:table-cell office:value-type="float" office:value="2200.57" calcext:value-type="float">
            <text:p>2200.57</text:p>
          </table:table-cell>
          <table:table-cell office:value-type="float" office:value="0.000905124" calcext:value-type="float">
            <text:p>0.000905124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office:value-type="float" office:value="-3.61889" calcext:value-type="float">
            <text:p>-3.61889</text:p>
          </table:table-cell>
          <table:table-cell office:value-type="float" office:value="0.00323976" calcext:value-type="float">
            <text:p>0.00323976</text:p>
          </table:table-cell>
          <table:table-cell table:number-columns-repeated="2" office:value-type="float" office:value="0.938319" calcext:value-type="float">
            <text:p>0.938319</text:p>
          </table:table-cell>
          <table:table-cell office:value-type="float" office:value="13.0996" calcext:value-type="float">
            <text:p>13.0996</text:p>
          </table:table-cell>
          <table:table-cell office:value-type="float" office:value="0.880593" calcext:value-type="float">
            <text:p>0.880593</text:p>
          </table:table-cell>
          <table:table-cell office:value-type="float" office:value="171.77" calcext:value-type="float">
            <text:p>171.77</text:p>
          </table:table-cell>
          <table:table-cell office:value-type="float" office:value="0.775969" calcext:value-type="float">
            <text:p>0.775969</text:p>
          </table:table-cell>
          <table:table-cell office:value-type="float" office:value="0.37054" calcext:value-type="float">
            <text:p>0.37054</text:p>
          </table:table-cell>
          <table:table-cell office:value-type="float" office:value="2201.48" calcext:value-type="float">
            <text:p>2201.48</text:p>
          </table:table-cell>
          <table:table-cell office:value-type="float" office:value="0.000897442" calcext:value-type="float">
            <text:p>0.000897442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7" calcext:value-type="float">
            <text:p>17</text:p>
          </table:table-cell>
          <table:table-cell office:value-type="float" office:value="-3.61888" calcext:value-type="float">
            <text:p>-3.61888</text:p>
          </table:table-cell>
          <table:table-cell office:value-type="float" office:value="0.00327141" calcext:value-type="float">
            <text:p>0.00327141</text:p>
          </table:table-cell>
          <table:table-cell table:number-columns-repeated="2" office:value-type="float" office:value="0.938268" calcext:value-type="float">
            <text:p>0.938268</text:p>
          </table:table-cell>
          <table:table-cell office:value-type="float" office:value="13.0995" calcext:value-type="float">
            <text:p>13.0995</text:p>
          </table:table-cell>
          <table:table-cell office:value-type="float" office:value="0.880498" calcext:value-type="float">
            <text:p>0.880498</text:p>
          </table:table-cell>
          <table:table-cell office:value-type="float" office:value="171.769" calcext:value-type="float">
            <text:p>171.769</text:p>
          </table:table-cell>
          <table:table-cell office:value-type="float" office:value="0.775806" calcext:value-type="float">
            <text:p>0.775806</text:p>
          </table:table-cell>
          <table:table-cell office:value-type="float" office:value="0.373031" calcext:value-type="float">
            <text:p>0.373031</text:p>
          </table:table-cell>
          <table:table-cell office:value-type="float" office:value="2201.24" calcext:value-type="float">
            <text:p>2201.24</text:p>
          </table:table-cell>
          <table:table-cell office:value-type="float" office:value="0.000906208" calcext:value-type="float">
            <text:p>0.000906208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8" calcext:value-type="float">
            <text:p>18</text:p>
          </table:table-cell>
          <table:table-cell office:value-type="float" office:value="-3.61888" calcext:value-type="float">
            <text:p>-3.61888</text:p>
          </table:table-cell>
          <table:table-cell office:value-type="float" office:value="0.00323995" calcext:value-type="float">
            <text:p>0.00323995</text:p>
          </table:table-cell>
          <table:table-cell table:number-columns-repeated="2" office:value-type="float" office:value="0.938316" calcext:value-type="float">
            <text:p>0.938316</text:p>
          </table:table-cell>
          <table:table-cell office:value-type="float" office:value="13.0995" calcext:value-type="float">
            <text:p>13.0995</text:p>
          </table:table-cell>
          <table:table-cell office:value-type="float" office:value="0.880587" calcext:value-type="float">
            <text:p>0.880587</text:p>
          </table:table-cell>
          <table:table-cell office:value-type="float" office:value="171.766" calcext:value-type="float">
            <text:p>171.766</text:p>
          </table:table-cell>
          <table:table-cell office:value-type="float" office:value="0.775955" calcext:value-type="float">
            <text:p>0.775955</text:p>
          </table:table-cell>
          <table:table-cell office:value-type="float" office:value="0.369124" calcext:value-type="float">
            <text:p>0.369124</text:p>
          </table:table-cell>
          <table:table-cell office:value-type="float" office:value="2201.47" calcext:value-type="float">
            <text:p>2201.47</text:p>
          </table:table-cell>
          <table:table-cell office:value-type="float" office:value="0.000897493" calcext:value-type="float">
            <text:p>0.00089749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.1168" calcext:value-type="float">
            <text:p>-1.1168</text:p>
          </table:table-cell>
          <table:table-cell office:value-type="float" office:value="0" calcext:value-type="float">
            <text:p>0</text:p>
          </table:table-cell>
          <table:table-cell office:value-type="float" office:value="-0.0384" calcext:value-type="float">
            <text:p>-0.0384</text:p>
          </table:table-cell>
          <table:table-cell office:value-type="float" office:value="0.0384" calcext:value-type="float">
            <text:p>0.0384</text:p>
          </table:table-cell>
          <table:table-cell office:value-type="float" office:value="1.24724" calcext:value-type="float">
            <text:p>1.24724</text:p>
          </table:table-cell>
          <table:table-cell office:value-type="float" office:value="0.00147456" calcext:value-type="float">
            <text:p>0.00147456</text:p>
          </table:table-cell>
          <table:table-cell office:value-type="float" office:value="1.55561" calcext:value-type="float">
            <text:p>1.55561</text:p>
          </table:table-cell>
          <table:table-cell office:value-type="float" office:value="0.00000217433" calcext:value-type="float">
            <text:p>2.17433E-06</text:p>
          </table:table-cell>
          <table:table-cell office:value-type="float" office:value="9.07403" calcext:value-type="float">
            <text:p>9.07403</text:p>
          </table:table-cell>
          <table:table-cell office:value-type="float" office:value="3.6864" calcext:value-type="float">
            <text:p>3.686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.0448" calcext:value-type="float">
            <text:p>-2.0448</text:p>
          </table:table-cell>
          <table:table-cell office:value-type="float" office:value="0.043264" calcext:value-type="float">
            <text:p>0.043264</text:p>
          </table:table-cell>
          <table:table-cell office:value-type="float" office:value="-0.0744" calcext:value-type="float">
            <text:p>-0.0744</text:p>
          </table:table-cell>
          <table:table-cell office:value-type="float" office:value="0.0744" calcext:value-type="float">
            <text:p>0.0744</text:p>
          </table:table-cell>
          <table:table-cell office:value-type="float" office:value="4.22447" calcext:value-type="float">
            <text:p>4.22447</text:p>
          </table:table-cell>
          <table:table-cell office:value-type="float" office:value="0.0056128" calcext:value-type="float">
            <text:p>0.0056128</text:p>
          </table:table-cell>
          <table:table-cell office:value-type="float" office:value="18.5697" calcext:value-type="float">
            <text:p>18.5697</text:p>
          </table:table-cell>
          <table:table-cell office:value-type="float" office:value="0.0000332182" calcext:value-type="float">
            <text:p>3.32182E-05</text:p>
          </table:table-cell>
          <table:table-cell office:value-type="float" office:value="5.57288" calcext:value-type="float">
            <text:p>5.57288</text:p>
          </table:table-cell>
          <table:table-cell office:value-type="float" office:value="14.032" calcext:value-type="float">
            <text:p>14.032</text:p>
          </table:table-cell>
          <table:table-cell office:value-type="float" office:value="0.010816" calcext:value-type="float">
            <text:p>0.010816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-2.7176" calcext:value-type="float">
            <text:p>-2.7176</text:p>
          </table:table-cell>
          <table:table-cell office:value-type="float" office:value="0.014215" calcext:value-type="float">
            <text:p>0.014215</text:p>
          </table:table-cell>
          <table:table-cell office:value-type="float" office:value="-0.1408" calcext:value-type="float">
            <text:p>-0.1408</text:p>
          </table:table-cell>
          <table:table-cell office:value-type="float" office:value="0.1408" calcext:value-type="float">
            <text:p>0.1408</text:p>
          </table:table-cell>
          <table:table-cell office:value-type="float" office:value="7.39956" calcext:value-type="float">
            <text:p>7.39956</text:p>
          </table:table-cell>
          <table:table-cell office:value-type="float" office:value="0.0201354" calcext:value-type="float">
            <text:p>0.0201354</text:p>
          </table:table-cell>
          <table:table-cell office:value-type="float" office:value="55.1727" calcext:value-type="float">
            <text:p>55.1727</text:p>
          </table:table-cell>
          <table:table-cell office:value-type="float" office:value="0.000428371" calcext:value-type="float">
            <text:p>0.000428371</text:p>
          </table:table-cell>
          <table:table-cell office:value-type="float" office:value="11.4993" calcext:value-type="float">
            <text:p>11.4993</text:p>
          </table:table-cell>
          <table:table-cell office:value-type="float" office:value="50.3384" calcext:value-type="float">
            <text:p>50.3384</text:p>
          </table:table-cell>
          <table:table-cell office:value-type="float" office:value="0.00355376" calcext:value-type="float">
            <text:p>0.0035537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2.9796" calcext:value-type="float">
            <text:p>-2.9796</text:p>
          </table:table-cell>
          <table:table-cell office:value-type="float" office:value="0.00243568" calcext:value-type="float">
            <text:p>0.00243568</text:p>
          </table:table-cell>
          <table:table-cell office:value-type="float" office:value="-0.2106" calcext:value-type="float">
            <text:p>-0.2106</text:p>
          </table:table-cell>
          <table:table-cell office:value-type="float" office:value="0.2106" calcext:value-type="float">
            <text:p>0.2106</text:p>
          </table:table-cell>
          <table:table-cell office:value-type="float" office:value="8.88045" calcext:value-type="float">
            <text:p>8.88045</text:p>
          </table:table-cell>
          <table:table-cell office:value-type="float" office:value="0.0452469" calcext:value-type="float">
            <text:p>0.0452469</text:p>
          </table:table-cell>
          <table:table-cell office:value-type="float" office:value="78.9484" calcext:value-type="float">
            <text:p>78.9484</text:p>
          </table:table-cell>
          <table:table-cell office:value-type="float" office:value="0.0022291" calcext:value-type="float">
            <text:p>0.0022291</text:p>
          </table:table-cell>
          <table:table-cell office:value-type="float" office:value="30.4197" calcext:value-type="float">
            <text:p>30.4197</text:p>
          </table:table-cell>
          <table:table-cell office:value-type="float" office:value="113.117" calcext:value-type="float">
            <text:p>113.117</text:p>
          </table:table-cell>
          <table:table-cell office:value-type="float" office:value="0.00060892" calcext:value-type="float">
            <text:p>0.0006089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3.1898" calcext:value-type="float">
            <text:p>-3.1898</text:p>
          </table:table-cell>
          <table:table-cell office:value-type="float" office:value="0.0079478" calcext:value-type="float">
            <text:p>0.0079478</text:p>
          </table:table-cell>
          <table:table-cell office:value-type="float" office:value="-0.43175" calcext:value-type="float">
            <text:p>-0.43175</text:p>
          </table:table-cell>
          <table:table-cell office:value-type="float" office:value="0.43175" calcext:value-type="float">
            <text:p>0.43175</text:p>
          </table:table-cell>
          <table:table-cell office:value-type="float" office:value="10.1828" calcext:value-type="float">
            <text:p>10.1828</text:p>
          </table:table-cell>
          <table:table-cell office:value-type="float" office:value="0.190198" calcext:value-type="float">
            <text:p>0.190198</text:p>
          </table:table-cell>
          <table:table-cell office:value-type="float" office:value="104.016" calcext:value-type="float">
            <text:p>104.016</text:p>
          </table:table-cell>
          <table:table-cell office:value-type="float" office:value="0.0389037" calcext:value-type="float">
            <text:p>0.0389037</text:p>
          </table:table-cell>
          <table:table-cell office:value-type="float" office:value="49.1251" calcext:value-type="float">
            <text:p>49.1251</text:p>
          </table:table-cell>
          <table:table-cell office:value-type="float" office:value="475.496" calcext:value-type="float">
            <text:p>475.496</text:p>
          </table:table-cell>
          <table:table-cell office:value-type="float" office:value="0.00198695" calcext:value-type="float">
            <text:p>0.0019869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3.3306" calcext:value-type="float">
            <text:p>-3.3306</text:p>
          </table:table-cell>
          <table:table-cell office:value-type="float" office:value="0.006431" calcext:value-type="float">
            <text:p>0.006431</text:p>
          </table:table-cell>
          <table:table-cell office:value-type="float" office:value="-0.702975" calcext:value-type="float">
            <text:p>-0.702975</text:p>
          </table:table-cell>
          <table:table-cell office:value-type="float" office:value="0.702975" calcext:value-type="float">
            <text:p>0.702975</text:p>
          </table:table-cell>
          <table:table-cell office:value-type="float" office:value="11.0993" calcext:value-type="float">
            <text:p>11.0993</text:p>
          </table:table-cell>
          <table:table-cell office:value-type="float" office:value="0.502512" calcext:value-type="float">
            <text:p>0.502512</text:p>
          </table:table-cell>
          <table:table-cell office:value-type="float" office:value="123.48" calcext:value-type="float">
            <text:p>123.48</text:p>
          </table:table-cell>
          <table:table-cell office:value-type="float" office:value="0.267716" calcext:value-type="float">
            <text:p>0.267716</text:p>
          </table:table-cell>
          <table:table-cell office:value-type="float" office:value="61.1816" calcext:value-type="float">
            <text:p>61.1816</text:p>
          </table:table-cell>
          <table:table-cell office:value-type="float" office:value="1256.28" calcext:value-type="float">
            <text:p>1256.28</text:p>
          </table:table-cell>
          <table:table-cell office:value-type="float" office:value="0.00160775" calcext:value-type="float">
            <text:p>0.0016077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3.41395" calcext:value-type="float">
            <text:p>-3.41395</text:p>
          </table:table-cell>
          <table:table-cell office:value-type="float" office:value="0.00518044" calcext:value-type="float">
            <text:p>0.00518044</text:p>
          </table:table-cell>
          <table:table-cell office:value-type="float" office:value="-0.816588" calcext:value-type="float">
            <text:p>-0.816588</text:p>
          </table:table-cell>
          <table:table-cell office:value-type="float" office:value="0.816588" calcext:value-type="float">
            <text:p>0.816588</text:p>
          </table:table-cell>
          <table:table-cell office:value-type="float" office:value="11.6602" calcext:value-type="float">
            <text:p>11.6602</text:p>
          </table:table-cell>
          <table:table-cell office:value-type="float" office:value="0.671883" calcext:value-type="float">
            <text:p>0.671883</text:p>
          </table:table-cell>
          <table:table-cell office:value-type="float" office:value="136.202" calcext:value-type="float">
            <text:p>136.202</text:p>
          </table:table-cell>
          <table:table-cell office:value-type="float" office:value="0.465256" calcext:value-type="float">
            <text:p>0.465256</text:p>
          </table:table-cell>
          <table:table-cell office:value-type="float" office:value="30.251" calcext:value-type="float">
            <text:p>30.251</text:p>
          </table:table-cell>
          <table:table-cell office:value-type="float" office:value="1679.71" calcext:value-type="float">
            <text:p>1679.71</text:p>
          </table:table-cell>
          <table:table-cell office:value-type="float" office:value="0.00129511" calcext:value-type="float">
            <text:p>0.00129511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3.4781" calcext:value-type="float">
            <text:p>-3.4781</text:p>
          </table:table-cell>
          <table:table-cell office:value-type="float" office:value="0.00444535" calcext:value-type="float">
            <text:p>0.00444535</text:p>
          </table:table-cell>
          <table:table-cell office:value-type="float" office:value="-0.907206" calcext:value-type="float">
            <text:p>-0.907206</text:p>
          </table:table-cell>
          <table:table-cell office:value-type="float" office:value="0.907206" calcext:value-type="float">
            <text:p>0.907206</text:p>
          </table:table-cell>
          <table:table-cell office:value-type="float" office:value="12.1016" calcext:value-type="float">
            <text:p>12.1016</text:p>
          </table:table-cell>
          <table:table-cell office:value-type="float" office:value="0.823265" calcext:value-type="float">
            <text:p>0.823265</text:p>
          </table:table-cell>
          <table:table-cell office:value-type="float" office:value="146.664" calcext:value-type="float">
            <text:p>146.664</text:p>
          </table:table-cell>
          <table:table-cell office:value-type="float" office:value="0.67856" calcext:value-type="float">
            <text:p>0.67856</text:p>
          </table:table-cell>
          <table:table-cell office:value-type="float" office:value="0.907296" calcext:value-type="float">
            <text:p>0.907296</text:p>
          </table:table-cell>
          <table:table-cell office:value-type="float" office:value="2058.16" calcext:value-type="float">
            <text:p>2058.16</text:p>
          </table:table-cell>
          <table:table-cell office:value-type="float" office:value="0.00111134" calcext:value-type="float">
            <text:p>0.0011113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3.4879" calcext:value-type="float">
            <text:p>-3.4879</text:p>
          </table:table-cell>
          <table:table-cell office:value-type="float" office:value="0.00387327" calcext:value-type="float">
            <text:p>0.00387327</text:p>
          </table:table-cell>
          <table:table-cell office:value-type="float" office:value="-0.910819" calcext:value-type="float">
            <text:p>-0.910819</text:p>
          </table:table-cell>
          <table:table-cell office:value-type="float" office:value="0.910819" calcext:value-type="float">
            <text:p>0.910819</text:p>
          </table:table-cell>
          <table:table-cell office:value-type="float" office:value="12.1693" calcext:value-type="float">
            <text:p>12.1693</text:p>
          </table:table-cell>
          <table:table-cell office:value-type="float" office:value="0.829863" calcext:value-type="float">
            <text:p>0.829863</text:p>
          </table:table-cell>
          <table:table-cell office:value-type="float" office:value="148.28" calcext:value-type="float">
            <text:p>148.28</text:p>
          </table:table-cell>
          <table:table-cell office:value-type="float" office:value="0.68957" calcext:value-type="float">
            <text:p>0.68957</text:p>
          </table:table-cell>
          <table:table-cell office:value-type="float" office:value="0.623485" calcext:value-type="float">
            <text:p>0.623485</text:p>
          </table:table-cell>
          <table:table-cell office:value-type="float" office:value="2074.66" calcext:value-type="float">
            <text:p>2074.66</text:p>
          </table:table-cell>
          <table:table-cell office:value-type="float" office:value="0.000968317" calcext:value-type="float">
            <text:p>0.000968317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3.49637" calcext:value-type="float">
            <text:p>-3.49637</text:p>
          </table:table-cell>
          <table:table-cell office:value-type="float" office:value="0.00407726" calcext:value-type="float">
            <text:p>0.00407726</text:p>
          </table:table-cell>
          <table:table-cell office:value-type="float" office:value="-0.911644" calcext:value-type="float">
            <text:p>-0.911644</text:p>
          </table:table-cell>
          <table:table-cell office:value-type="float" office:value="0.911644" calcext:value-type="float">
            <text:p>0.911644</text:p>
          </table:table-cell>
          <table:table-cell office:value-type="float" office:value="12.2287" calcext:value-type="float">
            <text:p>12.2287</text:p>
          </table:table-cell>
          <table:table-cell office:value-type="float" office:value="0.831417" calcext:value-type="float">
            <text:p>0.831417</text:p>
          </table:table-cell>
          <table:table-cell office:value-type="float" office:value="149.739" calcext:value-type="float">
            <text:p>149.739</text:p>
          </table:table-cell>
          <table:table-cell office:value-type="float" office:value="0.692302" calcext:value-type="float">
            <text:p>0.692302</text:p>
          </table:table-cell>
          <table:table-cell office:value-type="float" office:value="0.879307" calcext:value-type="float">
            <text:p>0.879307</text:p>
          </table:table-cell>
          <table:table-cell office:value-type="float" office:value="2078.54" calcext:value-type="float">
            <text:p>2078.54</text:p>
          </table:table-cell>
          <table:table-cell office:value-type="float" office:value="0.00101932" calcext:value-type="float">
            <text:p>0.00101932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3.48937" calcext:value-type="float">
            <text:p>-3.48937</text:p>
          </table:table-cell>
          <table:table-cell office:value-type="float" office:value="0.00595985" calcext:value-type="float">
            <text:p>0.00595985</text:p>
          </table:table-cell>
          <table:table-cell office:value-type="float" office:value="-0.910205" calcext:value-type="float">
            <text:p>-0.910205</text:p>
          </table:table-cell>
          <table:table-cell office:value-type="float" office:value="0.910205" calcext:value-type="float">
            <text:p>0.910205</text:p>
          </table:table-cell>
          <table:table-cell office:value-type="float" office:value="12.1817" calcext:value-type="float">
            <text:p>12.1817</text:p>
          </table:table-cell>
          <table:table-cell office:value-type="float" office:value="0.828963" calcext:value-type="float">
            <text:p>0.828963</text:p>
          </table:table-cell>
          <table:table-cell office:value-type="float" office:value="148.681" calcext:value-type="float">
            <text:p>148.681</text:p>
          </table:table-cell>
          <table:table-cell office:value-type="float" office:value="0.688734" calcext:value-type="float">
            <text:p>0.688734</text:p>
          </table:table-cell>
          <table:table-cell office:value-type="float" office:value="0.905808" calcext:value-type="float">
            <text:p>0.905808</text:p>
          </table:table-cell>
          <table:table-cell office:value-type="float" office:value="2072.41" calcext:value-type="float">
            <text:p>2072.41</text:p>
          </table:table-cell>
          <table:table-cell office:value-type="float" office:value="0.00148996" calcext:value-type="float">
            <text:p>0.0014899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-3.48897" calcext:value-type="float">
            <text:p>-3.48897</text:p>
          </table:table-cell>
          <table:table-cell office:value-type="float" office:value="0.00492612" calcext:value-type="float">
            <text:p>0.00492612</text:p>
          </table:table-cell>
          <table:table-cell office:value-type="float" office:value="-0.910927" calcext:value-type="float">
            <text:p>-0.910927</text:p>
          </table:table-cell>
          <table:table-cell office:value-type="float" office:value="0.910927" calcext:value-type="float">
            <text:p>0.910927</text:p>
          </table:table-cell>
          <table:table-cell office:value-type="float" office:value="12.1778" calcext:value-type="float">
            <text:p>12.1778</text:p>
          </table:table-cell>
          <table:table-cell office:value-type="float" office:value="0.830097" calcext:value-type="float">
            <text:p>0.830097</text:p>
          </table:table-cell>
          <table:table-cell office:value-type="float" office:value="148.539" calcext:value-type="float">
            <text:p>148.539</text:p>
          </table:table-cell>
          <table:table-cell office:value-type="float" office:value="0.690074" calcext:value-type="float">
            <text:p>0.690074</text:p>
          </table:table-cell>
          <table:table-cell office:value-type="float" office:value="0.714452" calcext:value-type="float">
            <text:p>0.714452</text:p>
          </table:table-cell>
          <table:table-cell office:value-type="float" office:value="2075.24" calcext:value-type="float">
            <text:p>2075.24</text:p>
          </table:table-cell>
          <table:table-cell office:value-type="float" office:value="0.00123153" calcext:value-type="float">
            <text:p>0.0012315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3.48792" calcext:value-type="float">
            <text:p>-3.48792</text:p>
          </table:table-cell>
          <table:table-cell office:value-type="float" office:value="0.0047224" calcext:value-type="float">
            <text:p>0.0047224</text:p>
          </table:table-cell>
          <table:table-cell office:value-type="float" office:value="-0.909884" calcext:value-type="float">
            <text:p>-0.909884</text:p>
          </table:table-cell>
          <table:table-cell office:value-type="float" office:value="0.909884" calcext:value-type="float">
            <text:p>0.909884</text:p>
          </table:table-cell>
          <table:table-cell office:value-type="float" office:value="12.1703" calcext:value-type="float">
            <text:p>12.1703</text:p>
          </table:table-cell>
          <table:table-cell office:value-type="float" office:value="0.828227" calcext:value-type="float">
            <text:p>0.828227</text:p>
          </table:table-cell>
          <table:table-cell office:value-type="float" office:value="148.346" calcext:value-type="float">
            <text:p>148.346</text:p>
          </table:table-cell>
          <table:table-cell office:value-type="float" office:value="0.687064" calcext:value-type="float">
            <text:p>0.687064</text:p>
          </table:table-cell>
          <table:table-cell office:value-type="float" office:value="0.779686" calcext:value-type="float">
            <text:p>0.779686</text:p>
          </table:table-cell>
          <table:table-cell office:value-type="float" office:value="2070.57" calcext:value-type="float">
            <text:p>2070.57</text:p>
          </table:table-cell>
          <table:table-cell office:value-type="float" office:value="0.0011806" calcext:value-type="float">
            <text:p>0.001180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-3.49195" calcext:value-type="float">
            <text:p>-3.49195</text:p>
          </table:table-cell>
          <table:table-cell office:value-type="float" office:value="0.00455951" calcext:value-type="float">
            <text:p>0.00455951</text:p>
          </table:table-cell>
          <table:table-cell office:value-type="float" office:value="-0.911404" calcext:value-type="float">
            <text:p>-0.911404</text:p>
          </table:table-cell>
          <table:table-cell office:value-type="float" office:value="0.911404" calcext:value-type="float">
            <text:p>0.911404</text:p>
          </table:table-cell>
          <table:table-cell office:value-type="float" office:value="12.1983" calcext:value-type="float">
            <text:p>12.1983</text:p>
          </table:table-cell>
          <table:table-cell office:value-type="float" office:value="0.830962" calcext:value-type="float">
            <text:p>0.830962</text:p>
          </table:table-cell>
          <table:table-cell office:value-type="float" office:value="149.02" calcext:value-type="float">
            <text:p>149.02</text:p>
          </table:table-cell>
          <table:table-cell office:value-type="float" office:value="0.691495" calcext:value-type="float">
            <text:p>0.691495</text:p>
          </table:table-cell>
          <table:table-cell office:value-type="float" office:value="0.745703" calcext:value-type="float">
            <text:p>0.745703</text:p>
          </table:table-cell>
          <table:table-cell office:value-type="float" office:value="2077.4" calcext:value-type="float">
            <text:p>2077.4</text:p>
          </table:table-cell>
          <table:table-cell office:value-type="float" office:value="0.00113988" calcext:value-type="float">
            <text:p>0.0011398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-3.49136" calcext:value-type="float">
            <text:p>-3.49136</text:p>
          </table:table-cell>
          <table:table-cell office:value-type="float" office:value="0.00464944" calcext:value-type="float">
            <text:p>0.00464944</text:p>
          </table:table-cell>
          <table:table-cell office:value-type="float" office:value="-0.911175" calcext:value-type="float">
            <text:p>-0.911175</text:p>
          </table:table-cell>
          <table:table-cell office:value-type="float" office:value="0.911175" calcext:value-type="float">
            <text:p>0.911175</text:p>
          </table:table-cell>
          <table:table-cell office:value-type="float" office:value="12.1943" calcext:value-type="float">
            <text:p>12.1943</text:p>
          </table:table-cell>
          <table:table-cell office:value-type="float" office:value="0.830565" calcext:value-type="float">
            <text:p>0.830565</text:p>
          </table:table-cell>
          <table:table-cell office:value-type="float" office:value="148.926" calcext:value-type="float">
            <text:p>148.926</text:p>
          </table:table-cell>
          <table:table-cell office:value-type="float" office:value="0.690893" calcext:value-type="float">
            <text:p>0.690893</text:p>
          </table:table-cell>
          <table:table-cell office:value-type="float" office:value="0.798341" calcext:value-type="float">
            <text:p>0.798341</text:p>
          </table:table-cell>
          <table:table-cell office:value-type="float" office:value="2076.41" calcext:value-type="float">
            <text:p>2076.41</text:p>
          </table:table-cell>
          <table:table-cell office:value-type="float" office:value="0.00116236" calcext:value-type="float">
            <text:p>0.00116236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3.4901" calcext:value-type="float">
            <text:p>-3.4901</text:p>
          </table:table-cell>
          <table:table-cell office:value-type="float" office:value="0.00471111" calcext:value-type="float">
            <text:p>0.00471111</text:p>
          </table:table-cell>
          <table:table-cell office:value-type="float" office:value="-0.910948" calcext:value-type="float">
            <text:p>-0.910948</text:p>
          </table:table-cell>
          <table:table-cell office:value-type="float" office:value="0.910948" calcext:value-type="float">
            <text:p>0.910948</text:p>
          </table:table-cell>
          <table:table-cell office:value-type="float" office:value="12.1855" calcext:value-type="float">
            <text:p>12.1855</text:p>
          </table:table-cell>
          <table:table-cell office:value-type="float" office:value="0.830143" calcext:value-type="float">
            <text:p>0.830143</text:p>
          </table:table-cell>
          <table:table-cell office:value-type="float" office:value="148.716" calcext:value-type="float">
            <text:p>148.716</text:p>
          </table:table-cell>
          <table:table-cell office:value-type="float" office:value="0.690173" calcext:value-type="float">
            <text:p>0.690173</text:p>
          </table:table-cell>
          <table:table-cell office:value-type="float" office:value="0.764697" calcext:value-type="float">
            <text:p>0.764697</text:p>
          </table:table-cell>
          <table:table-cell office:value-type="float" office:value="2075.36" calcext:value-type="float">
            <text:p>2075.36</text:p>
          </table:table-cell>
          <table:table-cell office:value-type="float" office:value="0.00117778" calcext:value-type="float">
            <text:p>0.00117778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-3.49066" calcext:value-type="float">
            <text:p>-3.49066</text:p>
          </table:table-cell>
          <table:table-cell office:value-type="float" office:value="0.00464581" calcext:value-type="float">
            <text:p>0.00464581</text:p>
          </table:table-cell>
          <table:table-cell office:value-type="float" office:value="-0.911105" calcext:value-type="float">
            <text:p>-0.911105</text:p>
          </table:table-cell>
          <table:table-cell office:value-type="float" office:value="0.911105" calcext:value-type="float">
            <text:p>0.911105</text:p>
          </table:table-cell>
          <table:table-cell office:value-type="float" office:value="12.1894" calcext:value-type="float">
            <text:p>12.1894</text:p>
          </table:table-cell>
          <table:table-cell office:value-type="float" office:value="0.830423" calcext:value-type="float">
            <text:p>0.830423</text:p>
          </table:table-cell>
          <table:table-cell office:value-type="float" office:value="148.806" calcext:value-type="float">
            <text:p>148.806</text:p>
          </table:table-cell>
          <table:table-cell office:value-type="float" office:value="0.69062" calcext:value-type="float">
            <text:p>0.69062</text:p>
          </table:table-cell>
          <table:table-cell office:value-type="float" office:value="0.753259" calcext:value-type="float">
            <text:p>0.753259</text:p>
          </table:table-cell>
          <table:table-cell office:value-type="float" office:value="2076.06" calcext:value-type="float">
            <text:p>2076.06</text:p>
          </table:table-cell>
          <table:table-cell office:value-type="float" office:value="0.00116145" calcext:value-type="float">
            <text:p>0.0011614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-3.49093" calcext:value-type="float">
            <text:p>-3.49093</text:p>
          </table:table-cell>
          <table:table-cell office:value-type="float" office:value="0.00463437" calcext:value-type="float">
            <text:p>0.00463437</text:p>
          </table:table-cell>
          <table:table-cell office:value-type="float" office:value="-0.911179" calcext:value-type="float">
            <text:p>-0.911179</text:p>
          </table:table-cell>
          <table:table-cell office:value-type="float" office:value="0.911179" calcext:value-type="float">
            <text:p>0.911179</text:p>
          </table:table-cell>
          <table:table-cell office:value-type="float" office:value="12.1912" calcext:value-type="float">
            <text:p>12.1912</text:p>
          </table:table-cell>
          <table:table-cell office:value-type="float" office:value="0.83056" calcext:value-type="float">
            <text:p>0.83056</text:p>
          </table:table-cell>
          <table:table-cell office:value-type="float" office:value="148.851" calcext:value-type="float">
            <text:p>148.851</text:p>
          </table:table-cell>
          <table:table-cell office:value-type="float" office:value="0.690853" calcext:value-type="float">
            <text:p>0.690853</text:p>
          </table:table-cell>
          <table:table-cell office:value-type="float" office:value="0.757611" calcext:value-type="float">
            <text:p>0.757611</text:p>
          </table:table-cell>
          <table:table-cell office:value-type="float" office:value="2076.4" calcext:value-type="float">
            <text:p>2076.4</text:p>
          </table:table-cell>
          <table:table-cell office:value-type="float" office:value="0.00115859" calcext:value-type="float">
            <text:p>0.0011585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-1.1488" calcext:value-type="float">
            <text:p>-1.14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48" calcext:value-type="float">
            <text:p>0.0248</text:p>
          </table:table-cell>
          <table:table-cell office:value-type="float" office:value="1.31974" calcext:value-type="float">
            <text:p>1.31974</text:p>
          </table:table-cell>
          <table:table-cell office:value-type="float" office:value="0.00061504" calcext:value-type="float">
            <text:p>0.00061504</text:p>
          </table:table-cell>
          <table:table-cell office:value-type="float" office:value="1.74172" calcext:value-type="float">
            <text:p>1.74172</text:p>
          </table:table-cell>
          <table:table-cell office:value-type="float" office:value="0.000000378274" calcext:value-type="float">
            <text:p>3.78274E-07</text:p>
          </table:table-cell>
          <table:table-cell office:value-type="float" office:value="15.1213" calcext:value-type="float">
            <text:p>15.1213</text:p>
          </table:table-cell>
          <table:table-cell office:value-type="float" office:value="1.5376" calcext:value-type="float">
            <text:p>1.537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-1.9552" calcext:value-type="float">
            <text:p>-1.9552</text:p>
          </table:table-cell>
          <table:table-cell office:value-type="float" office:value="0.0356454" calcext:value-type="float">
            <text:p>0.0356454</text:p>
          </table:table-cell>
          <table:table-cell table:number-columns-repeated="2" office:value-type="float" office:value="0.0572" calcext:value-type="float">
            <text:p>0.0572</text:p>
          </table:table-cell>
          <table:table-cell office:value-type="float" office:value="3.85845" calcext:value-type="float">
            <text:p>3.85845</text:p>
          </table:table-cell>
          <table:table-cell office:value-type="float" office:value="0.00356768" calcext:value-type="float">
            <text:p>0.00356768</text:p>
          </table:table-cell>
          <table:table-cell office:value-type="float" office:value="15.4327" calcext:value-type="float">
            <text:p>15.4327</text:p>
          </table:table-cell>
          <table:table-cell office:value-type="float" office:value="0.0000166001" calcext:value-type="float">
            <text:p>1.66001E-05</text:p>
          </table:table-cell>
          <table:table-cell office:value-type="float" office:value="39.5996" calcext:value-type="float">
            <text:p>39.5996</text:p>
          </table:table-cell>
          <table:table-cell office:value-type="float" office:value="8.9192" calcext:value-type="float">
            <text:p>8.9192</text:p>
          </table:table-cell>
          <table:table-cell office:value-type="float" office:value="0.00808287" calcext:value-type="float">
            <text:p>0.00808287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-2.5384" calcext:value-type="float">
            <text:p>-2.5384</text:p>
          </table:table-cell>
          <table:table-cell office:value-type="float" office:value="0.0036576" calcext:value-type="float">
            <text:p>0.0036576</text:p>
          </table:table-cell>
          <table:table-cell table:number-columns-repeated="2" office:value-type="float" office:value="0.1486" calcext:value-type="float">
            <text:p>0.1486</text:p>
          </table:table-cell>
          <table:table-cell office:value-type="float" office:value="6.44713" calcext:value-type="float">
            <text:p>6.44713</text:p>
          </table:table-cell>
          <table:table-cell office:value-type="float" office:value="0.0233784" calcext:value-type="float">
            <text:p>0.0233784</text:p>
          </table:table-cell>
          <table:table-cell office:value-type="float" office:value="41.6574" calcext:value-type="float">
            <text:p>41.6574</text:p>
          </table:table-cell>
          <table:table-cell office:value-type="float" office:value="0.000659361" calcext:value-type="float">
            <text:p>0.000659361</text:p>
          </table:table-cell>
          <table:table-cell office:value-type="float" office:value="84.9772" calcext:value-type="float">
            <text:p>84.9772</text:p>
          </table:table-cell>
          <table:table-cell office:value-type="float" office:value="58.446" calcext:value-type="float">
            <text:p>58.446</text:p>
          </table:table-cell>
          <table:table-cell office:value-type="float" office:value="0.000829388" calcext:value-type="float">
            <text:p>0.000829388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-2.7348" calcext:value-type="float">
            <text:p>-2.7348</text:p>
          </table:table-cell>
          <table:table-cell office:value-type="float" office:value="0.00336624" calcext:value-type="float">
            <text:p>0.00336624</text:p>
          </table:table-cell>
          <table:table-cell table:number-columns-repeated="2" office:value-type="float" office:value="0.168" calcext:value-type="float">
            <text:p>0.168</text:p>
          </table:table-cell>
          <table:table-cell office:value-type="float" office:value="7.4825" calcext:value-type="float">
            <text:p>7.4825</text:p>
          </table:table-cell>
          <table:table-cell office:value-type="float" office:value="0.0294811" calcext:value-type="float">
            <text:p>0.0294811</text:p>
          </table:table-cell>
          <table:table-cell office:value-type="float" office:value="56.0874" calcext:value-type="float">
            <text:p>56.0874</text:p>
          </table:table-cell>
          <table:table-cell office:value-type="float" office:value="0.00103352" calcext:value-type="float">
            <text:p>0.00103352</text:p>
          </table:table-cell>
          <table:table-cell office:value-type="float" office:value="139.882" calcext:value-type="float">
            <text:p>139.882</text:p>
          </table:table-cell>
          <table:table-cell office:value-type="float" office:value="73.7028" calcext:value-type="float">
            <text:p>73.7028</text:p>
          </table:table-cell>
          <table:table-cell office:value-type="float" office:value="0.00076332" calcext:value-type="float">
            <text:p>0.00076332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-2.9204" calcext:value-type="float">
            <text:p>-2.9204</text:p>
          </table:table-cell>
          <table:table-cell office:value-type="float" office:value="0.00504944" calcext:value-type="float">
            <text:p>0.00504944</text:p>
          </table:table-cell>
          <table:table-cell table:number-columns-repeated="2" office:value-type="float" office:value="0.1694" calcext:value-type="float">
            <text:p>0.1694</text:p>
          </table:table-cell>
          <table:table-cell office:value-type="float" office:value="8.53379" calcext:value-type="float">
            <text:p>8.53379</text:p>
          </table:table-cell>
          <table:table-cell office:value-type="float" office:value="0.0291784" calcext:value-type="float">
            <text:p>0.0291784</text:p>
          </table:table-cell>
          <table:table-cell office:value-type="float" office:value="72.9968" calcext:value-type="float">
            <text:p>72.9968</text:p>
          </table:table-cell>
          <table:table-cell office:value-type="float" office:value="0.000906344" calcext:value-type="float">
            <text:p>0.000906344</text:p>
          </table:table-cell>
          <table:table-cell office:value-type="float" office:value="325.943" calcext:value-type="float">
            <text:p>325.943</text:p>
          </table:table-cell>
          <table:table-cell office:value-type="float" office:value="72.946" calcext:value-type="float">
            <text:p>72.946</text:p>
          </table:table-cell>
          <table:table-cell office:value-type="float" office:value="0.001145" calcext:value-type="float">
            <text:p>0.001145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-3.0339" calcext:value-type="float">
            <text:p>-3.0339</text:p>
          </table:table-cell>
          <table:table-cell office:value-type="float" office:value="0.00328215" calcext:value-type="float">
            <text:p>0.00328215</text:p>
          </table:table-cell>
          <table:table-cell table:number-columns-repeated="2" office:value-type="float" office:value="0.12945" calcext:value-type="float">
            <text:p>0.12945</text:p>
          </table:table-cell>
          <table:table-cell office:value-type="float" office:value="9.20783" calcext:value-type="float">
            <text:p>9.20783</text:p>
          </table:table-cell>
          <table:table-cell office:value-type="float" office:value="0.0177514" calcext:value-type="float">
            <text:p>0.0177514</text:p>
          </table:table-cell>
          <table:table-cell office:value-type="float" office:value="84.904" calcext:value-type="float">
            <text:p>84.904</text:p>
          </table:table-cell>
          <table:table-cell office:value-type="float" office:value="0.000391919" calcext:value-type="float">
            <text:p>0.000391919</text:p>
          </table:table-cell>
          <table:table-cell office:value-type="float" office:value="417.439" calcext:value-type="float">
            <text:p>417.439</text:p>
          </table:table-cell>
          <table:table-cell office:value-type="float" office:value="44.3785" calcext:value-type="float">
            <text:p>44.3785</text:p>
          </table:table-cell>
          <table:table-cell office:value-type="float" office:value="0.000744252" calcext:value-type="float">
            <text:p>0.000744252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-3.0493" calcext:value-type="float">
            <text:p>-3.0493</text:p>
          </table:table-cell>
          <table:table-cell office:value-type="float" office:value="0.00339767" calcext:value-type="float">
            <text:p>0.00339767</text:p>
          </table:table-cell>
          <table:table-cell table:number-columns-repeated="2" office:value-type="float" office:value="0.248175" calcext:value-type="float">
            <text:p>0.248175</text:p>
          </table:table-cell>
          <table:table-cell office:value-type="float" office:value="9.30163" calcext:value-type="float">
            <text:p>9.30163</text:p>
          </table:table-cell>
          <table:table-cell office:value-type="float" office:value="0.0666061" calcext:value-type="float">
            <text:p>0.0666061</text:p>
          </table:table-cell>
          <table:table-cell office:value-type="float" office:value="86.6456" calcext:value-type="float">
            <text:p>86.6456</text:p>
          </table:table-cell>
          <table:table-cell office:value-type="float" office:value="0.00564075" calcext:value-type="float">
            <text:p>0.00564075</text:p>
          </table:table-cell>
          <table:table-cell office:value-type="float" office:value="455.857" calcext:value-type="float">
            <text:p>455.857</text:p>
          </table:table-cell>
          <table:table-cell office:value-type="float" office:value="166.515" calcext:value-type="float">
            <text:p>166.515</text:p>
          </table:table-cell>
          <table:table-cell office:value-type="float" office:value="0.000770447" calcext:value-type="float">
            <text:p>0.000770447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7" calcext:value-type="float">
            <text:p>7</text:p>
          </table:table-cell>
          <table:table-cell office:value-type="float" office:value="-3.14555" calcext:value-type="float">
            <text:p>-3.14555</text:p>
          </table:table-cell>
          <table:table-cell office:value-type="float" office:value="0.0111214" calcext:value-type="float">
            <text:p>0.0111214</text:p>
          </table:table-cell>
          <table:table-cell table:number-columns-repeated="2" office:value-type="float" office:value="0.548787" calcext:value-type="float">
            <text:p>0.548787</text:p>
          </table:table-cell>
          <table:table-cell office:value-type="float" office:value="9.90561" calcext:value-type="float">
            <text:p>9.90561</text:p>
          </table:table-cell>
          <table:table-cell office:value-type="float" office:value="0.370986" calcext:value-type="float">
            <text:p>0.370986</text:p>
          </table:table-cell>
          <table:table-cell office:value-type="float" office:value="98.5678" calcext:value-type="float">
            <text:p>98.5678</text:p>
          </table:table-cell>
          <table:table-cell office:value-type="float" office:value="0.197887" calcext:value-type="float">
            <text:p>0.197887</text:p>
          </table:table-cell>
          <table:table-cell office:value-type="float" office:value="170.263" calcext:value-type="float">
            <text:p>170.263</text:p>
          </table:table-cell>
          <table:table-cell office:value-type="float" office:value="927.465" calcext:value-type="float">
            <text:p>927.465</text:p>
          </table:table-cell>
          <table:table-cell office:value-type="float" office:value="0.00252187" calcext:value-type="float">
            <text:p>0.00252187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office:value-type="float" office:value="-3.35106" calcext:value-type="float">
            <text:p>-3.35106</text:p>
          </table:table-cell>
          <table:table-cell office:value-type="float" office:value="0.0049652" calcext:value-type="float">
            <text:p>0.0049652</text:p>
          </table:table-cell>
          <table:table-cell table:number-columns-repeated="2" office:value-type="float" office:value="0.878381" calcext:value-type="float">
            <text:p>0.878381</text:p>
          </table:table-cell>
          <table:table-cell office:value-type="float" office:value="11.2346" calcext:value-type="float">
            <text:p>11.2346</text:p>
          </table:table-cell>
          <table:table-cell office:value-type="float" office:value="0.772018" calcext:value-type="float">
            <text:p>0.772018</text:p>
          </table:table-cell>
          <table:table-cell office:value-type="float" office:value="126.438" calcext:value-type="float">
            <text:p>126.438</text:p>
          </table:table-cell>
          <table:table-cell office:value-type="float" office:value="0.59741" calcext:value-type="float">
            <text:p>0.59741</text:p>
          </table:table-cell>
          <table:table-cell office:value-type="float" office:value="1.16933" calcext:value-type="float">
            <text:p>1.16933</text:p>
          </table:table-cell>
          <table:table-cell office:value-type="float" office:value="1930.05" calcext:value-type="float">
            <text:p>1930.05</text:p>
          </table:table-cell>
          <table:table-cell office:value-type="float" office:value="0.0011259" calcext:value-type="float">
            <text:p>0.0011259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9" calcext:value-type="float">
            <text:p>9</text:p>
          </table:table-cell>
          <table:table-cell office:value-type="float" office:value="-3.32316" calcext:value-type="float">
            <text:p>-3.32316</text:p>
          </table:table-cell>
          <table:table-cell office:value-type="float" office:value="0.0061956" calcext:value-type="float">
            <text:p>0.0061956</text:p>
          </table:table-cell>
          <table:table-cell table:number-columns-repeated="2" office:value-type="float" office:value="0.867134" calcext:value-type="float">
            <text:p>0.867134</text:p>
          </table:table-cell>
          <table:table-cell office:value-type="float" office:value="11.0496" calcext:value-type="float">
            <text:p>11.0496</text:p>
          </table:table-cell>
          <table:table-cell office:value-type="float" office:value="0.752742" calcext:value-type="float">
            <text:p>0.752742</text:p>
          </table:table-cell>
          <table:table-cell office:value-type="float" office:value="122.367" calcext:value-type="float">
            <text:p>122.367</text:p>
          </table:table-cell>
          <table:table-cell office:value-type="float" office:value="0.569023" calcext:value-type="float">
            <text:p>0.569023</text:p>
          </table:table-cell>
          <table:table-cell office:value-type="float" office:value="1.83242" calcext:value-type="float">
            <text:p>1.83242</text:p>
          </table:table-cell>
          <table:table-cell office:value-type="float" office:value="1881.85" calcext:value-type="float">
            <text:p>1881.85</text:p>
          </table:table-cell>
          <table:table-cell office:value-type="float" office:value="0.0014049" calcext:value-type="float">
            <text:p>0.0014049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0" calcext:value-type="float">
            <text:p>10</text:p>
          </table:table-cell>
          <table:table-cell office:value-type="float" office:value="-3.32947" calcext:value-type="float">
            <text:p>-3.32947</text:p>
          </table:table-cell>
          <table:table-cell office:value-type="float" office:value="0.00630598" calcext:value-type="float">
            <text:p>0.00630598</text:p>
          </table:table-cell>
          <table:table-cell table:number-columns-repeated="2" office:value-type="float" office:value="0.868409" calcext:value-type="float">
            <text:p>0.868409</text:p>
          </table:table-cell>
          <table:table-cell office:value-type="float" office:value="11.0916" calcext:value-type="float">
            <text:p>11.0916</text:p>
          </table:table-cell>
          <table:table-cell office:value-type="float" office:value="0.754907" calcext:value-type="float">
            <text:p>0.754907</text:p>
          </table:table-cell>
          <table:table-cell office:value-type="float" office:value="123.303" calcext:value-type="float">
            <text:p>123.303</text:p>
          </table:table-cell>
          <table:table-cell office:value-type="float" office:value="0.572167" calcext:value-type="float">
            <text:p>0.572167</text:p>
          </table:table-cell>
          <table:table-cell office:value-type="float" office:value="2.00079" calcext:value-type="float">
            <text:p>2.00079</text:p>
          </table:table-cell>
          <table:table-cell office:value-type="float" office:value="1887.27" calcext:value-type="float">
            <text:p>1887.27</text:p>
          </table:table-cell>
          <table:table-cell office:value-type="float" office:value="0.00142993" calcext:value-type="float">
            <text:p>0.00142993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1" calcext:value-type="float">
            <text:p>11</text:p>
          </table:table-cell>
          <table:table-cell office:value-type="float" office:value="-3.32605" calcext:value-type="float">
            <text:p>-3.32605</text:p>
          </table:table-cell>
          <table:table-cell office:value-type="float" office:value="0.0067829" calcext:value-type="float">
            <text:p>0.0067829</text:p>
          </table:table-cell>
          <table:table-cell table:number-columns-repeated="2" office:value-type="float" office:value="0.870505" calcext:value-type="float">
            <text:p>0.870505</text:p>
          </table:table-cell>
          <table:table-cell office:value-type="float" office:value="11.0694" calcext:value-type="float">
            <text:p>11.0694</text:p>
          </table:table-cell>
          <table:table-cell office:value-type="float" office:value="0.758491" calcext:value-type="float">
            <text:p>0.758491</text:p>
          </table:table-cell>
          <table:table-cell office:value-type="float" office:value="122.831" calcext:value-type="float">
            <text:p>122.831</text:p>
          </table:table-cell>
          <table:table-cell office:value-type="float" office:value="0.57742" calcext:value-type="float">
            <text:p>0.57742</text:p>
          </table:table-cell>
          <table:table-cell office:value-type="float" office:value="1.68542" calcext:value-type="float">
            <text:p>1.68542</text:p>
          </table:table-cell>
          <table:table-cell office:value-type="float" office:value="1896.23" calcext:value-type="float">
            <text:p>1896.23</text:p>
          </table:table-cell>
          <table:table-cell office:value-type="float" office:value="0.00153807" calcext:value-type="float">
            <text:p>0.00153807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2" calcext:value-type="float">
            <text:p>12</text:p>
          </table:table-cell>
          <table:table-cell office:value-type="float" office:value="-3.32007" calcext:value-type="float">
            <text:p>-3.32007</text:p>
          </table:table-cell>
          <table:table-cell office:value-type="float" office:value="0.00667921" calcext:value-type="float">
            <text:p>0.00667921</text:p>
          </table:table-cell>
          <table:table-cell table:number-columns-repeated="2" office:value-type="float" office:value="0.867553" calcext:value-type="float">
            <text:p>0.867553</text:p>
          </table:table-cell>
          <table:table-cell office:value-type="float" office:value="11.0296" calcext:value-type="float">
            <text:p>11.0296</text:p>
          </table:table-cell>
          <table:table-cell office:value-type="float" office:value="0.753447" calcext:value-type="float">
            <text:p>0.753447</text:p>
          </table:table-cell>
          <table:table-cell office:value-type="float" office:value="121.944" calcext:value-type="float">
            <text:p>121.944</text:p>
          </table:table-cell>
          <table:table-cell office:value-type="float" office:value="0.570016" calcext:value-type="float">
            <text:p>0.570016</text:p>
          </table:table-cell>
          <table:table-cell office:value-type="float" office:value="1.9581" calcext:value-type="float">
            <text:p>1.9581</text:p>
          </table:table-cell>
          <table:table-cell office:value-type="float" office:value="1883.62" calcext:value-type="float">
            <text:p>1883.62</text:p>
          </table:table-cell>
          <table:table-cell office:value-type="float" office:value="0.00151456" calcext:value-type="float">
            <text:p>0.00151456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3" calcext:value-type="float">
            <text:p>13</text:p>
          </table:table-cell>
          <table:table-cell office:value-type="float" office:value="-3.32169" calcext:value-type="float">
            <text:p>-3.32169</text:p>
          </table:table-cell>
          <table:table-cell office:value-type="float" office:value="0.00725253" calcext:value-type="float">
            <text:p>0.00725253</text:p>
          </table:table-cell>
          <table:table-cell table:number-columns-repeated="2" office:value-type="float" office:value="0.866714" calcext:value-type="float">
            <text:p>0.866714</text:p>
          </table:table-cell>
          <table:table-cell office:value-type="float" office:value="11.0409" calcext:value-type="float">
            <text:p>11.0409</text:p>
          </table:table-cell>
          <table:table-cell office:value-type="float" office:value="0.752184" calcext:value-type="float">
            <text:p>0.752184</text:p>
          </table:table-cell>
          <table:table-cell office:value-type="float" office:value="122.22" calcext:value-type="float">
            <text:p>122.22</text:p>
          </table:table-cell>
          <table:table-cell office:value-type="float" office:value="0.568601" calcext:value-type="float">
            <text:p>0.568601</text:p>
          </table:table-cell>
          <table:table-cell office:value-type="float" office:value="2.04078" calcext:value-type="float">
            <text:p>2.04078</text:p>
          </table:table-cell>
          <table:table-cell office:value-type="float" office:value="1880.46" calcext:value-type="float">
            <text:p>1880.46</text:p>
          </table:table-cell>
          <table:table-cell office:value-type="float" office:value="0.00164456" calcext:value-type="float">
            <text:p>0.00164456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4" calcext:value-type="float">
            <text:p>14</text:p>
          </table:table-cell>
          <table:table-cell office:value-type="float" office:value="-3.32418" calcext:value-type="float">
            <text:p>-3.32418</text:p>
          </table:table-cell>
          <table:table-cell office:value-type="float" office:value="0.00656712" calcext:value-type="float">
            <text:p>0.00656712</text:p>
          </table:table-cell>
          <table:table-cell table:number-columns-repeated="2" office:value-type="float" office:value="0.868628" calcext:value-type="float">
            <text:p>0.868628</text:p>
          </table:table-cell>
          <table:table-cell office:value-type="float" office:value="11.0567" calcext:value-type="float">
            <text:p>11.0567</text:p>
          </table:table-cell>
          <table:table-cell office:value-type="float" office:value="0.755292" calcext:value-type="float">
            <text:p>0.755292</text:p>
          </table:table-cell>
          <table:table-cell office:value-type="float" office:value="122.54" calcext:value-type="float">
            <text:p>122.54</text:p>
          </table:table-cell>
          <table:table-cell office:value-type="float" office:value="0.57273" calcext:value-type="float">
            <text:p>0.57273</text:p>
          </table:table-cell>
          <table:table-cell office:value-type="float" office:value="1.82511" calcext:value-type="float">
            <text:p>1.82511</text:p>
          </table:table-cell>
          <table:table-cell office:value-type="float" office:value="1888.23" calcext:value-type="float">
            <text:p>1888.23</text:p>
          </table:table-cell>
          <table:table-cell office:value-type="float" office:value="0.00148914" calcext:value-type="float">
            <text:p>0.00148914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5" calcext:value-type="float">
            <text:p>15</text:p>
          </table:table-cell>
          <table:table-cell office:value-type="float" office:value="-3.32336" calcext:value-type="float">
            <text:p>-3.32336</text:p>
          </table:table-cell>
          <table:table-cell office:value-type="float" office:value="0.00673486" calcext:value-type="float">
            <text:p>0.00673486</text:p>
          </table:table-cell>
          <table:table-cell table:number-columns-repeated="2" office:value-type="float" office:value="0.86832" calcext:value-type="float">
            <text:p>0.86832</text:p>
          </table:table-cell>
          <table:table-cell office:value-type="float" office:value="11.0515" calcext:value-type="float">
            <text:p>11.0515</text:p>
          </table:table-cell>
          <table:table-cell office:value-type="float" office:value="0.754811" calcext:value-type="float">
            <text:p>0.754811</text:p>
          </table:table-cell>
          <table:table-cell office:value-type="float" office:value="122.431" calcext:value-type="float">
            <text:p>122.431</text:p>
          </table:table-cell>
          <table:table-cell office:value-type="float" office:value="0.572143" calcext:value-type="float">
            <text:p>0.572143</text:p>
          </table:table-cell>
          <table:table-cell office:value-type="float" office:value="1.93178" calcext:value-type="float">
            <text:p>1.93178</text:p>
          </table:table-cell>
          <table:table-cell office:value-type="float" office:value="1887.03" calcext:value-type="float">
            <text:p>1887.03</text:p>
          </table:table-cell>
          <table:table-cell office:value-type="float" office:value="0.00152718" calcext:value-type="float">
            <text:p>0.00152718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6" calcext:value-type="float">
            <text:p>16</text:p>
          </table:table-cell>
          <table:table-cell office:value-type="float" office:value="-3.32424" calcext:value-type="float">
            <text:p>-3.32424</text:p>
          </table:table-cell>
          <table:table-cell office:value-type="float" office:value="0.00678445" calcext:value-type="float">
            <text:p>0.00678445</text:p>
          </table:table-cell>
          <table:table-cell table:number-columns-repeated="2" office:value-type="float" office:value="0.868219" calcext:value-type="float">
            <text:p>0.868219</text:p>
          </table:table-cell>
          <table:table-cell office:value-type="float" office:value="11.0574" calcext:value-type="float">
            <text:p>11.0574</text:p>
          </table:table-cell>
          <table:table-cell office:value-type="float" office:value="0.754793" calcext:value-type="float">
            <text:p>0.754793</text:p>
          </table:table-cell>
          <table:table-cell office:value-type="float" office:value="122.564" calcext:value-type="float">
            <text:p>122.564</text:p>
          </table:table-cell>
          <table:table-cell office:value-type="float" office:value="0.572386" calcext:value-type="float">
            <text:p>0.572386</text:p>
          </table:table-cell>
          <table:table-cell office:value-type="float" office:value="2.04477" calcext:value-type="float">
            <text:p>2.04477</text:p>
          </table:table-cell>
          <table:table-cell office:value-type="float" office:value="1886.98" calcext:value-type="float">
            <text:p>1886.98</text:p>
          </table:table-cell>
          <table:table-cell office:value-type="float" office:value="0.00153842" calcext:value-type="float">
            <text:p>0.001538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-1.088" calcext:value-type="float">
            <text:p>-1.0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08" calcext:value-type="float">
            <text:p>0.0808</text:p>
          </table:table-cell>
          <table:table-cell office:value-type="float" office:value="1.18374" calcext:value-type="float">
            <text:p>1.18374</text:p>
          </table:table-cell>
          <table:table-cell office:value-type="float" office:value="0.00652864" calcext:value-type="float">
            <text:p>0.00652864</text:p>
          </table:table-cell>
          <table:table-cell office:value-type="float" office:value="1.40125" calcext:value-type="float">
            <text:p>1.40125</text:p>
          </table:table-cell>
          <table:table-cell office:value-type="float" office:value="0.0000426231" calcext:value-type="float">
            <text:p>4.26231E-05</text:p>
          </table:table-cell>
          <table:table-cell office:value-type="float" office:value="16.7919" calcext:value-type="float">
            <text:p>16.7919</text:p>
          </table:table-cell>
          <table:table-cell office:value-type="float" office:value="16.3216" calcext:value-type="float">
            <text:p>16.321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1.7824" calcext:value-type="float">
            <text:p>-1.7824</text:p>
          </table:table-cell>
          <table:table-cell office:value-type="float" office:value="0.0064" calcext:value-type="float">
            <text:p>0.0064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float" office:value="3.18335" calcext:value-type="float">
            <text:p>3.18335</text:p>
          </table:table-cell>
          <table:table-cell office:value-type="float" office:value="0.001352" calcext:value-type="float">
            <text:p>0.001352</text:p>
          </table:table-cell>
          <table:table-cell office:value-type="float" office:value="10.215" calcext:value-type="float">
            <text:p>10.215</text:p>
          </table:table-cell>
          <table:table-cell office:value-type="float" office:value="0.00000273421" calcext:value-type="float">
            <text:p>2.73421E-06</text:p>
          </table:table-cell>
          <table:table-cell office:value-type="float" office:value="28.8509" calcext:value-type="float">
            <text:p>28.8509</text:p>
          </table:table-cell>
          <table:table-cell office:value-type="float" office:value="3.38" calcext:value-type="float">
            <text:p>3.38</text:p>
          </table:table-cell>
          <table:table-cell office:value-type="float" office:value="0.00132231" calcext:value-type="float">
            <text:p>0.00132231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float" office:value="-2.3256" calcext:value-type="float">
            <text:p>-2.3256</text:p>
          </table:table-cell>
          <table:table-cell office:value-type="float" office:value="0.00195264" calcext:value-type="float">
            <text:p>0.00195264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.0082" calcext:value-type="float">
            <text:p>0.0082</text:p>
          </table:table-cell>
          <table:table-cell office:value-type="float" office:value="5.41037" calcext:value-type="float">
            <text:p>5.41037</text:p>
          </table:table-cell>
          <table:table-cell office:value-type="float" office:value="0.0002376" calcext:value-type="float">
            <text:p>0.0002376</text:p>
          </table:table-cell>
          <table:table-cell office:value-type="float" office:value="29.3143" calcext:value-type="float">
            <text:p>29.3143</text:p>
          </table:table-cell>
          <table:table-cell office:value-type="float" office:value="0.00000010166" calcext:value-type="float">
            <text:p>1.0166E-07</text:p>
          </table:table-cell>
          <table:table-cell office:value-type="float" office:value="79.6873" calcext:value-type="float">
            <text:p>79.6873</text:p>
          </table:table-cell>
          <table:table-cell office:value-type="float" office:value="0.594" calcext:value-type="float">
            <text:p>0.594</text:p>
          </table:table-cell>
          <table:table-cell office:value-type="float" office:value="0.000403438" calcext:value-type="float">
            <text:p>0.000403438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-2.5704" calcext:value-type="float">
            <text:p>-2.5704</text:p>
          </table:table-cell>
          <table:table-cell office:value-type="float" office:value="0.0072288" calcext:value-type="float">
            <text:p>0.0072288</text:p>
          </table:table-cell>
          <table:table-cell office:value-type="float" office:value="-0.0895" calcext:value-type="float">
            <text:p>-0.0895</text:p>
          </table:table-cell>
          <table:table-cell office:value-type="float" office:value="0.0895" calcext:value-type="float">
            <text:p>0.0895</text:p>
          </table:table-cell>
          <table:table-cell office:value-type="float" office:value="6.61418" calcext:value-type="float">
            <text:p>6.61418</text:p>
          </table:table-cell>
          <table:table-cell office:value-type="float" office:value="0.00868296" calcext:value-type="float">
            <text:p>0.00868296</text:p>
          </table:table-cell>
          <table:table-cell office:value-type="float" office:value="43.9422" calcext:value-type="float">
            <text:p>43.9422</text:p>
          </table:table-cell>
          <table:table-cell office:value-type="float" office:value="0.000095084" calcext:value-type="float">
            <text:p>9.5084E-05</text:p>
          </table:table-cell>
          <table:table-cell office:value-type="float" office:value="198.583" calcext:value-type="float">
            <text:p>198.583</text:p>
          </table:table-cell>
          <table:table-cell office:value-type="float" office:value="21.7074" calcext:value-type="float">
            <text:p>21.7074</text:p>
          </table:table-cell>
          <table:table-cell office:value-type="float" office:value="0.00149355" calcext:value-type="float">
            <text:p>0.00149355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-2.7438" calcext:value-type="float">
            <text:p>-2.7438</text:p>
          </table:table-cell>
          <table:table-cell office:value-type="float" office:value="0.00403452" calcext:value-type="float">
            <text:p>0.00403452</text:p>
          </table:table-cell>
          <table:table-cell office:value-type="float" office:value="-0.18725" calcext:value-type="float">
            <text:p>-0.18725</text:p>
          </table:table-cell>
          <table:table-cell office:value-type="float" office:value="0.18725" calcext:value-type="float">
            <text:p>0.18725</text:p>
          </table:table-cell>
          <table:table-cell office:value-type="float" office:value="7.53247" calcext:value-type="float">
            <text:p>7.53247</text:p>
          </table:table-cell>
          <table:table-cell office:value-type="float" office:value="0.0359616" calcext:value-type="float">
            <text:p>0.0359616</text:p>
          </table:table-cell>
          <table:table-cell office:value-type="float" office:value="56.86" calcext:value-type="float">
            <text:p>56.86</text:p>
          </table:table-cell>
          <table:table-cell office:value-type="float" office:value="0.00142547" calcext:value-type="float">
            <text:p>0.00142547</text:p>
          </table:table-cell>
          <table:table-cell office:value-type="float" office:value="213.636" calcext:value-type="float">
            <text:p>213.636</text:p>
          </table:table-cell>
          <table:table-cell office:value-type="float" office:value="89.9041" calcext:value-type="float">
            <text:p>89.9041</text:p>
          </table:table-cell>
          <table:table-cell office:value-type="float" office:value="0.000833579" calcext:value-type="float">
            <text:p>0.000833579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-2.7901" calcext:value-type="float">
            <text:p>-2.7901</text:p>
          </table:table-cell>
          <table:table-cell office:value-type="float" office:value="0.00713623" calcext:value-type="float">
            <text:p>0.00713623</text:p>
          </table:table-cell>
          <table:table-cell office:value-type="float" office:value="-0.056925" calcext:value-type="float">
            <text:p>-0.056925</text:p>
          </table:table-cell>
          <table:table-cell office:value-type="float" office:value="0.056925" calcext:value-type="float">
            <text:p>0.056925</text:p>
          </table:table-cell>
          <table:table-cell office:value-type="float" office:value="7.79179" calcext:value-type="float">
            <text:p>7.79179</text:p>
          </table:table-cell>
          <table:table-cell office:value-type="float" office:value="0.0136239" calcext:value-type="float">
            <text:p>0.0136239</text:p>
          </table:table-cell>
          <table:table-cell office:value-type="float" office:value="60.9321" calcext:value-type="float">
            <text:p>60.9321</text:p>
          </table:table-cell>
          <table:table-cell office:value-type="float" office:value="0.00043582" calcext:value-type="float">
            <text:p>0.00043582</text:p>
          </table:table-cell>
          <table:table-cell office:value-type="float" office:value="234.345" calcext:value-type="float">
            <text:p>234.345</text:p>
          </table:table-cell>
          <table:table-cell office:value-type="float" office:value="34.0598" calcext:value-type="float">
            <text:p>34.0598</text:p>
          </table:table-cell>
          <table:table-cell office:value-type="float" office:value="0.00147443" calcext:value-type="float">
            <text:p>0.00147443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-2.7919" calcext:value-type="float">
            <text:p>-2.7919</text:p>
          </table:table-cell>
          <table:table-cell office:value-type="float" office:value="0.00931359" calcext:value-type="float">
            <text:p>0.00931359</text:p>
          </table:table-cell>
          <table:table-cell table:number-columns-repeated="2" office:value-type="float" office:value="0.06665" calcext:value-type="float">
            <text:p>0.06665</text:p>
          </table:table-cell>
          <table:table-cell office:value-type="float" office:value="7.80402" calcext:value-type="float">
            <text:p>7.80402</text:p>
          </table:table-cell>
          <table:table-cell office:value-type="float" office:value="0.0132605" calcext:value-type="float">
            <text:p>0.0132605</text:p>
          </table:table-cell>
          <table:table-cell office:value-type="float" office:value="61.193" calcext:value-type="float">
            <text:p>61.193</text:p>
          </table:table-cell>
          <table:table-cell office:value-type="float" office:value="0.000370557" calcext:value-type="float">
            <text:p>0.000370557</text:p>
          </table:table-cell>
          <table:table-cell office:value-type="float" office:value="225.748" calcext:value-type="float">
            <text:p>225.748</text:p>
          </table:table-cell>
          <table:table-cell office:value-type="float" office:value="33.1511" calcext:value-type="float">
            <text:p>33.1511</text:p>
          </table:table-cell>
          <table:table-cell office:value-type="float" office:value="0.0019243" calcext:value-type="float">
            <text:p>0.0019243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" calcext:value-type="float">
            <text:p>7</text:p>
          </table:table-cell>
          <table:table-cell office:value-type="float" office:value="-2.82257" calcext:value-type="float">
            <text:p>-2.82257</text:p>
          </table:table-cell>
          <table:table-cell office:value-type="float" office:value="0.00837765" calcext:value-type="float">
            <text:p>0.00837765</text:p>
          </table:table-cell>
          <table:table-cell table:number-columns-repeated="2" office:value-type="float" office:value="0.0178" calcext:value-type="float">
            <text:p>0.0178</text:p>
          </table:table-cell>
          <table:table-cell office:value-type="float" office:value="7.97531" calcext:value-type="float">
            <text:p>7.97531</text:p>
          </table:table-cell>
          <table:table-cell office:value-type="float" office:value="0.0332464" calcext:value-type="float">
            <text:p>0.0332464</text:p>
          </table:table-cell>
          <table:table-cell office:value-type="float" office:value="63.8741" calcext:value-type="float">
            <text:p>63.8741</text:p>
          </table:table-cell>
          <table:table-cell office:value-type="float" office:value="0.0028603" calcext:value-type="float">
            <text:p>0.0028603</text:p>
          </table:table-cell>
          <table:table-cell office:value-type="float" office:value="204.871" calcext:value-type="float">
            <text:p>204.871</text:p>
          </table:table-cell>
          <table:table-cell office:value-type="float" office:value="83.116" calcext:value-type="float">
            <text:p>83.116</text:p>
          </table:table-cell>
          <table:table-cell office:value-type="float" office:value="0.00173092" calcext:value-type="float">
            <text:p>0.00173092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-3.09153" calcext:value-type="float">
            <text:p>-3.09153</text:p>
          </table:table-cell>
          <table:table-cell office:value-type="float" office:value="0.0161358" calcext:value-type="float">
            <text:p>0.0161358</text:p>
          </table:table-cell>
          <table:table-cell office:value-type="float" office:value="-0.771591" calcext:value-type="float">
            <text:p>-0.771591</text:p>
          </table:table-cell>
          <table:table-cell office:value-type="float" office:value="0.771591" calcext:value-type="float">
            <text:p>0.771591</text:p>
          </table:table-cell>
          <table:table-cell office:value-type="float" office:value="9.57366" calcext:value-type="float">
            <text:p>9.57366</text:p>
          </table:table-cell>
          <table:table-cell office:value-type="float" office:value="0.608394" calcext:value-type="float">
            <text:p>0.608394</text:p>
          </table:table-cell>
          <table:table-cell office:value-type="float" office:value="92.2581" calcext:value-type="float">
            <text:p>92.2581</text:p>
          </table:table-cell>
          <table:table-cell office:value-type="float" office:value="0.391844" calcext:value-type="float">
            <text:p>0.391844</text:p>
          </table:table-cell>
          <table:table-cell office:value-type="float" office:value="7.8008" calcext:value-type="float">
            <text:p>7.8008</text:p>
          </table:table-cell>
          <table:table-cell office:value-type="float" office:value="1520.99" calcext:value-type="float">
            <text:p>1520.99</text:p>
          </table:table-cell>
          <table:table-cell office:value-type="float" office:value="0.00333385" calcext:value-type="float">
            <text:p>0.00333385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" calcext:value-type="float">
            <text:p>9</text:p>
          </table:table-cell>
          <table:table-cell office:value-type="float" office:value="-2.95921" calcext:value-type="float">
            <text:p>-2.95921</text:p>
          </table:table-cell>
          <table:table-cell office:value-type="float" office:value="0.0185968" calcext:value-type="float">
            <text:p>0.0185968</text:p>
          </table:table-cell>
          <table:table-cell office:value-type="float" office:value="-0.544914" calcext:value-type="float">
            <text:p>-0.544914</text:p>
          </table:table-cell>
          <table:table-cell office:value-type="float" office:value="0.544914" calcext:value-type="float">
            <text:p>0.544914</text:p>
          </table:table-cell>
          <table:table-cell office:value-type="float" office:value="8.7755" calcext:value-type="float">
            <text:p>8.7755</text:p>
          </table:table-cell>
          <table:table-cell office:value-type="float" office:value="0.353229" calcext:value-type="float">
            <text:p>0.353229</text:p>
          </table:table-cell>
          <table:table-cell office:value-type="float" office:value="77.6621" calcext:value-type="float">
            <text:p>77.6621</text:p>
          </table:table-cell>
          <table:table-cell office:value-type="float" office:value="0.179687" calcext:value-type="float">
            <text:p>0.179687</text:p>
          </table:table-cell>
          <table:table-cell office:value-type="float" office:value="68.6475" calcext:value-type="float">
            <text:p>68.6475</text:p>
          </table:table-cell>
          <table:table-cell office:value-type="float" office:value="883.073" calcext:value-type="float">
            <text:p>883.073</text:p>
          </table:table-cell>
          <table:table-cell office:value-type="float" office:value="0.00384232" calcext:value-type="float">
            <text:p>0.00384232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-3.10506" calcext:value-type="float">
            <text:p>-3.10506</text:p>
          </table:table-cell>
          <table:table-cell office:value-type="float" office:value="0.00961516" calcext:value-type="float">
            <text:p>0.00961516</text:p>
          </table:table-cell>
          <table:table-cell office:value-type="float" office:value="-0.796938" calcext:value-type="float">
            <text:p>-0.796938</text:p>
          </table:table-cell>
          <table:table-cell office:value-type="float" office:value="0.796938" calcext:value-type="float">
            <text:p>0.796938</text:p>
          </table:table-cell>
          <table:table-cell office:value-type="float" office:value="9.65099" calcext:value-type="float">
            <text:p>9.65099</text:p>
          </table:table-cell>
          <table:table-cell office:value-type="float" office:value="0.63727" calcext:value-type="float">
            <text:p>0.63727</text:p>
          </table:table-cell>
          <table:table-cell office:value-type="float" office:value="93.5105" calcext:value-type="float">
            <text:p>93.5105</text:p>
          </table:table-cell>
          <table:table-cell office:value-type="float" office:value="0.411349" calcext:value-type="float">
            <text:p>0.411349</text:p>
          </table:table-cell>
          <table:table-cell office:value-type="float" office:value="4.78379" calcext:value-type="float">
            <text:p>4.78379</text:p>
          </table:table-cell>
          <table:table-cell office:value-type="float" office:value="1593.18" calcext:value-type="float">
            <text:p>1593.18</text:p>
          </table:table-cell>
          <table:table-cell office:value-type="float" office:value="0.0019866" calcext:value-type="float">
            <text:p>0.0019866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-3.07867" calcext:value-type="float">
            <text:p>-3.07867</text:p>
          </table:table-cell>
          <table:table-cell office:value-type="float" office:value="0.0103187" calcext:value-type="float">
            <text:p>0.0103187</text:p>
          </table:table-cell>
          <table:table-cell office:value-type="float" office:value="-0.782048" calcext:value-type="float">
            <text:p>-0.782048</text:p>
          </table:table-cell>
          <table:table-cell office:value-type="float" office:value="0.782048" calcext:value-type="float">
            <text:p>0.782048</text:p>
          </table:table-cell>
          <table:table-cell office:value-type="float" office:value="9.4885" calcext:value-type="float">
            <text:p>9.4885</text:p>
          </table:table-cell>
          <table:table-cell office:value-type="float" office:value="0.614407" calcext:value-type="float">
            <text:p>0.614407</text:p>
          </table:table-cell>
          <table:table-cell office:value-type="float" office:value="90.4196" calcext:value-type="float">
            <text:p>90.4196</text:p>
          </table:table-cell>
          <table:table-cell office:value-type="float" office:value="0.383917" calcext:value-type="float">
            <text:p>0.383917</text:p>
          </table:table-cell>
          <table:table-cell office:value-type="float" office:value="6.10881" calcext:value-type="float">
            <text:p>6.10881</text:p>
          </table:table-cell>
          <table:table-cell office:value-type="float" office:value="1536.02" calcext:value-type="float">
            <text:p>1536.02</text:p>
          </table:table-cell>
          <table:table-cell office:value-type="float" office:value="0.00213197" calcext:value-type="float">
            <text:p>0.00213197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office:value-type="float" office:value="-3.07621" calcext:value-type="float">
            <text:p>-3.07621</text:p>
          </table:table-cell>
          <table:table-cell office:value-type="float" office:value="0.0136284" calcext:value-type="float">
            <text:p>0.0136284</text:p>
          </table:table-cell>
          <table:table-cell office:value-type="float" office:value="-0.763583" calcext:value-type="float">
            <text:p>-0.763583</text:p>
          </table:table-cell>
          <table:table-cell office:value-type="float" office:value="0.763583" calcext:value-type="float">
            <text:p>0.763583</text:p>
          </table:table-cell>
          <table:table-cell office:value-type="float" office:value="9.4767" calcext:value-type="float">
            <text:p>9.4767</text:p>
          </table:table-cell>
          <table:table-cell office:value-type="float" office:value="0.594611" calcext:value-type="float">
            <text:p>0.594611</text:p>
          </table:table-cell>
          <table:table-cell office:value-type="float" office:value="90.3147" calcext:value-type="float">
            <text:p>90.3147</text:p>
          </table:table-cell>
          <table:table-cell office:value-type="float" office:value="0.371706" calcext:value-type="float">
            <text:p>0.371706</text:p>
          </table:table-cell>
          <table:table-cell office:value-type="float" office:value="13.8219" calcext:value-type="float">
            <text:p>13.8219</text:p>
          </table:table-cell>
          <table:table-cell office:value-type="float" office:value="1486.53" calcext:value-type="float">
            <text:p>1486.53</text:p>
          </table:table-cell>
          <table:table-cell office:value-type="float" office:value="0.00281579" calcext:value-type="float">
            <text:p>0.00281579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office:value-type="float" office:value="-3.09592" calcext:value-type="float">
            <text:p>-3.09592</text:p>
          </table:table-cell>
          <table:table-cell office:value-type="float" office:value="0.0108912" calcext:value-type="float">
            <text:p>0.0108912</text:p>
          </table:table-cell>
          <table:table-cell office:value-type="float" office:value="-0.787879" calcext:value-type="float">
            <text:p>-0.787879</text:p>
          </table:table-cell>
          <table:table-cell office:value-type="float" office:value="0.787879" calcext:value-type="float">
            <text:p>0.787879</text:p>
          </table:table-cell>
          <table:table-cell office:value-type="float" office:value="9.59561" calcext:value-type="float">
            <text:p>9.59561</text:p>
          </table:table-cell>
          <table:table-cell office:value-type="float" office:value="0.62411" calcext:value-type="float">
            <text:p>0.62411</text:p>
          </table:table-cell>
          <table:table-cell office:value-type="float" office:value="92.4902" calcext:value-type="float">
            <text:p>92.4902</text:p>
          </table:table-cell>
          <table:table-cell office:value-type="float" office:value="0.397084" calcext:value-type="float">
            <text:p>0.397084</text:p>
          </table:table-cell>
          <table:table-cell office:value-type="float" office:value="6.52946" calcext:value-type="float">
            <text:p>6.52946</text:p>
          </table:table-cell>
          <table:table-cell office:value-type="float" office:value="1560.27" calcext:value-type="float">
            <text:p>1560.27</text:p>
          </table:table-cell>
          <table:table-cell office:value-type="float" office:value="0.00225026" calcext:value-type="float">
            <text:p>0.00225026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" calcext:value-type="float">
            <text:p>14</text:p>
          </table:table-cell>
          <table:table-cell office:value-type="float" office:value="-3.09102" calcext:value-type="float">
            <text:p>-3.09102</text:p>
          </table:table-cell>
          <table:table-cell office:value-type="float" office:value="0.0113364" calcext:value-type="float">
            <text:p>0.0113364</text:p>
          </table:table-cell>
          <table:table-cell office:value-type="float" office:value="-0.782864" calcext:value-type="float">
            <text:p>-0.782864</text:p>
          </table:table-cell>
          <table:table-cell office:value-type="float" office:value="0.782864" calcext:value-type="float">
            <text:p>0.782864</text:p>
          </table:table-cell>
          <table:table-cell office:value-type="float" office:value="9.56577" calcext:value-type="float">
            <text:p>9.56577</text:p>
          </table:table-cell>
          <table:table-cell office:value-type="float" office:value="0.617093" calcext:value-type="float">
            <text:p>0.617093</text:p>
          </table:table-cell>
          <table:table-cell office:value-type="float" office:value="91.9335" calcext:value-type="float">
            <text:p>91.9335</text:p>
          </table:table-cell>
          <table:table-cell office:value-type="float" office:value="0.389779" calcext:value-type="float">
            <text:p>0.389779</text:p>
          </table:table-cell>
          <table:table-cell office:value-type="float" office:value="7.45111" calcext:value-type="float">
            <text:p>7.45111</text:p>
          </table:table-cell>
          <table:table-cell office:value-type="float" office:value="1542.73" calcext:value-type="float">
            <text:p>1542.73</text:p>
          </table:table-cell>
          <table:table-cell office:value-type="float" office:value="0.00234223" calcext:value-type="float">
            <text:p>0.00234223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5" calcext:value-type="float">
            <text:p>15</text:p>
          </table:table-cell>
          <table:table-cell office:value-type="float" office:value="-3.09411" calcext:value-type="float">
            <text:p>-3.09411</text:p>
          </table:table-cell>
          <table:table-cell office:value-type="float" office:value="0.0107569" calcext:value-type="float">
            <text:p>0.0107569</text:p>
          </table:table-cell>
          <table:table-cell office:value-type="float" office:value="-0.786848" calcext:value-type="float">
            <text:p>-0.786848</text:p>
          </table:table-cell>
          <table:table-cell office:value-type="float" office:value="0.786848" calcext:value-type="float">
            <text:p>0.786848</text:p>
          </table:table-cell>
          <table:table-cell office:value-type="float" office:value="9.5843" calcext:value-type="float">
            <text:p>9.5843</text:p>
          </table:table-cell>
          <table:table-cell office:value-type="float" office:value="0.622561" calcext:value-type="float">
            <text:p>0.622561</text:p>
          </table:table-cell>
          <table:table-cell office:value-type="float" office:value="92.2687" calcext:value-type="float">
            <text:p>92.2687</text:p>
          </table:table-cell>
          <table:table-cell office:value-type="float" office:value="0.395243" calcext:value-type="float">
            <text:p>0.395243</text:p>
          </table:table-cell>
          <table:table-cell office:value-type="float" office:value="7.06999" calcext:value-type="float">
            <text:p>7.06999</text:p>
          </table:table-cell>
          <table:table-cell office:value-type="float" office:value="1556.4" calcext:value-type="float">
            <text:p>1556.4</text:p>
          </table:table-cell>
          <table:table-cell office:value-type="float" office:value="0.0022225" calcext:value-type="float">
            <text:p>0.0022225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-3.09105" calcext:value-type="float">
            <text:p>-3.09105</text:p>
          </table:table-cell>
          <table:table-cell office:value-type="float" office:value="0.0112858" calcext:value-type="float">
            <text:p>0.0112858</text:p>
          </table:table-cell>
          <table:table-cell office:value-type="float" office:value="-0.78198" calcext:value-type="float">
            <text:p>-0.78198</text:p>
          </table:table-cell>
          <table:table-cell office:value-type="float" office:value="0.78198" calcext:value-type="float">
            <text:p>0.78198</text:p>
          </table:table-cell>
          <table:table-cell office:value-type="float" office:value="9.5659" calcext:value-type="float">
            <text:p>9.5659</text:p>
          </table:table-cell>
          <table:table-cell office:value-type="float" office:value="0.61634" calcext:value-type="float">
            <text:p>0.61634</text:p>
          </table:table-cell>
          <table:table-cell office:value-type="float" office:value="91.9348" calcext:value-type="float">
            <text:p>91.9348</text:p>
          </table:table-cell>
          <table:table-cell office:value-type="float" office:value="0.389516" calcext:value-type="float">
            <text:p>0.389516</text:p>
          </table:table-cell>
          <table:table-cell office:value-type="float" office:value="8.18128" calcext:value-type="float">
            <text:p>8.18128</text:p>
          </table:table-cell>
          <table:table-cell office:value-type="float" office:value="1540.85" calcext:value-type="float">
            <text:p>1540.85</text:p>
          </table:table-cell>
          <table:table-cell office:value-type="float" office:value="0.00233178" calcext:value-type="float">
            <text:p>0.00233178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7" calcext:value-type="float">
            <text:p>17</text:p>
          </table:table-cell>
          <table:table-cell office:value-type="float" office:value="-3.09295" calcext:value-type="float">
            <text:p>-3.09295</text:p>
          </table:table-cell>
          <table:table-cell office:value-type="float" office:value="0.0108697" calcext:value-type="float">
            <text:p>0.0108697</text:p>
          </table:table-cell>
          <table:table-cell office:value-type="float" office:value="-0.785359" calcext:value-type="float">
            <text:p>-0.785359</text:p>
          </table:table-cell>
          <table:table-cell office:value-type="float" office:value="0.785359" calcext:value-type="float">
            <text:p>0.785359</text:p>
          </table:table-cell>
          <table:table-cell office:value-type="float" office:value="9.57722" calcext:value-type="float">
            <text:p>9.57722</text:p>
          </table:table-cell>
          <table:table-cell office:value-type="float" office:value="0.620668" calcext:value-type="float">
            <text:p>0.620668</text:p>
          </table:table-cell>
          <table:table-cell office:value-type="float" office:value="92.1364" calcext:value-type="float">
            <text:p>92.1364</text:p>
          </table:table-cell>
          <table:table-cell office:value-type="float" office:value="0.393495" calcext:value-type="float">
            <text:p>0.393495</text:p>
          </table:table-cell>
          <table:table-cell office:value-type="float" office:value="7.21259" calcext:value-type="float">
            <text:p>7.21259</text:p>
          </table:table-cell>
          <table:table-cell office:value-type="float" office:value="1551.67" calcext:value-type="float">
            <text:p>1551.67</text:p>
          </table:table-cell>
          <table:table-cell office:value-type="float" office:value="0.00224581" calcext:value-type="float">
            <text:p>0.00224581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8" calcext:value-type="float">
            <text:p>18</text:p>
          </table:table-cell>
          <table:table-cell office:value-type="float" office:value="-3.09298" calcext:value-type="float">
            <text:p>-3.09298</text:p>
          </table:table-cell>
          <table:table-cell office:value-type="float" office:value="0.0108608" calcext:value-type="float">
            <text:p>0.0108608</text:p>
          </table:table-cell>
          <table:table-cell table:number-columns-repeated="2" office:value-type="float" office:value="0.218111" calcext:value-type="float">
            <text:p>0.218111</text:p>
          </table:table-cell>
          <table:table-cell office:value-type="float" office:value="9.57738" calcext:value-type="float">
            <text:p>9.57738</text:p>
          </table:table-cell>
          <table:table-cell office:value-type="float" office:value="0.620524" calcext:value-type="float">
            <text:p>0.620524</text:p>
          </table:table-cell>
          <table:table-cell office:value-type="float" office:value="92.1392" calcext:value-type="float">
            <text:p>92.1392</text:p>
          </table:table-cell>
          <table:table-cell office:value-type="float" office:value="0.393344" calcext:value-type="float">
            <text:p>0.393344</text:p>
          </table:table-cell>
          <table:table-cell office:value-type="float" office:value="7.41056" calcext:value-type="float">
            <text:p>7.41056</text:p>
          </table:table-cell>
          <table:table-cell office:value-type="float" office:value="1551.31" calcext:value-type="float">
            <text:p>1551.31</text:p>
          </table:table-cell>
          <table:table-cell office:value-type="float" office:value="0.00224398" calcext:value-type="float">
            <text:p>0.00224398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9" calcext:value-type="float">
            <text:p>19</text:p>
          </table:table-cell>
          <table:table-cell office:value-type="float" office:value="-3.09295" calcext:value-type="float">
            <text:p>-3.09295</text:p>
          </table:table-cell>
          <table:table-cell office:value-type="float" office:value="0.0109017" calcext:value-type="float">
            <text:p>0.0109017</text:p>
          </table:table-cell>
          <table:table-cell office:value-type="float" office:value="-0.391959" calcext:value-type="float">
            <text:p>-0.391959</text:p>
          </table:table-cell>
          <table:table-cell office:value-type="float" office:value="0.391959" calcext:value-type="float">
            <text:p>0.391959</text:p>
          </table:table-cell>
          <table:table-cell office:value-type="float" office:value="9.57724" calcext:value-type="float">
            <text:p>9.57724</text:p>
          </table:table-cell>
          <table:table-cell office:value-type="float" office:value="0.620161" calcext:value-type="float">
            <text:p>0.620161</text:p>
          </table:table-cell>
          <table:table-cell office:value-type="float" office:value="92.1379" calcext:value-type="float">
            <text:p>92.1379</text:p>
          </table:table-cell>
          <table:table-cell office:value-type="float" office:value="0.393104" calcext:value-type="float">
            <text:p>0.393104</text:p>
          </table:table-cell>
          <table:table-cell office:value-type="float" office:value="7.35051" calcext:value-type="float">
            <text:p>7.35051</text:p>
          </table:table-cell>
          <table:table-cell office:value-type="float" office:value="1550.4" calcext:value-type="float">
            <text:p>1550.4</text:p>
          </table:table-cell>
          <table:table-cell office:value-type="float" office:value="0.00225241" calcext:value-type="float">
            <text:p>0.002252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-1.0688" calcext:value-type="float">
            <text:p>-1.0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1.14233" calcext:value-type="float">
            <text:p>1.14233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1.30493" calcext:value-type="float">
            <text:p>1.30493</text:p>
          </table:table-cell>
          <table:table-cell office:value-type="float" office:value="0.000000004096" calcext:value-type="float">
            <text:p>4.096E-09</text:p>
          </table:table-cell>
          <table:table-cell office:value-type="float" office:value="11.7008" calcext:value-type="float">
            <text:p>11.700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office:value-type="float" office:value="-1.848" calcext:value-type="float">
            <text:p>-1.848</text:p>
          </table:table-cell>
          <table:table-cell office:value-type="float" office:value="0.055319" calcext:value-type="float">
            <text:p>0.055319</text:p>
          </table:table-cell>
          <table:table-cell table:number-columns-repeated="2" office:value-type="float" office:value="0.0252" calcext:value-type="float">
            <text:p>0.0252</text:p>
          </table:table-cell>
          <table:table-cell office:value-type="float" office:value="3.47042" calcext:value-type="float">
            <text:p>3.47042</text:p>
          </table:table-cell>
          <table:table-cell office:value-type="float" office:value="0.00153504" calcext:value-type="float">
            <text:p>0.00153504</text:p>
          </table:table-cell>
          <table:table-cell office:value-type="float" office:value="12.7995" calcext:value-type="float">
            <text:p>12.7995</text:p>
          </table:table-cell>
          <table:table-cell office:value-type="float" office:value="0.00000464249" calcext:value-type="float">
            <text:p>4.64249E-06</text:p>
          </table:table-cell>
          <table:table-cell office:value-type="float" office:value="23.0738" calcext:value-type="float">
            <text:p>23.0738</text:p>
          </table:table-cell>
          <table:table-cell office:value-type="float" office:value="3.8376" calcext:value-type="float">
            <text:p>3.8376</text:p>
          </table:table-cell>
          <table:table-cell office:value-type="float" office:value="0.0112245" calcext:value-type="float">
            <text:p>0.0112245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" calcext:value-type="float">
            <text:p>2</text:p>
          </table:table-cell>
          <table:table-cell office:value-type="float" office:value="-2.4208" calcext:value-type="float">
            <text:p>-2.4208</text:p>
          </table:table-cell>
          <table:table-cell office:value-type="float" office:value="0.0180147" calcext:value-type="float">
            <text:p>0.0180147</text:p>
          </table:table-cell>
          <table:table-cell office:value-type="float" office:value="-0.1244" calcext:value-type="float">
            <text:p>-0.1244</text:p>
          </table:table-cell>
          <table:table-cell office:value-type="float" office:value="0.1244" calcext:value-type="float">
            <text:p>0.1244</text:p>
          </table:table-cell>
          <table:table-cell office:value-type="float" office:value="5.87829" calcext:value-type="float">
            <text:p>5.87829</text:p>
          </table:table-cell>
          <table:table-cell office:value-type="float" office:value="0.0172886" calcext:value-type="float">
            <text:p>0.0172886</text:p>
          </table:table-cell>
          <table:table-cell office:value-type="float" office:value="34.9629" calcext:value-type="float">
            <text:p>34.9629</text:p>
          </table:table-cell>
          <table:table-cell office:value-type="float" office:value="0.000393919" calcext:value-type="float">
            <text:p>0.000393919</text:p>
          </table:table-cell>
          <table:table-cell office:value-type="float" office:value="40.2994" calcext:value-type="float">
            <text:p>40.2994</text:p>
          </table:table-cell>
          <table:table-cell office:value-type="float" office:value="43.2216" calcext:value-type="float">
            <text:p>43.2216</text:p>
          </table:table-cell>
          <table:table-cell office:value-type="float" office:value="0.00365529" calcext:value-type="float">
            <text:p>0.00365529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" calcext:value-type="float">
            <text:p>3</text:p>
          </table:table-cell>
          <table:table-cell office:value-type="float" office:value="-2.7756" calcext:value-type="float">
            <text:p>-2.7756</text:p>
          </table:table-cell>
          <table:table-cell office:value-type="float" office:value="0.00208624" calcext:value-type="float">
            <text:p>0.00208624</text:p>
          </table:table-cell>
          <table:table-cell office:value-type="float" office:value="-0.1567" calcext:value-type="float">
            <text:p>-0.1567</text:p>
          </table:table-cell>
          <table:table-cell office:value-type="float" office:value="0.1567" calcext:value-type="float">
            <text:p>0.1567</text:p>
          </table:table-cell>
          <table:table-cell office:value-type="float" office:value="7.70604" calcext:value-type="float">
            <text:p>7.70604</text:p>
          </table:table-cell>
          <table:table-cell office:value-type="float" office:value="0.0251794" calcext:value-type="float">
            <text:p>0.0251794</text:p>
          </table:table-cell>
          <table:table-cell office:value-type="float" office:value="59.4466" calcext:value-type="float">
            <text:p>59.4466</text:p>
          </table:table-cell>
          <table:table-cell office:value-type="float" office:value="0.000688914" calcext:value-type="float">
            <text:p>0.000688914</text:p>
          </table:table-cell>
          <table:table-cell office:value-type="float" office:value="61.5001" calcext:value-type="float">
            <text:p>61.5001</text:p>
          </table:table-cell>
          <table:table-cell office:value-type="float" office:value="62.9486" calcext:value-type="float">
            <text:p>62.9486</text:p>
          </table:table-cell>
          <table:table-cell office:value-type="float" office:value="0.00042331" calcext:value-type="float">
            <text:p>0.00042331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4" calcext:value-type="float">
            <text:p>4</text:p>
          </table:table-cell>
          <table:table-cell office:value-type="float" office:value="-2.7706" calcext:value-type="float">
            <text:p>-2.7706</text:p>
          </table:table-cell>
          <table:table-cell office:value-type="float" office:value="0.00227228" calcext:value-type="float">
            <text:p>0.00227228</text:p>
          </table:table-cell>
          <table:table-cell office:value-type="float" office:value="-0.2119" calcext:value-type="float">
            <text:p>-0.2119</text:p>
          </table:table-cell>
          <table:table-cell office:value-type="float" office:value="0.2119" calcext:value-type="float">
            <text:p>0.2119</text:p>
          </table:table-cell>
          <table:table-cell office:value-type="float" office:value="7.6785" calcext:value-type="float">
            <text:p>7.6785</text:p>
          </table:table-cell>
          <table:table-cell office:value-type="float" office:value="0.047165" calcext:value-type="float">
            <text:p>0.047165</text:p>
          </table:table-cell>
          <table:table-cell office:value-type="float" office:value="59.0296" calcext:value-type="float">
            <text:p>59.0296</text:p>
          </table:table-cell>
          <table:table-cell office:value-type="float" office:value="0.00263041" calcext:value-type="float">
            <text:p>0.00263041</text:p>
          </table:table-cell>
          <table:table-cell office:value-type="float" office:value="79.9556" calcext:value-type="float">
            <text:p>79.9556</text:p>
          </table:table-cell>
          <table:table-cell office:value-type="float" office:value="117.913" calcext:value-type="float">
            <text:p>117.913</text:p>
          </table:table-cell>
          <table:table-cell office:value-type="float" office:value="0.000461058" calcext:value-type="float">
            <text:p>0.000461058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5" calcext:value-type="float">
            <text:p>5</text:p>
          </table:table-cell>
          <table:table-cell office:value-type="float" office:value="-2.8328" calcext:value-type="float">
            <text:p>-2.8328</text:p>
          </table:table-cell>
          <table:table-cell office:value-type="float" office:value="0.00455808" calcext:value-type="float">
            <text:p>0.00455808</text:p>
          </table:table-cell>
          <table:table-cell office:value-type="float" office:value="-0.271275" calcext:value-type="float">
            <text:p>-0.271275</text:p>
          </table:table-cell>
          <table:table-cell office:value-type="float" office:value="0.271275" calcext:value-type="float">
            <text:p>0.271275</text:p>
          </table:table-cell>
          <table:table-cell office:value-type="float" office:value="8.02931" calcext:value-type="float">
            <text:p>8.02931</text:p>
          </table:table-cell>
          <table:table-cell office:value-type="float" office:value="0.0781967" calcext:value-type="float">
            <text:p>0.0781967</text:p>
          </table:table-cell>
          <table:table-cell office:value-type="float" office:value="64.6175" calcext:value-type="float">
            <text:p>64.6175</text:p>
          </table:table-cell>
          <table:table-cell office:value-type="float" office:value="0.00739249" calcext:value-type="float">
            <text:p>0.00739249</text:p>
          </table:table-cell>
          <table:table-cell office:value-type="float" office:value="156.351" calcext:value-type="float">
            <text:p>156.351</text:p>
          </table:table-cell>
          <table:table-cell office:value-type="float" office:value="195.492" calcext:value-type="float">
            <text:p>195.492</text:p>
          </table:table-cell>
          <table:table-cell office:value-type="float" office:value="0.00092486" calcext:value-type="float">
            <text:p>0.00092486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6" calcext:value-type="float">
            <text:p>6</text:p>
          </table:table-cell>
          <table:table-cell office:value-type="float" office:value="-2.7887" calcext:value-type="float">
            <text:p>-2.7887</text:p>
          </table:table-cell>
          <table:table-cell office:value-type="float" office:value="0.00919199" calcext:value-type="float">
            <text:p>0.00919199</text:p>
          </table:table-cell>
          <table:table-cell office:value-type="float" office:value="-0.37865" calcext:value-type="float">
            <text:p>-0.37865</text:p>
          </table:table-cell>
          <table:table-cell office:value-type="float" office:value="0.37865" calcext:value-type="float">
            <text:p>0.37865</text:p>
          </table:table-cell>
          <table:table-cell office:value-type="float" office:value="7.78604" calcext:value-type="float">
            <text:p>7.78604</text:p>
          </table:table-cell>
          <table:table-cell office:value-type="float" office:value="0.148496" calcext:value-type="float">
            <text:p>0.148496</text:p>
          </table:table-cell>
          <table:table-cell office:value-type="float" office:value="60.9116" calcext:value-type="float">
            <text:p>60.9116</text:p>
          </table:table-cell>
          <table:table-cell office:value-type="float" office:value="0.0249417" calcext:value-type="float">
            <text:p>0.0249417</text:p>
          </table:table-cell>
          <table:table-cell office:value-type="float" office:value="174.001" calcext:value-type="float">
            <text:p>174.001</text:p>
          </table:table-cell>
          <table:table-cell office:value-type="float" office:value="371.24" calcext:value-type="float">
            <text:p>371.24</text:p>
          </table:table-cell>
          <table:table-cell office:value-type="float" office:value="0.00186511" calcext:value-type="float">
            <text:p>0.00186511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7" calcext:value-type="float">
            <text:p>7</text:p>
          </table:table-cell>
          <table:table-cell office:value-type="float" office:value="-2.9274" calcext:value-type="float">
            <text:p>-2.9274</text:p>
          </table:table-cell>
          <table:table-cell office:value-type="float" office:value="0.0155531" calcext:value-type="float">
            <text:p>0.0155531</text:p>
          </table:table-cell>
          <table:table-cell office:value-type="float" office:value="-0.547381" calcext:value-type="float">
            <text:p>-0.547381</text:p>
          </table:table-cell>
          <table:table-cell office:value-type="float" office:value="0.547381" calcext:value-type="float">
            <text:p>0.547381</text:p>
          </table:table-cell>
          <table:table-cell office:value-type="float" office:value="8.58522" calcext:value-type="float">
            <text:p>8.58522</text:p>
          </table:table-cell>
          <table:table-cell office:value-type="float" office:value="0.317508" calcext:value-type="float">
            <text:p>0.317508</text:p>
          </table:table-cell>
          <table:table-cell office:value-type="float" office:value="74.2489" calcext:value-type="float">
            <text:p>74.2489</text:p>
          </table:table-cell>
          <table:table-cell office:value-type="float" office:value="0.124985" calcext:value-type="float">
            <text:p>0.124985</text:p>
          </table:table-cell>
          <table:table-cell office:value-type="float" office:value="95.964" calcext:value-type="float">
            <text:p>95.964</text:p>
          </table:table-cell>
          <table:table-cell office:value-type="float" office:value="793.77" calcext:value-type="float">
            <text:p>793.77</text:p>
          </table:table-cell>
          <table:table-cell office:value-type="float" office:value="0.00315581" calcext:value-type="float">
            <text:p>0.00315581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8" calcext:value-type="float">
            <text:p>8</text:p>
          </table:table-cell>
          <table:table-cell office:value-type="float" office:value="-3.03086" calcext:value-type="float">
            <text:p>-3.03086</text:p>
          </table:table-cell>
          <table:table-cell office:value-type="float" office:value="0.00985631" calcext:value-type="float">
            <text:p>0.00985631</text:p>
          </table:table-cell>
          <table:table-cell office:value-type="float" office:value="-0.75505" calcext:value-type="float">
            <text:p>-0.75505</text:p>
          </table:table-cell>
          <table:table-cell office:value-type="float" office:value="0.75505" calcext:value-type="float">
            <text:p>0.75505</text:p>
          </table:table-cell>
          <table:table-cell office:value-type="float" office:value="9.19598" calcext:value-type="float">
            <text:p>9.19598</text:p>
          </table:table-cell>
          <table:table-cell office:value-type="float" office:value="0.572719" calcext:value-type="float">
            <text:p>0.572719</text:p>
          </table:table-cell>
          <table:table-cell office:value-type="float" office:value="84.9281" calcext:value-type="float">
            <text:p>84.9281</text:p>
          </table:table-cell>
          <table:table-cell office:value-type="float" office:value="0.333941" calcext:value-type="float">
            <text:p>0.333941</text:p>
          </table:table-cell>
          <table:table-cell office:value-type="float" office:value="11.8522" calcext:value-type="float">
            <text:p>11.8522</text:p>
          </table:table-cell>
          <table:table-cell office:value-type="float" office:value="1431.8" calcext:value-type="float">
            <text:p>1431.8</text:p>
          </table:table-cell>
          <table:table-cell office:value-type="float" office:value="0.0019999" calcext:value-type="float">
            <text:p>0.0019999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9" calcext:value-type="float">
            <text:p>9</text:p>
          </table:table-cell>
          <table:table-cell office:value-type="float" office:value="-3.06104" calcext:value-type="float">
            <text:p>-3.06104</text:p>
          </table:table-cell>
          <table:table-cell office:value-type="float" office:value="0.0116389" calcext:value-type="float">
            <text:p>0.0116389</text:p>
          </table:table-cell>
          <table:table-cell office:value-type="float" office:value="-0.778989" calcext:value-type="float">
            <text:p>-0.778989</text:p>
          </table:table-cell>
          <table:table-cell office:value-type="float" office:value="0.778989" calcext:value-type="float">
            <text:p>0.778989</text:p>
          </table:table-cell>
          <table:table-cell office:value-type="float" office:value="9.38159" calcext:value-type="float">
            <text:p>9.38159</text:p>
          </table:table-cell>
          <table:table-cell office:value-type="float" office:value="0.609699" calcext:value-type="float">
            <text:p>0.609699</text:p>
          </table:table-cell>
          <table:table-cell office:value-type="float" office:value="88.4488" calcext:value-type="float">
            <text:p>88.4488</text:p>
          </table:table-cell>
          <table:table-cell office:value-type="float" office:value="0.378374" calcext:value-type="float">
            <text:p>0.378374</text:p>
          </table:table-cell>
          <table:table-cell office:value-type="float" office:value="4.9964" calcext:value-type="float">
            <text:p>4.9964</text:p>
          </table:table-cell>
          <table:table-cell office:value-type="float" office:value="1524.25" calcext:value-type="float">
            <text:p>1524.25</text:p>
          </table:table-cell>
          <table:table-cell office:value-type="float" office:value="0.00236159" calcext:value-type="float">
            <text:p>0.00236159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0" calcext:value-type="float">
            <text:p>10</text:p>
          </table:table-cell>
          <table:table-cell office:value-type="float" office:value="-3.04657" calcext:value-type="float">
            <text:p>-3.04657</text:p>
          </table:table-cell>
          <table:table-cell office:value-type="float" office:value="0.0111543" calcext:value-type="float">
            <text:p>0.0111543</text:p>
          </table:table-cell>
          <table:table-cell office:value-type="float" office:value="-0.773096" calcext:value-type="float">
            <text:p>-0.773096</text:p>
          </table:table-cell>
          <table:table-cell office:value-type="float" office:value="0.773096" calcext:value-type="float">
            <text:p>0.773096</text:p>
          </table:table-cell>
          <table:table-cell office:value-type="float" office:value="9.29274" calcext:value-type="float">
            <text:p>9.29274</text:p>
          </table:table-cell>
          <table:table-cell office:value-type="float" office:value="0.600259" calcext:value-type="float">
            <text:p>0.600259</text:p>
          </table:table-cell>
          <table:table-cell office:value-type="float" office:value="86.7664" calcext:value-type="float">
            <text:p>86.7664</text:p>
          </table:table-cell>
          <table:table-cell office:value-type="float" office:value="0.366209" calcext:value-type="float">
            <text:p>0.366209</text:p>
          </table:table-cell>
          <table:table-cell office:value-type="float" office:value="5.88366" calcext:value-type="float">
            <text:p>5.88366</text:p>
          </table:table-cell>
          <table:table-cell office:value-type="float" office:value="1500.65" calcext:value-type="float">
            <text:p>1500.65</text:p>
          </table:table-cell>
          <table:table-cell office:value-type="float" office:value="0.00226327" calcext:value-type="float">
            <text:p>0.00226327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1" calcext:value-type="float">
            <text:p>11</text:p>
          </table:table-cell>
          <table:table-cell office:value-type="float" office:value="-3.04516" calcext:value-type="float">
            <text:p>-3.04516</text:p>
          </table:table-cell>
          <table:table-cell office:value-type="float" office:value="0.0124357" calcext:value-type="float">
            <text:p>0.0124357</text:p>
          </table:table-cell>
          <table:table-cell office:value-type="float" office:value="-0.766926" calcext:value-type="float">
            <text:p>-0.766926</text:p>
          </table:table-cell>
          <table:table-cell office:value-type="float" office:value="0.766926" calcext:value-type="float">
            <text:p>0.766926</text:p>
          </table:table-cell>
          <table:table-cell office:value-type="float" office:value="9.28543" calcext:value-type="float">
            <text:p>9.28543</text:p>
          </table:table-cell>
          <table:table-cell office:value-type="float" office:value="0.592313" calcext:value-type="float">
            <text:p>0.592313</text:p>
          </table:table-cell>
          <table:table-cell office:value-type="float" office:value="86.6733" calcext:value-type="float">
            <text:p>86.6733</text:p>
          </table:table-cell>
          <table:table-cell office:value-type="float" office:value="0.359629" calcext:value-type="float">
            <text:p>0.359629</text:p>
          </table:table-cell>
          <table:table-cell office:value-type="float" office:value="7.94283" calcext:value-type="float">
            <text:p>7.94283</text:p>
          </table:table-cell>
          <table:table-cell office:value-type="float" office:value="1480.78" calcext:value-type="float">
            <text:p>1480.78</text:p>
          </table:table-cell>
          <table:table-cell office:value-type="float" office:value="0.00252327" calcext:value-type="float">
            <text:p>0.00252327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2" calcext:value-type="float">
            <text:p>12</text:p>
          </table:table-cell>
          <table:table-cell office:value-type="float" office:value="-3.03867" calcext:value-type="float">
            <text:p>-3.03867</text:p>
          </table:table-cell>
          <table:table-cell office:value-type="float" office:value="0.0110978" calcext:value-type="float">
            <text:p>0.0110978</text:p>
          </table:table-cell>
          <table:table-cell office:value-type="float" office:value="-0.761472" calcext:value-type="float">
            <text:p>-0.761472</text:p>
          </table:table-cell>
          <table:table-cell office:value-type="float" office:value="0.761472" calcext:value-type="float">
            <text:p>0.761472</text:p>
          </table:table-cell>
          <table:table-cell office:value-type="float" office:value="9.2446" calcext:value-type="float">
            <text:p>9.2446</text:p>
          </table:table-cell>
          <table:table-cell office:value-type="float" office:value="0.58508" calcext:value-type="float">
            <text:p>0.58508</text:p>
          </table:table-cell>
          <table:table-cell office:value-type="float" office:value="85.8701" calcext:value-type="float">
            <text:p>85.8701</text:p>
          </table:table-cell>
          <table:table-cell office:value-type="float" office:value="0.352205" calcext:value-type="float">
            <text:p>0.352205</text:p>
          </table:table-cell>
          <table:table-cell office:value-type="float" office:value="8.84809" calcext:value-type="float">
            <text:p>8.84809</text:p>
          </table:table-cell>
          <table:table-cell office:value-type="float" office:value="1462.7" calcext:value-type="float">
            <text:p>1462.7</text:p>
          </table:table-cell>
          <table:table-cell office:value-type="float" office:value="0.0022518" calcext:value-type="float">
            <text:p>0.0022518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3" calcext:value-type="float">
            <text:p>13</text:p>
          </table:table-cell>
          <table:table-cell office:value-type="float" office:value="-3.03677" calcext:value-type="float">
            <text:p>-3.03677</text:p>
          </table:table-cell>
          <table:table-cell office:value-type="float" office:value="0.0117815" calcext:value-type="float">
            <text:p>0.0117815</text:p>
          </table:table-cell>
          <table:table-cell office:value-type="float" office:value="-0.758813" calcext:value-type="float">
            <text:p>-0.758813</text:p>
          </table:table-cell>
          <table:table-cell office:value-type="float" office:value="0.758813" calcext:value-type="float">
            <text:p>0.758813</text:p>
          </table:table-cell>
          <table:table-cell office:value-type="float" office:value="9.23378" calcext:value-type="float">
            <text:p>9.23378</text:p>
          </table:table-cell>
          <table:table-cell office:value-type="float" office:value="0.58186" calcext:value-type="float">
            <text:p>0.58186</text:p>
          </table:table-cell>
          <table:table-cell office:value-type="float" office:value="85.6938" calcext:value-type="float">
            <text:p>85.6938</text:p>
          </table:table-cell>
          <table:table-cell office:value-type="float" office:value="0.349583" calcext:value-type="float">
            <text:p>0.349583</text:p>
          </table:table-cell>
          <table:table-cell office:value-type="float" office:value="11.3512" calcext:value-type="float">
            <text:p>11.351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0.00239053" calcext:value-type="float">
            <text:p>0.00239053</text:p>
          </table:table-cell>
          <table:table-cell table:number-columns-repeated="15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4" calcext:value-type="float">
            <text:p>14</text:p>
          </table:table-cell>
          <table:table-cell office:value-type="float" office:value="-3.03781" calcext:value-type="float">
            <text:p>-3.03781</text:p>
          </table:table-cell>
          <table:table-cell office:value-type="float" office:value="0.0116906" calcext:value-type="float">
            <text:p>0.0116906</text:p>
          </table:table-cell>
          <table:table-cell office:value-type="float" office:value="-0.760111" calcext:value-type="float">
            <text:p>-0.760111</text:p>
          </table:table-cell>
          <table:table-cell office:value-type="float" office:value="0.760111" calcext:value-type="float">
            <text:p>0.760111</text:p>
          </table:table-cell>
          <table:table-cell office:value-type="float" office:value="9.23998" calcext:value-type="float">
            <text:p>9.23998</text:p>
          </table:table-cell>
          <table:table-cell office:value-type="float" office:value="0.582457" calcext:value-type="float">
            <text:p>0.582457</text:p>
          </table:table-cell>
          <table:table-cell office:value-type="float" office:value="85.8057" calcext:value-type="float">
            <text:p>85.8057</text:p>
          </table:table-cell>
          <table:table-cell office:value-type="float" office:value="0.348895" calcext:value-type="float">
            <text:p>0.348895</text:p>
          </table:table-cell>
          <table:table-cell office:value-type="float" office:value="9.63827" calcext:value-type="float">
            <text:p>9.63827</text:p>
          </table:table-cell>
          <table:table-cell office:value-type="float" office:value="1456.14" calcext:value-type="float">
            <text:p>1456.14</text:p>
          </table:table-cell>
          <table:table-cell office:value-type="float" office:value="0.00237209" calcext:value-type="float">
            <text:p>0.0023720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-1.0016" calcext:value-type="float">
            <text:p>-1.0016</text:p>
          </table:table-cell>
          <table:table-cell office:value-type="float" office:value="0" calcext:value-type="float">
            <text:p>0</text:p>
          </table:table-cell>
          <table:table-cell office:value-type="float" office:value="-0.0328" calcext:value-type="float">
            <text:p>-0.0328</text:p>
          </table:table-cell>
          <table:table-cell office:value-type="float" office:value="0.0328" calcext:value-type="float">
            <text:p>0.0328</text:p>
          </table:table-cell>
          <table:table-cell office:value-type="float" office:value="1.0032" calcext:value-type="float">
            <text:p>1.0032</text:p>
          </table:table-cell>
          <table:table-cell office:value-type="float" office:value="0.00107584" calcext:value-type="float">
            <text:p>0.00107584</text:p>
          </table:table-cell>
          <table:table-cell office:value-type="float" office:value="1.00642" calcext:value-type="float">
            <text:p>1.00642</text:p>
          </table:table-cell>
          <table:table-cell office:value-type="float" office:value="0.00000115743" calcext:value-type="float">
            <text:p>1.15743E-06</text:p>
          </table:table-cell>
          <table:table-cell office:value-type="float" office:value="5.32134" calcext:value-type="float">
            <text:p>5.32134</text:p>
          </table:table-cell>
          <table:table-cell office:value-type="float" office:value="2.6896" calcext:value-type="float">
            <text:p>2.689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-1.8896" calcext:value-type="float">
            <text:p>-1.8896</text:p>
          </table:table-cell>
          <table:table-cell office:value-type="float" office:value="0.028224" calcext:value-type="float">
            <text:p>0.028224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96" calcext:value-type="float">
            <text:p>0.096</text:p>
          </table:table-cell>
          <table:table-cell office:value-type="float" office:value="3.59881" calcext:value-type="float">
            <text:p>3.59881</text:p>
          </table:table-cell>
          <table:table-cell office:value-type="float" office:value="0.00923904" calcext:value-type="float">
            <text:p>0.00923904</text:p>
          </table:table-cell>
          <table:table-cell office:value-type="float" office:value="13.3546" calcext:value-type="float">
            <text:p>13.3546</text:p>
          </table:table-cell>
          <table:table-cell office:value-type="float" office:value="0.0000862092" calcext:value-type="float">
            <text:p>8.62092E-05</text:p>
          </table:table-cell>
          <table:table-cell office:value-type="float" office:value="1.44368" calcext:value-type="float">
            <text:p>1.44368</text:p>
          </table:table-cell>
          <table:table-cell office:value-type="float" office:value="23.0976" calcext:value-type="float">
            <text:p>23.0976</text:p>
          </table:table-cell>
          <table:table-cell office:value-type="float" office:value="0.005625" calcext:value-type="float">
            <text:p>0.005625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" calcext:value-type="float">
            <text:p>2</text:p>
          </table:table-cell>
          <table:table-cell office:value-type="float" office:value="-2.4368" calcext:value-type="float">
            <text:p>-2.4368</text:p>
          </table:table-cell>
          <table:table-cell office:value-type="float" office:value="0.00599296" calcext:value-type="float">
            <text:p>0.00599296</text:p>
          </table:table-cell>
          <table:table-cell office:value-type="float" office:value="-0.0714" calcext:value-type="float">
            <text:p>-0.0714</text:p>
          </table:table-cell>
          <table:table-cell office:value-type="float" office:value="0.0714" calcext:value-type="float">
            <text:p>0.0714</text:p>
          </table:table-cell>
          <table:table-cell office:value-type="float" office:value="5.94399" calcext:value-type="float">
            <text:p>5.94399</text:p>
          </table:table-cell>
          <table:table-cell office:value-type="float" office:value="0.00550032" calcext:value-type="float">
            <text:p>0.00550032</text:p>
          </table:table-cell>
          <table:table-cell office:value-type="float" office:value="35.4718" calcext:value-type="float">
            <text:p>35.4718</text:p>
          </table:table-cell>
          <table:table-cell office:value-type="float" office:value="0.0000388987" calcext:value-type="float">
            <text:p>3.88987E-05</text:p>
          </table:table-cell>
          <table:table-cell office:value-type="float" office:value="1.44391" calcext:value-type="float">
            <text:p>1.44391</text:p>
          </table:table-cell>
          <table:table-cell office:value-type="float" office:value="13.7508" calcext:value-type="float">
            <text:p>13.7508</text:p>
          </table:table-cell>
          <table:table-cell office:value-type="float" office:value="0.00119439" calcext:value-type="float">
            <text:p>0.00119439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" calcext:value-type="float">
            <text:p>3</text:p>
          </table:table-cell>
          <table:table-cell office:value-type="float" office:value="-2.668" calcext:value-type="float">
            <text:p>-2.668</text:p>
          </table:table-cell>
          <table:table-cell office:value-type="float" office:value="0.00267712" calcext:value-type="float">
            <text:p>0.00267712</text:p>
          </table:table-cell>
          <table:table-cell office:value-type="float" office:value="-0.1855" calcext:value-type="float">
            <text:p>-0.1855</text:p>
          </table:table-cell>
          <table:table-cell office:value-type="float" office:value="0.1855" calcext:value-type="float">
            <text:p>0.1855</text:p>
          </table:table-cell>
          <table:table-cell office:value-type="float" office:value="7.1209" calcext:value-type="float">
            <text:p>7.1209</text:p>
          </table:table-cell>
          <table:table-cell office:value-type="float" office:value="0.0356338" calcext:value-type="float">
            <text:p>0.0356338</text:p>
          </table:table-cell>
          <table:table-cell office:value-type="float" office:value="50.7853" calcext:value-type="float">
            <text:p>50.7853</text:p>
          </table:table-cell>
          <table:table-cell office:value-type="float" office:value="0.00144691" calcext:value-type="float">
            <text:p>0.00144691</text:p>
          </table:table-cell>
          <table:table-cell office:value-type="float" office:value="9.16052" calcext:value-type="float">
            <text:p>9.16052</text:p>
          </table:table-cell>
          <table:table-cell office:value-type="float" office:value="89.0846" calcext:value-type="float">
            <text:p>89.0846</text:p>
          </table:table-cell>
          <table:table-cell office:value-type="float" office:value="0.000533546" calcext:value-type="float">
            <text:p>0.000533546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4" calcext:value-type="float">
            <text:p>4</text:p>
          </table:table-cell>
          <table:table-cell office:value-type="float" office:value="-2.7276" calcext:value-type="float">
            <text:p>-2.7276</text:p>
          </table:table-cell>
          <table:table-cell office:value-type="float" office:value="0.00258032" calcext:value-type="float">
            <text:p>0.00258032</text:p>
          </table:table-cell>
          <table:table-cell office:value-type="float" office:value="-0.1859" calcext:value-type="float">
            <text:p>-0.1859</text:p>
          </table:table-cell>
          <table:table-cell office:value-type="float" office:value="0.1859" calcext:value-type="float">
            <text:p>0.1859</text:p>
          </table:table-cell>
          <table:table-cell office:value-type="float" office:value="7.44238" calcext:value-type="float">
            <text:p>7.44238</text:p>
          </table:table-cell>
          <table:table-cell office:value-type="float" office:value="0.0354569" calcext:value-type="float">
            <text:p>0.0354569</text:p>
          </table:table-cell>
          <table:table-cell office:value-type="float" office:value="55.4657" calcext:value-type="float">
            <text:p>55.4657</text:p>
          </table:table-cell>
          <table:table-cell office:value-type="float" office:value="0.0013852" calcext:value-type="float">
            <text:p>0.0013852</text:p>
          </table:table-cell>
          <table:table-cell office:value-type="float" office:value="10.3196" calcext:value-type="float">
            <text:p>10.3196</text:p>
          </table:table-cell>
          <table:table-cell office:value-type="float" office:value="88.6422" calcext:value-type="float">
            <text:p>88.6422</text:p>
          </table:table-cell>
          <table:table-cell office:value-type="float" office:value="0.000514254" calcext:value-type="float">
            <text:p>0.000514254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5" calcext:value-type="float">
            <text:p>5</text:p>
          </table:table-cell>
          <table:table-cell office:value-type="float" office:value="-2.7568" calcext:value-type="float">
            <text:p>-2.7568</text:p>
          </table:table-cell>
          <table:table-cell office:value-type="float" office:value="0.00559616" calcext:value-type="float">
            <text:p>0.00559616</text:p>
          </table:table-cell>
          <table:table-cell office:value-type="float" office:value="-0.268175" calcext:value-type="float">
            <text:p>-0.268175</text:p>
          </table:table-cell>
          <table:table-cell office:value-type="float" office:value="0.268175" calcext:value-type="float">
            <text:p>0.268175</text:p>
          </table:table-cell>
          <table:table-cell office:value-type="float" office:value="7.60554" calcext:value-type="float">
            <text:p>7.60554</text:p>
          </table:table-cell>
          <table:table-cell office:value-type="float" office:value="0.0743643" calcext:value-type="float">
            <text:p>0.0743643</text:p>
          </table:table-cell>
          <table:table-cell office:value-type="float" office:value="58.0113" calcext:value-type="float">
            <text:p>58.0113</text:p>
          </table:table-cell>
          <table:table-cell office:value-type="float" office:value="0.00614301" calcext:value-type="float">
            <text:p>0.00614301</text:p>
          </table:table-cell>
          <table:table-cell office:value-type="float" office:value="68.6026" calcext:value-type="float">
            <text:p>68.6026</text:p>
          </table:table-cell>
          <table:table-cell office:value-type="float" office:value="185.911" calcext:value-type="float">
            <text:p>185.911</text:p>
          </table:table-cell>
          <table:table-cell office:value-type="float" office:value="0.00111531" calcext:value-type="float">
            <text:p>0.00111531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6" calcext:value-type="float">
            <text:p>6</text:p>
          </table:table-cell>
          <table:table-cell office:value-type="float" office:value="-2.7756" calcext:value-type="float">
            <text:p>-2.7756</text:p>
          </table:table-cell>
          <table:table-cell office:value-type="float" office:value="0.00820208" calcext:value-type="float">
            <text:p>0.00820208</text:p>
          </table:table-cell>
          <table:table-cell office:value-type="float" office:value="-0.458275" calcext:value-type="float">
            <text:p>-0.458275</text:p>
          </table:table-cell>
          <table:table-cell office:value-type="float" office:value="0.458275" calcext:value-type="float">
            <text:p>0.458275</text:p>
          </table:table-cell>
          <table:table-cell office:value-type="float" office:value="7.71216" calcext:value-type="float">
            <text:p>7.71216</text:p>
          </table:table-cell>
          <table:table-cell office:value-type="float" office:value="0.218902" calcext:value-type="float">
            <text:p>0.218902</text:p>
          </table:table-cell>
          <table:table-cell office:value-type="float" office:value="59.7294" calcext:value-type="float">
            <text:p>59.7294</text:p>
          </table:table-cell>
          <table:table-cell office:value-type="float" office:value="0.0544003" calcext:value-type="float">
            <text:p>0.0544003</text:p>
          </table:table-cell>
          <table:table-cell office:value-type="float" office:value="71.4302" calcext:value-type="float">
            <text:p>71.4302</text:p>
          </table:table-cell>
          <table:table-cell office:value-type="float" office:value="547.256" calcext:value-type="float">
            <text:p>547.256</text:p>
          </table:table-cell>
          <table:table-cell office:value-type="float" office:value="0.00163466" calcext:value-type="float">
            <text:p>0.00163466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7" calcext:value-type="float">
            <text:p>7</text:p>
          </table:table-cell>
          <table:table-cell office:value-type="float" office:value="-2.86285" calcext:value-type="float">
            <text:p>-2.86285</text:p>
          </table:table-cell>
          <table:table-cell office:value-type="float" office:value="0.0160931" calcext:value-type="float">
            <text:p>0.0160931</text:p>
          </table:table-cell>
          <table:table-cell office:value-type="float" office:value="-0.631281" calcext:value-type="float">
            <text:p>-0.631281</text:p>
          </table:table-cell>
          <table:table-cell office:value-type="float" office:value="0.631281" calcext:value-type="float">
            <text:p>0.631281</text:p>
          </table:table-cell>
          <table:table-cell office:value-type="float" office:value="8.212" calcext:value-type="float">
            <text:p>8.212</text:p>
          </table:table-cell>
          <table:table-cell office:value-type="float" office:value="0.410092" calcext:value-type="float">
            <text:p>0.410092</text:p>
          </table:table-cell>
          <table:table-cell office:value-type="float" office:value="67.9597" calcext:value-type="float">
            <text:p>67.9597</text:p>
          </table:table-cell>
          <table:table-cell office:value-type="float" office:value="0.1859" calcext:value-type="float">
            <text:p>0.1859</text:p>
          </table:table-cell>
          <table:table-cell office:value-type="float" office:value="23.0449" calcext:value-type="float">
            <text:p>23.0449</text:p>
          </table:table-cell>
          <table:table-cell office:value-type="float" office:value="1025.23" calcext:value-type="float">
            <text:p>1025.23</text:p>
          </table:table-cell>
          <table:table-cell office:value-type="float" office:value="0.00320733" calcext:value-type="float">
            <text:p>0.00320733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8" calcext:value-type="float">
            <text:p>8</text:p>
          </table:table-cell>
          <table:table-cell office:value-type="float" office:value="-2.99238" calcext:value-type="float">
            <text:p>-2.99238</text:p>
          </table:table-cell>
          <table:table-cell office:value-type="float" office:value="0.00987194" calcext:value-type="float">
            <text:p>0.00987194</text:p>
          </table:table-cell>
          <table:table-cell office:value-type="float" office:value="-0.755059" calcext:value-type="float">
            <text:p>-0.755059</text:p>
          </table:table-cell>
          <table:table-cell office:value-type="float" office:value="0.755059" calcext:value-type="float">
            <text:p>0.755059</text:p>
          </table:table-cell>
          <table:table-cell office:value-type="float" office:value="8.96418" calcext:value-type="float">
            <text:p>8.96418</text:p>
          </table:table-cell>
          <table:table-cell office:value-type="float" office:value="0.572826" calcext:value-type="float">
            <text:p>0.572826</text:p>
          </table:table-cell>
          <table:table-cell office:value-type="float" office:value="80.7098" calcext:value-type="float">
            <text:p>80.7098</text:p>
          </table:table-cell>
          <table:table-cell office:value-type="float" office:value="0.334074" calcext:value-type="float">
            <text:p>0.334074</text:p>
          </table:table-cell>
          <table:table-cell office:value-type="float" office:value="6.69554" calcext:value-type="float">
            <text:p>6.69554</text:p>
          </table:table-cell>
          <table:table-cell office:value-type="float" office:value="1432.06" calcext:value-type="float">
            <text:p>1432.06</text:p>
          </table:table-cell>
          <table:table-cell office:value-type="float" office:value="0.00196746" calcext:value-type="float">
            <text:p>0.00196746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9" calcext:value-type="float">
            <text:p>9</text:p>
          </table:table-cell>
          <table:table-cell office:value-type="float" office:value="-2.99259" calcext:value-type="float">
            <text:p>-2.99259</text:p>
          </table:table-cell>
          <table:table-cell office:value-type="float" office:value="0.0108514" calcext:value-type="float">
            <text:p>0.0108514</text:p>
          </table:table-cell>
          <table:table-cell office:value-type="float" office:value="-0.752505" calcext:value-type="float">
            <text:p>-0.752505</text:p>
          </table:table-cell>
          <table:table-cell office:value-type="float" office:value="0.752505" calcext:value-type="float">
            <text:p>0.752505</text:p>
          </table:table-cell>
          <table:table-cell office:value-type="float" office:value="8.96647" calcext:value-type="float">
            <text:p>8.96647</text:p>
          </table:table-cell>
          <table:table-cell office:value-type="float" office:value="0.56892" calcext:value-type="float">
            <text:p>0.56892</text:p>
          </table:table-cell>
          <table:table-cell office:value-type="float" office:value="80.7864" calcext:value-type="float">
            <text:p>80.7864</text:p>
          </table:table-cell>
          <table:table-cell office:value-type="float" office:value="0.329459" calcext:value-type="float">
            <text:p>0.329459</text:p>
          </table:table-cell>
          <table:table-cell office:value-type="float" office:value="6.7084" calcext:value-type="float">
            <text:p>6.7084</text:p>
          </table:table-cell>
          <table:table-cell office:value-type="float" office:value="1422.3" calcext:value-type="float">
            <text:p>1422.3</text:p>
          </table:table-cell>
          <table:table-cell office:value-type="float" office:value="0.00216266" calcext:value-type="float">
            <text:p>0.00216266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0" calcext:value-type="float">
            <text:p>10</text:p>
          </table:table-cell>
          <table:table-cell office:value-type="float" office:value="-2.97622" calcext:value-type="float">
            <text:p>-2.97622</text:p>
          </table:table-cell>
          <table:table-cell office:value-type="float" office:value="0.0133248" calcext:value-type="float">
            <text:p>0.0133248</text:p>
          </table:table-cell>
          <table:table-cell office:value-type="float" office:value="-0.723834" calcext:value-type="float">
            <text:p>-0.723834</text:p>
          </table:table-cell>
          <table:table-cell office:value-type="float" office:value="0.723834" calcext:value-type="float">
            <text:p>0.723834</text:p>
          </table:table-cell>
          <table:table-cell office:value-type="float" office:value="8.87124" calcext:value-type="float">
            <text:p>8.87124</text:p>
          </table:table-cell>
          <table:table-cell office:value-type="float" office:value="0.532203" calcext:value-type="float">
            <text:p>0.532203</text:p>
          </table:table-cell>
          <table:table-cell office:value-type="float" office:value="79.1669" calcext:value-type="float">
            <text:p>79.1669</text:p>
          </table:table-cell>
          <table:table-cell office:value-type="float" office:value="0.297829" calcext:value-type="float">
            <text:p>0.297829</text:p>
          </table:table-cell>
          <table:table-cell office:value-type="float" office:value="12.4246" calcext:value-type="float">
            <text:p>12.4246</text:p>
          </table:table-cell>
          <table:table-cell office:value-type="float" office:value="1330.51" calcext:value-type="float">
            <text:p>1330.51</text:p>
          </table:table-cell>
          <table:table-cell office:value-type="float" office:value="0.00265561" calcext:value-type="float">
            <text:p>0.00265561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1" calcext:value-type="float">
            <text:p>11</text:p>
          </table:table-cell>
          <table:table-cell office:value-type="float" office:value="-2.96061" calcext:value-type="float">
            <text:p>-2.96061</text:p>
          </table:table-cell>
          <table:table-cell office:value-type="float" office:value="0.0153197" calcext:value-type="float">
            <text:p>0.0153197</text:p>
          </table:table-cell>
          <table:table-cell office:value-type="float" office:value="-0.708777" calcext:value-type="float">
            <text:p>-0.708777</text:p>
          </table:table-cell>
          <table:table-cell office:value-type="float" office:value="0.708777" calcext:value-type="float">
            <text:p>0.708777</text:p>
          </table:table-cell>
          <table:table-cell office:value-type="float" office:value="8.78055" calcext:value-type="float">
            <text:p>8.78055</text:p>
          </table:table-cell>
          <table:table-cell office:value-type="float" office:value="0.510943" calcext:value-type="float">
            <text:p>0.510943</text:p>
          </table:table-cell>
          <table:table-cell office:value-type="float" office:value="77.6352" calcext:value-type="float">
            <text:p>77.6352</text:p>
          </table:table-cell>
          <table:table-cell office:value-type="float" office:value="0.277038" calcext:value-type="float">
            <text:p>0.277038</text:p>
          </table:table-cell>
          <table:table-cell office:value-type="float" office:value="18.1573" calcext:value-type="float">
            <text:p>18.1573</text:p>
          </table:table-cell>
          <table:table-cell office:value-type="float" office:value="1277.36" calcext:value-type="float">
            <text:p>1277.36</text:p>
          </table:table-cell>
          <table:table-cell office:value-type="float" office:value="0.00305319" calcext:value-type="float">
            <text:p>0.00305319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2" calcext:value-type="float">
            <text:p>12</text:p>
          </table:table-cell>
          <table:table-cell office:value-type="float" office:value="-2.96633" calcext:value-type="float">
            <text:p>-2.96633</text:p>
          </table:table-cell>
          <table:table-cell office:value-type="float" office:value="0.0146954" calcext:value-type="float">
            <text:p>0.0146954</text:p>
          </table:table-cell>
          <table:table-cell office:value-type="float" office:value="-0.707528" calcext:value-type="float">
            <text:p>-0.707528</text:p>
          </table:table-cell>
          <table:table-cell office:value-type="float" office:value="0.707528" calcext:value-type="float">
            <text:p>0.707528</text:p>
          </table:table-cell>
          <table:table-cell office:value-type="float" office:value="8.81378" calcext:value-type="float">
            <text:p>8.81378</text:p>
          </table:table-cell>
          <table:table-cell office:value-type="float" office:value="0.514895" calcext:value-type="float">
            <text:p>0.514895</text:p>
          </table:table-cell>
          <table:table-cell office:value-type="float" office:value="78.1965" calcext:value-type="float">
            <text:p>78.1965</text:p>
          </table:table-cell>
          <table:table-cell office:value-type="float" office:value="0.285365" calcext:value-type="float">
            <text:p>0.285365</text:p>
          </table:table-cell>
          <table:table-cell office:value-type="float" office:value="18.3619" calcext:value-type="float">
            <text:p>18.3619</text:p>
          </table:table-cell>
          <table:table-cell office:value-type="float" office:value="1287.24" calcext:value-type="float">
            <text:p>1287.24</text:p>
          </table:table-cell>
          <table:table-cell office:value-type="float" office:value="0.00292877" calcext:value-type="float">
            <text:p>0.00292877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3" calcext:value-type="float">
            <text:p>13</text:p>
          </table:table-cell>
          <table:table-cell office:value-type="float" office:value="-2.96828" calcext:value-type="float">
            <text:p>-2.96828</text:p>
          </table:table-cell>
          <table:table-cell office:value-type="float" office:value="0.0141012" calcext:value-type="float">
            <text:p>0.0141012</text:p>
          </table:table-cell>
          <table:table-cell office:value-type="float" office:value="-0.717615" calcext:value-type="float">
            <text:p>-0.717615</text:p>
          </table:table-cell>
          <table:table-cell office:value-type="float" office:value="0.717615" calcext:value-type="float">
            <text:p>0.717615</text:p>
          </table:table-cell>
          <table:table-cell office:value-type="float" office:value="8.82478" calcext:value-type="float">
            <text:p>8.82478</text:p>
          </table:table-cell>
          <table:table-cell office:value-type="float" office:value="0.522931" calcext:value-type="float">
            <text:p>0.522931</text:p>
          </table:table-cell>
          <table:table-cell office:value-type="float" office:value="78.3722" calcext:value-type="float">
            <text:p>78.3722</text:p>
          </table:table-cell>
          <table:table-cell office:value-type="float" office:value="0.287933" calcext:value-type="float">
            <text:p>0.287933</text:p>
          </table:table-cell>
          <table:table-cell office:value-type="float" office:value="15.6278" calcext:value-type="float">
            <text:p>15.6278</text:p>
          </table:table-cell>
          <table:table-cell office:value-type="float" office:value="1307.33" calcext:value-type="float">
            <text:p>1307.33</text:p>
          </table:table-cell>
          <table:table-cell office:value-type="float" office:value="0.00281035" calcext:value-type="float">
            <text:p>0.00281035</text:p>
          </table:table-cell>
          <table:table-cell table:number-columns-repeated="15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4" calcext:value-type="float">
            <text:p>14</text:p>
          </table:table-cell>
          <table:table-cell office:value-type="float" office:value="-2.96813" calcext:value-type="float">
            <text:p>-2.96813</text:p>
          </table:table-cell>
          <table:table-cell office:value-type="float" office:value="0.0140165" calcext:value-type="float">
            <text:p>0.0140165</text:p>
          </table:table-cell>
          <table:table-cell office:value-type="float" office:value="-0.713463" calcext:value-type="float">
            <text:p>-0.713463</text:p>
          </table:table-cell>
          <table:table-cell office:value-type="float" office:value="0.713463" calcext:value-type="float">
            <text:p>0.713463</text:p>
          </table:table-cell>
          <table:table-cell office:value-type="float" office:value="8.82384" calcext:value-type="float">
            <text:p>8.82384</text:p>
          </table:table-cell>
          <table:table-cell office:value-type="float" office:value="0.520082" calcext:value-type="float">
            <text:p>0.520082</text:p>
          </table:table-cell>
          <table:table-cell office:value-type="float" office:value="78.3505" calcext:value-type="float">
            <text:p>78.3505</text:p>
          </table:table-cell>
          <table:table-cell office:value-type="float" office:value="0.287956" calcext:value-type="float">
            <text:p>0.287956</text:p>
          </table:table-cell>
          <table:table-cell office:value-type="float" office:value="16.1014" calcext:value-type="float">
            <text:p>16.1014</text:p>
          </table:table-cell>
          <table:table-cell office:value-type="float" office:value="1300.2" calcext:value-type="float">
            <text:p>1300.2</text:p>
          </table:table-cell>
          <table:table-cell office:value-type="float" office:value="0.00279346" calcext:value-type="float">
            <text:p>0.002793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-1.0432" calcext:value-type="float">
            <text:p>-1.04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08" calcext:value-type="float">
            <text:p>0.0808</text:p>
          </table:table-cell>
          <table:table-cell office:value-type="float" office:value="1.08827" calcext:value-type="float">
            <text:p>1.08827</text:p>
          </table:table-cell>
          <table:table-cell office:value-type="float" office:value="0.00652864" calcext:value-type="float">
            <text:p>0.00652864</text:p>
          </table:table-cell>
          <table:table-cell office:value-type="float" office:value="1.18432" calcext:value-type="float">
            <text:p>1.18432</text:p>
          </table:table-cell>
          <table:table-cell office:value-type="float" office:value="0.0000426231" calcext:value-type="float">
            <text:p>4.26231E-05</text:p>
          </table:table-cell>
          <table:table-cell office:value-type="float" office:value="9.42655" calcext:value-type="float">
            <text:p>9.42655</text:p>
          </table:table-cell>
          <table:table-cell office:value-type="float" office:value="16.3216" calcext:value-type="float">
            <text:p>16.321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" calcext:value-type="float">
            <text:p>1</text:p>
          </table:table-cell>
          <table:table-cell office:value-type="float" office:value="-1.7104" calcext:value-type="float">
            <text:p>-1.7104</text:p>
          </table:table-cell>
          <table:table-cell office:value-type="float" office:value="0.0151782" calcext:value-type="float">
            <text:p>0.0151782</text:p>
          </table:table-cell>
          <table:table-cell table:number-columns-repeated="2" office:value-type="float" office:value="0.0548" calcext:value-type="float">
            <text:p>0.0548</text:p>
          </table:table-cell>
          <table:table-cell office:value-type="float" office:value="2.94065" calcext:value-type="float">
            <text:p>2.94065</text:p>
          </table:table-cell>
          <table:table-cell office:value-type="float" office:value="0.00410528" calcext:value-type="float">
            <text:p>0.00410528</text:p>
          </table:table-cell>
          <table:table-cell office:value-type="float" office:value="8.82502" calcext:value-type="float">
            <text:p>8.82502</text:p>
          </table:table-cell>
          <table:table-cell office:value-type="float" office:value="0.0000300936" calcext:value-type="float">
            <text:p>3.00936E-05</text:p>
          </table:table-cell>
          <table:table-cell office:value-type="float" office:value="9.0906" calcext:value-type="float">
            <text:p>9.0906</text:p>
          </table:table-cell>
          <table:table-cell office:value-type="float" office:value="10.2632" calcext:value-type="float">
            <text:p>10.2632</text:p>
          </table:table-cell>
          <table:table-cell office:value-type="float" office:value="0.0029717" calcext:value-type="float">
            <text:p>0.0029717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" calcext:value-type="float">
            <text:p>2</text:p>
          </table:table-cell>
          <table:table-cell office:value-type="float" office:value="-2.2592" calcext:value-type="float">
            <text:p>-2.2592</text:p>
          </table:table-cell>
          <table:table-cell office:value-type="float" office:value="0.0157338" calcext:value-type="float">
            <text:p>0.0157338</text:p>
          </table:table-cell>
          <table:table-cell table:number-columns-repeated="2" office:value-type="float" office:value="0.0158" calcext:value-type="float">
            <text:p>0.0158</text:p>
          </table:table-cell>
          <table:table-cell office:value-type="float" office:value="5.11972" calcext:value-type="float">
            <text:p>5.11972</text:p>
          </table:table-cell>
          <table:table-cell office:value-type="float" office:value="0.00321328" calcext:value-type="float">
            <text:p>0.00321328</text:p>
          </table:table-cell>
          <table:table-cell office:value-type="float" office:value="26.527" calcext:value-type="float">
            <text:p>26.527</text:p>
          </table:table-cell>
          <table:table-cell office:value-type="float" office:value="0.0000305268" calcext:value-type="float">
            <text:p>3.05268E-05</text:p>
          </table:table-cell>
          <table:table-cell office:value-type="float" office:value="5.58454" calcext:value-type="float">
            <text:p>5.58454</text:p>
          </table:table-cell>
          <table:table-cell office:value-type="float" office:value="8.0332" calcext:value-type="float">
            <text:p>8.0332</text:p>
          </table:table-cell>
          <table:table-cell office:value-type="float" office:value="0.00308046" calcext:value-type="float">
            <text:p>0.00308046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3" calcext:value-type="float">
            <text:p>3</text:p>
          </table:table-cell>
          <table:table-cell office:value-type="float" office:value="-2.7008" calcext:value-type="float">
            <text:p>-2.7008</text:p>
          </table:table-cell>
          <table:table-cell office:value-type="float" office:value="0.00732672" calcext:value-type="float">
            <text:p>0.00732672</text:p>
          </table:table-cell>
          <table:table-cell table:number-columns-repeated="2" office:value-type="float" office:value="0.0997" calcext:value-type="float">
            <text:p>0.0997</text:p>
          </table:table-cell>
          <table:table-cell office:value-type="float" office:value="7.30165" calcext:value-type="float">
            <text:p>7.30165</text:p>
          </table:table-cell>
          <table:table-cell office:value-type="float" office:value="0.0113369" calcext:value-type="float">
            <text:p>0.0113369</text:p>
          </table:table-cell>
          <table:table-cell office:value-type="float" office:value="53.5213" calcext:value-type="float">
            <text:p>53.5213</text:p>
          </table:table-cell>
          <table:table-cell office:value-type="float" office:value="0.000209141" calcext:value-type="float">
            <text:p>0.000209141</text:p>
          </table:table-cell>
          <table:table-cell office:value-type="float" office:value="15.0031" calcext:value-type="float">
            <text:p>15.0031</text:p>
          </table:table-cell>
          <table:table-cell office:value-type="float" office:value="28.3422" calcext:value-type="float">
            <text:p>28.3422</text:p>
          </table:table-cell>
          <table:table-cell office:value-type="float" office:value="0.00143447" calcext:value-type="float">
            <text:p>0.00143447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4" calcext:value-type="float">
            <text:p>4</text:p>
          </table:table-cell>
          <table:table-cell office:value-type="float" office:value="-2.6834" calcext:value-type="float">
            <text:p>-2.6834</text:p>
          </table:table-cell>
          <table:table-cell office:value-type="float" office:value="0.00510588" calcext:value-type="float">
            <text:p>0.00510588</text:p>
          </table:table-cell>
          <table:table-cell table:number-columns-repeated="2" office:value-type="float" office:value="0.08985" calcext:value-type="float">
            <text:p>0.08985</text:p>
          </table:table-cell>
          <table:table-cell office:value-type="float" office:value="7.20574" calcext:value-type="float">
            <text:p>7.20574</text:p>
          </table:table-cell>
          <table:table-cell office:value-type="float" office:value="0.00877972" calcext:value-type="float">
            <text:p>0.00877972</text:p>
          </table:table-cell>
          <table:table-cell office:value-type="float" office:value="52.0719" calcext:value-type="float">
            <text:p>52.0719</text:p>
          </table:table-cell>
          <table:table-cell office:value-type="float" office:value="0.000102671" calcext:value-type="float">
            <text:p>0.000102671</text:p>
          </table:table-cell>
          <table:table-cell office:value-type="float" office:value="19.5841" calcext:value-type="float">
            <text:p>19.5841</text:p>
          </table:table-cell>
          <table:table-cell office:value-type="float" office:value="21.9493" calcext:value-type="float">
            <text:p>21.9493</text:p>
          </table:table-cell>
          <table:table-cell office:value-type="float" office:value="0.000999663" calcext:value-type="float">
            <text:p>0.000999663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5" calcext:value-type="float">
            <text:p>5</text:p>
          </table:table-cell>
          <table:table-cell office:value-type="float" office:value="-2.6749" calcext:value-type="float">
            <text:p>-2.6749</text:p>
          </table:table-cell>
          <table:table-cell office:value-type="float" office:value="0.00388055" calcext:value-type="float">
            <text:p>0.00388055</text:p>
          </table:table-cell>
          <table:table-cell office:value-type="float" office:value="-0.035175" calcext:value-type="float">
            <text:p>-0.035175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7.15897" calcext:value-type="float">
            <text:p>7.15897</text:p>
          </table:table-cell>
          <table:table-cell office:value-type="float" office:value="0.0236747" calcext:value-type="float">
            <text:p>0.0236747</text:p>
          </table:table-cell>
          <table:table-cell office:value-type="float" office:value="51.3596" calcext:value-type="float">
            <text:p>51.3596</text:p>
          </table:table-cell>
          <table:table-cell office:value-type="float" office:value="0.00104933" calcext:value-type="float">
            <text:p>0.00104933</text:p>
          </table:table-cell>
          <table:table-cell office:value-type="float" office:value="64.4948" calcext:value-type="float">
            <text:p>64.4948</text:p>
          </table:table-cell>
          <table:table-cell office:value-type="float" office:value="59.1867" calcext:value-type="float">
            <text:p>59.1867</text:p>
          </table:table-cell>
          <table:table-cell office:value-type="float" office:value="0.00075976" calcext:value-type="float">
            <text:p>0.00075976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6" calcext:value-type="float">
            <text:p>6</text:p>
          </table:table-cell>
          <table:table-cell office:value-type="float" office:value="-2.84" calcext:value-type="float">
            <text:p>-2.84</text:p>
          </table:table-cell>
          <table:table-cell office:value-type="float" office:value="0.00834496" calcext:value-type="float">
            <text:p>0.00834496</text:p>
          </table:table-cell>
          <table:table-cell office:value-type="float" office:value="-0.460212" calcext:value-type="float">
            <text:p>-0.460212</text:p>
          </table:table-cell>
          <table:table-cell office:value-type="float" office:value="0.460212" calcext:value-type="float">
            <text:p>0.460212</text:p>
          </table:table-cell>
          <table:table-cell office:value-type="float" office:value="8.07394" calcext:value-type="float">
            <text:p>8.07394</text:p>
          </table:table-cell>
          <table:table-cell office:value-type="float" office:value="0.223856" calcext:value-type="float">
            <text:p>0.223856</text:p>
          </table:table-cell>
          <table:table-cell office:value-type="float" office:value="65.4564" calcext:value-type="float">
            <text:p>65.4564</text:p>
          </table:table-cell>
          <table:table-cell office:value-type="float" office:value="0.06124" calcext:value-type="float">
            <text:p>0.06124</text:p>
          </table:table-cell>
          <table:table-cell office:value-type="float" office:value="63.5595" calcext:value-type="float">
            <text:p>63.5595</text:p>
          </table:table-cell>
          <table:table-cell office:value-type="float" office:value="559.64" calcext:value-type="float">
            <text:p>559.64</text:p>
          </table:table-cell>
          <table:table-cell office:value-type="float" office:value="0.00163383" calcext:value-type="float">
            <text:p>0.00163383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7" calcext:value-type="float">
            <text:p>7</text:p>
          </table:table-cell>
          <table:table-cell office:value-type="float" office:value="-2.87255" calcext:value-type="float">
            <text:p>-2.87255</text:p>
          </table:table-cell>
          <table:table-cell office:value-type="float" office:value="0.0114821" calcext:value-type="float">
            <text:p>0.0114821</text:p>
          </table:table-cell>
          <table:table-cell office:value-type="float" office:value="-0.612131" calcext:value-type="float">
            <text:p>-0.612131</text:p>
          </table:table-cell>
          <table:table-cell office:value-type="float" office:value="0.612131" calcext:value-type="float">
            <text:p>0.612131</text:p>
          </table:table-cell>
          <table:table-cell office:value-type="float" office:value="8.26303" calcext:value-type="float">
            <text:p>8.26303</text:p>
          </table:table-cell>
          <table:table-cell office:value-type="float" office:value="0.389375" calcext:value-type="float">
            <text:p>0.389375</text:p>
          </table:table-cell>
          <table:table-cell office:value-type="float" office:value="68.6561" calcext:value-type="float">
            <text:p>68.6561</text:p>
          </table:table-cell>
          <table:table-cell office:value-type="float" office:value="0.173448" calcext:value-type="float">
            <text:p>0.173448</text:p>
          </table:table-cell>
          <table:table-cell office:value-type="float" office:value="61.9028" calcext:value-type="float">
            <text:p>61.9028</text:p>
          </table:table-cell>
          <table:table-cell office:value-type="float" office:value="973.437" calcext:value-type="float">
            <text:p>973.437</text:p>
          </table:table-cell>
          <table:table-cell office:value-type="float" office:value="0.00224804" calcext:value-type="float">
            <text:p>0.00224804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8" calcext:value-type="float">
            <text:p>8</text:p>
          </table:table-cell>
          <table:table-cell office:value-type="float" office:value="-2.912" calcext:value-type="float">
            <text:p>-2.912</text:p>
          </table:table-cell>
          <table:table-cell office:value-type="float" office:value="0.0169872" calcext:value-type="float">
            <text:p>0.0169872</text:p>
          </table:table-cell>
          <table:table-cell office:value-type="float" office:value="-0.695919" calcext:value-type="float">
            <text:p>-0.695919</text:p>
          </table:table-cell>
          <table:table-cell office:value-type="float" office:value="0.695919" calcext:value-type="float">
            <text:p>0.695919</text:p>
          </table:table-cell>
          <table:table-cell office:value-type="float" office:value="8.49673" calcext:value-type="float">
            <text:p>8.49673</text:p>
          </table:table-cell>
          <table:table-cell office:value-type="float" office:value="0.493181" calcext:value-type="float">
            <text:p>0.493181</text:p>
          </table:table-cell>
          <table:table-cell office:value-type="float" office:value="72.7681" calcext:value-type="float">
            <text:p>72.7681</text:p>
          </table:table-cell>
          <table:table-cell office:value-type="float" office:value="0.258684" calcext:value-type="float">
            <text:p>0.258684</text:p>
          </table:table-cell>
          <table:table-cell office:value-type="float" office:value="11.7067" calcext:value-type="float">
            <text:p>11.7067</text:p>
          </table:table-cell>
          <table:table-cell office:value-type="float" office:value="1232.95" calcext:value-type="float">
            <text:p>1232.95</text:p>
          </table:table-cell>
          <table:table-cell office:value-type="float" office:value="0.00332587" calcext:value-type="float">
            <text:p>0.00332587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9" calcext:value-type="float">
            <text:p>9</text:p>
          </table:table-cell>
          <table:table-cell office:value-type="float" office:value="-2.84432" calcext:value-type="float">
            <text:p>-2.84432</text:p>
          </table:table-cell>
          <table:table-cell office:value-type="float" office:value="0.0159194" calcext:value-type="float">
            <text:p>0.0159194</text:p>
          </table:table-cell>
          <table:table-cell office:value-type="float" office:value="-0.603539" calcext:value-type="float">
            <text:p>-0.603539</text:p>
          </table:table-cell>
          <table:table-cell office:value-type="float" office:value="0.603539" calcext:value-type="float">
            <text:p>0.603539</text:p>
          </table:table-cell>
          <table:table-cell office:value-type="float" office:value="8.1061" calcext:value-type="float">
            <text:p>8.1061</text:p>
          </table:table-cell>
          <table:table-cell office:value-type="float" office:value="0.384689" calcext:value-type="float">
            <text:p>0.384689</text:p>
          </table:table-cell>
          <table:table-cell office:value-type="float" office:value="66.2203" calcext:value-type="float">
            <text:p>66.2203</text:p>
          </table:table-cell>
          <table:table-cell office:value-type="float" office:value="0.173329" calcext:value-type="float">
            <text:p>0.173329</text:p>
          </table:table-cell>
          <table:table-cell office:value-type="float" office:value="19.0199" calcext:value-type="float">
            <text:p>19.0199</text:p>
          </table:table-cell>
          <table:table-cell office:value-type="float" office:value="961.722" calcext:value-type="float">
            <text:p>961.722</text:p>
          </table:table-cell>
          <table:table-cell office:value-type="float" office:value="0.00311681" calcext:value-type="float">
            <text:p>0.00311681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0" calcext:value-type="float">
            <text:p>10</text:p>
          </table:table-cell>
          <table:table-cell office:value-type="float" office:value="-2.9291" calcext:value-type="float">
            <text:p>-2.9291</text:p>
          </table:table-cell>
          <table:table-cell office:value-type="float" office:value="0.0141586" calcext:value-type="float">
            <text:p>0.0141586</text:p>
          </table:table-cell>
          <table:table-cell office:value-type="float" office:value="-0.714366" calcext:value-type="float">
            <text:p>-0.714366</text:p>
          </table:table-cell>
          <table:table-cell office:value-type="float" office:value="0.714366" calcext:value-type="float">
            <text:p>0.714366</text:p>
          </table:table-cell>
          <table:table-cell office:value-type="float" office:value="8.5938" calcext:value-type="float">
            <text:p>8.5938</text:p>
          </table:table-cell>
          <table:table-cell office:value-type="float" office:value="0.517127" calcext:value-type="float">
            <text:p>0.517127</text:p>
          </table:table-cell>
          <table:table-cell office:value-type="float" office:value="74.3383" calcext:value-type="float">
            <text:p>74.3383</text:p>
          </table:table-cell>
          <table:table-cell office:value-type="float" office:value="0.280072" calcext:value-type="float">
            <text:p>0.280072</text:p>
          </table:table-cell>
          <table:table-cell office:value-type="float" office:value="11.0471" calcext:value-type="float">
            <text:p>11.0471</text:p>
          </table:table-cell>
          <table:table-cell office:value-type="float" office:value="1292.82" calcext:value-type="float">
            <text:p>1292.82</text:p>
          </table:table-cell>
          <table:table-cell office:value-type="float" office:value="0.00277206" calcext:value-type="float">
            <text:p>0.00277206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1" calcext:value-type="float">
            <text:p>11</text:p>
          </table:table-cell>
          <table:table-cell office:value-type="float" office:value="-2.86506" calcext:value-type="float">
            <text:p>-2.86506</text:p>
          </table:table-cell>
          <table:table-cell office:value-type="float" office:value="0.018154" calcext:value-type="float">
            <text:p>0.018154</text:p>
          </table:table-cell>
          <table:table-cell office:value-type="float" office:value="-0.322713" calcext:value-type="float">
            <text:p>-0.322713</text:p>
          </table:table-cell>
          <table:table-cell office:value-type="float" office:value="0.322713" calcext:value-type="float">
            <text:p>0.322713</text:p>
          </table:table-cell>
          <table:table-cell office:value-type="float" office:value="8.22675" calcext:value-type="float">
            <text:p>8.22675</text:p>
          </table:table-cell>
          <table:table-cell office:value-type="float" office:value="0.377405" calcext:value-type="float">
            <text:p>0.377405</text:p>
          </table:table-cell>
          <table:table-cell office:value-type="float" office:value="68.2746" calcext:value-type="float">
            <text:p>68.2746</text:p>
          </table:table-cell>
          <table:table-cell office:value-type="float" office:value="0.188697" calcext:value-type="float">
            <text:p>0.188697</text:p>
          </table:table-cell>
          <table:table-cell office:value-type="float" office:value="74.6751" calcext:value-type="float">
            <text:p>74.6751</text:p>
          </table:table-cell>
          <table:table-cell office:value-type="float" office:value="943.513" calcext:value-type="float">
            <text:p>943.513</text:p>
          </table:table-cell>
          <table:table-cell office:value-type="float" office:value="0.00355431" calcext:value-type="float">
            <text:p>0.00355431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2" calcext:value-type="float">
            <text:p>12</text:p>
          </table:table-cell>
          <table:table-cell office:value-type="float" office:value="-2.88752" calcext:value-type="float">
            <text:p>-2.88752</text:p>
          </table:table-cell>
          <table:table-cell office:value-type="float" office:value="0.0154291" calcext:value-type="float">
            <text:p>0.0154291</text:p>
          </table:table-cell>
          <table:table-cell office:value-type="float" office:value="-0.64459" calcext:value-type="float">
            <text:p>-0.64459</text:p>
          </table:table-cell>
          <table:table-cell office:value-type="float" office:value="0.64459" calcext:value-type="float">
            <text:p>0.64459</text:p>
          </table:table-cell>
          <table:table-cell office:value-type="float" office:value="8.35323" calcext:value-type="float">
            <text:p>8.35323</text:p>
          </table:table-cell>
          <table:table-cell office:value-type="float" office:value="0.433288" calcext:value-type="float">
            <text:p>0.433288</text:p>
          </table:table-cell>
          <table:table-cell office:value-type="float" office:value="70.2893" calcext:value-type="float">
            <text:p>70.2893</text:p>
          </table:table-cell>
          <table:table-cell office:value-type="float" office:value="0.211338" calcext:value-type="float">
            <text:p>0.211338</text:p>
          </table:table-cell>
          <table:table-cell office:value-type="float" office:value="29.2097" calcext:value-type="float">
            <text:p>29.2097</text:p>
          </table:table-cell>
          <table:table-cell office:value-type="float" office:value="1083.22" calcext:value-type="float">
            <text:p>1083.22</text:p>
          </table:table-cell>
          <table:table-cell office:value-type="float" office:value="0.00302081" calcext:value-type="float">
            <text:p>0.00302081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3" calcext:value-type="float">
            <text:p>13</text:p>
          </table:table-cell>
          <table:table-cell office:value-type="float" office:value="-2.89422" calcext:value-type="float">
            <text:p>-2.89422</text:p>
          </table:table-cell>
          <table:table-cell office:value-type="float" office:value="0.0149616" calcext:value-type="float">
            <text:p>0.0149616</text:p>
          </table:table-cell>
          <table:table-cell table:number-columns-repeated="2" office:value-type="float" office:value="0.391854" calcext:value-type="float">
            <text:p>0.391854</text:p>
          </table:table-cell>
          <table:table-cell office:value-type="float" office:value="8.39146" calcext:value-type="float">
            <text:p>8.39146</text:p>
          </table:table-cell>
          <table:table-cell office:value-type="float" office:value="0.454891" calcext:value-type="float">
            <text:p>0.454891</text:p>
          </table:table-cell>
          <table:table-cell office:value-type="float" office:value="70.9157" calcext:value-type="float">
            <text:p>70.9157</text:p>
          </table:table-cell>
          <table:table-cell office:value-type="float" office:value="0.230207" calcext:value-type="float">
            <text:p>0.230207</text:p>
          </table:table-cell>
          <table:table-cell office:value-type="float" office:value="21.8703" calcext:value-type="float">
            <text:p>21.8703</text:p>
          </table:table-cell>
          <table:table-cell office:value-type="float" office:value="1137.23" calcext:value-type="float">
            <text:p>1137.23</text:p>
          </table:table-cell>
          <table:table-cell office:value-type="float" office:value="0.00292928" calcext:value-type="float">
            <text:p>0.00292928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4" calcext:value-type="float">
            <text:p>14</text:p>
          </table:table-cell>
          <table:table-cell office:value-type="float" office:value="-2.90176" calcext:value-type="float">
            <text:p>-2.90176</text:p>
          </table:table-cell>
          <table:table-cell office:value-type="float" office:value="0.015222" calcext:value-type="float">
            <text:p>0.015222</text:p>
          </table:table-cell>
          <table:table-cell table:number-columns-repeated="2" office:value-type="float" office:value="0.675377" calcext:value-type="float">
            <text:p>0.675377</text:p>
          </table:table-cell>
          <table:table-cell office:value-type="float" office:value="8.43541" calcext:value-type="float">
            <text:p>8.43541</text:p>
          </table:table-cell>
          <table:table-cell office:value-type="float" office:value="0.470756" calcext:value-type="float">
            <text:p>0.470756</text:p>
          </table:table-cell>
          <table:table-cell office:value-type="float" office:value="71.6647" calcext:value-type="float">
            <text:p>71.6647</text:p>
          </table:table-cell>
          <table:table-cell office:value-type="float" office:value="0.241423" calcext:value-type="float">
            <text:p>0.241423</text:p>
          </table:table-cell>
          <table:table-cell office:value-type="float" office:value="21.2461" calcext:value-type="float">
            <text:p>21.2461</text:p>
          </table:table-cell>
          <table:table-cell office:value-type="float" office:value="1176.89" calcext:value-type="float">
            <text:p>1176.89</text:p>
          </table:table-cell>
          <table:table-cell office:value-type="float" office:value="0.00298026" calcext:value-type="float">
            <text:p>0.00298026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5" calcext:value-type="float">
            <text:p>15</text:p>
          </table:table-cell>
          <table:table-cell office:value-type="float" office:value="-2.89537" calcext:value-type="float">
            <text:p>-2.89537</text:p>
          </table:table-cell>
          <table:table-cell office:value-type="float" office:value="0.0159969" calcext:value-type="float">
            <text:p>0.0159969</text:p>
          </table:table-cell>
          <table:table-cell table:number-columns-repeated="2" office:value-type="float" office:value="0.0939481" calcext:value-type="float">
            <text:p>0.0939481</text:p>
          </table:table-cell>
          <table:table-cell office:value-type="float" office:value="8.39914" calcext:value-type="float">
            <text:p>8.39914</text:p>
          </table:table-cell>
          <table:table-cell office:value-type="float" office:value="0.456106" calcext:value-type="float">
            <text:p>0.456106</text:p>
          </table:table-cell>
          <table:table-cell office:value-type="float" office:value="71.0787" calcext:value-type="float">
            <text:p>71.0787</text:p>
          </table:table-cell>
          <table:table-cell office:value-type="float" office:value="0.230883" calcext:value-type="float">
            <text:p>0.230883</text:p>
          </table:table-cell>
          <table:table-cell office:value-type="float" office:value="25.3126" calcext:value-type="float">
            <text:p>25.3126</text:p>
          </table:table-cell>
          <table:table-cell office:value-type="float" office:value="1140.27" calcext:value-type="float">
            <text:p>1140.27</text:p>
          </table:table-cell>
          <table:table-cell office:value-type="float" office:value="0.00313198" calcext:value-type="float">
            <text:p>0.00313198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6" calcext:value-type="float">
            <text:p>16</text:p>
          </table:table-cell>
          <table:table-cell office:value-type="float" office:value="-2.89215" calcext:value-type="float">
            <text:p>-2.89215</text:p>
          </table:table-cell>
          <table:table-cell office:value-type="float" office:value="0.0163257" calcext:value-type="float">
            <text:p>0.0163257</text:p>
          </table:table-cell>
          <table:table-cell table:number-columns-repeated="2" office:value-type="float" office:value="0.251144" calcext:value-type="float">
            <text:p>0.251144</text:p>
          </table:table-cell>
          <table:table-cell office:value-type="float" office:value="8.38086" calcext:value-type="float">
            <text:p>8.38086</text:p>
          </table:table-cell>
          <table:table-cell office:value-type="float" office:value="0.447703" calcext:value-type="float">
            <text:p>0.447703</text:p>
          </table:table-cell>
          <table:table-cell office:value-type="float" office:value="70.7816" calcext:value-type="float">
            <text:p>70.7816</text:p>
          </table:table-cell>
          <table:table-cell office:value-type="float" office:value="0.226707" calcext:value-type="float">
            <text:p>0.226707</text:p>
          </table:table-cell>
          <table:table-cell office:value-type="float" office:value="26.4909" calcext:value-type="float">
            <text:p>26.4909</text:p>
          </table:table-cell>
          <table:table-cell office:value-type="float" office:value="1119.26" calcext:value-type="float">
            <text:p>1119.26</text:p>
          </table:table-cell>
          <table:table-cell office:value-type="float" office:value="0.00319635" calcext:value-type="float">
            <text:p>0.00319635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7" calcext:value-type="float">
            <text:p>17</text:p>
          </table:table-cell>
          <table:table-cell office:value-type="float" office:value="-2.89264" calcext:value-type="float">
            <text:p>-2.89264</text:p>
          </table:table-cell>
          <table:table-cell office:value-type="float" office:value="0.0162475" calcext:value-type="float">
            <text:p>0.0162475</text:p>
          </table:table-cell>
          <table:table-cell table:number-columns-repeated="2" office:value-type="float" office:value="0.211375" calcext:value-type="float">
            <text:p>0.211375</text:p>
          </table:table-cell>
          <table:table-cell office:value-type="float" office:value="8.38361" calcext:value-type="float">
            <text:p>8.38361</text:p>
          </table:table-cell>
          <table:table-cell office:value-type="float" office:value="0.450773" calcext:value-type="float">
            <text:p>0.450773</text:p>
          </table:table-cell>
          <table:table-cell office:value-type="float" office:value="70.8249" calcext:value-type="float">
            <text:p>70.8249</text:p>
          </table:table-cell>
          <table:table-cell office:value-type="float" office:value="0.22872" calcext:value-type="float">
            <text:p>0.22872</text:p>
          </table:table-cell>
          <table:table-cell office:value-type="float" office:value="25.3413" calcext:value-type="float">
            <text:p>25.3413</text:p>
          </table:table-cell>
          <table:table-cell office:value-type="float" office:value="1126.93" calcext:value-type="float">
            <text:p>1126.93</text:p>
          </table:table-cell>
          <table:table-cell office:value-type="float" office:value="0.00318105" calcext:value-type="float">
            <text:p>0.00318105</text:p>
          </table:table-cell>
          <table:table-cell table:number-columns-repeated="15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8" calcext:value-type="float">
            <text:p>18</text:p>
          </table:table-cell>
          <table:table-cell office:value-type="float" office:value="-2.89263" calcext:value-type="float">
            <text:p>-2.89263</text:p>
          </table:table-cell>
          <table:table-cell office:value-type="float" office:value="0.0159875" calcext:value-type="float">
            <text:p>0.0159875</text:p>
          </table:table-cell>
          <table:table-cell office:value-type="float" office:value="-0.154761" calcext:value-type="float">
            <text:p>-0.154761</text:p>
          </table:table-cell>
          <table:table-cell office:value-type="float" office:value="0.154761" calcext:value-type="float">
            <text:p>0.154761</text:p>
          </table:table-cell>
          <table:table-cell office:value-type="float" office:value="8.38327" calcext:value-type="float">
            <text:p>8.38327</text:p>
          </table:table-cell>
          <table:table-cell office:value-type="float" office:value="0.452185" calcext:value-type="float">
            <text:p>0.452185</text:p>
          </table:table-cell>
          <table:table-cell office:value-type="float" office:value="70.8106" calcext:value-type="float">
            <text:p>70.8106</text:p>
          </table:table-cell>
          <table:table-cell office:value-type="float" office:value="0.228448" calcext:value-type="float">
            <text:p>0.228448</text:p>
          </table:table-cell>
          <table:table-cell office:value-type="float" office:value="24.3442" calcext:value-type="float">
            <text:p>24.3442</text:p>
          </table:table-cell>
          <table:table-cell office:value-type="float" office:value="1130.46" calcext:value-type="float">
            <text:p>1130.46</text:p>
          </table:table-cell>
          <table:table-cell office:value-type="float" office:value="0.00313014" calcext:value-type="float">
            <text:p>0.0031301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2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" calcext:value-type="float">
            <text:p>0</text:p>
          </table:table-cell>
          <table:table-cell office:value-type="float" office:value="-1.0752" calcext:value-type="float">
            <text:p>-1.0752</text:p>
          </table:table-cell>
          <table:table-cell office:value-type="float" office:value="0" calcext:value-type="float">
            <text:p>0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0.0192" calcext:value-type="float">
            <text:p>0.0192</text:p>
          </table:table-cell>
          <table:table-cell office:value-type="float" office:value="1.15606" calcext:value-type="float">
            <text:p>1.15606</text:p>
          </table:table-cell>
          <table:table-cell office:value-type="float" office:value="0.00036864" calcext:value-type="float">
            <text:p>0.00036864</text:p>
          </table:table-cell>
          <table:table-cell office:value-type="float" office:value="1.33646" calcext:value-type="float">
            <text:p>1.33646</text:p>
          </table:table-cell>
          <table:table-cell office:value-type="float" office:value="0.000000135895" calcext:value-type="float">
            <text:p>1.35895E-07</text:p>
          </table:table-cell>
          <table:table-cell office:value-type="float" office:value="25.0031" calcext:value-type="float">
            <text:p>25.0031</text:p>
          </table:table-cell>
          <table:table-cell office:value-type="float" office:value="0.9216" calcext:value-type="float">
            <text:p>0.921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" calcext:value-type="float">
            <text:p>1</text:p>
          </table:table-cell>
          <table:table-cell office:value-type="float" office:value="-1.7792" calcext:value-type="float">
            <text:p>-1.7792</text:p>
          </table:table-cell>
          <table:table-cell office:value-type="float" office:value="0.023593" calcext:value-type="float">
            <text:p>0.023593</text:p>
          </table:table-cell>
          <table:table-cell table:number-columns-repeated="2" office:value-type="float" office:value="0.0396" calcext:value-type="float">
            <text:p>0.0396</text:p>
          </table:table-cell>
          <table:table-cell office:value-type="float" office:value="3.18915" calcext:value-type="float">
            <text:p>3.18915</text:p>
          </table:table-cell>
          <table:table-cell office:value-type="float" office:value="0.00216352" calcext:value-type="float">
            <text:p>0.00216352</text:p>
          </table:table-cell>
          <table:table-cell office:value-type="float" office:value="10.4694" calcext:value-type="float">
            <text:p>10.4694</text:p>
          </table:table-cell>
          <table:table-cell office:value-type="float" office:value="0.0000084153" calcext:value-type="float">
            <text:p>8.4153E-06</text:p>
          </table:table-cell>
          <table:table-cell office:value-type="float" office:value="40.6013" calcext:value-type="float">
            <text:p>40.6013</text:p>
          </table:table-cell>
          <table:table-cell office:value-type="float" office:value="5.4088" calcext:value-type="float">
            <text:p>5.4088</text:p>
          </table:table-cell>
          <table:table-cell office:value-type="float" office:value="0.00457858" calcext:value-type="float">
            <text:p>0.00457858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" calcext:value-type="float">
            <text:p>2</text:p>
          </table:table-cell>
          <table:table-cell office:value-type="float" office:value="-2.3592" calcext:value-type="float">
            <text:p>-2.3592</text:p>
          </table:table-cell>
          <table:table-cell office:value-type="float" office:value="0.00925888" calcext:value-type="float">
            <text:p>0.00925888</text:p>
          </table:table-cell>
          <table:table-cell table:number-columns-repeated="2" office:value-type="float" office:value="0.0992" calcext:value-type="float">
            <text:p>0.0992</text:p>
          </table:table-cell>
          <table:table-cell office:value-type="float" office:value="5.57508" calcext:value-type="float">
            <text:p>5.57508</text:p>
          </table:table-cell>
          <table:table-cell office:value-type="float" office:value="0.0107094" calcext:value-type="float">
            <text:p>0.0107094</text:p>
          </table:table-cell>
          <table:table-cell office:value-type="float" office:value="31.2951" calcext:value-type="float">
            <text:p>31.2951</text:p>
          </table:table-cell>
          <table:table-cell office:value-type="float" office:value="0.000144165" calcext:value-type="float">
            <text:p>0.000144165</text:p>
          </table:table-cell>
          <table:table-cell office:value-type="float" office:value="105.552" calcext:value-type="float">
            <text:p>105.552</text:p>
          </table:table-cell>
          <table:table-cell office:value-type="float" office:value="26.7736" calcext:value-type="float">
            <text:p>26.7736</text:p>
          </table:table-cell>
          <table:table-cell office:value-type="float" office:value="0.00179683" calcext:value-type="float">
            <text:p>0.00179683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3" calcext:value-type="float">
            <text:p>3</text:p>
          </table:table-cell>
          <table:table-cell office:value-type="float" office:value="-2.5992" calcext:value-type="float">
            <text:p>-2.5992</text:p>
          </table:table-cell>
          <table:table-cell office:value-type="float" office:value="0.00558016" calcext:value-type="float">
            <text:p>0.00558016</text:p>
          </table:table-cell>
          <table:table-cell table:number-columns-repeated="2" office:value-type="float" office:value="0.1413" calcext:value-type="float">
            <text:p>0.1413</text:p>
          </table:table-cell>
          <table:table-cell office:value-type="float" office:value="6.76142" calcext:value-type="float">
            <text:p>6.76142</text:p>
          </table:table-cell>
          <table:table-cell office:value-type="float" office:value="0.0209233" calcext:value-type="float">
            <text:p>0.0209233</text:p>
          </table:table-cell>
          <table:table-cell office:value-type="float" office:value="45.8684" calcext:value-type="float">
            <text:p>45.8684</text:p>
          </table:table-cell>
          <table:table-cell office:value-type="float" office:value="0.000492589" calcext:value-type="float">
            <text:p>0.000492589</text:p>
          </table:table-cell>
          <table:table-cell office:value-type="float" office:value="82.5589" calcext:value-type="float">
            <text:p>82.5589</text:p>
          </table:table-cell>
          <table:table-cell office:value-type="float" office:value="52.3082" calcext:value-type="float">
            <text:p>52.3082</text:p>
          </table:table-cell>
          <table:table-cell office:value-type="float" office:value="0.00108292" calcext:value-type="float">
            <text:p>0.00108292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4" calcext:value-type="float">
            <text:p>4</text:p>
          </table:table-cell>
          <table:table-cell office:value-type="float" office:value="-2.6656" calcext:value-type="float">
            <text:p>-2.6656</text:p>
          </table:table-cell>
          <table:table-cell office:value-type="float" office:value="0.0045952" calcext:value-type="float">
            <text:p>0.0045952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0.0016" calcext:value-type="float">
            <text:p>0.0016</text:p>
          </table:table-cell>
          <table:table-cell office:value-type="float" office:value="7.11002" calcext:value-type="float">
            <text:p>7.11002</text:p>
          </table:table-cell>
          <table:table-cell office:value-type="float" office:value="0.00759448" calcext:value-type="float">
            <text:p>0.00759448</text:p>
          </table:table-cell>
          <table:table-cell office:value-type="float" office:value="50.6831" calcext:value-type="float">
            <text:p>50.6831</text:p>
          </table:table-cell>
          <table:table-cell office:value-type="float" office:value="0.000147193" calcext:value-type="float">
            <text:p>0.000147193</text:p>
          </table:table-cell>
          <table:table-cell office:value-type="float" office:value="20.4593" calcext:value-type="float">
            <text:p>20.4593</text:p>
          </table:table-cell>
          <table:table-cell office:value-type="float" office:value="18.9862" calcext:value-type="float">
            <text:p>18.9862</text:p>
          </table:table-cell>
          <table:table-cell office:value-type="float" office:value="0.00089177" calcext:value-type="float">
            <text:p>0.00089177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5" calcext:value-type="float">
            <text:p>5</text:p>
          </table:table-cell>
          <table:table-cell office:value-type="float" office:value="-2.7223" calcext:value-type="float">
            <text:p>-2.7223</text:p>
          </table:table-cell>
          <table:table-cell office:value-type="float" office:value="0.0102702" calcext:value-type="float">
            <text:p>0.0102702</text:p>
          </table:table-cell>
          <table:table-cell office:value-type="float" office:value="-0.287475" calcext:value-type="float">
            <text:p>-0.287475</text:p>
          </table:table-cell>
          <table:table-cell office:value-type="float" office:value="0.287475" calcext:value-type="float">
            <text:p>0.287475</text:p>
          </table:table-cell>
          <table:table-cell office:value-type="float" office:value="7.42119" calcext:value-type="float">
            <text:p>7.42119</text:p>
          </table:table-cell>
          <table:table-cell office:value-type="float" office:value="0.093783" calcext:value-type="float">
            <text:p>0.093783</text:p>
          </table:table-cell>
          <table:table-cell office:value-type="float" office:value="55.3785" calcext:value-type="float">
            <text:p>55.3785</text:p>
          </table:table-cell>
          <table:table-cell office:value-type="float" office:value="0.0128537" calcext:value-type="float">
            <text:p>0.0128537</text:p>
          </table:table-cell>
          <table:table-cell office:value-type="float" office:value="23.456" calcext:value-type="float">
            <text:p>23.456</text:p>
          </table:table-cell>
          <table:table-cell office:value-type="float" office:value="234.457" calcext:value-type="float">
            <text:p>234.457</text:p>
          </table:table-cell>
          <table:table-cell office:value-type="float" office:value="0.0019931" calcext:value-type="float">
            <text:p>0.0019931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6" calcext:value-type="float">
            <text:p>6</text:p>
          </table:table-cell>
          <table:table-cell office:value-type="float" office:value="-2.7046" calcext:value-type="float">
            <text:p>-2.7046</text:p>
          </table:table-cell>
          <table:table-cell office:value-type="float" office:value="0.00730012" calcext:value-type="float">
            <text:p>0.00730012</text:p>
          </table:table-cell>
          <table:table-cell office:value-type="float" office:value="-0.0912625" calcext:value-type="float">
            <text:p>-0.0912625</text:p>
          </table:table-cell>
          <table:table-cell office:value-type="float" office:value="0.0912625" calcext:value-type="float">
            <text:p>0.0912625</text:p>
          </table:table-cell>
          <table:table-cell office:value-type="float" office:value="7.32216" calcext:value-type="float">
            <text:p>7.32216</text:p>
          </table:table-cell>
          <table:table-cell office:value-type="float" office:value="0.0190503" calcext:value-type="float">
            <text:p>0.0190503</text:p>
          </table:table-cell>
          <table:table-cell office:value-type="float" office:value="53.8307" calcext:value-type="float">
            <text:p>53.8307</text:p>
          </table:table-cell>
          <table:table-cell office:value-type="float" office:value="0.000687623" calcext:value-type="float">
            <text:p>0.000687623</text:p>
          </table:table-cell>
          <table:table-cell office:value-type="float" office:value="33.7419" calcext:value-type="float">
            <text:p>33.7419</text:p>
          </table:table-cell>
          <table:table-cell office:value-type="float" office:value="47.6257" calcext:value-type="float">
            <text:p>47.6257</text:p>
          </table:table-cell>
          <table:table-cell office:value-type="float" office:value="0.0014167" calcext:value-type="float">
            <text:p>0.0014167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7" calcext:value-type="float">
            <text:p>7</text:p>
          </table:table-cell>
          <table:table-cell office:value-type="float" office:value="-2.75173" calcext:value-type="float">
            <text:p>-2.75173</text:p>
          </table:table-cell>
          <table:table-cell office:value-type="float" office:value="0.012495" calcext:value-type="float">
            <text:p>0.012495</text:p>
          </table:table-cell>
          <table:table-cell table:number-columns-repeated="2" office:value-type="float" office:value="0.183687" calcext:value-type="float">
            <text:p>0.183687</text:p>
          </table:table-cell>
          <table:table-cell office:value-type="float" office:value="7.58449" calcext:value-type="float">
            <text:p>7.58449</text:p>
          </table:table-cell>
          <table:table-cell office:value-type="float" office:value="0.125148" calcext:value-type="float">
            <text:p>0.125148</text:p>
          </table:table-cell>
          <table:table-cell office:value-type="float" office:value="57.9138" calcext:value-type="float">
            <text:p>57.9138</text:p>
          </table:table-cell>
          <table:table-cell office:value-type="float" office:value="0.0401837" calcext:value-type="float">
            <text:p>0.0401837</text:p>
          </table:table-cell>
          <table:table-cell office:value-type="float" office:value="91.9084" calcext:value-type="float">
            <text:p>91.9084</text:p>
          </table:table-cell>
          <table:table-cell office:value-type="float" office:value="312.869" calcext:value-type="float">
            <text:p>312.869</text:p>
          </table:table-cell>
          <table:table-cell office:value-type="float" office:value="0.00242486" calcext:value-type="float">
            <text:p>0.00242486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8" calcext:value-type="float">
            <text:p>8</text:p>
          </table:table-cell>
          <table:table-cell office:value-type="float" office:value="-2.85384" calcext:value-type="float">
            <text:p>-2.85384</text:p>
          </table:table-cell>
          <table:table-cell office:value-type="float" office:value="0.0147233" calcext:value-type="float">
            <text:p>0.0147233</text:p>
          </table:table-cell>
          <table:table-cell table:number-columns-repeated="2" office:value-type="float" office:value="0.635337" calcext:value-type="float">
            <text:p>0.635337</text:p>
          </table:table-cell>
          <table:table-cell office:value-type="float" office:value="8.15911" calcext:value-type="float">
            <text:p>8.15911</text:p>
          </table:table-cell>
          <table:table-cell office:value-type="float" office:value="0.419805" calcext:value-type="float">
            <text:p>0.419805</text:p>
          </table:table-cell>
          <table:table-cell office:value-type="float" office:value="67.0481" calcext:value-type="float">
            <text:p>67.0481</text:p>
          </table:table-cell>
          <table:table-cell office:value-type="float" office:value="0.196478" calcext:value-type="float">
            <text:p>0.196478</text:p>
          </table:table-cell>
          <table:table-cell office:value-type="float" office:value="21.5098" calcext:value-type="float">
            <text:p>21.5098</text:p>
          </table:table-cell>
          <table:table-cell office:value-type="float" office:value="1049.51" calcext:value-type="float">
            <text:p>1049.51</text:p>
          </table:table-cell>
          <table:table-cell office:value-type="float" office:value="0.00285729" calcext:value-type="float">
            <text:p>0.00285729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9" calcext:value-type="float">
            <text:p>9</text:p>
          </table:table-cell>
          <table:table-cell office:value-type="float" office:value="-2.87037" calcext:value-type="float">
            <text:p>-2.87037</text:p>
          </table:table-cell>
          <table:table-cell office:value-type="float" office:value="0.0147119" calcext:value-type="float">
            <text:p>0.0147119</text:p>
          </table:table-cell>
          <table:table-cell table:number-columns-repeated="2" office:value-type="float" office:value="0.666583" calcext:value-type="float">
            <text:p>0.666583</text:p>
          </table:table-cell>
          <table:table-cell office:value-type="float" office:value="8.25373" calcext:value-type="float">
            <text:p>8.25373</text:p>
          </table:table-cell>
          <table:table-cell office:value-type="float" office:value="0.452138" calcext:value-type="float">
            <text:p>0.452138</text:p>
          </table:table-cell>
          <table:table-cell office:value-type="float" office:value="68.6042" calcext:value-type="float">
            <text:p>68.6042</text:p>
          </table:table-cell>
          <table:table-cell office:value-type="float" office:value="0.217593" calcext:value-type="float">
            <text:p>0.217593</text:p>
          </table:table-cell>
          <table:table-cell office:value-type="float" office:value="14.8626" calcext:value-type="float">
            <text:p>14.8626</text:p>
          </table:table-cell>
          <table:table-cell office:value-type="float" office:value="1130.34" calcext:value-type="float">
            <text:p>1130.34</text:p>
          </table:table-cell>
          <table:table-cell office:value-type="float" office:value="0.00285506" calcext:value-type="float">
            <text:p>0.00285506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0" calcext:value-type="float">
            <text:p>10</text:p>
          </table:table-cell>
          <table:table-cell office:value-type="float" office:value="-2.84448" calcext:value-type="float">
            <text:p>-2.84448</text:p>
          </table:table-cell>
          <table:table-cell office:value-type="float" office:value="0.0206074" calcext:value-type="float">
            <text:p>0.0206074</text:p>
          </table:table-cell>
          <table:table-cell table:number-columns-repeated="2" office:value-type="float" office:value="0.592945" calcext:value-type="float">
            <text:p>0.592945</text:p>
          </table:table-cell>
          <table:table-cell office:value-type="float" office:value="8.1117" calcext:value-type="float">
            <text:p>8.1117</text:p>
          </table:table-cell>
          <table:table-cell office:value-type="float" office:value="0.389577" calcext:value-type="float">
            <text:p>0.389577</text:p>
          </table:table-cell>
          <table:table-cell office:value-type="float" office:value="66.4641" calcext:value-type="float">
            <text:p>66.4641</text:p>
          </table:table-cell>
          <table:table-cell office:value-type="float" office:value="0.18983" calcext:value-type="float">
            <text:p>0.18983</text:p>
          </table:table-cell>
          <table:table-cell office:value-type="float" office:value="46.0305" calcext:value-type="float">
            <text:p>46.0305</text:p>
          </table:table-cell>
          <table:table-cell office:value-type="float" office:value="973.944" calcext:value-type="float">
            <text:p>973.944</text:p>
          </table:table-cell>
          <table:table-cell office:value-type="float" office:value="0.00399918" calcext:value-type="float">
            <text:p>0.00399918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1" calcext:value-type="float">
            <text:p>11</text:p>
          </table:table-cell>
          <table:table-cell office:value-type="float" office:value="-2.85618" calcext:value-type="float">
            <text:p>-2.85618</text:p>
          </table:table-cell>
          <table:table-cell office:value-type="float" office:value="0.0198018" calcext:value-type="float">
            <text:p>0.0198018</text:p>
          </table:table-cell>
          <table:table-cell table:number-columns-repeated="2" office:value-type="float" office:value="0.0059957" calcext:value-type="float">
            <text:p>0.0059957</text:p>
          </table:table-cell>
          <table:table-cell office:value-type="float" office:value="8.17759" calcext:value-type="float">
            <text:p>8.17759</text:p>
          </table:table-cell>
          <table:table-cell office:value-type="float" office:value="0.405517" calcext:value-type="float">
            <text:p>0.405517</text:p>
          </table:table-cell>
          <table:table-cell office:value-type="float" office:value="67.5146" calcext:value-type="float">
            <text:p>67.5146</text:p>
          </table:table-cell>
          <table:table-cell office:value-type="float" office:value="0.201976" calcext:value-type="float">
            <text:p>0.201976</text:p>
          </table:table-cell>
          <table:table-cell office:value-type="float" office:value="32.9928" calcext:value-type="float">
            <text:p>32.9928</text:p>
          </table:table-cell>
          <table:table-cell office:value-type="float" office:value="1013.79" calcext:value-type="float">
            <text:p>1013.79</text:p>
          </table:table-cell>
          <table:table-cell office:value-type="float" office:value="0.00384285" calcext:value-type="float">
            <text:p>0.00384285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2" calcext:value-type="float">
            <text:p>12</text:p>
          </table:table-cell>
          <table:table-cell office:value-type="float" office:value="-2.84692" calcext:value-type="float">
            <text:p>-2.84692</text:p>
          </table:table-cell>
          <table:table-cell office:value-type="float" office:value="0.0158043" calcext:value-type="float">
            <text:p>0.0158043</text:p>
          </table:table-cell>
          <table:table-cell office:value-type="float" office:value="-0.162158" calcext:value-type="float">
            <text:p>-0.162158</text:p>
          </table:table-cell>
          <table:table-cell office:value-type="float" office:value="0.162158" calcext:value-type="float">
            <text:p>0.162158</text:p>
          </table:table-cell>
          <table:table-cell office:value-type="float" office:value="8.12077" calcext:value-type="float">
            <text:p>8.12077</text:p>
          </table:table-cell>
          <table:table-cell office:value-type="float" office:value="0.402179" calcext:value-type="float">
            <text:p>0.402179</text:p>
          </table:table-cell>
          <table:table-cell office:value-type="float" office:value="66.4561" calcext:value-type="float">
            <text:p>66.4561</text:p>
          </table:table-cell>
          <table:table-cell office:value-type="float" office:value="0.187821" calcext:value-type="float">
            <text:p>0.187821</text:p>
          </table:table-cell>
          <table:table-cell office:value-type="float" office:value="32.7796" calcext:value-type="float">
            <text:p>32.7796</text:p>
          </table:table-cell>
          <table:table-cell office:value-type="float" office:value="1005.45" calcext:value-type="float">
            <text:p>1005.45</text:p>
          </table:table-cell>
          <table:table-cell office:value-type="float" office:value="0.00306708" calcext:value-type="float">
            <text:p>0.00306708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3" calcext:value-type="float">
            <text:p>13</text:p>
          </table:table-cell>
          <table:table-cell office:value-type="float" office:value="-2.8669" calcext:value-type="float">
            <text:p>-2.8669</text:p>
          </table:table-cell>
          <table:table-cell office:value-type="float" office:value="0.016997" calcext:value-type="float">
            <text:p>0.016997</text:p>
          </table:table-cell>
          <table:table-cell office:value-type="float" office:value="-0.566484" calcext:value-type="float">
            <text:p>-0.566484</text:p>
          </table:table-cell>
          <table:table-cell office:value-type="float" office:value="0.566484" calcext:value-type="float">
            <text:p>0.566484</text:p>
          </table:table-cell>
          <table:table-cell office:value-type="float" office:value="8.2361" calcext:value-type="float">
            <text:p>8.2361</text:p>
          </table:table-cell>
          <table:table-cell office:value-type="float" office:value="0.438826" calcext:value-type="float">
            <text:p>0.438826</text:p>
          </table:table-cell>
          <table:table-cell office:value-type="float" office:value="68.3903" calcext:value-type="float">
            <text:p>68.3903</text:p>
          </table:table-cell>
          <table:table-cell office:value-type="float" office:value="0.217127" calcext:value-type="float">
            <text:p>0.217127</text:p>
          </table:table-cell>
          <table:table-cell office:value-type="float" office:value="24.7945" calcext:value-type="float">
            <text:p>24.7945</text:p>
          </table:table-cell>
          <table:table-cell office:value-type="float" office:value="1097.06" calcext:value-type="float">
            <text:p>1097.06</text:p>
          </table:table-cell>
          <table:table-cell office:value-type="float" office:value="0.00329853" calcext:value-type="float">
            <text:p>0.00329853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4" calcext:value-type="float">
            <text:p>14</text:p>
          </table:table-cell>
          <table:table-cell office:value-type="float" office:value="-2.85432" calcext:value-type="float">
            <text:p>-2.85432</text:p>
          </table:table-cell>
          <table:table-cell office:value-type="float" office:value="0.0172751" calcext:value-type="float">
            <text:p>0.0172751</text:p>
          </table:table-cell>
          <table:table-cell table:number-columns-repeated="2" office:value-type="float" office:value="0.133093" calcext:value-type="float">
            <text:p>0.133093</text:p>
          </table:table-cell>
          <table:table-cell office:value-type="float" office:value="8.16444" calcext:value-type="float">
            <text:p>8.16444</text:p>
          </table:table-cell>
          <table:table-cell office:value-type="float" office:value="0.4131" calcext:value-type="float">
            <text:p>0.4131</text:p>
          </table:table-cell>
          <table:table-cell office:value-type="float" office:value="67.2181" calcext:value-type="float">
            <text:p>67.2181</text:p>
          </table:table-cell>
          <table:table-cell office:value-type="float" office:value="0.19853" calcext:value-type="float">
            <text:p>0.19853</text:p>
          </table:table-cell>
          <table:table-cell office:value-type="float" office:value="30.6388" calcext:value-type="float">
            <text:p>30.6388</text:p>
          </table:table-cell>
          <table:table-cell office:value-type="float" office:value="1032.75" calcext:value-type="float">
            <text:p>1032.75</text:p>
          </table:table-cell>
          <table:table-cell office:value-type="float" office:value="0.00335249" calcext:value-type="float">
            <text:p>0.00335249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5" calcext:value-type="float">
            <text:p>15</text:p>
          </table:table-cell>
          <table:table-cell office:value-type="float" office:value="-2.85241" calcext:value-type="float">
            <text:p>-2.85241</text:p>
          </table:table-cell>
          <table:table-cell office:value-type="float" office:value="0.0167007" calcext:value-type="float">
            <text:p>0.0167007</text:p>
          </table:table-cell>
          <table:table-cell table:number-columns-repeated="2" office:value-type="float" office:value="0.43683" calcext:value-type="float">
            <text:p>0.43683</text:p>
          </table:table-cell>
          <table:table-cell office:value-type="float" office:value="8.15295" calcext:value-type="float">
            <text:p>8.15295</text:p>
          </table:table-cell>
          <table:table-cell office:value-type="float" office:value="0.412981" calcext:value-type="float">
            <text:p>0.412981</text:p>
          </table:table-cell>
          <table:table-cell office:value-type="float" office:value="67.0116" calcext:value-type="float">
            <text:p>67.0116</text:p>
          </table:table-cell>
          <table:table-cell office:value-type="float" office:value="0.198037" calcext:value-type="float">
            <text:p>0.198037</text:p>
          </table:table-cell>
          <table:table-cell office:value-type="float" office:value="29.4049" calcext:value-type="float">
            <text:p>29.4049</text:p>
          </table:table-cell>
          <table:table-cell office:value-type="float" office:value="1032.45" calcext:value-type="float">
            <text:p>1032.45</text:p>
          </table:table-cell>
          <table:table-cell office:value-type="float" office:value="0.00324104" calcext:value-type="float">
            <text:p>0.00324104</text:p>
          </table:table-cell>
          <table:table-cell table:number-columns-repeated="15"/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6" calcext:value-type="float">
            <text:p>16</text:p>
          </table:table-cell>
          <table:table-cell office:value-type="float" office:value="-2.84993" calcext:value-type="float">
            <text:p>-2.84993</text:p>
          </table:table-cell>
          <table:table-cell office:value-type="float" office:value="0.0167936" calcext:value-type="float">
            <text:p>0.0167936</text:p>
          </table:table-cell>
          <table:table-cell table:number-columns-repeated="2" office:value-type="float" office:value="0.237197" calcext:value-type="float">
            <text:p>0.237197</text:p>
          </table:table-cell>
          <table:table-cell office:value-type="float" office:value="8.1389" calcext:value-type="float">
            <text:p>8.1389</text:p>
          </table:table-cell>
          <table:table-cell office:value-type="float" office:value="0.407831" calcext:value-type="float">
            <text:p>0.407831</text:p>
          </table:table-cell>
          <table:table-cell office:value-type="float" office:value="66.784" calcext:value-type="float">
            <text:p>66.784</text:p>
          </table:table-cell>
          <table:table-cell office:value-type="float" office:value="0.194318" calcext:value-type="float">
            <text:p>0.194318</text:p>
          </table:table-cell>
          <table:table-cell office:value-type="float" office:value="32.7779" calcext:value-type="float">
            <text:p>32.7779</text:p>
          </table:table-cell>
          <table:table-cell office:value-type="float" office:value="1019.58" calcext:value-type="float">
            <text:p>1019.58</text:p>
          </table:table-cell>
          <table:table-cell office:value-type="float" office:value="0.00325905" calcext:value-type="float">
            <text:p>0.0032590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-0.0672" calcext:value-type="float">
            <text:p>-0.0672</text:p>
          </table:table-cell>
          <table:table-cell office:value-type="float" office:value="0.0672" calcext:value-type="float">
            <text:p>0.0672</text:p>
          </table:table-cell>
          <table:table-cell office:value-type="float" office:value="1.2544" calcext:value-type="float">
            <text:p>1.2544</text:p>
          </table:table-cell>
          <table:table-cell office:value-type="float" office:value="0.00451584" calcext:value-type="float">
            <text:p>0.00451584</text:p>
          </table:table-cell>
          <table:table-cell office:value-type="float" office:value="1.57352" calcext:value-type="float">
            <text:p>1.57352</text:p>
          </table:table-cell>
          <table:table-cell office:value-type="float" office:value="0.0000203928" calcext:value-type="float">
            <text:p>2.03928E-05</text:p>
          </table:table-cell>
          <table:table-cell office:value-type="float" office:value="4.49071" calcext:value-type="float">
            <text:p>4.49071</text:p>
          </table:table-cell>
          <table:table-cell office:value-type="float" office:value="11.2896" calcext:value-type="float">
            <text:p>11.289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-1.856" calcext:value-type="float">
            <text:p>-1.856</text:p>
          </table:table-cell>
          <table:table-cell office:value-type="float" office:value="0.0287642" calcext:value-type="float">
            <text:p>0.0287642</text:p>
          </table:table-cell>
          <table:table-cell office:value-type="float" office:value="-0.0912" calcext:value-type="float">
            <text:p>-0.0912</text:p>
          </table:table-cell>
          <table:table-cell office:value-type="float" office:value="0.0912" calcext:value-type="float">
            <text:p>0.0912</text:p>
          </table:table-cell>
          <table:table-cell office:value-type="float" office:value="3.4735" calcext:value-type="float">
            <text:p>3.4735</text:p>
          </table:table-cell>
          <table:table-cell office:value-type="float" office:value="0.0084256" calcext:value-type="float">
            <text:p>0.0084256</text:p>
          </table:table-cell>
          <table:table-cell office:value-type="float" office:value="12.4615" calcext:value-type="float">
            <text:p>12.4615</text:p>
          </table:table-cell>
          <table:table-cell office:value-type="float" office:value="0.0000745892" calcext:value-type="float">
            <text:p>7.45892E-05</text:p>
          </table:table-cell>
          <table:table-cell office:value-type="float" office:value="10.5422" calcext:value-type="float">
            <text:p>10.5422</text:p>
          </table:table-cell>
          <table:table-cell office:value-type="float" office:value="21.064" calcext:value-type="float">
            <text:p>21.064</text:p>
          </table:table-cell>
          <table:table-cell office:value-type="float" office:value="0.00543746" calcext:value-type="float">
            <text:p>0.00543746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-2.4264" calcext:value-type="float">
            <text:p>-2.4264</text:p>
          </table:table-cell>
          <table:table-cell office:value-type="float" office:value="0.00270528" calcext:value-type="float">
            <text:p>0.00270528</text:p>
          </table:table-cell>
          <table:table-cell office:value-type="float" office:value="-0.2044" calcext:value-type="float">
            <text:p>-0.2044</text:p>
          </table:table-cell>
          <table:table-cell office:value-type="float" office:value="0.2044" calcext:value-type="float">
            <text:p>0.2044</text:p>
          </table:table-cell>
          <table:table-cell office:value-type="float" office:value="5.89012" calcext:value-type="float">
            <text:p>5.89012</text:p>
          </table:table-cell>
          <table:table-cell office:value-type="float" office:value="0.0451018" calcext:value-type="float">
            <text:p>0.0451018</text:p>
          </table:table-cell>
          <table:table-cell office:value-type="float" office:value="34.7568" calcext:value-type="float">
            <text:p>34.7568</text:p>
          </table:table-cell>
          <table:table-cell office:value-type="float" office:value="0.00264447" calcext:value-type="float">
            <text:p>0.00264447</text:p>
          </table:table-cell>
          <table:table-cell office:value-type="float" office:value="31.6787" calcext:value-type="float">
            <text:p>31.6787</text:p>
          </table:table-cell>
          <table:table-cell office:value-type="float" office:value="112.754" calcext:value-type="float">
            <text:p>112.754</text:p>
          </table:table-cell>
          <table:table-cell office:value-type="float" office:value="0.000511395" calcext:value-type="float">
            <text:p>0.000511395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-2.5392" calcext:value-type="float">
            <text:p>-2.5392</text:p>
          </table:table-cell>
          <table:table-cell office:value-type="float" office:value="0.00373248" calcext:value-type="float">
            <text:p>0.00373248</text:p>
          </table:table-cell>
          <table:table-cell office:value-type="float" office:value="-0.3626" calcext:value-type="float">
            <text:p>-0.3626</text:p>
          </table:table-cell>
          <table:table-cell office:value-type="float" office:value="0.3626" calcext:value-type="float">
            <text:p>0.3626</text:p>
          </table:table-cell>
          <table:table-cell office:value-type="float" office:value="6.45127" calcext:value-type="float">
            <text:p>6.45127</text:p>
          </table:table-cell>
          <table:table-cell office:value-type="float" office:value="0.132723" calcext:value-type="float">
            <text:p>0.132723</text:p>
          </table:table-cell>
          <table:table-cell office:value-type="float" office:value="41.7159" calcext:value-type="float">
            <text:p>41.7159</text:p>
          </table:table-cell>
          <table:table-cell office:value-type="float" office:value="0.0182484" calcext:value-type="float">
            <text:p>0.0182484</text:p>
          </table:table-cell>
          <table:table-cell office:value-type="float" office:value="49.4653" calcext:value-type="float">
            <text:p>49.4653</text:p>
          </table:table-cell>
          <table:table-cell office:value-type="float" office:value="331.807" calcext:value-type="float">
            <text:p>331.807</text:p>
          </table:table-cell>
          <table:table-cell office:value-type="float" office:value="0.000705573" calcext:value-type="float">
            <text:p>0.000705573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-2.6542" calcext:value-type="float">
            <text:p>-2.6542</text:p>
          </table:table-cell>
          <table:table-cell office:value-type="float" office:value="0.00777212" calcext:value-type="float">
            <text:p>0.00777212</text:p>
          </table:table-cell>
          <table:table-cell office:value-type="float" office:value="-0.4817" calcext:value-type="float">
            <text:p>-0.4817</text:p>
          </table:table-cell>
          <table:table-cell office:value-type="float" office:value="0.4817" calcext:value-type="float">
            <text:p>0.4817</text:p>
          </table:table-cell>
          <table:table-cell office:value-type="float" office:value="7.05255" calcext:value-type="float">
            <text:p>7.05255</text:p>
          </table:table-cell>
          <table:table-cell office:value-type="float" office:value="0.237333" calcext:value-type="float">
            <text:p>0.237333</text:p>
          </table:table-cell>
          <table:table-cell office:value-type="float" office:value="49.9617" calcext:value-type="float">
            <text:p>49.9617</text:p>
          </table:table-cell>
          <table:table-cell office:value-type="float" office:value="0.0611255" calcext:value-type="float">
            <text:p>0.0611255</text:p>
          </table:table-cell>
          <table:table-cell office:value-type="float" office:value="54.3618" calcext:value-type="float">
            <text:p>54.3618</text:p>
          </table:table-cell>
          <table:table-cell office:value-type="float" office:value="593.332" calcext:value-type="float">
            <text:p>593.332</text:p>
          </table:table-cell>
          <table:table-cell office:value-type="float" office:value="0.00146921" calcext:value-type="float">
            <text:p>0.00146921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office:value-type="float" office:value="-2.7425" calcext:value-type="float">
            <text:p>-2.7425</text:p>
          </table:table-cell>
          <table:table-cell office:value-type="float" office:value="0.00479903" calcext:value-type="float">
            <text:p>0.00479903</text:p>
          </table:table-cell>
          <table:table-cell office:value-type="float" office:value="-0.56625" calcext:value-type="float">
            <text:p>-0.56625</text:p>
          </table:table-cell>
          <table:table-cell office:value-type="float" office:value="0.56625" calcext:value-type="float">
            <text:p>0.56625</text:p>
          </table:table-cell>
          <table:table-cell office:value-type="float" office:value="7.52611" calcext:value-type="float">
            <text:p>7.52611</text:p>
          </table:table-cell>
          <table:table-cell office:value-type="float" office:value="0.32258" calcext:value-type="float">
            <text:p>0.32258</text:p>
          </table:table-cell>
          <table:table-cell office:value-type="float" office:value="56.7904" calcext:value-type="float">
            <text:p>56.7904</text:p>
          </table:table-cell>
          <table:table-cell office:value-type="float" office:value="0.10654" calcext:value-type="float">
            <text:p>0.10654</text:p>
          </table:table-cell>
          <table:table-cell office:value-type="float" office:value="42.2282" calcext:value-type="float">
            <text:p>42.2282</text:p>
          </table:table-cell>
          <table:table-cell office:value-type="float" office:value="806.45" calcext:value-type="float">
            <text:p>806.45</text:p>
          </table:table-cell>
          <table:table-cell office:value-type="float" office:value="0.000907189" calcext:value-type="float">
            <text:p>0.000907189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6" calcext:value-type="float">
            <text:p>6</text:p>
          </table:table-cell>
          <table:table-cell office:value-type="float" office:value="-2.66" calcext:value-type="float">
            <text:p>-2.66</text:p>
          </table:table-cell>
          <table:table-cell office:value-type="float" office:value="0.00715232" calcext:value-type="float">
            <text:p>0.00715232</text:p>
          </table:table-cell>
          <table:table-cell office:value-type="float" office:value="-0.502163" calcext:value-type="float">
            <text:p>-0.502163</text:p>
          </table:table-cell>
          <table:table-cell office:value-type="float" office:value="0.502163" calcext:value-type="float">
            <text:p>0.502163</text:p>
          </table:table-cell>
          <table:table-cell office:value-type="float" office:value="7.08275" calcext:value-type="float">
            <text:p>7.08275</text:p>
          </table:table-cell>
          <table:table-cell office:value-type="float" office:value="0.255141" calcext:value-type="float">
            <text:p>0.255141</text:p>
          </table:table-cell>
          <table:table-cell office:value-type="float" office:value="50.3673" calcext:value-type="float">
            <text:p>50.3673</text:p>
          </table:table-cell>
          <table:table-cell office:value-type="float" office:value="0.0680253" calcext:value-type="float">
            <text:p>0.0680253</text:p>
          </table:table-cell>
          <table:table-cell office:value-type="float" office:value="45.1181" calcext:value-type="float">
            <text:p>45.1181</text:p>
          </table:table-cell>
          <table:table-cell office:value-type="float" office:value="637.853" calcext:value-type="float">
            <text:p>637.853</text:p>
          </table:table-cell>
          <table:table-cell office:value-type="float" office:value="0.00135205" calcext:value-type="float">
            <text:p>0.00135205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office:value-type="float" office:value="-2.71507" calcext:value-type="float">
            <text:p>-2.71507</text:p>
          </table:table-cell>
          <table:table-cell office:value-type="float" office:value="0.0142312" calcext:value-type="float">
            <text:p>0.0142312</text:p>
          </table:table-cell>
          <table:table-cell office:value-type="float" office:value="-0.543625" calcext:value-type="float">
            <text:p>-0.543625</text:p>
          </table:table-cell>
          <table:table-cell office:value-type="float" office:value="0.543625" calcext:value-type="float">
            <text:p>0.543625</text:p>
          </table:table-cell>
          <table:table-cell office:value-type="float" office:value="7.38586" calcext:value-type="float">
            <text:p>7.38586</text:p>
          </table:table-cell>
          <table:table-cell office:value-type="float" office:value="0.305948" calcext:value-type="float">
            <text:p>0.305948</text:p>
          </table:table-cell>
          <table:table-cell office:value-type="float" office:value="54.9722" calcext:value-type="float">
            <text:p>54.9722</text:p>
          </table:table-cell>
          <table:table-cell office:value-type="float" office:value="0.105529" calcext:value-type="float">
            <text:p>0.105529</text:p>
          </table:table-cell>
          <table:table-cell office:value-type="float" office:value="21.6428" calcext:value-type="float">
            <text:p>21.6428</text:p>
          </table:table-cell>
          <table:table-cell office:value-type="float" office:value="764.87" calcext:value-type="float">
            <text:p>764.87</text:p>
          </table:table-cell>
          <table:table-cell office:value-type="float" office:value="0.0026902" calcext:value-type="float">
            <text:p>0.002690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-2.71974" calcext:value-type="float">
            <text:p>-2.71974</text:p>
          </table:table-cell>
          <table:table-cell office:value-type="float" office:value="0.0122433" calcext:value-type="float">
            <text:p>0.0122433</text:p>
          </table:table-cell>
          <table:table-cell office:value-type="float" office:value="-0.486884" calcext:value-type="float">
            <text:p>-0.486884</text:p>
          </table:table-cell>
          <table:table-cell office:value-type="float" office:value="0.486884" calcext:value-type="float">
            <text:p>0.486884</text:p>
          </table:table-cell>
          <table:table-cell office:value-type="float" office:value="7.40922" calcext:value-type="float">
            <text:p>7.40922</text:p>
          </table:table-cell>
          <table:table-cell office:value-type="float" office:value="0.262235" calcext:value-type="float">
            <text:p>0.262235</text:p>
          </table:table-cell>
          <table:table-cell office:value-type="float" office:value="55.2617" calcext:value-type="float">
            <text:p>55.2617</text:p>
          </table:table-cell>
          <table:table-cell office:value-type="float" office:value="0.0854083" calcext:value-type="float">
            <text:p>0.0854083</text:p>
          </table:table-cell>
          <table:table-cell office:value-type="float" office:value="57.4201" calcext:value-type="float">
            <text:p>57.4201</text:p>
          </table:table-cell>
          <table:table-cell office:value-type="float" office:value="655.588" calcext:value-type="float">
            <text:p>655.588</text:p>
          </table:table-cell>
          <table:table-cell office:value-type="float" office:value="0.00231441" calcext:value-type="float">
            <text:p>0.00231441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9" calcext:value-type="float">
            <text:p>9</text:p>
          </table:table-cell>
          <table:table-cell office:value-type="float" office:value="-2.75756" calcext:value-type="float">
            <text:p>-2.75756</text:p>
          </table:table-cell>
          <table:table-cell office:value-type="float" office:value="0.011861" calcext:value-type="float">
            <text:p>0.011861</text:p>
          </table:table-cell>
          <table:table-cell office:value-type="float" office:value="-0.554448" calcext:value-type="float">
            <text:p>-0.554448</text:p>
          </table:table-cell>
          <table:table-cell office:value-type="float" office:value="0.554448" calcext:value-type="float">
            <text:p>0.554448</text:p>
          </table:table-cell>
          <table:table-cell office:value-type="float" office:value="7.61601" calcext:value-type="float">
            <text:p>7.61601</text:p>
          </table:table-cell>
          <table:table-cell office:value-type="float" office:value="0.319049" calcext:value-type="float">
            <text:p>0.319049</text:p>
          </table:table-cell>
          <table:table-cell office:value-type="float" office:value="58.3614" calcext:value-type="float">
            <text:p>58.3614</text:p>
          </table:table-cell>
          <table:table-cell office:value-type="float" office:value="0.115131" calcext:value-type="float">
            <text:p>0.115131</text:p>
          </table:table-cell>
          <table:table-cell office:value-type="float" office:value="30.9612" calcext:value-type="float">
            <text:p>30.9612</text:p>
          </table:table-cell>
          <table:table-cell office:value-type="float" office:value="797.622" calcext:value-type="float">
            <text:p>797.622</text:p>
          </table:table-cell>
          <table:table-cell office:value-type="float" office:value="0.00224216" calcext:value-type="float">
            <text:p>0.00224216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-2.69654" calcext:value-type="float">
            <text:p>-2.69654</text:p>
          </table:table-cell>
          <table:table-cell office:value-type="float" office:value="0.0138709" calcext:value-type="float">
            <text:p>0.0138709</text:p>
          </table:table-cell>
          <table:table-cell office:value-type="float" office:value="-0.475191" calcext:value-type="float">
            <text:p>-0.475191</text:p>
          </table:table-cell>
          <table:table-cell office:value-type="float" office:value="0.475191" calcext:value-type="float">
            <text:p>0.475191</text:p>
          </table:table-cell>
          <table:table-cell office:value-type="float" office:value="7.28522" calcext:value-type="float">
            <text:p>7.28522</text:p>
          </table:table-cell>
          <table:table-cell office:value-type="float" office:value="0.245118" calcext:value-type="float">
            <text:p>0.245118</text:p>
          </table:table-cell>
          <table:table-cell office:value-type="float" office:value="53.4823" calcext:value-type="float">
            <text:p>53.4823</text:p>
          </table:table-cell>
          <table:table-cell office:value-type="float" office:value="0.0776671" calcext:value-type="float">
            <text:p>0.0776671</text:p>
          </table:table-cell>
          <table:table-cell office:value-type="float" office:value="61.683" calcext:value-type="float">
            <text:p>61.683</text:p>
          </table:table-cell>
          <table:table-cell office:value-type="float" office:value="612.796" calcext:value-type="float">
            <text:p>612.796</text:p>
          </table:table-cell>
          <table:table-cell office:value-type="float" office:value="0.0026221" calcext:value-type="float">
            <text:p>0.0026221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-2.73009" calcext:value-type="float">
            <text:p>-2.73009</text:p>
          </table:table-cell>
          <table:table-cell office:value-type="float" office:value="0.0165315" calcext:value-type="float">
            <text:p>0.0165315</text:p>
          </table:table-cell>
          <table:table-cell table:number-columns-repeated="2" office:value-type="float" office:value="0.417947" calcext:value-type="float">
            <text:p>0.417947</text:p>
          </table:table-cell>
          <table:table-cell office:value-type="float" office:value="7.4699" calcext:value-type="float">
            <text:p>7.4699</text:p>
          </table:table-cell>
          <table:table-cell office:value-type="float" office:value="0.307933" calcext:value-type="float">
            <text:p>0.307933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0.120093" calcext:value-type="float">
            <text:p>0.120093</text:p>
          </table:table-cell>
          <table:table-cell office:value-type="float" office:value="39.704" calcext:value-type="float">
            <text:p>39.704</text:p>
          </table:table-cell>
          <table:table-cell office:value-type="float" office:value="769.832" calcext:value-type="float">
            <text:p>769.832</text:p>
          </table:table-cell>
          <table:table-cell office:value-type="float" office:value="0.00312504" calcext:value-type="float">
            <text:p>0.00312504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2" calcext:value-type="float">
            <text:p>12</text:p>
          </table:table-cell>
          <table:table-cell office:value-type="float" office:value="-2.73226" calcext:value-type="float">
            <text:p>-2.73226</text:p>
          </table:table-cell>
          <table:table-cell office:value-type="float" office:value="0.0182082" calcext:value-type="float">
            <text:p>0.0182082</text:p>
          </table:table-cell>
          <table:table-cell table:number-columns-repeated="2" office:value-type="float" office:value="0.326691" calcext:value-type="float">
            <text:p>0.326691</text:p>
          </table:table-cell>
          <table:table-cell office:value-type="float" office:value="7.48348" calcext:value-type="float">
            <text:p>7.48348</text:p>
          </table:table-cell>
          <table:table-cell office:value-type="float" office:value="0.303333" calcext:value-type="float">
            <text:p>0.303333</text:p>
          </table:table-cell>
          <table:table-cell office:value-type="float" office:value="56.5469" calcext:value-type="float">
            <text:p>56.5469</text:p>
          </table:table-cell>
          <table:table-cell office:value-type="float" office:value="0.119472" calcext:value-type="float">
            <text:p>0.119472</text:p>
          </table:table-cell>
          <table:table-cell office:value-type="float" office:value="31.7717" calcext:value-type="float">
            <text:p>31.7717</text:p>
          </table:table-cell>
          <table:table-cell office:value-type="float" office:value="758.333" calcext:value-type="float">
            <text:p>758.333</text:p>
          </table:table-cell>
          <table:table-cell office:value-type="float" office:value="0.00344201" calcext:value-type="float">
            <text:p>0.00344201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3" calcext:value-type="float">
            <text:p>13</text:p>
          </table:table-cell>
          <table:table-cell office:value-type="float" office:value="-2.71634" calcext:value-type="float">
            <text:p>-2.71634</text:p>
          </table:table-cell>
          <table:table-cell office:value-type="float" office:value="0.0168078" calcext:value-type="float">
            <text:p>0.0168078</text:p>
          </table:table-cell>
          <table:table-cell table:number-columns-repeated="2" office:value-type="float" office:value="0.0587545" calcext:value-type="float">
            <text:p>0.0587545</text:p>
          </table:table-cell>
          <table:table-cell office:value-type="float" office:value="7.39533" calcext:value-type="float">
            <text:p>7.39533</text:p>
          </table:table-cell>
          <table:table-cell office:value-type="float" office:value="0.274815" calcext:value-type="float">
            <text:p>0.274815</text:p>
          </table:table-cell>
          <table:table-cell office:value-type="float" office:value="55.1897" calcext:value-type="float">
            <text:p>55.1897</text:p>
          </table:table-cell>
          <table:table-cell office:value-type="float" office:value="0.10413" calcext:value-type="float">
            <text:p>0.10413</text:p>
          </table:table-cell>
          <table:table-cell office:value-type="float" office:value="48.5144" calcext:value-type="float">
            <text:p>48.5144</text:p>
          </table:table-cell>
          <table:table-cell office:value-type="float" office:value="687.037" calcext:value-type="float">
            <text:p>687.037</text:p>
          </table:table-cell>
          <table:table-cell office:value-type="float" office:value="0.00317727" calcext:value-type="float">
            <text:p>0.00317727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4" calcext:value-type="float">
            <text:p>14</text:p>
          </table:table-cell>
          <table:table-cell office:value-type="float" office:value="-2.72071" calcext:value-type="float">
            <text:p>-2.72071</text:p>
          </table:table-cell>
          <table:table-cell office:value-type="float" office:value="0.0177614" calcext:value-type="float">
            <text:p>0.0177614</text:p>
          </table:table-cell>
          <table:table-cell table:number-columns-repeated="2" office:value-type="float" office:value="0.0519705" calcext:value-type="float">
            <text:p>0.0519705</text:p>
          </table:table-cell>
          <table:table-cell office:value-type="float" office:value="7.42001" calcext:value-type="float">
            <text:p>7.42001</text:p>
          </table:table-cell>
          <table:table-cell office:value-type="float" office:value="0.274381" calcext:value-type="float">
            <text:p>0.274381</text:p>
          </table:table-cell>
          <table:table-cell office:value-type="float" office:value="55.5844" calcext:value-type="float">
            <text:p>55.5844</text:p>
          </table:table-cell>
          <table:table-cell office:value-type="float" office:value="0.107093" calcext:value-type="float">
            <text:p>0.107093</text:p>
          </table:table-cell>
          <table:table-cell office:value-type="float" office:value="52.481" calcext:value-type="float">
            <text:p>52.481</text:p>
          </table:table-cell>
          <table:table-cell office:value-type="float" office:value="685.952" calcext:value-type="float">
            <text:p>685.952</text:p>
          </table:table-cell>
          <table:table-cell office:value-type="float" office:value="0.00335755" calcext:value-type="float">
            <text:p>0.00335755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2.72224" calcext:value-type="float">
            <text:p>-2.72224</text:p>
          </table:table-cell>
          <table:table-cell office:value-type="float" office:value="0.0170654" calcext:value-type="float">
            <text:p>0.0170654</text:p>
          </table:table-cell>
          <table:table-cell table:number-columns-repeated="2" office:value-type="float" office:value="0.157268" calcext:value-type="float">
            <text:p>0.157268</text:p>
          </table:table-cell>
          <table:table-cell office:value-type="float" office:value="7.42765" calcext:value-type="float">
            <text:p>7.42765</text:p>
          </table:table-cell>
          <table:table-cell office:value-type="float" office:value="0.277671" calcext:value-type="float">
            <text:p>0.277671</text:p>
          </table:table-cell>
          <table:table-cell office:value-type="float" office:value="55.6787" calcext:value-type="float">
            <text:p>55.6787</text:p>
          </table:table-cell>
          <table:table-cell office:value-type="float" office:value="0.106371" calcext:value-type="float">
            <text:p>0.106371</text:p>
          </table:table-cell>
          <table:table-cell office:value-type="float" office:value="46.789" calcext:value-type="float">
            <text:p>46.789</text:p>
          </table:table-cell>
          <table:table-cell office:value-type="float" office:value="694.176" calcext:value-type="float">
            <text:p>694.176</text:p>
          </table:table-cell>
          <table:table-cell office:value-type="float" office:value="0.00322597" calcext:value-type="float">
            <text:p>0.00322597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2.72217" calcext:value-type="float">
            <text:p>-2.72217</text:p>
          </table:table-cell>
          <table:table-cell office:value-type="float" office:value="0.0175851" calcext:value-type="float">
            <text:p>0.0175851</text:p>
          </table:table-cell>
          <table:table-cell table:number-columns-repeated="2" office:value-type="float" office:value="0.0496718" calcext:value-type="float">
            <text:p>0.0496718</text:p>
          </table:table-cell>
          <table:table-cell office:value-type="float" office:value="7.42781" calcext:value-type="float">
            <text:p>7.42781</text:p>
          </table:table-cell>
          <table:table-cell office:value-type="float" office:value="0.274074" calcext:value-type="float">
            <text:p>0.274074</text:p>
          </table:table-cell>
          <table:table-cell office:value-type="float" office:value="55.6965" calcext:value-type="float">
            <text:p>55.6965</text:p>
          </table:table-cell>
          <table:table-cell office:value-type="float" office:value="0.105887" calcext:value-type="float">
            <text:p>0.105887</text:p>
          </table:table-cell>
          <table:table-cell office:value-type="float" office:value="52.6347" calcext:value-type="float">
            <text:p>52.6347</text:p>
          </table:table-cell>
          <table:table-cell office:value-type="float" office:value="685.186" calcext:value-type="float">
            <text:p>685.186</text:p>
          </table:table-cell>
          <table:table-cell office:value-type="float" office:value="0.00332421" calcext:value-type="float">
            <text:p>0.00332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-1.0368" calcext:value-type="float">
            <text:p>-1.03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16" calcext:value-type="float">
            <text:p>0.0416</text:p>
          </table:table-cell>
          <table:table-cell office:value-type="float" office:value="1.07495" calcext:value-type="float">
            <text:p>1.07495</text:p>
          </table:table-cell>
          <table:table-cell office:value-type="float" office:value="0.00173056" calcext:value-type="float">
            <text:p>0.00173056</text:p>
          </table:table-cell>
          <table:table-cell office:value-type="float" office:value="1.15553" calcext:value-type="float">
            <text:p>1.15553</text:p>
          </table:table-cell>
          <table:table-cell office:value-type="float" office:value="0.00000299484" calcext:value-type="float">
            <text:p>2.99484E-06</text:p>
          </table:table-cell>
          <table:table-cell office:value-type="float" office:value="4.8277" calcext:value-type="float">
            <text:p>4.8277</text:p>
          </table:table-cell>
          <table:table-cell office:value-type="float" office:value="4.3264" calcext:value-type="float">
            <text:p>4.326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-1.6512" calcext:value-type="float">
            <text:p>-1.6512</text:p>
          </table:table-cell>
          <table:table-cell office:value-type="float" office:value="0.0147866" calcext:value-type="float">
            <text:p>0.0147866</text:p>
          </table:table-cell>
          <table:table-cell table:number-columns-repeated="2" office:value-type="float" office:value="0.0836" calcext:value-type="float">
            <text:p>0.0836</text:p>
          </table:table-cell>
          <table:table-cell office:value-type="float" office:value="2.74125" calcext:value-type="float">
            <text:p>2.74125</text:p>
          </table:table-cell>
          <table:table-cell office:value-type="float" office:value="0.00705952" calcext:value-type="float">
            <text:p>0.00705952</text:p>
          </table:table-cell>
          <table:table-cell office:value-type="float" office:value="7.6757" calcext:value-type="float">
            <text:p>7.6757</text:p>
          </table:table-cell>
          <table:table-cell office:value-type="float" office:value="0.0000518094" calcext:value-type="float">
            <text:p>5.18094E-05</text:p>
          </table:table-cell>
          <table:table-cell office:value-type="float" office:value="20.4583" calcext:value-type="float">
            <text:p>20.4583</text:p>
          </table:table-cell>
          <table:table-cell office:value-type="float" office:value="17.6488" calcext:value-type="float">
            <text:p>17.6488</text:p>
          </table:table-cell>
          <table:table-cell office:value-type="float" office:value="0.00256711" calcext:value-type="float">
            <text:p>0.00256711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-2.124" calcext:value-type="float">
            <text:p>-2.124</text:p>
          </table:table-cell>
          <table:table-cell office:value-type="float" office:value="0.0211322" calcext:value-type="float">
            <text:p>0.0211322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0.0224" calcext:value-type="float">
            <text:p>0.0224</text:p>
          </table:table-cell>
          <table:table-cell office:value-type="float" office:value="4.53251" calcext:value-type="float">
            <text:p>4.53251</text:p>
          </table:table-cell>
          <table:table-cell office:value-type="float" office:value="0.00302688" calcext:value-type="float">
            <text:p>0.00302688</text:p>
          </table:table-cell>
          <table:table-cell office:value-type="float" office:value="20.9193" calcext:value-type="float">
            <text:p>20.9193</text:p>
          </table:table-cell>
          <table:table-cell office:value-type="float" office:value="0.0000112196" calcext:value-type="float">
            <text:p>1.12196E-05</text:p>
          </table:table-cell>
          <table:table-cell office:value-type="float" office:value="28.881" calcext:value-type="float">
            <text:p>28.881</text:p>
          </table:table-cell>
          <table:table-cell office:value-type="float" office:value="7.5672" calcext:value-type="float">
            <text:p>7.5672</text:p>
          </table:table-cell>
          <table:table-cell office:value-type="float" office:value="0.00366878" calcext:value-type="float">
            <text:p>0.00366878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-2.2704" calcext:value-type="float">
            <text:p>-2.2704</text:p>
          </table:table-cell>
          <table:table-cell office:value-type="float" office:value="0.00137984" calcext:value-type="float">
            <text:p>0.0013798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5.1561" calcext:value-type="float">
            <text:p>5.1561</text:p>
          </table:table-cell>
          <table:table-cell office:value-type="float" office:value="0.016872" calcext:value-type="float">
            <text:p>0.016872</text:p>
          </table:table-cell>
          <table:table-cell office:value-type="float" office:value="26.614" calcext:value-type="float">
            <text:p>26.614</text:p>
          </table:table-cell>
          <table:table-cell office:value-type="float" office:value="0.000443675" calcext:value-type="float">
            <text:p>0.000443675</text:p>
          </table:table-cell>
          <table:table-cell office:value-type="float" office:value="10.057" calcext:value-type="float">
            <text:p>10.057</text:p>
          </table:table-cell>
          <table:table-cell office:value-type="float" office:value="42.18" calcext:value-type="float">
            <text:p>42.18</text:p>
          </table:table-cell>
          <table:table-cell office:value-type="float" office:value="0.000239556" calcext:value-type="float">
            <text:p>0.000239556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" calcext:value-type="float">
            <text:p>4</text:p>
          </table:table-cell>
          <table:table-cell office:value-type="float" office:value="-2.3784" calcext:value-type="float">
            <text:p>-2.3784</text:p>
          </table:table-cell>
          <table:table-cell office:value-type="float" office:value="0.00204224" calcext:value-type="float">
            <text:p>0.00204224</text:p>
          </table:table-cell>
          <table:table-cell table:number-columns-repeated="2" office:value-type="float" office:value="0.22505" calcext:value-type="float">
            <text:p>0.22505</text:p>
          </table:table-cell>
          <table:table-cell office:value-type="float" office:value="5.65883" calcext:value-type="float">
            <text:p>5.65883</text:p>
          </table:table-cell>
          <table:table-cell office:value-type="float" office:value="0.0529568" calcext:value-type="float">
            <text:p>0.0529568</text:p>
          </table:table-cell>
          <table:table-cell office:value-type="float" office:value="32.0681" calcext:value-type="float">
            <text:p>32.0681</text:p>
          </table:table-cell>
          <table:table-cell office:value-type="float" office:value="0.00318095" calcext:value-type="float">
            <text:p>0.00318095</text:p>
          </table:table-cell>
          <table:table-cell office:value-type="float" office:value="47.2742" calcext:value-type="float">
            <text:p>47.2742</text:p>
          </table:table-cell>
          <table:table-cell office:value-type="float" office:value="132.392" calcext:value-type="float">
            <text:p>132.392</text:p>
          </table:table-cell>
          <table:table-cell office:value-type="float" office:value="0.000354556" calcext:value-type="float">
            <text:p>0.000354556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-2.4537" calcext:value-type="float">
            <text:p>-2.4537</text:p>
          </table:table-cell>
          <table:table-cell office:value-type="float" office:value="0.0125355" calcext:value-type="float">
            <text:p>0.0125355</text:p>
          </table:table-cell>
          <table:table-cell office:value-type="float" office:value="-0.198125" calcext:value-type="float">
            <text:p>-0.198125</text:p>
          </table:table-cell>
          <table:table-cell office:value-type="float" office:value="0.198125" calcext:value-type="float">
            <text:p>0.198125</text:p>
          </table:table-cell>
          <table:table-cell office:value-type="float" office:value="6.03318" calcext:value-type="float">
            <text:p>6.03318</text:p>
          </table:table-cell>
          <table:table-cell office:value-type="float" office:value="0.0954059" calcext:value-type="float">
            <text:p>0.0954059</text:p>
          </table:table-cell>
          <table:table-cell office:value-type="float" office:value="36.7068" calcext:value-type="float">
            <text:p>36.7068</text:p>
          </table:table-cell>
          <table:table-cell office:value-type="float" office:value="0.0173334" calcext:value-type="float">
            <text:p>0.0173334</text:p>
          </table:table-cell>
          <table:table-cell office:value-type="float" office:value="20.5376" calcext:value-type="float">
            <text:p>20.5376</text:p>
          </table:table-cell>
          <table:table-cell office:value-type="float" office:value="238.515" calcext:value-type="float">
            <text:p>238.515</text:p>
          </table:table-cell>
          <table:table-cell office:value-type="float" office:value="0.0021763" calcext:value-type="float">
            <text:p>0.0021763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" calcext:value-type="float">
            <text:p>6</text:p>
          </table:table-cell>
          <table:table-cell office:value-type="float" office:value="-2.45775" calcext:value-type="float">
            <text:p>-2.45775</text:p>
          </table:table-cell>
          <table:table-cell office:value-type="float" office:value="0.0075195" calcext:value-type="float">
            <text:p>0.0075195</text:p>
          </table:table-cell>
          <table:table-cell office:value-type="float" office:value="-0.335812" calcext:value-type="float">
            <text:p>-0.335812</text:p>
          </table:table-cell>
          <table:table-cell office:value-type="float" office:value="0.335812" calcext:value-type="float">
            <text:p>0.335812</text:p>
          </table:table-cell>
          <table:table-cell office:value-type="float" office:value="6.04805" calcext:value-type="float">
            <text:p>6.04805</text:p>
          </table:table-cell>
          <table:table-cell office:value-type="float" office:value="0.123916" calcext:value-type="float">
            <text:p>0.123916</text:p>
          </table:table-cell>
          <table:table-cell office:value-type="float" office:value="36.7581" calcext:value-type="float">
            <text:p>36.7581</text:p>
          </table:table-cell>
          <table:table-cell office:value-type="float" office:value="0.0204547" calcext:value-type="float">
            <text:p>0.0204547</text:p>
          </table:table-cell>
          <table:table-cell office:value-type="float" office:value="87.2239" calcext:value-type="float">
            <text:p>87.2239</text:p>
          </table:table-cell>
          <table:table-cell office:value-type="float" office:value="309.789" calcext:value-type="float">
            <text:p>309.789</text:p>
          </table:table-cell>
          <table:table-cell office:value-type="float" office:value="0.00130547" calcext:value-type="float">
            <text:p>0.00130547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7" calcext:value-type="float">
            <text:p>7</text:p>
          </table:table-cell>
          <table:table-cell office:value-type="float" office:value="-2.41795" calcext:value-type="float">
            <text:p>-2.41795</text:p>
          </table:table-cell>
          <table:table-cell office:value-type="float" office:value="0.0098258" calcext:value-type="float">
            <text:p>0.0098258</text:p>
          </table:table-cell>
          <table:table-cell office:value-type="float" office:value="-0.0765125" calcext:value-type="float">
            <text:p>-0.0765125</text:p>
          </table:table-cell>
          <table:table-cell office:value-type="float" office:value="0.0765125" calcext:value-type="float">
            <text:p>0.0765125</text:p>
          </table:table-cell>
          <table:table-cell office:value-type="float" office:value="5.85631" calcext:value-type="float">
            <text:p>5.85631</text:p>
          </table:table-cell>
          <table:table-cell office:value-type="float" office:value="0.0373519" calcext:value-type="float">
            <text:p>0.0373519</text:p>
          </table:table-cell>
          <table:table-cell office:value-type="float" office:value="34.5241" calcext:value-type="float">
            <text:p>34.5241</text:p>
          </table:table-cell>
          <table:table-cell office:value-type="float" office:value="0.00437817" calcext:value-type="float">
            <text:p>0.00437817</text:p>
          </table:table-cell>
          <table:table-cell office:value-type="float" office:value="66.1739" calcext:value-type="float">
            <text:p>66.1739</text:p>
          </table:table-cell>
          <table:table-cell office:value-type="float" office:value="93.3798" calcext:value-type="float">
            <text:p>93.3798</text:p>
          </table:table-cell>
          <table:table-cell office:value-type="float" office:value="0.00170587" calcext:value-type="float">
            <text:p>0.00170587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" calcext:value-type="float">
            <text:p>8</text:p>
          </table:table-cell>
          <table:table-cell office:value-type="float" office:value="-2.40892" calcext:value-type="float">
            <text:p>-2.40892</text:p>
          </table:table-cell>
          <table:table-cell office:value-type="float" office:value="0.00927178" calcext:value-type="float">
            <text:p>0.00927178</text:p>
          </table:table-cell>
          <table:table-cell table:number-columns-repeated="2" office:value-type="float" office:value="0.0357781" calcext:value-type="float">
            <text:p>0.0357781</text:p>
          </table:table-cell>
          <table:table-cell office:value-type="float" office:value="5.81219" calcext:value-type="float">
            <text:p>5.81219</text:p>
          </table:table-cell>
          <table:table-cell office:value-type="float" office:value="0.0273977" calcext:value-type="float">
            <text:p>0.0273977</text:p>
          </table:table-cell>
          <table:table-cell office:value-type="float" office:value="33.9954" calcext:value-type="float">
            <text:p>33.9954</text:p>
          </table:table-cell>
          <table:table-cell office:value-type="float" office:value="0.00181325" calcext:value-type="float">
            <text:p>0.00181325</text:p>
          </table:table-cell>
          <table:table-cell office:value-type="float" office:value="63.0136" calcext:value-type="float">
            <text:p>63.0136</text:p>
          </table:table-cell>
          <table:table-cell office:value-type="float" office:value="68.4942" calcext:value-type="float">
            <text:p>68.4942</text:p>
          </table:table-cell>
          <table:table-cell office:value-type="float" office:value="0.00160968" calcext:value-type="float">
            <text:p>0.00160968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-2.41206" calcext:value-type="float">
            <text:p>-2.41206</text:p>
          </table:table-cell>
          <table:table-cell office:value-type="float" office:value="0.0104291" calcext:value-type="float">
            <text:p>0.0104291</text:p>
          </table:table-cell>
          <table:table-cell table:number-columns-repeated="2" office:value-type="float" office:value="0.15918" calcext:value-type="float">
            <text:p>0.15918</text:p>
          </table:table-cell>
          <table:table-cell office:value-type="float" office:value="5.82847" calcext:value-type="float">
            <text:p>5.82847</text:p>
          </table:table-cell>
          <table:table-cell office:value-type="float" office:value="0.0546388" calcext:value-type="float">
            <text:p>0.0546388</text:p>
          </table:table-cell>
          <table:table-cell office:value-type="float" office:value="34.2148" calcext:value-type="float">
            <text:p>34.2148</text:p>
          </table:table-cell>
          <table:table-cell office:value-type="float" office:value="0.00633811" calcext:value-type="float">
            <text:p>0.00633811</text:p>
          </table:table-cell>
          <table:table-cell office:value-type="float" office:value="65.3659" calcext:value-type="float">
            <text:p>65.3659</text:p>
          </table:table-cell>
          <table:table-cell office:value-type="float" office:value="136.597" calcext:value-type="float">
            <text:p>136.597</text:p>
          </table:table-cell>
          <table:table-cell office:value-type="float" office:value="0.0018106" calcext:value-type="float">
            <text:p>0.0018106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-2.39862" calcext:value-type="float">
            <text:p>-2.39862</text:p>
          </table:table-cell>
          <table:table-cell office:value-type="float" office:value="0.0112617" calcext:value-type="float">
            <text:p>0.0112617</text:p>
          </table:table-cell>
          <table:table-cell office:value-type="float" office:value="-0.0470742" calcext:value-type="float">
            <text:p>-0.0470742</text:p>
          </table:table-cell>
          <table:table-cell office:value-type="float" office:value="0.0470742" calcext:value-type="float">
            <text:p>0.0470742</text:p>
          </table:table-cell>
          <table:table-cell office:value-type="float" office:value="5.76462" calcext:value-type="float">
            <text:p>5.76462</text:p>
          </table:table-cell>
          <table:table-cell office:value-type="float" office:value="0.0546755" calcext:value-type="float">
            <text:p>0.0546755</text:p>
          </table:table-cell>
          <table:table-cell office:value-type="float" office:value="33.4914" calcext:value-type="float">
            <text:p>33.4914</text:p>
          </table:table-cell>
          <table:table-cell office:value-type="float" office:value="0.00770556" calcext:value-type="float">
            <text:p>0.00770556</text:p>
          </table:table-cell>
          <table:table-cell office:value-type="float" office:value="68.4708" calcext:value-type="float">
            <text:p>68.4708</text:p>
          </table:table-cell>
          <table:table-cell office:value-type="float" office:value="136.689" calcext:value-type="float">
            <text:p>136.689</text:p>
          </table:table-cell>
          <table:table-cell office:value-type="float" office:value="0.00195516" calcext:value-type="float">
            <text:p>0.00195516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" calcext:value-type="float">
            <text:p>11</text:p>
          </table:table-cell>
          <table:table-cell office:value-type="float" office:value="-2.40634" calcext:value-type="float">
            <text:p>-2.40634</text:p>
          </table:table-cell>
          <table:table-cell office:value-type="float" office:value="0.00995916" calcext:value-type="float">
            <text:p>0.00995916</text:p>
          </table:table-cell>
          <table:table-cell table:number-columns-repeated="2" office:value-type="float" office:value="0.100185" calcext:value-type="float">
            <text:p>0.100185</text:p>
          </table:table-cell>
          <table:table-cell office:value-type="float" office:value="5.80042" calcext:value-type="float">
            <text:p>5.80042</text:p>
          </table:table-cell>
          <table:table-cell office:value-type="float" office:value="0.0548816" calcext:value-type="float">
            <text:p>0.0548816</text:p>
          </table:table-cell>
          <table:table-cell office:value-type="float" office:value="33.8755" calcext:value-type="float">
            <text:p>33.8755</text:p>
          </table:table-cell>
          <table:table-cell office:value-type="float" office:value="0.0076397" calcext:value-type="float">
            <text:p>0.0076397</text:p>
          </table:table-cell>
          <table:table-cell office:value-type="float" office:value="58.9356" calcext:value-type="float">
            <text:p>58.9356</text:p>
          </table:table-cell>
          <table:table-cell office:value-type="float" office:value="137.204" calcext:value-type="float">
            <text:p>137.204</text:p>
          </table:table-cell>
          <table:table-cell office:value-type="float" office:value="0.00172902" calcext:value-type="float">
            <text:p>0.00172902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2" calcext:value-type="float">
            <text:p>12</text:p>
          </table:table-cell>
          <table:table-cell office:value-type="float" office:value="-2.42159" calcext:value-type="float">
            <text:p>-2.42159</text:p>
          </table:table-cell>
          <table:table-cell office:value-type="float" office:value="0.0109791" calcext:value-type="float">
            <text:p>0.0109791</text:p>
          </table:table-cell>
          <table:table-cell table:number-columns-repeated="2" office:value-type="float" office:value="0.0642699" calcext:value-type="float">
            <text:p>0.0642699</text:p>
          </table:table-cell>
          <table:table-cell office:value-type="float" office:value="5.87507" calcext:value-type="float">
            <text:p>5.87507</text:p>
          </table:table-cell>
          <table:table-cell office:value-type="float" office:value="0.0768497" calcext:value-type="float">
            <text:p>0.0768497</text:p>
          </table:table-cell>
          <table:table-cell office:value-type="float" office:value="34.7752" calcext:value-type="float">
            <text:p>34.7752</text:p>
          </table:table-cell>
          <table:table-cell office:value-type="float" office:value="0.0133854" calcext:value-type="float">
            <text:p>0.0133854</text:p>
          </table:table-cell>
          <table:table-cell office:value-type="float" office:value="54.3112" calcext:value-type="float">
            <text:p>54.3112</text:p>
          </table:table-cell>
          <table:table-cell office:value-type="float" office:value="192.124" calcext:value-type="float">
            <text:p>192.124</text:p>
          </table:table-cell>
          <table:table-cell office:value-type="float" office:value="0.0019061" calcext:value-type="float">
            <text:p>0.0019061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" calcext:value-type="float">
            <text:p>13</text:p>
          </table:table-cell>
          <table:table-cell office:value-type="float" office:value="-2.41067" calcext:value-type="float">
            <text:p>-2.41067</text:p>
          </table:table-cell>
          <table:table-cell office:value-type="float" office:value="0.0108633" calcext:value-type="float">
            <text:p>0.0108633</text:p>
          </table:table-cell>
          <table:table-cell office:value-type="float" office:value="-0.027142" calcext:value-type="float">
            <text:p>-0.027142</text:p>
          </table:table-cell>
          <table:table-cell office:value-type="float" office:value="0.027142" calcext:value-type="float">
            <text:p>0.027142</text:p>
          </table:table-cell>
          <table:table-cell office:value-type="float" office:value="5.8222" calcext:value-type="float">
            <text:p>5.8222</text:p>
          </table:table-cell>
          <table:table-cell office:value-type="float" office:value="0.06563" calcext:value-type="float">
            <text:p>0.06563</text:p>
          </table:table-cell>
          <table:table-cell office:value-type="float" office:value="34.1528" calcext:value-type="float">
            <text:p>34.1528</text:p>
          </table:table-cell>
          <table:table-cell office:value-type="float" office:value="0.0106089" calcext:value-type="float">
            <text:p>0.0106089</text:p>
          </table:table-cell>
          <table:table-cell office:value-type="float" office:value="52.9122" calcext:value-type="float">
            <text:p>52.9122</text:p>
          </table:table-cell>
          <table:table-cell office:value-type="float" office:value="164.075" calcext:value-type="float">
            <text:p>164.075</text:p>
          </table:table-cell>
          <table:table-cell office:value-type="float" office:value="0.00188598" calcext:value-type="float">
            <text:p>0.00188598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office:value-type="float" office:value="-2.41509" calcext:value-type="float">
            <text:p>-2.41509</text:p>
          </table:table-cell>
          <table:table-cell office:value-type="float" office:value="0.0108023" calcext:value-type="float">
            <text:p>0.0108023</text:p>
          </table:table-cell>
          <table:table-cell table:number-columns-repeated="2" office:value-type="float" office:value="0.0380576" calcext:value-type="float">
            <text:p>0.0380576</text:p>
          </table:table-cell>
          <table:table-cell office:value-type="float" office:value="5.84348" calcext:value-type="float">
            <text:p>5.84348</text:p>
          </table:table-cell>
          <table:table-cell office:value-type="float" office:value="0.0644363" calcext:value-type="float">
            <text:p>0.0644363</text:p>
          </table:table-cell>
          <table:table-cell office:value-type="float" office:value="34.4006" calcext:value-type="float">
            <text:p>34.4006</text:p>
          </table:table-cell>
          <table:table-cell office:value-type="float" office:value="0.0100795" calcext:value-type="float">
            <text:p>0.0100795</text:p>
          </table:table-cell>
          <table:table-cell office:value-type="float" office:value="60.9606" calcext:value-type="float">
            <text:p>60.9606</text:p>
          </table:table-cell>
          <table:table-cell office:value-type="float" office:value="161.091" calcext:value-type="float">
            <text:p>161.091</text:p>
          </table:table-cell>
          <table:table-cell office:value-type="float" office:value="0.00187541" calcext:value-type="float">
            <text:p>0.00187541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office:value-type="float" office:value="-2.40869" calcext:value-type="float">
            <text:p>-2.40869</text:p>
          </table:table-cell>
          <table:table-cell office:value-type="float" office:value="0.0105398" calcext:value-type="float">
            <text:p>0.0105398</text:p>
          </table:table-cell>
          <table:table-cell table:number-columns-repeated="2" office:value-type="float" office:value="0.0152443" calcext:value-type="float">
            <text:p>0.0152443</text:p>
          </table:table-cell>
          <table:table-cell office:value-type="float" office:value="5.81233" calcext:value-type="float">
            <text:p>5.81233</text:p>
          </table:table-cell>
          <table:table-cell office:value-type="float" office:value="0.0573092" calcext:value-type="float">
            <text:p>0.0573092</text:p>
          </table:table-cell>
          <table:table-cell office:value-type="float" office:value="34.0296" calcext:value-type="float">
            <text:p>34.0296</text:p>
          </table:table-cell>
          <table:table-cell office:value-type="float" office:value="0.00825411" calcext:value-type="float">
            <text:p>0.00825411</text:p>
          </table:table-cell>
          <table:table-cell office:value-type="float" office:value="60.2021" calcext:value-type="float">
            <text:p>60.2021</text:p>
          </table:table-cell>
          <table:table-cell office:value-type="float" office:value="143.273" calcext:value-type="float">
            <text:p>143.273</text:p>
          </table:table-cell>
          <table:table-cell office:value-type="float" office:value="0.00182983" calcext:value-type="float">
            <text:p>0.00182983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-2.4112" calcext:value-type="float">
            <text:p>-2.4112</text:p>
          </table:table-cell>
          <table:table-cell office:value-type="float" office:value="0.0104451" calcext:value-type="float">
            <text:p>0.0104451</text:p>
          </table:table-cell>
          <table:table-cell table:number-columns-repeated="2" office:value-type="float" office:value="0.0228047" calcext:value-type="float">
            <text:p>0.0228047</text:p>
          </table:table-cell>
          <table:table-cell office:value-type="float" office:value="5.82433" calcext:value-type="float">
            <text:p>5.82433</text:p>
          </table:table-cell>
          <table:table-cell office:value-type="float" office:value="0.064143" calcext:value-type="float">
            <text:p>0.064143</text:p>
          </table:table-cell>
          <table:table-cell office:value-type="float" office:value="34.1672" calcext:value-type="float">
            <text:p>34.1672</text:p>
          </table:table-cell>
          <table:table-cell office:value-type="float" office:value="0.00978413" calcext:value-type="float">
            <text:p>0.00978413</text:p>
          </table:table-cell>
          <table:table-cell office:value-type="float" office:value="58.076" calcext:value-type="float">
            <text:p>58.076</text:p>
          </table:table-cell>
          <table:table-cell office:value-type="float" office:value="160.357" calcext:value-type="float">
            <text:p>160.357</text:p>
          </table:table-cell>
          <table:table-cell office:value-type="float" office:value="0.00181339" calcext:value-type="float">
            <text:p>0.00181339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-2.41195" calcext:value-type="float">
            <text:p>-2.41195</text:p>
          </table:table-cell>
          <table:table-cell office:value-type="float" office:value="0.0108239" calcext:value-type="float">
            <text:p>0.0108239</text:p>
          </table:table-cell>
          <table:table-cell office:value-type="float" office:value="-0.004001" calcext:value-type="float">
            <text:p>-0.004001</text:p>
          </table:table-cell>
          <table:table-cell office:value-type="float" office:value="0.004001" calcext:value-type="float">
            <text:p>0.004001</text:p>
          </table:table-cell>
          <table:table-cell office:value-type="float" office:value="5.82832" calcext:value-type="float">
            <text:p>5.82832</text:p>
          </table:table-cell>
          <table:table-cell office:value-type="float" office:value="0.0636636" calcext:value-type="float">
            <text:p>0.0636636</text:p>
          </table:table-cell>
          <table:table-cell office:value-type="float" office:value="34.2231" calcext:value-type="float">
            <text:p>34.2231</text:p>
          </table:table-cell>
          <table:table-cell office:value-type="float" office:value="0.00967058" calcext:value-type="float">
            <text:p>0.00967058</text:p>
          </table:table-cell>
          <table:table-cell office:value-type="float" office:value="58.4505" calcext:value-type="float">
            <text:p>58.4505</text:p>
          </table:table-cell>
          <table:table-cell office:value-type="float" office:value="159.159" calcext:value-type="float">
            <text:p>159.159</text:p>
          </table:table-cell>
          <table:table-cell office:value-type="float" office:value="0.00187915" calcext:value-type="float">
            <text:p>0.00187915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8" calcext:value-type="float">
            <text:p>18</text:p>
          </table:table-cell>
          <table:table-cell office:value-type="float" office:value="-2.40915" calcext:value-type="float">
            <text:p>-2.40915</text:p>
          </table:table-cell>
          <table:table-cell office:value-type="float" office:value="0.0106453" calcext:value-type="float">
            <text:p>0.0106453</text:p>
          </table:table-cell>
          <table:table-cell table:number-columns-repeated="2" office:value-type="float" office:value="0.00857959" calcext:value-type="float">
            <text:p>0.00857959</text:p>
          </table:table-cell>
          <table:table-cell office:value-type="float" office:value="5.81463" calcext:value-type="float">
            <text:p>5.81463</text:p>
          </table:table-cell>
          <table:table-cell office:value-type="float" office:value="0.06107" calcext:value-type="float">
            <text:p>0.06107</text:p>
          </table:table-cell>
          <table:table-cell office:value-type="float" office:value="34.0587" calcext:value-type="float">
            <text:p>34.0587</text:p>
          </table:table-cell>
          <table:table-cell office:value-type="float" office:value="0.00912234" calcext:value-type="float">
            <text:p>0.00912234</text:p>
          </table:table-cell>
          <table:table-cell office:value-type="float" office:value="58.2064" calcext:value-type="float">
            <text:p>58.2064</text:p>
          </table:table-cell>
          <table:table-cell office:value-type="float" office:value="152.675" calcext:value-type="float">
            <text:p>152.675</text:p>
          </table:table-cell>
          <table:table-cell office:value-type="float" office:value="0.00184814" calcext:value-type="float">
            <text:p>0.00184814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9" calcext:value-type="float">
            <text:p>19</text:p>
          </table:table-cell>
          <table:table-cell office:value-type="float" office:value="-2.41059" calcext:value-type="float">
            <text:p>-2.41059</text:p>
          </table:table-cell>
          <table:table-cell office:value-type="float" office:value="0.0107358" calcext:value-type="float">
            <text:p>0.0107358</text:p>
          </table:table-cell>
          <table:table-cell office:value-type="float" office:value="-0.00902846" calcext:value-type="float">
            <text:p>-0.00902846</text:p>
          </table:table-cell>
          <table:table-cell office:value-type="float" office:value="0.00902846" calcext:value-type="float">
            <text:p>0.00902846</text:p>
          </table:table-cell>
          <table:table-cell office:value-type="float" office:value="5.82169" calcext:value-type="float">
            <text:p>5.82169</text:p>
          </table:table-cell>
          <table:table-cell office:value-type="float" office:value="0.0626025" calcext:value-type="float">
            <text:p>0.0626025</text:p>
          </table:table-cell>
          <table:table-cell office:value-type="float" office:value="34.1435" calcext:value-type="float">
            <text:p>34.1435</text:p>
          </table:table-cell>
          <table:table-cell office:value-type="float" office:value="0.00956285" calcext:value-type="float">
            <text:p>0.00956285</text:p>
          </table:table-cell>
          <table:table-cell office:value-type="float" office:value="58.3611" calcext:value-type="float">
            <text:p>58.3611</text:p>
          </table:table-cell>
          <table:table-cell office:value-type="float" office:value="156.506" calcext:value-type="float">
            <text:p>156.506</text:p>
          </table:table-cell>
          <table:table-cell office:value-type="float" office:value="0.00186385" calcext:value-type="float">
            <text:p>0.00186385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0" calcext:value-type="float">
            <text:p>20</text:p>
          </table:table-cell>
          <table:table-cell office:value-type="float" office:value="-2.40996" calcext:value-type="float">
            <text:p>-2.40996</text:p>
          </table:table-cell>
          <table:table-cell office:value-type="float" office:value="0.0106959" calcext:value-type="float">
            <text:p>0.0106959</text:p>
          </table:table-cell>
          <table:table-cell office:value-type="float" office:value="-0.00250855" calcext:value-type="float">
            <text:p>-0.00250855</text:p>
          </table:table-cell>
          <table:table-cell office:value-type="float" office:value="0.00250855" calcext:value-type="float">
            <text:p>0.00250855</text:p>
          </table:table-cell>
          <table:table-cell office:value-type="float" office:value="5.81859" calcext:value-type="float">
            <text:p>5.81859</text:p>
          </table:table-cell>
          <table:table-cell office:value-type="float" office:value="0.0613593" calcext:value-type="float">
            <text:p>0.0613593</text:p>
          </table:table-cell>
          <table:table-cell office:value-type="float" office:value="34.1063" calcext:value-type="float">
            <text:p>34.1063</text:p>
          </table:table-cell>
          <table:table-cell office:value-type="float" office:value="0.0092132" calcext:value-type="float">
            <text:p>0.0092132</text:p>
          </table:table-cell>
          <table:table-cell office:value-type="float" office:value="59.0306" calcext:value-type="float">
            <text:p>59.0306</text:p>
          </table:table-cell>
          <table:table-cell office:value-type="float" office:value="153.398" calcext:value-type="float">
            <text:p>153.398</text:p>
          </table:table-cell>
          <table:table-cell office:value-type="float" office:value="0.00185692" calcext:value-type="float">
            <text:p>0.001856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-1.0592" calcext:value-type="float">
            <text:p>-1.0592</text:p>
          </table:table-cell>
          <table:table-cell office:value-type="float" office:value="0" calcext:value-type="float">
            <text:p>0</text:p>
          </table:table-cell>
          <table:table-cell office:value-type="float" office:value="-0.0648" calcext:value-type="float">
            <text:p>-0.0648</text:p>
          </table:table-cell>
          <table:table-cell office:value-type="float" office:value="0.0648" calcext:value-type="float">
            <text:p>0.0648</text:p>
          </table:table-cell>
          <table:table-cell office:value-type="float" office:value="1.1219" calcext:value-type="float">
            <text:p>1.1219</text:p>
          </table:table-cell>
          <table:table-cell office:value-type="float" office:value="0.00419904" calcext:value-type="float">
            <text:p>0.00419904</text:p>
          </table:table-cell>
          <table:table-cell office:value-type="float" office:value="1.25867" calcext:value-type="float">
            <text:p>1.25867</text:p>
          </table:table-cell>
          <table:table-cell office:value-type="float" office:value="0.0000176319" calcext:value-type="float">
            <text:p>1.76319E-05</text:p>
          </table:table-cell>
          <table:table-cell office:value-type="float" office:value="0.50678" calcext:value-type="float">
            <text:p>0.50678</text:p>
          </table:table-cell>
          <table:table-cell office:value-type="float" office:value="10.4976" calcext:value-type="float">
            <text:p>10.497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-1.6544" calcext:value-type="float">
            <text:p>-1.6544</text:p>
          </table:table-cell>
          <table:table-cell office:value-type="float" office:value="0.00692224" calcext:value-type="float">
            <text:p>0.00692224</text:p>
          </table:table-cell>
          <table:table-cell office:value-type="float" office:value="-0.0192" calcext:value-type="float">
            <text:p>-0.0192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74396" calcext:value-type="float">
            <text:p>2.74396</text:p>
          </table:table-cell>
          <table:table-cell office:value-type="float" office:value="0.00134208" calcext:value-type="float">
            <text:p>0.00134208</text:p>
          </table:table-cell>
          <table:table-cell office:value-type="float" office:value="7.60511" calcext:value-type="float">
            <text:p>7.60511</text:p>
          </table:table-cell>
          <table:table-cell office:value-type="float" office:value="0.00000323657" calcext:value-type="float">
            <text:p>3.23657E-06</text:p>
          </table:table-cell>
          <table:table-cell office:value-type="float" office:value="3.28494" calcext:value-type="float">
            <text:p>3.28494</text:p>
          </table:table-cell>
          <table:table-cell office:value-type="float" office:value="3.3552" calcext:value-type="float">
            <text:p>3.3552</text:p>
          </table:table-cell>
          <table:table-cell office:value-type="float" office:value="0.00110756" calcext:value-type="float">
            <text:p>0.00110756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-2.06" calcext:value-type="float">
            <text:p>-2.06</text:p>
          </table:table-cell>
          <table:table-cell office:value-type="float" office:value="0.00113344" calcext:value-type="float">
            <text:p>0.00113344</text:p>
          </table:table-cell>
          <table:table-cell office:value-type="float" office:value="-0.094" calcext:value-type="float">
            <text:p>-0.094</text:p>
          </table:table-cell>
          <table:table-cell office:value-type="float" office:value="0.094" calcext:value-type="float">
            <text:p>0.094</text:p>
          </table:table-cell>
          <table:table-cell office:value-type="float" office:value="4.24473" calcext:value-type="float">
            <text:p>4.24473</text:p>
          </table:table-cell>
          <table:table-cell office:value-type="float" office:value="0.00925728" calcext:value-type="float">
            <text:p>0.00925728</text:p>
          </table:table-cell>
          <table:table-cell office:value-type="float" office:value="18.0368" calcext:value-type="float">
            <text:p>18.0368</text:p>
          </table:table-cell>
          <table:table-cell office:value-type="float" office:value="0.000100735" calcext:value-type="float">
            <text:p>0.000100735</text:p>
          </table:table-cell>
          <table:table-cell office:value-type="float" office:value="2.3756" calcext:value-type="float">
            <text:p>2.3756</text:p>
          </table:table-cell>
          <table:table-cell office:value-type="float" office:value="23.1432" calcext:value-type="float">
            <text:p>23.1432</text:p>
          </table:table-cell>
          <table:table-cell office:value-type="float" office:value="0.00018135" calcext:value-type="float">
            <text:p>0.00018135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-2.164" calcext:value-type="float">
            <text:p>-2.164</text:p>
          </table:table-cell>
          <table:table-cell office:value-type="float" office:value="0.00620992" calcext:value-type="float">
            <text:p>0.00620992</text:p>
          </table:table-cell>
          <table:table-cell office:value-type="float" office:value="-0.0535" calcext:value-type="float">
            <text:p>-0.0535</text:p>
          </table:table-cell>
          <table:table-cell office:value-type="float" office:value="0.0535" calcext:value-type="float">
            <text:p>0.0535</text:p>
          </table:table-cell>
          <table:table-cell office:value-type="float" office:value="4.68911" calcext:value-type="float">
            <text:p>4.68911</text:p>
          </table:table-cell>
          <table:table-cell office:value-type="float" office:value="0.005834" calcext:value-type="float">
            <text:p>0.005834</text:p>
          </table:table-cell>
          <table:table-cell office:value-type="float" office:value="22.1062" calcext:value-type="float">
            <text:p>22.1062</text:p>
          </table:table-cell>
          <table:table-cell office:value-type="float" office:value="0.0000442331" calcext:value-type="float">
            <text:p>4.42331E-05</text:p>
          </table:table-cell>
          <table:table-cell office:value-type="float" office:value="59.2527" calcext:value-type="float">
            <text:p>59.2527</text:p>
          </table:table-cell>
          <table:table-cell office:value-type="float" office:value="14.585" calcext:value-type="float">
            <text:p>14.585</text:p>
          </table:table-cell>
          <table:table-cell office:value-type="float" office:value="0.000993587" calcext:value-type="float">
            <text:p>0.000993587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-2.2512" calcext:value-type="float">
            <text:p>-2.2512</text:p>
          </table:table-cell>
          <table:table-cell office:value-type="float" office:value="0.00345728" calcext:value-type="float">
            <text:p>0.00345728</text:p>
          </table:table-cell>
          <table:table-cell office:value-type="float" office:value="-0.04145" calcext:value-type="float">
            <text:p>-0.04145</text:p>
          </table:table-cell>
          <table:table-cell office:value-type="float" office:value="0.04145" calcext:value-type="float">
            <text:p>0.04145</text:p>
          </table:table-cell>
          <table:table-cell office:value-type="float" office:value="5.07136" calcext:value-type="float">
            <text:p>5.07136</text:p>
          </table:table-cell>
          <table:table-cell office:value-type="float" office:value="0.00281076" calcext:value-type="float">
            <text:p>0.00281076</text:p>
          </table:table-cell>
          <table:table-cell office:value-type="float" office:value="25.7882" calcext:value-type="float">
            <text:p>25.7882</text:p>
          </table:table-cell>
          <table:table-cell office:value-type="float" office:value="0.0000159045" calcext:value-type="float">
            <text:p>1.59045E-05</text:p>
          </table:table-cell>
          <table:table-cell office:value-type="float" office:value="61.0813" calcext:value-type="float">
            <text:p>61.0813</text:p>
          </table:table-cell>
          <table:table-cell office:value-type="float" office:value="7.0269" calcext:value-type="float">
            <text:p>7.0269</text:p>
          </table:table-cell>
          <table:table-cell office:value-type="float" office:value="0.000553165" calcext:value-type="float">
            <text:p>0.000553165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-2.1921" calcext:value-type="float">
            <text:p>-2.1921</text:p>
          </table:table-cell>
          <table:table-cell office:value-type="float" office:value="0.00394783" calcext:value-type="float">
            <text:p>0.00394783</text:p>
          </table:table-cell>
          <table:table-cell office:value-type="float" office:value="-0.2017" calcext:value-type="float">
            <text:p>-0.2017</text:p>
          </table:table-cell>
          <table:table-cell office:value-type="float" office:value="0.2017" calcext:value-type="float">
            <text:p>0.2017</text:p>
          </table:table-cell>
          <table:table-cell office:value-type="float" office:value="4.80925" calcext:value-type="float">
            <text:p>4.80925</text:p>
          </table:table-cell>
          <table:table-cell office:value-type="float" office:value="0.0513761" calcext:value-type="float">
            <text:p>0.0513761</text:p>
          </table:table-cell>
          <table:table-cell office:value-type="float" office:value="23.2029" calcext:value-type="float">
            <text:p>23.2029</text:p>
          </table:table-cell>
          <table:table-cell office:value-type="float" office:value="0.00460574" calcext:value-type="float">
            <text:p>0.00460574</text:p>
          </table:table-cell>
          <table:table-cell office:value-type="float" office:value="43.3132" calcext:value-type="float">
            <text:p>43.3132</text:p>
          </table:table-cell>
          <table:table-cell office:value-type="float" office:value="128.44" calcext:value-type="float">
            <text:p>128.44</text:p>
          </table:table-cell>
          <table:table-cell office:value-type="float" office:value="0.000631653" calcext:value-type="float">
            <text:p>0.000631653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-2.2145" calcext:value-type="float">
            <text:p>-2.2145</text:p>
          </table:table-cell>
          <table:table-cell office:value-type="float" office:value="0.00591743" calcext:value-type="float">
            <text:p>0.00591743</text:p>
          </table:table-cell>
          <table:table-cell office:value-type="float" office:value="-0.071775" calcext:value-type="float">
            <text:p>-0.071775</text:p>
          </table:table-cell>
          <table:table-cell office:value-type="float" office:value="0.071775" calcext:value-type="float">
            <text:p>0.071775</text:p>
          </table:table-cell>
          <table:table-cell office:value-type="float" office:value="4.90993" calcext:value-type="float">
            <text:p>4.90993</text:p>
          </table:table-cell>
          <table:table-cell office:value-type="float" office:value="0.00946498" calcext:value-type="float">
            <text:p>0.00946498</text:p>
          </table:table-cell>
          <table:table-cell office:value-type="float" office:value="24.2228" calcext:value-type="float">
            <text:p>24.2228</text:p>
          </table:table-cell>
          <table:table-cell office:value-type="float" office:value="0.000157852" calcext:value-type="float">
            <text:p>0.000157852</text:p>
          </table:table-cell>
          <table:table-cell office:value-type="float" office:value="48.4303" calcext:value-type="float">
            <text:p>48.4303</text:p>
          </table:table-cell>
          <table:table-cell office:value-type="float" office:value="23.6625" calcext:value-type="float">
            <text:p>23.6625</text:p>
          </table:table-cell>
          <table:table-cell office:value-type="float" office:value="0.000946789" calcext:value-type="float">
            <text:p>0.000946789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-2.2028" calcext:value-type="float">
            <text:p>-2.2028</text:p>
          </table:table-cell>
          <table:table-cell office:value-type="float" office:value="0.00924416" calcext:value-type="float">
            <text:p>0.00924416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018" calcext:value-type="float">
            <text:p>0.0018</text:p>
          </table:table-cell>
          <table:table-cell office:value-type="float" office:value="4.86157" calcext:value-type="float">
            <text:p>4.86157</text:p>
          </table:table-cell>
          <table:table-cell office:value-type="float" office:value="0.0269763" calcext:value-type="float">
            <text:p>0.0269763</text:p>
          </table:table-cell>
          <table:table-cell office:value-type="float" office:value="23.8137" calcext:value-type="float">
            <text:p>23.8137</text:p>
          </table:table-cell>
          <table:table-cell office:value-type="float" office:value="0.00151256" calcext:value-type="float">
            <text:p>0.00151256</text:p>
          </table:table-cell>
          <table:table-cell office:value-type="float" office:value="47.8177" calcext:value-type="float">
            <text:p>47.8177</text:p>
          </table:table-cell>
          <table:table-cell office:value-type="float" office:value="67.4408" calcext:value-type="float">
            <text:p>67.4408</text:p>
          </table:table-cell>
          <table:table-cell office:value-type="float" office:value="0.00147907" calcext:value-type="float">
            <text:p>0.00147907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-2.19762" calcext:value-type="float">
            <text:p>-2.19762</text:p>
          </table:table-cell>
          <table:table-cell office:value-type="float" office:value="0.00737788" calcext:value-type="float">
            <text:p>0.00737788</text:p>
          </table:table-cell>
          <table:table-cell office:value-type="float" office:value="-0.0361375" calcext:value-type="float">
            <text:p>-0.0361375</text:p>
          </table:table-cell>
          <table:table-cell office:value-type="float" office:value="0.0361375" calcext:value-type="float">
            <text:p>0.0361375</text:p>
          </table:table-cell>
          <table:table-cell office:value-type="float" office:value="4.83693" calcext:value-type="float">
            <text:p>4.83693</text:p>
          </table:table-cell>
          <table:table-cell office:value-type="float" office:value="0.0236339" calcext:value-type="float">
            <text:p>0.0236339</text:p>
          </table:table-cell>
          <table:table-cell office:value-type="float" office:value="23.54" calcext:value-type="float">
            <text:p>23.54</text:p>
          </table:table-cell>
          <table:table-cell office:value-type="float" office:value="0.00117597" calcext:value-type="float">
            <text:p>0.00117597</text:p>
          </table:table-cell>
          <table:table-cell office:value-type="float" office:value="28.9349" calcext:value-type="float">
            <text:p>28.9349</text:p>
          </table:table-cell>
          <table:table-cell office:value-type="float" office:value="59.0848" calcext:value-type="float">
            <text:p>59.0848</text:p>
          </table:table-cell>
          <table:table-cell office:value-type="float" office:value="0.00118046" calcext:value-type="float">
            <text:p>0.00118046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office:value-type="float" office:value="-2.21206" calcext:value-type="float">
            <text:p>-2.21206</text:p>
          </table:table-cell>
          <table:table-cell office:value-type="float" office:value="0.0105445" calcext:value-type="float">
            <text:p>0.0105445</text:p>
          </table:table-cell>
          <table:table-cell office:value-type="float" office:value="-0.0375375" calcext:value-type="float">
            <text:p>-0.0375375</text:p>
          </table:table-cell>
          <table:table-cell office:value-type="float" office:value="0.0375375" calcext:value-type="float">
            <text:p>0.0375375</text:p>
          </table:table-cell>
          <table:table-cell office:value-type="float" office:value="4.90376" calcext:value-type="float">
            <text:p>4.90376</text:p>
          </table:table-cell>
          <table:table-cell office:value-type="float" office:value="0.0229036" calcext:value-type="float">
            <text:p>0.0229036</text:p>
          </table:table-cell>
          <table:table-cell office:value-type="float" office:value="24.2543" calcext:value-type="float">
            <text:p>24.2543</text:p>
          </table:table-cell>
          <table:table-cell office:value-type="float" office:value="0.00173485" calcext:value-type="float">
            <text:p>0.00173485</text:p>
          </table:table-cell>
          <table:table-cell office:value-type="float" office:value="40.8735" calcext:value-type="float">
            <text:p>40.8735</text:p>
          </table:table-cell>
          <table:table-cell office:value-type="float" office:value="57.2591" calcext:value-type="float">
            <text:p>57.2591</text:p>
          </table:table-cell>
          <table:table-cell office:value-type="float" office:value="0.00168712" calcext:value-type="float">
            <text:p>0.00168712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-2.22088" calcext:value-type="float">
            <text:p>-2.22088</text:p>
          </table:table-cell>
          <table:table-cell office:value-type="float" office:value="0.00800906" calcext:value-type="float">
            <text:p>0.00800906</text:p>
          </table:table-cell>
          <table:table-cell table:number-columns-repeated="2" office:value-type="float" office:value="0.0185906" calcext:value-type="float">
            <text:p>0.0185906</text:p>
          </table:table-cell>
          <table:table-cell office:value-type="float" office:value="4.94031" calcext:value-type="float">
            <text:p>4.94031</text:p>
          </table:table-cell>
          <table:table-cell office:value-type="float" office:value="0.0274388" calcext:value-type="float">
            <text:p>0.0274388</text:p>
          </table:table-cell>
          <table:table-cell office:value-type="float" office:value="24.5654" calcext:value-type="float">
            <text:p>24.5654</text:p>
          </table:table-cell>
          <table:table-cell office:value-type="float" office:value="0.00195409" calcext:value-type="float">
            <text:p>0.00195409</text:p>
          </table:table-cell>
          <table:table-cell office:value-type="float" office:value="33.5064" calcext:value-type="float">
            <text:p>33.5064</text:p>
          </table:table-cell>
          <table:table-cell office:value-type="float" office:value="68.5969" calcext:value-type="float">
            <text:p>68.5969</text:p>
          </table:table-cell>
          <table:table-cell office:value-type="float" office:value="0.00128145" calcext:value-type="float">
            <text:p>0.00128145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office:value-type="float" office:value="-2.22043" calcext:value-type="float">
            <text:p>-2.22043</text:p>
          </table:table-cell>
          <table:table-cell office:value-type="float" office:value="0.00875254" calcext:value-type="float">
            <text:p>0.00875254</text:p>
          </table:table-cell>
          <table:table-cell table:number-columns-repeated="2" office:value-type="float" office:value="0.02585" calcext:value-type="float">
            <text:p>0.02585</text:p>
          </table:table-cell>
          <table:table-cell office:value-type="float" office:value="4.93905" calcext:value-type="float">
            <text:p>4.93905</text:p>
          </table:table-cell>
          <table:table-cell office:value-type="float" office:value="0.0287781" calcext:value-type="float">
            <text:p>0.0287781</text:p>
          </table:table-cell>
          <table:table-cell office:value-type="float" office:value="24.5678" calcext:value-type="float">
            <text:p>24.5678</text:p>
          </table:table-cell>
          <table:table-cell office:value-type="float" office:value="0.00216592" calcext:value-type="float">
            <text:p>0.00216592</text:p>
          </table:table-cell>
          <table:table-cell office:value-type="float" office:value="41.9129" calcext:value-type="float">
            <text:p>41.9129</text:p>
          </table:table-cell>
          <table:table-cell office:value-type="float" office:value="71.9452" calcext:value-type="float">
            <text:p>71.9452</text:p>
          </table:table-cell>
          <table:table-cell office:value-type="float" office:value="0.00140041" calcext:value-type="float">
            <text:p>0.00140041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-2.21334" calcext:value-type="float">
            <text:p>-2.21334</text:p>
          </table:table-cell>
          <table:table-cell office:value-type="float" office:value="0.00846985" calcext:value-type="float">
            <text:p>0.00846985</text:p>
          </table:table-cell>
          <table:table-cell office:value-type="float" office:value="-0.0320678" calcext:value-type="float">
            <text:p>-0.0320678</text:p>
          </table:table-cell>
          <table:table-cell office:value-type="float" office:value="0.0320678" calcext:value-type="float">
            <text:p>0.0320678</text:p>
          </table:table-cell>
          <table:table-cell office:value-type="float" office:value="4.90735" calcext:value-type="float">
            <text:p>4.90735</text:p>
          </table:table-cell>
          <table:table-cell office:value-type="float" office:value="0.0260424" calcext:value-type="float">
            <text:p>0.0260424</text:p>
          </table:table-cell>
          <table:table-cell office:value-type="float" office:value="24.2487" calcext:value-type="float">
            <text:p>24.2487</text:p>
          </table:table-cell>
          <table:table-cell office:value-type="float" office:value="0.00187421" calcext:value-type="float">
            <text:p>0.00187421</text:p>
          </table:table-cell>
          <table:table-cell office:value-type="float" office:value="40.9016" calcext:value-type="float">
            <text:p>40.9016</text:p>
          </table:table-cell>
          <table:table-cell office:value-type="float" office:value="65.106" calcext:value-type="float">
            <text:p>65.106</text:p>
          </table:table-cell>
          <table:table-cell office:value-type="float" office:value="0.00135518" calcext:value-type="float">
            <text:p>0.00135518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3" calcext:value-type="float">
            <text:p>13</text:p>
          </table:table-cell>
          <table:table-cell office:value-type="float" office:value="-2.21449" calcext:value-type="float">
            <text:p>-2.21449</text:p>
          </table:table-cell>
          <table:table-cell office:value-type="float" office:value="0.00870763" calcext:value-type="float">
            <text:p>0.00870763</text:p>
          </table:table-cell>
          <table:table-cell office:value-type="float" office:value="-0.0145875" calcext:value-type="float">
            <text:p>-0.0145875</text:p>
          </table:table-cell>
          <table:table-cell office:value-type="float" office:value="0.0145875" calcext:value-type="float">
            <text:p>0.0145875</text:p>
          </table:table-cell>
          <table:table-cell office:value-type="float" office:value="4.91266" calcext:value-type="float">
            <text:p>4.91266</text:p>
          </table:table-cell>
          <table:table-cell office:value-type="float" office:value="0.024799" calcext:value-type="float">
            <text:p>0.024799</text:p>
          </table:table-cell>
          <table:table-cell office:value-type="float" office:value="24.3055" calcext:value-type="float">
            <text:p>24.3055</text:p>
          </table:table-cell>
          <table:table-cell office:value-type="float" office:value="0.00171596" calcext:value-type="float">
            <text:p>0.00171596</text:p>
          </table:table-cell>
          <table:table-cell office:value-type="float" office:value="38.6833" calcext:value-type="float">
            <text:p>38.6833</text:p>
          </table:table-cell>
          <table:table-cell office:value-type="float" office:value="61.9975" calcext:value-type="float">
            <text:p>61.9975</text:p>
          </table:table-cell>
          <table:table-cell office:value-type="float" office:value="0.00139322" calcext:value-type="float">
            <text:p>0.00139322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" calcext:value-type="float">
            <text:p>14</text:p>
          </table:table-cell>
          <table:table-cell office:value-type="float" office:value="-2.21043" calcext:value-type="float">
            <text:p>-2.21043</text:p>
          </table:table-cell>
          <table:table-cell office:value-type="float" office:value="0.00860409" calcext:value-type="float">
            <text:p>0.00860409</text:p>
          </table:table-cell>
          <table:table-cell office:value-type="float" office:value="-0.00565288" calcext:value-type="float">
            <text:p>-0.00565288</text:p>
          </table:table-cell>
          <table:table-cell office:value-type="float" office:value="0.00565288" calcext:value-type="float">
            <text:p>0.00565288</text:p>
          </table:table-cell>
          <table:table-cell office:value-type="float" office:value="4.89462" calcext:value-type="float">
            <text:p>4.89462</text:p>
          </table:table-cell>
          <table:table-cell office:value-type="float" office:value="0.0254071" calcext:value-type="float">
            <text:p>0.0254071</text:p>
          </table:table-cell>
          <table:table-cell office:value-type="float" office:value="24.1261" calcext:value-type="float">
            <text:p>24.1261</text:p>
          </table:table-cell>
          <table:table-cell office:value-type="float" office:value="0.00177255" calcext:value-type="float">
            <text:p>0.00177255</text:p>
          </table:table-cell>
          <table:table-cell office:value-type="float" office:value="38.5029" calcext:value-type="float">
            <text:p>38.5029</text:p>
          </table:table-cell>
          <table:table-cell office:value-type="float" office:value="63.5176" calcext:value-type="float">
            <text:p>63.5176</text:p>
          </table:table-cell>
          <table:table-cell office:value-type="float" office:value="0.00137665" calcext:value-type="float">
            <text:p>0.00137665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-2.21444" calcext:value-type="float">
            <text:p>-2.21444</text:p>
          </table:table-cell>
          <table:table-cell office:value-type="float" office:value="0.0087019" calcext:value-type="float">
            <text:p>0.0087019</text:p>
          </table:table-cell>
          <table:table-cell table:number-columns-repeated="2" office:value-type="float" office:value="0.00420195" calcext:value-type="float">
            <text:p>0.00420195</text:p>
          </table:table-cell>
          <table:table-cell office:value-type="float" office:value="4.91244" calcext:value-type="float">
            <text:p>4.91244</text:p>
          </table:table-cell>
          <table:table-cell office:value-type="float" office:value="0.0247548" calcext:value-type="float">
            <text:p>0.0247548</text:p>
          </table:table-cell>
          <table:table-cell office:value-type="float" office:value="24.3035" calcext:value-type="float">
            <text:p>24.3035</text:p>
          </table:table-cell>
          <table:table-cell office:value-type="float" office:value="0.00173853" calcext:value-type="float">
            <text:p>0.00173853</text:p>
          </table:table-cell>
          <table:table-cell office:value-type="float" office:value="42.1874" calcext:value-type="float">
            <text:p>42.1874</text:p>
          </table:table-cell>
          <table:table-cell office:value-type="float" office:value="61.887" calcext:value-type="float">
            <text:p>61.887</text:p>
          </table:table-cell>
          <table:table-cell office:value-type="float" office:value="0.0013923" calcext:value-type="float">
            <text:p>0.0013923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-2.21129" calcext:value-type="float">
            <text:p>-2.21129</text:p>
          </table:table-cell>
          <table:table-cell office:value-type="float" office:value="0.0085899" calcext:value-type="float">
            <text:p>0.0085899</text:p>
          </table:table-cell>
          <table:table-cell table:number-columns-repeated="2" office:value-type="float" office:value="0.000604822" calcext:value-type="float">
            <text:p>0.000604822</text:p>
          </table:table-cell>
          <table:table-cell office:value-type="float" office:value="4.89841" calcext:value-type="float">
            <text:p>4.89841</text:p>
          </table:table-cell>
          <table:table-cell office:value-type="float" office:value="0.0254351" calcext:value-type="float">
            <text:p>0.0254351</text:p>
          </table:table-cell>
          <table:table-cell office:value-type="float" office:value="24.1631" calcext:value-type="float">
            <text:p>24.1631</text:p>
          </table:table-cell>
          <table:table-cell office:value-type="float" office:value="0.00183066" calcext:value-type="float">
            <text:p>0.00183066</text:p>
          </table:table-cell>
          <table:table-cell office:value-type="float" office:value="39.8413" calcext:value-type="float">
            <text:p>39.8413</text:p>
          </table:table-cell>
          <table:table-cell office:value-type="float" office:value="63.5877" calcext:value-type="float">
            <text:p>63.5877</text:p>
          </table:table-cell>
          <table:table-cell office:value-type="float" office:value="0.00137438" calcext:value-type="float">
            <text:p>0.00137438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7" calcext:value-type="float">
            <text:p>17</text:p>
          </table:table-cell>
          <table:table-cell office:value-type="float" office:value="-2.21275" calcext:value-type="float">
            <text:p>-2.21275</text:p>
          </table:table-cell>
          <table:table-cell office:value-type="float" office:value="0.00861405" calcext:value-type="float">
            <text:p>0.00861405</text:p>
          </table:table-cell>
          <table:table-cell table:number-columns-repeated="2" office:value-type="float" office:value="0.00198837" calcext:value-type="float">
            <text:p>0.00198837</text:p>
          </table:table-cell>
          <table:table-cell office:value-type="float" office:value="4.90489" calcext:value-type="float">
            <text:p>4.90489</text:p>
          </table:table-cell>
          <table:table-cell office:value-type="float" office:value="0.02572" calcext:value-type="float">
            <text:p>0.02572</text:p>
          </table:table-cell>
          <table:table-cell office:value-type="float" office:value="24.2274" calcext:value-type="float">
            <text:p>24.2274</text:p>
          </table:table-cell>
          <table:table-cell office:value-type="float" office:value="0.00182615" calcext:value-type="float">
            <text:p>0.00182615</text:p>
          </table:table-cell>
          <table:table-cell office:value-type="float" office:value="39.9525" calcext:value-type="float">
            <text:p>39.9525</text:p>
          </table:table-cell>
          <table:table-cell office:value-type="float" office:value="64.3" calcext:value-type="float">
            <text:p>64.3</text:p>
          </table:table-cell>
          <table:table-cell office:value-type="float" office:value="0.00137825" calcext:value-type="float">
            <text:p>0.00137825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-2.21202" calcext:value-type="float">
            <text:p>-2.21202</text:p>
          </table:table-cell>
          <table:table-cell office:value-type="float" office:value="0.00857466" calcext:value-type="float">
            <text:p>0.00857466</text:p>
          </table:table-cell>
          <table:table-cell table:number-columns-repeated="2" office:value-type="float" office:value="0.000130914" calcext:value-type="float">
            <text:p>0.000130914</text:p>
          </table:table-cell>
          <table:table-cell office:value-type="float" office:value="4.9016" calcext:value-type="float">
            <text:p>4.9016</text:p>
          </table:table-cell>
          <table:table-cell office:value-type="float" office:value="0.0250438" calcext:value-type="float">
            <text:p>0.0250438</text:p>
          </table:table-cell>
          <table:table-cell office:value-type="float" office:value="24.1942" calcext:value-type="float">
            <text:p>24.1942</text:p>
          </table:table-cell>
          <table:table-cell office:value-type="float" office:value="0.00175759" calcext:value-type="float">
            <text:p>0.00175759</text:p>
          </table:table-cell>
          <table:table-cell office:value-type="float" office:value="40.3109" calcext:value-type="float">
            <text:p>40.3109</text:p>
          </table:table-cell>
          <table:table-cell office:value-type="float" office:value="62.6094" calcext:value-type="float">
            <text:p>62.6094</text:p>
          </table:table-cell>
          <table:table-cell office:value-type="float" office:value="0.00137195" calcext:value-type="float">
            <text:p>0.0013719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-0.9216" calcext:value-type="float">
            <text:p>-0.9216</text:p>
          </table:table-cell>
          <table:table-cell office:value-type="float" office:value="0" calcext:value-type="float">
            <text:p>0</text:p>
          </table:table-cell>
          <table:table-cell office:value-type="float" office:value="-0.0112" calcext:value-type="float">
            <text:p>-0.0112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849347" calcext:value-type="float">
            <text:p>0.849347</text:p>
          </table:table-cell>
          <table:table-cell office:value-type="float" office:value="0.00012544" calcext:value-type="float">
            <text:p>0.00012544</text:p>
          </table:table-cell>
          <table:table-cell office:value-type="float" office:value="0.72139" calcext:value-type="float">
            <text:p>0.72139</text:p>
          </table:table-cell>
          <table:table-cell office:value-type="float" office:value="0.0000000157352" calcext:value-type="float">
            <text:p>1.57352E-08</text:p>
          </table:table-cell>
          <table:table-cell office:value-type="float" office:value="4.579" calcext:value-type="float">
            <text:p>4.579</text:p>
          </table:table-cell>
          <table:table-cell office:value-type="float" office:value="0.3136" calcext:value-type="float">
            <text:p>0.313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-1.5072" calcext:value-type="float">
            <text:p>-1.5072</text:p>
          </table:table-cell>
          <table:table-cell office:value-type="float" office:value="0.0180634" calcext:value-type="float">
            <text:p>0.0180634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28972" calcext:value-type="float">
            <text:p>2.28972</text:p>
          </table:table-cell>
          <table:table-cell office:value-type="float" office:value="0.0007056" calcext:value-type="float">
            <text:p>0.0007056</text:p>
          </table:table-cell>
          <table:table-cell office:value-type="float" office:value="5.40693" calcext:value-type="float">
            <text:p>5.40693</text:p>
          </table:table-cell>
          <table:table-cell office:value-type="float" office:value="0.000000677105" calcext:value-type="float">
            <text:p>6.77105E-07</text:p>
          </table:table-cell>
          <table:table-cell office:value-type="float" office:value="21.7462" calcext:value-type="float">
            <text:p>21.7462</text:p>
          </table:table-cell>
          <table:table-cell office:value-type="float" office:value="1.764" calcext:value-type="float">
            <text:p>1.764</text:p>
          </table:table-cell>
          <table:table-cell office:value-type="float" office:value="0.00267209" calcext:value-type="float">
            <text:p>0.00267209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-1.9032" calcext:value-type="float">
            <text:p>-1.9032</text:p>
          </table:table-cell>
          <table:table-cell office:value-type="float" office:value="0.0044" calcext:value-type="float">
            <text:p>0.0044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034" calcext:value-type="float">
            <text:p>0.0034</text:p>
          </table:table-cell>
          <table:table-cell office:value-type="float" office:value="3.62657" calcext:value-type="float">
            <text:p>3.62657</text:p>
          </table:table-cell>
          <table:table-cell office:value-type="float" office:value="0.00028592" calcext:value-type="float">
            <text:p>0.00028592</text:p>
          </table:table-cell>
          <table:table-cell office:value-type="float" office:value="13.2156" calcext:value-type="float">
            <text:p>13.2156</text:p>
          </table:table-cell>
          <table:table-cell office:value-type="float" office:value="0.000000240519" calcext:value-type="float">
            <text:p>2.40519E-07</text:p>
          </table:table-cell>
          <table:table-cell office:value-type="float" office:value="40.6906" calcext:value-type="float">
            <text:p>40.6906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000650888" calcext:value-type="float">
            <text:p>0.000650888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-2.0308" calcext:value-type="float">
            <text:p>-2.0308</text:p>
          </table:table-cell>
          <table:table-cell office:value-type="float" office:value="0.00218352" calcext:value-type="float">
            <text:p>0.00218352</text:p>
          </table:table-cell>
          <table:table-cell office:value-type="float" office:value="-0.0254" calcext:value-type="float">
            <text:p>-0.0254</text:p>
          </table:table-cell>
          <table:table-cell office:value-type="float" office:value="0.0254" calcext:value-type="float">
            <text:p>0.0254</text:p>
          </table:table-cell>
          <table:table-cell office:value-type="float" office:value="4.12633" calcext:value-type="float">
            <text:p>4.12633</text:p>
          </table:table-cell>
          <table:table-cell office:value-type="float" office:value="0.00658272" calcext:value-type="float">
            <text:p>0.00658272</text:p>
          </table:table-cell>
          <table:table-cell office:value-type="float" office:value="17.0614" calcext:value-type="float">
            <text:p>17.0614</text:p>
          </table:table-cell>
          <table:table-cell office:value-type="float" office:value="0.0000694847" calcext:value-type="float">
            <text:p>6.94847E-05</text:p>
          </table:table-cell>
          <table:table-cell office:value-type="float" office:value="21.9606" calcext:value-type="float">
            <text:p>21.9606</text:p>
          </table:table-cell>
          <table:table-cell office:value-type="float" office:value="16.4568" calcext:value-type="float">
            <text:p>16.4568</text:p>
          </table:table-cell>
          <table:table-cell office:value-type="float" office:value="0.000323006" calcext:value-type="float">
            <text:p>0.000323006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-2.01" calcext:value-type="float">
            <text:p>-2.01</text:p>
          </table:table-cell>
          <table:table-cell office:value-type="float" office:value="0.010652" calcext:value-type="float">
            <text:p>0.010652</text:p>
          </table:table-cell>
          <table:table-cell table:number-columns-repeated="2" office:value-type="float" office:value="0.1084" calcext:value-type="float">
            <text:p>0.1084</text:p>
          </table:table-cell>
          <table:table-cell office:value-type="float" office:value="4.05075" calcext:value-type="float">
            <text:p>4.05075</text:p>
          </table:table-cell>
          <table:table-cell office:value-type="float" office:value="0.0230685" calcext:value-type="float">
            <text:p>0.0230685</text:p>
          </table:table-cell>
          <table:table-cell office:value-type="float" office:value="16.5811" calcext:value-type="float">
            <text:p>16.5811</text:p>
          </table:table-cell>
          <table:table-cell office:value-type="float" office:value="0.00100639" calcext:value-type="float">
            <text:p>0.00100639</text:p>
          </table:table-cell>
          <table:table-cell office:value-type="float" office:value="10.4459" calcext:value-type="float">
            <text:p>10.4459</text:p>
          </table:table-cell>
          <table:table-cell office:value-type="float" office:value="57.6712" calcext:value-type="float">
            <text:p>57.6712</text:p>
          </table:table-cell>
          <table:table-cell office:value-type="float" office:value="0.00157574" calcext:value-type="float">
            <text:p>0.00157574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-2.0466" calcext:value-type="float">
            <text:p>-2.0466</text:p>
          </table:table-cell>
          <table:table-cell office:value-type="float" office:value="0.0142745" calcext:value-type="float">
            <text:p>0.0142745</text:p>
          </table:table-cell>
          <table:table-cell office:value-type="float" office:value="-0.082525" calcext:value-type="float">
            <text:p>-0.082525</text:p>
          </table:table-cell>
          <table:table-cell office:value-type="float" office:value="0.082525" calcext:value-type="float">
            <text:p>0.082525</text:p>
          </table:table-cell>
          <table:table-cell office:value-type="float" office:value="4.20285" calcext:value-type="float">
            <text:p>4.20285</text:p>
          </table:table-cell>
          <table:table-cell office:value-type="float" office:value="0.0136011" calcext:value-type="float">
            <text:p>0.0136011</text:p>
          </table:table-cell>
          <table:table-cell office:value-type="float" office:value="17.9039" calcext:value-type="float">
            <text:p>17.9039</text:p>
          </table:table-cell>
          <table:table-cell office:value-type="float" office:value="0.000297395" calcext:value-type="float">
            <text:p>0.000297395</text:p>
          </table:table-cell>
          <table:table-cell office:value-type="float" office:value="18.5537" calcext:value-type="float">
            <text:p>18.5537</text:p>
          </table:table-cell>
          <table:table-cell office:value-type="float" office:value="34.0028" calcext:value-type="float">
            <text:p>34.0028</text:p>
          </table:table-cell>
          <table:table-cell office:value-type="float" office:value="0.00211162" calcext:value-type="float">
            <text:p>0.0021116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-2.0568" calcext:value-type="float">
            <text:p>-2.0568</text:p>
          </table:table-cell>
          <table:table-cell office:value-type="float" office:value="0.00573472" calcext:value-type="float">
            <text:p>0.00573472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38" calcext:value-type="float">
            <text:p>0.038</text:p>
          </table:table-cell>
          <table:table-cell office:value-type="float" office:value="4.23616" calcext:value-type="float">
            <text:p>4.23616</text:p>
          </table:table-cell>
          <table:table-cell office:value-type="float" office:value="0.00502724" calcext:value-type="float">
            <text:p>0.00502724</text:p>
          </table:table-cell>
          <table:table-cell office:value-type="float" office:value="18.0402" calcext:value-type="float">
            <text:p>18.0402</text:p>
          </table:table-cell>
          <table:table-cell office:value-type="float" office:value="0.0000608424" calcext:value-type="float">
            <text:p>6.08424E-05</text:p>
          </table:table-cell>
          <table:table-cell office:value-type="float" office:value="21.1127" calcext:value-type="float">
            <text:p>21.1127</text:p>
          </table:table-cell>
          <table:table-cell office:value-type="float" office:value="12.5681" calcext:value-type="float">
            <text:p>12.5681</text:p>
          </table:table-cell>
          <table:table-cell office:value-type="float" office:value="0.000848331" calcext:value-type="float">
            <text:p>0.000848331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7" calcext:value-type="float">
            <text:p>7</text:p>
          </table:table-cell>
          <table:table-cell office:value-type="float" office:value="-2.04625" calcext:value-type="float">
            <text:p>-2.04625</text:p>
          </table:table-cell>
          <table:table-cell office:value-type="float" office:value="0.00992254" calcext:value-type="float">
            <text:p>0.00992254</text:p>
          </table:table-cell>
          <table:table-cell office:value-type="float" office:value="-0.0360062" calcext:value-type="float">
            <text:p>-0.0360062</text:p>
          </table:table-cell>
          <table:table-cell office:value-type="float" office:value="0.0360062" calcext:value-type="float">
            <text:p>0.0360062</text:p>
          </table:table-cell>
          <table:table-cell office:value-type="float" office:value="4.19706" calcext:value-type="float">
            <text:p>4.19706</text:p>
          </table:table-cell>
          <table:table-cell office:value-type="float" office:value="0.0084992" calcext:value-type="float">
            <text:p>0.0084992</text:p>
          </table:table-cell>
          <table:table-cell office:value-type="float" office:value="17.7829" calcext:value-type="float">
            <text:p>17.7829</text:p>
          </table:table-cell>
          <table:table-cell office:value-type="float" office:value="0.000177872" calcext:value-type="float">
            <text:p>0.000177872</text:p>
          </table:table-cell>
          <table:table-cell office:value-type="float" office:value="37.4548" calcext:value-type="float">
            <text:p>37.4548</text:p>
          </table:table-cell>
          <table:table-cell office:value-type="float" office:value="21.248" calcext:value-type="float">
            <text:p>21.248</text:p>
          </table:table-cell>
          <table:table-cell office:value-type="float" office:value="0.00146783" calcext:value-type="float">
            <text:p>0.00146783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-2.04614" calcext:value-type="float">
            <text:p>-2.04614</text:p>
          </table:table-cell>
          <table:table-cell office:value-type="float" office:value="0.00742217" calcext:value-type="float">
            <text:p>0.00742217</text:p>
          </table:table-cell>
          <table:table-cell office:value-type="float" office:value="-0.0176406" calcext:value-type="float">
            <text:p>-0.0176406</text:p>
          </table:table-cell>
          <table:table-cell office:value-type="float" office:value="0.0176406" calcext:value-type="float">
            <text:p>0.0176406</text:p>
          </table:table-cell>
          <table:table-cell office:value-type="float" office:value="4.1941" calcext:value-type="float">
            <text:p>4.1941</text:p>
          </table:table-cell>
          <table:table-cell office:value-type="float" office:value="0.00721675" calcext:value-type="float">
            <text:p>0.00721675</text:p>
          </table:table-cell>
          <table:table-cell office:value-type="float" office:value="17.7164" calcext:value-type="float">
            <text:p>17.7164</text:p>
          </table:table-cell>
          <table:table-cell office:value-type="float" office:value="0.000167308" calcext:value-type="float">
            <text:p>0.000167308</text:p>
          </table:table-cell>
          <table:table-cell office:value-type="float" office:value="29.0734" calcext:value-type="float">
            <text:p>29.0734</text:p>
          </table:table-cell>
          <table:table-cell office:value-type="float" office:value="18.0419" calcext:value-type="float">
            <text:p>18.0419</text:p>
          </table:table-cell>
          <table:table-cell office:value-type="float" office:value="0.00109795" calcext:value-type="float">
            <text:p>0.00109795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9" calcext:value-type="float">
            <text:p>9</text:p>
          </table:table-cell>
          <table:table-cell office:value-type="float" office:value="-2.06696" calcext:value-type="float">
            <text:p>-2.06696</text:p>
          </table:table-cell>
          <table:table-cell office:value-type="float" office:value="0.00724732" calcext:value-type="float">
            <text:p>0.00724732</text:p>
          </table:table-cell>
          <table:table-cell table:number-columns-repeated="2" office:value-type="float" office:value="0.0132391" calcext:value-type="float">
            <text:p>0.0132391</text:p>
          </table:table-cell>
          <table:table-cell office:value-type="float" office:value="4.27956" calcext:value-type="float">
            <text:p>4.27956</text:p>
          </table:table-cell>
          <table:table-cell office:value-type="float" office:value="0.0108855" calcext:value-type="float">
            <text:p>0.0108855</text:p>
          </table:table-cell>
          <table:table-cell office:value-type="float" office:value="18.4383" calcext:value-type="float">
            <text:p>18.4383</text:p>
          </table:table-cell>
          <table:table-cell office:value-type="float" office:value="0.000361265" calcext:value-type="float">
            <text:p>0.000361265</text:p>
          </table:table-cell>
          <table:table-cell office:value-type="float" office:value="26.9552" calcext:value-type="float">
            <text:p>26.9552</text:p>
          </table:table-cell>
          <table:table-cell office:value-type="float" office:value="27.2137" calcext:value-type="float">
            <text:p>27.2137</text:p>
          </table:table-cell>
          <table:table-cell office:value-type="float" office:value="0.00107209" calcext:value-type="float">
            <text:p>0.00107209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0" calcext:value-type="float">
            <text:p>10</text:p>
          </table:table-cell>
          <table:table-cell office:value-type="float" office:value="-2.06456" calcext:value-type="float">
            <text:p>-2.06456</text:p>
          </table:table-cell>
          <table:table-cell office:value-type="float" office:value="0.00799469" calcext:value-type="float">
            <text:p>0.00799469</text:p>
          </table:table-cell>
          <table:table-cell table:number-columns-repeated="2" office:value-type="float" office:value="0.0179953" calcext:value-type="float">
            <text:p>0.0179953</text:p>
          </table:table-cell>
          <table:table-cell office:value-type="float" office:value="4.27039" calcext:value-type="float">
            <text:p>4.27039</text:p>
          </table:table-cell>
          <table:table-cell office:value-type="float" office:value="0.0139011" calcext:value-type="float">
            <text:p>0.0139011</text:p>
          </table:table-cell>
          <table:table-cell office:value-type="float" office:value="18.3736" calcext:value-type="float">
            <text:p>18.3736</text:p>
          </table:table-cell>
          <table:table-cell office:value-type="float" office:value="0.00078668" calcext:value-type="float">
            <text:p>0.00078668</text:p>
          </table:table-cell>
          <table:table-cell office:value-type="float" office:value="25.8356" calcext:value-type="float">
            <text:p>25.8356</text:p>
          </table:table-cell>
          <table:table-cell office:value-type="float" office:value="34.7528" calcext:value-type="float">
            <text:p>34.7528</text:p>
          </table:table-cell>
          <table:table-cell office:value-type="float" office:value="0.00118265" calcext:value-type="float">
            <text:p>0.00118265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1" calcext:value-type="float">
            <text:p>11</text:p>
          </table:table-cell>
          <table:table-cell office:value-type="float" office:value="-2.05718" calcext:value-type="float">
            <text:p>-2.05718</text:p>
          </table:table-cell>
          <table:table-cell office:value-type="float" office:value="0.00711083" calcext:value-type="float">
            <text:p>0.00711083</text:p>
          </table:table-cell>
          <table:table-cell office:value-type="float" office:value="-0.0142066" calcext:value-type="float">
            <text:p>-0.0142066</text:p>
          </table:table-cell>
          <table:table-cell office:value-type="float" office:value="0.0142066" calcext:value-type="float">
            <text:p>0.0142066</text:p>
          </table:table-cell>
          <table:table-cell office:value-type="float" office:value="4.23912" calcext:value-type="float">
            <text:p>4.23912</text:p>
          </table:table-cell>
          <table:table-cell office:value-type="float" office:value="0.0129563" calcext:value-type="float">
            <text:p>0.0129563</text:p>
          </table:table-cell>
          <table:table-cell office:value-type="float" office:value="18.0913" calcext:value-type="float">
            <text:p>18.0913</text:p>
          </table:table-cell>
          <table:table-cell office:value-type="float" office:value="0.000453243" calcext:value-type="float">
            <text:p>0.000453243</text:p>
          </table:table-cell>
          <table:table-cell office:value-type="float" office:value="26.968" calcext:value-type="float">
            <text:p>26.968</text:p>
          </table:table-cell>
          <table:table-cell office:value-type="float" office:value="32.3907" calcext:value-type="float">
            <text:p>32.3907</text:p>
          </table:table-cell>
          <table:table-cell office:value-type="float" office:value="0.0010519" calcext:value-type="float">
            <text:p>0.0010519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2" calcext:value-type="float">
            <text:p>12</text:p>
          </table:table-cell>
          <table:table-cell office:value-type="float" office:value="-2.05397" calcext:value-type="float">
            <text:p>-2.05397</text:p>
          </table:table-cell>
          <table:table-cell office:value-type="float" office:value="0.00765926" calcext:value-type="float">
            <text:p>0.00765926</text:p>
          </table:table-cell>
          <table:table-cell office:value-type="float" office:value="-0.0146191" calcext:value-type="float">
            <text:p>-0.0146191</text:p>
          </table:table-cell>
          <table:table-cell office:value-type="float" office:value="0.0146191" calcext:value-type="float">
            <text:p>0.0146191</text:p>
          </table:table-cell>
          <table:table-cell office:value-type="float" office:value="4.22644" calcext:value-type="float">
            <text:p>4.22644</text:p>
          </table:table-cell>
          <table:table-cell office:value-type="float" office:value="0.0146921" calcext:value-type="float">
            <text:p>0.0146921</text:p>
          </table:table-cell>
          <table:table-cell office:value-type="float" office:value="17.9922" calcext:value-type="float">
            <text:p>17.9922</text:p>
          </table:table-cell>
          <table:table-cell office:value-type="float" office:value="0.000664768" calcext:value-type="float">
            <text:p>0.000664768</text:p>
          </table:table-cell>
          <table:table-cell office:value-type="float" office:value="25.7299" calcext:value-type="float">
            <text:p>25.7299</text:p>
          </table:table-cell>
          <table:table-cell office:value-type="float" office:value="36.7301" calcext:value-type="float">
            <text:p>36.7301</text:p>
          </table:table-cell>
          <table:table-cell office:value-type="float" office:value="0.00113303" calcext:value-type="float">
            <text:p>0.00113303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3" calcext:value-type="float">
            <text:p>13</text:p>
          </table:table-cell>
          <table:table-cell office:value-type="float" office:value="-2.05745" calcext:value-type="float">
            <text:p>-2.05745</text:p>
          </table:table-cell>
          <table:table-cell office:value-type="float" office:value="0.00779239" calcext:value-type="float">
            <text:p>0.00779239</text:p>
          </table:table-cell>
          <table:table-cell table:number-columns-repeated="2" office:value-type="float" office:value="0.00334375" calcext:value-type="float">
            <text:p>0.00334375</text:p>
          </table:table-cell>
          <table:table-cell office:value-type="float" office:value="4.2409" calcext:value-type="float">
            <text:p>4.2409</text:p>
          </table:table-cell>
          <table:table-cell office:value-type="float" office:value="0.0141835" calcext:value-type="float">
            <text:p>0.0141835</text:p>
          </table:table-cell>
          <table:table-cell office:value-type="float" office:value="18.1177" calcext:value-type="float">
            <text:p>18.1177</text:p>
          </table:table-cell>
          <table:table-cell office:value-type="float" office:value="0.000586223" calcext:value-type="float">
            <text:p>0.000586223</text:p>
          </table:table-cell>
          <table:table-cell office:value-type="float" office:value="28.9783" calcext:value-type="float">
            <text:p>28.9783</text:p>
          </table:table-cell>
          <table:table-cell office:value-type="float" office:value="35.4589" calcext:value-type="float">
            <text:p>35.4589</text:p>
          </table:table-cell>
          <table:table-cell office:value-type="float" office:value="0.00115272" calcext:value-type="float">
            <text:p>0.0011527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" calcext:value-type="float">
            <text:p>14</text:p>
          </table:table-cell>
          <table:table-cell office:value-type="float" office:value="-2.05455" calcext:value-type="float">
            <text:p>-2.05455</text:p>
          </table:table-cell>
          <table:table-cell office:value-type="float" office:value="0.00762199" calcext:value-type="float">
            <text:p>0.00762199</text:p>
          </table:table-cell>
          <table:table-cell office:value-type="float" office:value="-0.00432817" calcext:value-type="float">
            <text:p>-0.00432817</text:p>
          </table:table-cell>
          <table:table-cell office:value-type="float" office:value="0.00432817" calcext:value-type="float">
            <text:p>0.00432817</text:p>
          </table:table-cell>
          <table:table-cell office:value-type="float" office:value="4.22878" calcext:value-type="float">
            <text:p>4.22878</text:p>
          </table:table-cell>
          <table:table-cell office:value-type="float" office:value="0.0139782" calcext:value-type="float">
            <text:p>0.0139782</text:p>
          </table:table-cell>
          <table:table-cell office:value-type="float" office:value="18.0117" calcext:value-type="float">
            <text:p>18.0117</text:p>
          </table:table-cell>
          <table:table-cell office:value-type="float" office:value="0.000558434" calcext:value-type="float">
            <text:p>0.000558434</text:p>
          </table:table-cell>
          <table:table-cell office:value-type="float" office:value="27.6649" calcext:value-type="float">
            <text:p>27.6649</text:p>
          </table:table-cell>
          <table:table-cell office:value-type="float" office:value="34.9455" calcext:value-type="float">
            <text:p>34.9455</text:p>
          </table:table-cell>
          <table:table-cell office:value-type="float" office:value="0.00112751" calcext:value-type="float">
            <text:p>0.00112751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5" calcext:value-type="float">
            <text:p>15</text:p>
          </table:table-cell>
          <table:table-cell office:value-type="float" office:value="-2.05457" calcext:value-type="float">
            <text:p>-2.05457</text:p>
          </table:table-cell>
          <table:table-cell office:value-type="float" office:value="0.00769135" calcext:value-type="float">
            <text:p>0.00769135</text:p>
          </table:table-cell>
          <table:table-cell office:value-type="float" office:value="-0.0027314" calcext:value-type="float">
            <text:p>-0.0027314</text:p>
          </table:table-cell>
          <table:table-cell office:value-type="float" office:value="0.0027314" calcext:value-type="float">
            <text:p>0.0027314</text:p>
          </table:table-cell>
          <table:table-cell office:value-type="float" office:value="4.22896" calcext:value-type="float">
            <text:p>4.22896</text:p>
          </table:table-cell>
          <table:table-cell office:value-type="float" office:value="0.0146619" calcext:value-type="float">
            <text:p>0.0146619</text:p>
          </table:table-cell>
          <table:table-cell office:value-type="float" office:value="18.0145" calcext:value-type="float">
            <text:p>18.0145</text:p>
          </table:table-cell>
          <table:table-cell office:value-type="float" office:value="0.000600978" calcext:value-type="float">
            <text:p>0.000600978</text:p>
          </table:table-cell>
          <table:table-cell office:value-type="float" office:value="27.7406" calcext:value-type="float">
            <text:p>27.7406</text:p>
          </table:table-cell>
          <table:table-cell office:value-type="float" office:value="36.6547" calcext:value-type="float">
            <text:p>36.6547</text:p>
          </table:table-cell>
          <table:table-cell office:value-type="float" office:value="0.00113777" calcext:value-type="float">
            <text:p>0.00113777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6" calcext:value-type="float">
            <text:p>16</text:p>
          </table:table-cell>
          <table:table-cell office:value-type="float" office:value="-2.05796" calcext:value-type="float">
            <text:p>-2.05796</text:p>
          </table:table-cell>
          <table:table-cell office:value-type="float" office:value="0.00757888" calcext:value-type="float">
            <text:p>0.00757888</text:p>
          </table:table-cell>
          <table:table-cell office:value-type="float" office:value="-0.00131962" calcext:value-type="float">
            <text:p>-0.00131962</text:p>
          </table:table-cell>
          <table:table-cell office:value-type="float" office:value="0.00131962" calcext:value-type="float">
            <text:p>0.00131962</text:p>
          </table:table-cell>
          <table:table-cell office:value-type="float" office:value="4.2428" calcext:value-type="float">
            <text:p>4.2428</text:p>
          </table:table-cell>
          <table:table-cell office:value-type="float" office:value="0.0143229" calcext:value-type="float">
            <text:p>0.0143229</text:p>
          </table:table-cell>
          <table:table-cell office:value-type="float" office:value="18.1302" calcext:value-type="float">
            <text:p>18.1302</text:p>
          </table:table-cell>
          <table:table-cell office:value-type="float" office:value="0.000595617" calcext:value-type="float">
            <text:p>0.000595617</text:p>
          </table:table-cell>
          <table:table-cell office:value-type="float" office:value="27.9602" calcext:value-type="float">
            <text:p>27.9602</text:p>
          </table:table-cell>
          <table:table-cell office:value-type="float" office:value="35.8072" calcext:value-type="float">
            <text:p>35.8072</text:p>
          </table:table-cell>
          <table:table-cell office:value-type="float" office:value="0.00112114" calcext:value-type="float">
            <text:p>0.00112114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7" calcext:value-type="float">
            <text:p>17</text:p>
          </table:table-cell>
          <table:table-cell office:value-type="float" office:value="-2.05663" calcext:value-type="float">
            <text:p>-2.05663</text:p>
          </table:table-cell>
          <table:table-cell office:value-type="float" office:value="0.00760163" calcext:value-type="float">
            <text:p>0.00760163</text:p>
          </table:table-cell>
          <table:table-cell office:value-type="float" office:value="-0.000171527" calcext:value-type="float">
            <text:p>-0.000171527</text:p>
          </table:table-cell>
          <table:table-cell office:value-type="float" office:value="0.000171527" calcext:value-type="float">
            <text:p>0.000171527</text:p>
          </table:table-cell>
          <table:table-cell office:value-type="float" office:value="4.23733" calcext:value-type="float">
            <text:p>4.23733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18.084" calcext:value-type="float">
            <text:p>18.084</text:p>
          </table:table-cell>
          <table:table-cell office:value-type="float" office:value="0.000614883" calcext:value-type="float">
            <text:p>0.000614883</text:p>
          </table:table-cell>
          <table:table-cell office:value-type="float" office:value="28.1016" calcext:value-type="float">
            <text:p>28.1016</text:p>
          </table:table-cell>
          <table:table-cell office:value-type="float" office:value="36.1137" calcext:value-type="float">
            <text:p>36.1137</text:p>
          </table:table-cell>
          <table:table-cell office:value-type="float" office:value="0.0011245" calcext:value-type="float">
            <text:p>0.0011245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8" calcext:value-type="float">
            <text:p>18</text:p>
          </table:table-cell>
          <table:table-cell office:value-type="float" office:value="-2.05654" calcext:value-type="float">
            <text:p>-2.05654</text:p>
          </table:table-cell>
          <table:table-cell office:value-type="float" office:value="0.00758778" calcext:value-type="float">
            <text:p>0.00758778</text:p>
          </table:table-cell>
          <table:table-cell office:value-type="float" office:value="-0.00130499" calcext:value-type="float">
            <text:p>-0.00130499</text:p>
          </table:table-cell>
          <table:table-cell office:value-type="float" office:value="0.00130499" calcext:value-type="float">
            <text:p>0.00130499</text:p>
          </table:table-cell>
          <table:table-cell office:value-type="float" office:value="4.23695" calcext:value-type="float">
            <text:p>4.23695</text:p>
          </table:table-cell>
          <table:table-cell office:value-type="float" office:value="0.0142932" calcext:value-type="float">
            <text:p>0.0142932</text:p>
          </table:table-cell>
          <table:table-cell office:value-type="float" office:value="18.0806" calcext:value-type="float">
            <text:p>18.0806</text:p>
          </table:table-cell>
          <table:table-cell office:value-type="float" office:value="0.000583361" calcext:value-type="float">
            <text:p>0.000583361</text:p>
          </table:table-cell>
          <table:table-cell office:value-type="float" office:value="27.8566" calcext:value-type="float">
            <text:p>27.8566</text:p>
          </table:table-cell>
          <table:table-cell office:value-type="float" office:value="35.733" calcext:value-type="float">
            <text:p>35.733</text:p>
          </table:table-cell>
          <table:table-cell office:value-type="float" office:value="0.00112245" calcext:value-type="float">
            <text:p>0.001122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-0.8832" calcext:value-type="float">
            <text:p>-0.88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8" calcext:value-type="float">
            <text:p>0.0048</text:p>
          </table:table-cell>
          <table:table-cell office:value-type="float" office:value="0.780042" calcext:value-type="float">
            <text:p>0.780042</text:p>
          </table:table-cell>
          <table:table-cell office:value-type="float" office:value="0.00002304" calcext:value-type="float">
            <text:p>2.304E-05</text:p>
          </table:table-cell>
          <table:table-cell office:value-type="float" office:value="0.608466" calcext:value-type="float">
            <text:p>0.608466</text:p>
          </table:table-cell>
          <table:table-cell office:value-type="float" office:value="0.000000000530842" calcext:value-type="float">
            <text:p>5.30842E-10</text:p>
          </table:table-cell>
          <table:table-cell office:value-type="float" office:value="4.75191" calcext:value-type="float">
            <text:p>4.75191</text:p>
          </table:table-cell>
          <table:table-cell office:value-type="float" office:value="0.0576" calcext:value-type="float">
            <text:p>0.057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-1.5072" calcext:value-type="float">
            <text:p>-1.5072</text:p>
          </table:table-cell>
          <table:table-cell office:value-type="float" office:value="0.0189338" calcext:value-type="float">
            <text:p>0.0189338</text:p>
          </table:table-cell>
          <table:table-cell table:number-columns-repeated="2" office:value-type="float" office:value="0.0384" calcext:value-type="float">
            <text:p>0.0384</text:p>
          </table:table-cell>
          <table:table-cell office:value-type="float" office:value="2.29059" calcext:value-type="float">
            <text:p>2.29059</text:p>
          </table:table-cell>
          <table:table-cell office:value-type="float" office:value="0.00194112" calcext:value-type="float">
            <text:p>0.00194112</text:p>
          </table:table-cell>
          <table:table-cell office:value-type="float" office:value="5.41883" calcext:value-type="float">
            <text:p>5.41883</text:p>
          </table:table-cell>
          <table:table-cell office:value-type="float" office:value="0.00000651983" calcext:value-type="float">
            <text:p>6.51983E-06</text:p>
          </table:table-cell>
          <table:table-cell office:value-type="float" office:value="12.0743" calcext:value-type="float">
            <text:p>12.0743</text:p>
          </table:table-cell>
          <table:table-cell office:value-type="float" office:value="4.8528" calcext:value-type="float">
            <text:p>4.8528</text:p>
          </table:table-cell>
          <table:table-cell office:value-type="float" office:value="0.00259722" calcext:value-type="float">
            <text:p>0.0025972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-1.9168" calcext:value-type="float">
            <text:p>-1.9168</text:p>
          </table:table-cell>
          <table:table-cell office:value-type="float" office:value="0.00369152" calcext:value-type="float">
            <text:p>0.00369152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08" calcext:value-type="float">
            <text:p>0.008</text:p>
          </table:table-cell>
          <table:table-cell office:value-type="float" office:value="3.67781" calcext:value-type="float">
            <text:p>3.67781</text:p>
          </table:table-cell>
          <table:table-cell office:value-type="float" office:value="0.00174752" calcext:value-type="float">
            <text:p>0.00174752</text:p>
          </table:table-cell>
          <table:table-cell office:value-type="float" office:value="13.5812" calcext:value-type="float">
            <text:p>13.5812</text:p>
          </table:table-cell>
          <table:table-cell office:value-type="float" office:value="0.00000453282" calcext:value-type="float">
            <text:p>4.53282E-06</text:p>
          </table:table-cell>
          <table:table-cell office:value-type="float" office:value="12.4619" calcext:value-type="float">
            <text:p>12.4619</text:p>
          </table:table-cell>
          <table:table-cell office:value-type="float" office:value="4.3688" calcext:value-type="float">
            <text:p>4.3688</text:p>
          </table:table-cell>
          <table:table-cell office:value-type="float" office:value="0.000506381" calcext:value-type="float">
            <text:p>0.000506381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-1.9688" calcext:value-type="float">
            <text:p>-1.9688</text:p>
          </table:table-cell>
          <table:table-cell office:value-type="float" office:value="0.00267712" calcext:value-type="float">
            <text:p>0.00267712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3.87885" calcext:value-type="float">
            <text:p>3.87885</text:p>
          </table:table-cell>
          <table:table-cell office:value-type="float" office:value="0.0122693" calcext:value-type="float">
            <text:p>0.0122693</text:p>
          </table:table-cell>
          <table:table-cell office:value-type="float" office:value="15.0877" calcext:value-type="float">
            <text:p>15.0877</text:p>
          </table:table-cell>
          <table:table-cell office:value-type="float" office:value="0.000205249" calcext:value-type="float">
            <text:p>0.000205249</text:p>
          </table:table-cell>
          <table:table-cell office:value-type="float" office:value="8.37224" calcext:value-type="float">
            <text:p>8.37224</text:p>
          </table:table-cell>
          <table:table-cell office:value-type="float" office:value="30.6732" calcext:value-type="float">
            <text:p>30.6732</text:p>
          </table:table-cell>
          <table:table-cell office:value-type="float" office:value="0.000367232" calcext:value-type="float">
            <text:p>0.00036723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-1.907" calcext:value-type="float">
            <text:p>-1.907</text:p>
          </table:table-cell>
          <table:table-cell office:value-type="float" office:value="0.00996924" calcext:value-type="float">
            <text:p>0.00996924</text:p>
          </table:table-cell>
          <table:table-cell table:number-columns-repeated="2" office:value-type="float" office:value="0.0471" calcext:value-type="float">
            <text:p>0.0471</text:p>
          </table:table-cell>
          <table:table-cell office:value-type="float" office:value="3.64662" calcext:value-type="float">
            <text:p>3.64662</text:p>
          </table:table-cell>
          <table:table-cell office:value-type="float" office:value="0.00890656" calcext:value-type="float">
            <text:p>0.00890656</text:p>
          </table:table-cell>
          <table:table-cell office:value-type="float" office:value="13.4392" calcext:value-type="float">
            <text:p>13.4392</text:p>
          </table:table-cell>
          <table:table-cell office:value-type="float" office:value="0.000136513" calcext:value-type="float">
            <text:p>0.000136513</text:p>
          </table:table-cell>
          <table:table-cell office:value-type="float" office:value="7.34727" calcext:value-type="float">
            <text:p>7.34727</text:p>
          </table:table-cell>
          <table:table-cell office:value-type="float" office:value="22.2664" calcext:value-type="float">
            <text:p>22.2664</text:p>
          </table:table-cell>
          <table:table-cell office:value-type="float" office:value="0.00136752" calcext:value-type="float">
            <text:p>0.0013675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-1.9124" calcext:value-type="float">
            <text:p>-1.9124</text:p>
          </table:table-cell>
          <table:table-cell office:value-type="float" office:value="0.00630448" calcext:value-type="float">
            <text:p>0.00630448</text:p>
          </table:table-cell>
          <table:table-cell office:value-type="float" office:value="-0.069725" calcext:value-type="float">
            <text:p>-0.069725</text:p>
          </table:table-cell>
          <table:table-cell office:value-type="float" office:value="0.069725" calcext:value-type="float">
            <text:p>0.069725</text:p>
          </table:table-cell>
          <table:table-cell office:value-type="float" office:value="3.66358" calcext:value-type="float">
            <text:p>3.66358</text:p>
          </table:table-cell>
          <table:table-cell office:value-type="float" office:value="0.00658106" calcext:value-type="float">
            <text:p>0.00658106</text:p>
          </table:table-cell>
          <table:table-cell office:value-type="float" office:value="13.5157" calcext:value-type="float">
            <text:p>13.5157</text:p>
          </table:table-cell>
          <table:table-cell office:value-type="float" office:value="0.0000778206" calcext:value-type="float">
            <text:p>7.78206E-05</text:p>
          </table:table-cell>
          <table:table-cell office:value-type="float" office:value="18.5576" calcext:value-type="float">
            <text:p>18.5576</text:p>
          </table:table-cell>
          <table:table-cell office:value-type="float" office:value="16.4526" calcext:value-type="float">
            <text:p>16.4526</text:p>
          </table:table-cell>
          <table:table-cell office:value-type="float" office:value="0.000864812" calcext:value-type="float">
            <text:p>0.00086481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office:value-type="float" office:value="-1.89785" calcext:value-type="float">
            <text:p>-1.89785</text:p>
          </table:table-cell>
          <table:table-cell office:value-type="float" office:value="0.00748138" calcext:value-type="float">
            <text:p>0.00748138</text:p>
          </table:table-cell>
          <table:table-cell office:value-type="float" office:value="-0.0481125" calcext:value-type="float">
            <text:p>-0.0481125</text:p>
          </table:table-cell>
          <table:table-cell office:value-type="float" office:value="0.0481125" calcext:value-type="float">
            <text:p>0.0481125</text:p>
          </table:table-cell>
          <table:table-cell office:value-type="float" office:value="3.60932" calcext:value-type="float">
            <text:p>3.60932</text:p>
          </table:table-cell>
          <table:table-cell office:value-type="float" office:value="0.00724807" calcext:value-type="float">
            <text:p>0.00724807</text:p>
          </table:table-cell>
          <table:table-cell office:value-type="float" office:value="13.1336" calcext:value-type="float">
            <text:p>13.1336</text:p>
          </table:table-cell>
          <table:table-cell office:value-type="float" office:value="0.000143405" calcext:value-type="float">
            <text:p>0.000143405</text:p>
          </table:table-cell>
          <table:table-cell office:value-type="float" office:value="16.0187" calcext:value-type="float">
            <text:p>16.0187</text:p>
          </table:table-cell>
          <table:table-cell office:value-type="float" office:value="18.1202" calcext:value-type="float">
            <text:p>18.1202</text:p>
          </table:table-cell>
          <table:table-cell office:value-type="float" office:value="0.00102625" calcext:value-type="float">
            <text:p>0.00102625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7" calcext:value-type="float">
            <text:p>7</text:p>
          </table:table-cell>
          <table:table-cell office:value-type="float" office:value="-1.93377" calcext:value-type="float">
            <text:p>-1.93377</text:p>
          </table:table-cell>
          <table:table-cell office:value-type="float" office:value="0.00729737" calcext:value-type="float">
            <text:p>0.00729737</text:p>
          </table:table-cell>
          <table:table-cell table:number-columns-repeated="2" office:value-type="float" office:value="0.0179125" calcext:value-type="float">
            <text:p>0.0179125</text:p>
          </table:table-cell>
          <table:table-cell office:value-type="float" office:value="3.74678" calcext:value-type="float">
            <text:p>3.74678</text:p>
          </table:table-cell>
          <table:table-cell office:value-type="float" office:value="0.00761198" calcext:value-type="float">
            <text:p>0.00761198</text:p>
          </table:table-cell>
          <table:table-cell office:value-type="float" office:value="14.1465" calcext:value-type="float">
            <text:p>14.1465</text:p>
          </table:table-cell>
          <table:table-cell office:value-type="float" office:value="0.000154081" calcext:value-type="float">
            <text:p>0.000154081</text:p>
          </table:table-cell>
          <table:table-cell office:value-type="float" office:value="26.2067" calcext:value-type="float">
            <text:p>26.2067</text:p>
          </table:table-cell>
          <table:table-cell office:value-type="float" office:value="19.0299" calcext:value-type="float">
            <text:p>19.0299</text:p>
          </table:table-cell>
          <table:table-cell office:value-type="float" office:value="0.00100101" calcext:value-type="float">
            <text:p>0.00100101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" calcext:value-type="float">
            <text:p>8</text:p>
          </table:table-cell>
          <table:table-cell office:value-type="float" office:value="-1.92424" calcext:value-type="float">
            <text:p>-1.92424</text:p>
          </table:table-cell>
          <table:table-cell office:value-type="float" office:value="0.00692264" calcext:value-type="float">
            <text:p>0.00692264</text:p>
          </table:table-cell>
          <table:table-cell office:value-type="float" office:value="-0.00876563" calcext:value-type="float">
            <text:p>-0.00876563</text:p>
          </table:table-cell>
          <table:table-cell office:value-type="float" office:value="0.00876563" calcext:value-type="float">
            <text:p>0.00876563</text:p>
          </table:table-cell>
          <table:table-cell office:value-type="float" office:value="3.70961" calcext:value-type="float">
            <text:p>3.70961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13.8634" calcext:value-type="float">
            <text:p>13.8634</text:p>
          </table:table-cell>
          <table:table-cell office:value-type="float" office:value="0.000337876" calcext:value-type="float">
            <text:p>0.000337876</text:p>
          </table:table-cell>
          <table:table-cell office:value-type="float" office:value="14.5503" calcext:value-type="float">
            <text:p>14.5503</text:p>
          </table:table-cell>
          <table:table-cell office:value-type="float" office:value="26.9583" calcext:value-type="float">
            <text:p>26.9583</text:p>
          </table:table-cell>
          <table:table-cell office:value-type="float" office:value="0.000949608" calcext:value-type="float">
            <text:p>0.000949608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" calcext:value-type="float">
            <text:p>9</text:p>
          </table:table-cell>
          <table:table-cell office:value-type="float" office:value="-1.92509" calcext:value-type="float">
            <text:p>-1.92509</text:p>
          </table:table-cell>
          <table:table-cell office:value-type="float" office:value="0.00766963" calcext:value-type="float">
            <text:p>0.00766963</text:p>
          </table:table-cell>
          <table:table-cell table:number-columns-repeated="2" office:value-type="float" office:value="0.0230625" calcext:value-type="float">
            <text:p>0.0230625</text:p>
          </table:table-cell>
          <table:table-cell office:value-type="float" office:value="3.71366" calcext:value-type="float">
            <text:p>3.71366</text:p>
          </table:table-cell>
          <table:table-cell office:value-type="float" office:value="0.00965224" calcext:value-type="float">
            <text:p>0.00965224</text:p>
          </table:table-cell>
          <table:table-cell office:value-type="float" office:value="13.9051" calcext:value-type="float">
            <text:p>13.9051</text:p>
          </table:table-cell>
          <table:table-cell office:value-type="float" office:value="0.000289764" calcext:value-type="float">
            <text:p>0.000289764</text:p>
          </table:table-cell>
          <table:table-cell office:value-type="float" office:value="20.6021" calcext:value-type="float">
            <text:p>20.6021</text:p>
          </table:table-cell>
          <table:table-cell office:value-type="float" office:value="24.1306" calcext:value-type="float">
            <text:p>24.1306</text:p>
          </table:table-cell>
          <table:table-cell office:value-type="float" office:value="0.00105208" calcext:value-type="float">
            <text:p>0.00105208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0" calcext:value-type="float">
            <text:p>10</text:p>
          </table:table-cell>
          <table:table-cell office:value-type="float" office:value="-1.92251" calcext:value-type="float">
            <text:p>-1.92251</text:p>
          </table:table-cell>
          <table:table-cell office:value-type="float" office:value="0.00649792" calcext:value-type="float">
            <text:p>0.00649792</text:p>
          </table:table-cell>
          <table:table-cell table:number-columns-repeated="2" office:value-type="float" office:value="0.00812891" calcext:value-type="float">
            <text:p>0.00812891</text:p>
          </table:table-cell>
          <table:table-cell office:value-type="float" office:value="3.70253" calcext:value-type="float">
            <text:p>3.70253</text:p>
          </table:table-cell>
          <table:table-cell office:value-type="float" office:value="0.00931888" calcext:value-type="float">
            <text:p>0.00931888</text:p>
          </table:table-cell>
          <table:table-cell office:value-type="float" office:value="13.805" calcext:value-type="float">
            <text:p>13.805</text:p>
          </table:table-cell>
          <table:table-cell office:value-type="float" office:value="0.000215964" calcext:value-type="float">
            <text:p>0.000215964</text:p>
          </table:table-cell>
          <table:table-cell office:value-type="float" office:value="19.4283" calcext:value-type="float">
            <text:p>19.4283</text:p>
          </table:table-cell>
          <table:table-cell office:value-type="float" office:value="23.2972" calcext:value-type="float">
            <text:p>23.2972</text:p>
          </table:table-cell>
          <table:table-cell office:value-type="float" office:value="0.000891347" calcext:value-type="float">
            <text:p>0.000891347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  <table:table-cell office:value-type="float" office:value="-1.92415" calcext:value-type="float">
            <text:p>-1.92415</text:p>
          </table:table-cell>
          <table:table-cell office:value-type="float" office:value="0.00661844" calcext:value-type="float">
            <text:p>0.00661844</text:p>
          </table:table-cell>
          <table:table-cell office:value-type="float" office:value="-0.00485" calcext:value-type="float">
            <text:p>-0.00485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3.70896" calcext:value-type="float">
            <text:p>3.70896</text:p>
          </table:table-cell>
          <table:table-cell office:value-type="float" office:value="0.00878924" calcext:value-type="float">
            <text:p>0.00878924</text:p>
          </table:table-cell>
          <table:table-cell office:value-type="float" office:value="13.8544" calcext:value-type="float">
            <text:p>13.8544</text:p>
          </table:table-cell>
          <table:table-cell office:value-type="float" office:value="0.000230605" calcext:value-type="float">
            <text:p>0.000230605</text:p>
          </table:table-cell>
          <table:table-cell office:value-type="float" office:value="20.9267" calcext:value-type="float">
            <text:p>20.9267</text:p>
          </table:table-cell>
          <table:table-cell office:value-type="float" office:value="21.9731" calcext:value-type="float">
            <text:p>21.9731</text:p>
          </table:table-cell>
          <table:table-cell office:value-type="float" office:value="0.00090788" calcext:value-type="float">
            <text:p>0.00090788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2" calcext:value-type="float">
            <text:p>12</text:p>
          </table:table-cell>
          <table:table-cell office:value-type="float" office:value="-1.92471" calcext:value-type="float">
            <text:p>-1.92471</text:p>
          </table:table-cell>
          <table:table-cell office:value-type="float" office:value="0.00707338" calcext:value-type="float">
            <text:p>0.00707338</text:p>
          </table:table-cell>
          <table:table-cell table:number-columns-repeated="2" office:value-type="float" office:value="0.00203281" calcext:value-type="float">
            <text:p>0.00203281</text:p>
          </table:table-cell>
          <table:table-cell office:value-type="float" office:value="3.71159" calcext:value-type="float">
            <text:p>3.71159</text:p>
          </table:table-cell>
          <table:table-cell office:value-type="float" office:value="0.00939713" calcext:value-type="float">
            <text:p>0.00939713</text:p>
          </table:table-cell>
          <table:table-cell office:value-type="float" office:value="13.8813" calcext:value-type="float">
            <text:p>13.8813</text:p>
          </table:table-cell>
          <table:table-cell office:value-type="float" office:value="0.000250053" calcext:value-type="float">
            <text:p>0.000250053</text:p>
          </table:table-cell>
          <table:table-cell office:value-type="float" office:value="20.2382" calcext:value-type="float">
            <text:p>20.2382</text:p>
          </table:table-cell>
          <table:table-cell office:value-type="float" office:value="23.4928" calcext:value-type="float">
            <text:p>23.4928</text:p>
          </table:table-cell>
          <table:table-cell office:value-type="float" office:value="0.000970286" calcext:value-type="float">
            <text:p>0.0009702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-0.9216" calcext:value-type="float">
            <text:p>-0.9216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4" calcext:value-type="float">
            <text:p>0.04</text:p>
          </table:table-cell>
          <table:table-cell office:value-type="float" office:value="0.849347" calcext:value-type="float">
            <text:p>0.849347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72139" calcext:value-type="float">
            <text:p>0.72139</text:p>
          </table:table-cell>
          <table:table-cell office:value-type="float" office:value="0.00000256" calcext:value-type="float">
            <text:p>2.56E-06</text:p>
          </table:table-cell>
          <table:table-cell office:value-type="float" office:value="3.74021" calcext:value-type="float">
            <text:p>3.74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-1.4752" calcext:value-type="float">
            <text:p>-1.4752</text:p>
          </table:table-cell>
          <table:table-cell office:value-type="float" office:value="0.0104858" calcext:value-type="float">
            <text:p>0.0104858</text:p>
          </table:table-cell>
          <table:table-cell office:value-type="float" office:value="-0.166" calcext:value-type="float">
            <text:p>-0.166</text:p>
          </table:table-cell>
          <table:table-cell office:value-type="float" office:value="0.166" calcext:value-type="float">
            <text:p>0.166</text:p>
          </table:table-cell>
          <table:table-cell office:value-type="float" office:value="2.1867" calcext:value-type="float">
            <text:p>2.1867</text:p>
          </table:table-cell>
          <table:table-cell office:value-type="float" office:value="0.027583" calcext:value-type="float">
            <text:p>0.027583</text:p>
          </table:table-cell>
          <table:table-cell office:value-type="float" office:value="4.87294" calcext:value-type="float">
            <text:p>4.87294</text:p>
          </table:table-cell>
          <table:table-cell office:value-type="float" office:value="0.000763805" calcext:value-type="float">
            <text:p>0.000763805</text:p>
          </table:table-cell>
          <table:table-cell office:value-type="float" office:value="4.62356" calcext:value-type="float">
            <text:p>4.62356</text:p>
          </table:table-cell>
          <table:table-cell office:value-type="float" office:value="68.9576" calcext:value-type="float">
            <text:p>68.9576</text:p>
          </table:table-cell>
          <table:table-cell office:value-type="float" office:value="0.00133747" calcext:value-type="float">
            <text:p>0.00133747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office:value-type="float" office:value="-1.6984" calcext:value-type="float">
            <text:p>-1.6984</text:p>
          </table:table-cell>
          <table:table-cell office:value-type="float" office:value="0.00161984" calcext:value-type="float">
            <text:p>0.00161984</text:p>
          </table:table-cell>
          <table:table-cell office:value-type="float" office:value="-0.1132" calcext:value-type="float">
            <text:p>-0.1132</text:p>
          </table:table-cell>
          <table:table-cell office:value-type="float" office:value="0.1132" calcext:value-type="float">
            <text:p>0.1132</text:p>
          </table:table-cell>
          <table:table-cell office:value-type="float" office:value="2.88618" calcext:value-type="float">
            <text:p>2.88618</text:p>
          </table:table-cell>
          <table:table-cell office:value-type="float" office:value="0.0152189" calcext:value-type="float">
            <text:p>0.0152189</text:p>
          </table:table-cell>
          <table:table-cell office:value-type="float" office:value="8.34851" calcext:value-type="float">
            <text:p>8.34851</text:p>
          </table:table-cell>
          <table:table-cell office:value-type="float" office:value="0.000355344" calcext:value-type="float">
            <text:p>0.000355344</text:p>
          </table:table-cell>
          <table:table-cell office:value-type="float" office:value="11.5409" calcext:value-type="float">
            <text:p>11.5409</text:p>
          </table:table-cell>
          <table:table-cell office:value-type="float" office:value="38.0472" calcext:value-type="float">
            <text:p>38.0472</text:p>
          </table:table-cell>
          <table:table-cell office:value-type="float" office:value="0.000206612" calcext:value-type="float">
            <text:p>0.00020661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" calcext:value-type="float">
            <text:p>3</text:p>
          </table:table-cell>
          <table:table-cell office:value-type="float" office:value="-1.81" calcext:value-type="float">
            <text:p>-1.81</text:p>
          </table:table-cell>
          <table:table-cell office:value-type="float" office:value="0.0021144" calcext:value-type="float">
            <text:p>0.0021144</text:p>
          </table:table-cell>
          <table:table-cell office:value-type="float" office:value="-0.1037" calcext:value-type="float">
            <text:p>-0.1037</text:p>
          </table:table-cell>
          <table:table-cell office:value-type="float" office:value="0.1037" calcext:value-type="float">
            <text:p>0.1037</text:p>
          </table:table-cell>
          <table:table-cell office:value-type="float" office:value="3.27821" calcext:value-type="float">
            <text:p>3.27821</text:p>
          </table:table-cell>
          <table:table-cell office:value-type="float" office:value="0.0117402" calcext:value-type="float">
            <text:p>0.0117402</text:p>
          </table:table-cell>
          <table:table-cell office:value-type="float" office:value="10.7742" calcext:value-type="float">
            <text:p>10.7742</text:p>
          </table:table-cell>
          <table:table-cell office:value-type="float" office:value="0.000187647" calcext:value-type="float">
            <text:p>0.000187647</text:p>
          </table:table-cell>
          <table:table-cell office:value-type="float" office:value="4.25758" calcext:value-type="float">
            <text:p>4.25758</text:p>
          </table:table-cell>
          <table:table-cell office:value-type="float" office:value="29.3506" calcext:value-type="float">
            <text:p>29.3506</text:p>
          </table:table-cell>
          <table:table-cell office:value-type="float" office:value="0.000269694" calcext:value-type="float">
            <text:p>0.000269694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-1.786" calcext:value-type="float">
            <text:p>-1.786</text:p>
          </table:table-cell>
          <table:table-cell office:value-type="float" office:value="0.00313968" calcext:value-type="float">
            <text:p>0.00313968</text:p>
          </table:table-cell>
          <table:table-cell office:value-type="float" office:value="-0.05365" calcext:value-type="float">
            <text:p>-0.05365</text:p>
          </table:table-cell>
          <table:table-cell office:value-type="float" office:value="0.05365" calcext:value-type="float">
            <text:p>0.05365</text:p>
          </table:table-cell>
          <table:table-cell office:value-type="float" office:value="3.19294" calcext:value-type="float">
            <text:p>3.19294</text:p>
          </table:table-cell>
          <table:table-cell office:value-type="float" office:value="0.0104144" calcext:value-type="float">
            <text:p>0.0104144</text:p>
          </table:table-cell>
          <table:table-cell office:value-type="float" office:value="10.2349" calcext:value-type="float">
            <text:p>10.2349</text:p>
          </table:table-cell>
          <table:table-cell office:value-type="float" office:value="0.000193029" calcext:value-type="float">
            <text:p>0.000193029</text:p>
          </table:table-cell>
          <table:table-cell office:value-type="float" office:value="11.0749" calcext:value-type="float">
            <text:p>11.0749</text:p>
          </table:table-cell>
          <table:table-cell office:value-type="float" office:value="26.0361" calcext:value-type="float">
            <text:p>26.0361</text:p>
          </table:table-cell>
          <table:table-cell office:value-type="float" office:value="0.000400469" calcext:value-type="float">
            <text:p>0.000400469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-1.797" calcext:value-type="float">
            <text:p>-1.797</text:p>
          </table:table-cell>
          <table:table-cell office:value-type="float" office:value="0.00499964" calcext:value-type="float">
            <text:p>0.00499964</text:p>
          </table:table-cell>
          <table:table-cell office:value-type="float" office:value="-0.014575" calcext:value-type="float">
            <text:p>-0.014575</text:p>
          </table:table-cell>
          <table:table-cell office:value-type="float" office:value="0.014575" calcext:value-type="float">
            <text:p>0.014575</text:p>
          </table:table-cell>
          <table:table-cell office:value-type="float" office:value="3.23421" calcext:value-type="float">
            <text:p>3.23421</text:p>
          </table:table-cell>
          <table:table-cell office:value-type="float" office:value="0.00252686" calcext:value-type="float">
            <text:p>0.00252686</text:p>
          </table:table-cell>
          <table:table-cell office:value-type="float" office:value="10.5251" calcext:value-type="float">
            <text:p>10.5251</text:p>
          </table:table-cell>
          <table:table-cell office:value-type="float" office:value="0.0000165404" calcext:value-type="float">
            <text:p>1.65404E-05</text:p>
          </table:table-cell>
          <table:table-cell office:value-type="float" office:value="28.0668" calcext:value-type="float">
            <text:p>28.0668</text:p>
          </table:table-cell>
          <table:table-cell office:value-type="float" office:value="6.31715" calcext:value-type="float">
            <text:p>6.31715</text:p>
          </table:table-cell>
          <table:table-cell office:value-type="float" office:value="0.000637709" calcext:value-type="float">
            <text:p>0.000637709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float" office:value="-1.82585" calcext:value-type="float">
            <text:p>-1.82585</text:p>
          </table:table-cell>
          <table:table-cell office:value-type="float" office:value="0.00824026" calcext:value-type="float">
            <text:p>0.00824026</text:p>
          </table:table-cell>
          <table:table-cell table:number-columns-repeated="2" office:value-type="float" office:value="0.0573875" calcext:value-type="float">
            <text:p>0.0573875</text:p>
          </table:table-cell>
          <table:table-cell office:value-type="float" office:value="3.34197" calcext:value-type="float">
            <text:p>3.34197</text:p>
          </table:table-cell>
          <table:table-cell office:value-type="float" office:value="0.00841043" calcext:value-type="float">
            <text:p>0.00841043</text:p>
          </table:table-cell>
          <table:table-cell office:value-type="float" office:value="11.2807" calcext:value-type="float">
            <text:p>11.2807</text:p>
          </table:table-cell>
          <table:table-cell office:value-type="float" office:value="0.000192972" calcext:value-type="float">
            <text:p>0.000192972</text:p>
          </table:table-cell>
          <table:table-cell office:value-type="float" office:value="12.1678" calcext:value-type="float">
            <text:p>12.1678</text:p>
          </table:table-cell>
          <table:table-cell office:value-type="float" office:value="21.0261" calcext:value-type="float">
            <text:p>21.0261</text:p>
          </table:table-cell>
          <table:table-cell office:value-type="float" office:value="0.00105105" calcext:value-type="float">
            <text:p>0.00105105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7" calcext:value-type="float">
            <text:p>7</text:p>
          </table:table-cell>
          <table:table-cell office:value-type="float" office:value="-1.81517" calcext:value-type="float">
            <text:p>-1.81517</text:p>
          </table:table-cell>
          <table:table-cell office:value-type="float" office:value="0.00495516" calcext:value-type="float">
            <text:p>0.00495516</text:p>
          </table:table-cell>
          <table:table-cell table:number-columns-repeated="2" office:value-type="float" office:value="0.0086625" calcext:value-type="float">
            <text:p>0.0086625</text:p>
          </table:table-cell>
          <table:table-cell office:value-type="float" office:value="3.29982" calcext:value-type="float">
            <text:p>3.29982</text:p>
          </table:table-cell>
          <table:table-cell office:value-type="float" office:value="0.00737714" calcext:value-type="float">
            <text:p>0.00737714</text:p>
          </table:table-cell>
          <table:table-cell office:value-type="float" office:value="10.9536" calcext:value-type="float">
            <text:p>10.9536</text:p>
          </table:table-cell>
          <table:table-cell office:value-type="float" office:value="0.000160386" calcext:value-type="float">
            <text:p>0.000160386</text:p>
          </table:table-cell>
          <table:table-cell office:value-type="float" office:value="17.8307" calcext:value-type="float">
            <text:p>17.8307</text:p>
          </table:table-cell>
          <table:table-cell office:value-type="float" office:value="18.4429" calcext:value-type="float">
            <text:p>18.4429</text:p>
          </table:table-cell>
          <table:table-cell office:value-type="float" office:value="0.000632036" calcext:value-type="float">
            <text:p>0.000632036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" calcext:value-type="float">
            <text:p>8</text:p>
          </table:table-cell>
          <table:table-cell office:value-type="float" office:value="-1.8026" calcext:value-type="float">
            <text:p>-1.8026</text:p>
          </table:table-cell>
          <table:table-cell office:value-type="float" office:value="0.0053546" calcext:value-type="float">
            <text:p>0.0053546</text:p>
          </table:table-cell>
          <table:table-cell office:value-type="float" office:value="-0.00275" calcext:value-type="float">
            <text:p>-0.00275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3.25472" calcext:value-type="float">
            <text:p>3.25472</text:p>
          </table:table-cell>
          <table:table-cell office:value-type="float" office:value="0.00427511" calcext:value-type="float">
            <text:p>0.00427511</text:p>
          </table:table-cell>
          <table:table-cell office:value-type="float" office:value="10.6625" calcext:value-type="float">
            <text:p>10.6625</text:p>
          </table:table-cell>
          <table:table-cell office:value-type="float" office:value="0.0000466968" calcext:value-type="float">
            <text:p>4.66968E-05</text:p>
          </table:table-cell>
          <table:table-cell office:value-type="float" office:value="15.4955" calcext:value-type="float">
            <text:p>15.4955</text:p>
          </table:table-cell>
          <table:table-cell office:value-type="float" office:value="10.6878" calcext:value-type="float">
            <text:p>10.6878</text:p>
          </table:table-cell>
          <table:table-cell office:value-type="float" office:value="0.000682985" calcext:value-type="float">
            <text:p>0.000682985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9" calcext:value-type="float">
            <text:p>9</text:p>
          </table:table-cell>
          <table:table-cell office:value-type="float" office:value="-1.8173" calcext:value-type="float">
            <text:p>-1.8173</text:p>
          </table:table-cell>
          <table:table-cell office:value-type="float" office:value="0.00670591" calcext:value-type="float">
            <text:p>0.00670591</text:p>
          </table:table-cell>
          <table:table-cell office:value-type="float" office:value="-0.00542187" calcext:value-type="float">
            <text:p>-0.00542187</text:p>
          </table:table-cell>
          <table:table-cell office:value-type="float" office:value="0.00542187" calcext:value-type="float">
            <text:p>0.00542187</text:p>
          </table:table-cell>
          <table:table-cell office:value-type="float" office:value="3.30929" calcext:value-type="float">
            <text:p>3.30929</text:p>
          </table:table-cell>
          <table:table-cell office:value-type="float" office:value="0.0067382" calcext:value-type="float">
            <text:p>0.0067382</text:p>
          </table:table-cell>
          <table:table-cell office:value-type="float" office:value="11.0407" calcext:value-type="float">
            <text:p>11.0407</text:p>
          </table:table-cell>
          <table:table-cell office:value-type="float" office:value="0.000128516" calcext:value-type="float">
            <text:p>0.000128516</text:p>
          </table:table-cell>
          <table:table-cell office:value-type="float" office:value="15.7725" calcext:value-type="float">
            <text:p>15.7725</text:p>
          </table:table-cell>
          <table:table-cell office:value-type="float" office:value="16.8455" calcext:value-type="float">
            <text:p>16.8455</text:p>
          </table:table-cell>
          <table:table-cell office:value-type="float" office:value="0.000855346" calcext:value-type="float">
            <text:p>0.000855346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" calcext:value-type="float">
            <text:p>10</text:p>
          </table:table-cell>
          <table:table-cell office:value-type="float" office:value="-1.8173" calcext:value-type="float">
            <text:p>-1.8173</text:p>
          </table:table-cell>
          <table:table-cell office:value-type="float" office:value="0.00626886" calcext:value-type="float">
            <text:p>0.00626886</text:p>
          </table:table-cell>
          <table:table-cell office:value-type="float" office:value="-0.00447266" calcext:value-type="float">
            <text:p>-0.00447266</text:p>
          </table:table-cell>
          <table:table-cell office:value-type="float" office:value="0.00447266" calcext:value-type="float">
            <text:p>0.00447266</text:p>
          </table:table-cell>
          <table:table-cell office:value-type="float" office:value="3.30886" calcext:value-type="float">
            <text:p>3.30886</text:p>
          </table:table-cell>
          <table:table-cell office:value-type="float" office:value="0.00702146" calcext:value-type="float">
            <text:p>0.00702146</text:p>
          </table:table-cell>
          <table:table-cell office:value-type="float" office:value="11.0319" calcext:value-type="float">
            <text:p>11.0319</text:p>
          </table:table-cell>
          <table:table-cell office:value-type="float" office:value="0.000157094" calcext:value-type="float">
            <text:p>0.000157094</text:p>
          </table:table-cell>
          <table:table-cell office:value-type="float" office:value="18.0892" calcext:value-type="float">
            <text:p>18.0892</text:p>
          </table:table-cell>
          <table:table-cell office:value-type="float" office:value="17.5537" calcext:value-type="float">
            <text:p>17.5537</text:p>
          </table:table-cell>
          <table:table-cell office:value-type="float" office:value="0.0007996" calcext:value-type="float">
            <text:p>0.0007996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1" calcext:value-type="float">
            <text:p>11</text:p>
          </table:table-cell>
          <table:table-cell office:value-type="float" office:value="-1.81687" calcext:value-type="float">
            <text:p>-1.81687</text:p>
          </table:table-cell>
          <table:table-cell office:value-type="float" office:value="0.0067864" calcext:value-type="float">
            <text:p>0.0067864</text:p>
          </table:table-cell>
          <table:table-cell office:value-type="float" office:value="-0.00355312" calcext:value-type="float">
            <text:p>-0.00355312</text:p>
          </table:table-cell>
          <table:table-cell office:value-type="float" office:value="0.00355312" calcext:value-type="float">
            <text:p>0.00355312</text:p>
          </table:table-cell>
          <table:table-cell office:value-type="float" office:value="3.30779" calcext:value-type="float">
            <text:p>3.30779</text:p>
          </table:table-cell>
          <table:table-cell office:value-type="float" office:value="0.00818676" calcext:value-type="float">
            <text:p>0.00818676</text:p>
          </table:table-cell>
          <table:table-cell office:value-type="float" office:value="11.0315" calcext:value-type="float">
            <text:p>11.0315</text:p>
          </table:table-cell>
          <table:table-cell office:value-type="float" office:value="0.000205723" calcext:value-type="float">
            <text:p>0.000205723</text:p>
          </table:table-cell>
          <table:table-cell office:value-type="float" office:value="16.6676" calcext:value-type="float">
            <text:p>16.6676</text:p>
          </table:table-cell>
          <table:table-cell office:value-type="float" office:value="20.4669" calcext:value-type="float">
            <text:p>20.4669</text:p>
          </table:table-cell>
          <table:table-cell office:value-type="float" office:value="0.000865612" calcext:value-type="float">
            <text:p>0.0008656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2.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-0.8064" calcext:value-type="float">
            <text:p>-0.8064</text:p>
          </table:table-cell>
          <table:table-cell office:value-type="float" office:value="0" calcext:value-type="float">
            <text:p>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24" calcext:value-type="float">
            <text:p>0.024</text:p>
          </table:table-cell>
          <table:table-cell office:value-type="float" office:value="0.650281" calcext:value-type="float">
            <text:p>0.650281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422865" calcext:value-type="float">
            <text:p>0.422865</text:p>
          </table:table-cell>
          <table:table-cell office:value-type="float" office:value="0.000000331776" calcext:value-type="float">
            <text:p>3.31776E-07</text:p>
          </table:table-cell>
          <table:table-cell office:value-type="float" office:value="12.1066" calcext:value-type="float">
            <text:p>12.1066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-1.3184" calcext:value-type="float">
            <text:p>-1.3184</text:p>
          </table:table-cell>
          <table:table-cell office:value-type="float" office:value="0.0216678" calcext:value-type="float">
            <text:p>0.0216678</text:p>
          </table:table-cell>
          <table:table-cell office:value-type="float" office:value="-0.0444" calcext:value-type="float">
            <text:p>-0.0444</text:p>
          </table:table-cell>
          <table:table-cell office:value-type="float" office:value="0.0444" calcext:value-type="float">
            <text:p>0.0444</text:p>
          </table:table-cell>
          <table:table-cell office:value-type="float" office:value="1.75985" calcext:value-type="float">
            <text:p>1.75985</text:p>
          </table:table-cell>
          <table:table-cell office:value-type="float" office:value="0.0019728" calcext:value-type="float">
            <text:p>0.0019728</text:p>
          </table:table-cell>
          <table:table-cell office:value-type="float" office:value="3.24771" calcext:value-type="float">
            <text:p>3.24771</text:p>
          </table:table-cell>
          <table:table-cell office:value-type="float" office:value="0.00000390329" calcext:value-type="float">
            <text:p>3.90329E-06</text:p>
          </table:table-cell>
          <table:table-cell office:value-type="float" office:value="36.9416" calcext:value-type="float">
            <text:p>36.9416</text:p>
          </table:table-cell>
          <table:table-cell office:value-type="float" office:value="4.932" calcext:value-type="float">
            <text:p>4.932</text:p>
          </table:table-cell>
          <table:table-cell office:value-type="float" office:value="0.00257644" calcext:value-type="float">
            <text:p>0.00257644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-1.5664" calcext:value-type="float">
            <text:p>-1.5664</text:p>
          </table:table-cell>
          <table:table-cell office:value-type="float" office:value="0.00381184" calcext:value-type="float">
            <text:p>0.00381184</text:p>
          </table:table-cell>
          <table:table-cell office:value-type="float" office:value="-0.0832" calcext:value-type="float">
            <text:p>-0.0832</text:p>
          </table:table-cell>
          <table:table-cell office:value-type="float" office:value="0.0832" calcext:value-type="float">
            <text:p>0.0832</text:p>
          </table:table-cell>
          <table:table-cell office:value-type="float" office:value="2.45742" calcext:value-type="float">
            <text:p>2.45742</text:p>
          </table:table-cell>
          <table:table-cell office:value-type="float" office:value="0.0079152" calcext:value-type="float">
            <text:p>0.0079152</text:p>
          </table:table-cell>
          <table:table-cell office:value-type="float" office:value="6.07536" calcext:value-type="float">
            <text:p>6.07536</text:p>
          </table:table-cell>
          <table:table-cell office:value-type="float" office:value="0.0000906071" calcext:value-type="float">
            <text:p>9.06071E-05</text:p>
          </table:table-cell>
          <table:table-cell office:value-type="float" office:value="13.6873" calcext:value-type="float">
            <text:p>13.6873</text:p>
          </table:table-cell>
          <table:table-cell office:value-type="float" office:value="19.788" calcext:value-type="float">
            <text:p>19.788</text:p>
          </table:table-cell>
          <table:table-cell office:value-type="float" office:value="0.000453251" calcext:value-type="float">
            <text:p>0.000453251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-1.69" calcext:value-type="float">
            <text:p>-1.69</text:p>
          </table:table-cell>
          <table:table-cell office:value-type="float" office:value="0.003708" calcext:value-type="float">
            <text:p>0.003708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2.85981" calcext:value-type="float">
            <text:p>2.85981</text:p>
          </table:table-cell>
          <table:table-cell office:value-type="float" office:value="0.00573552" calcext:value-type="float">
            <text:p>0.00573552</text:p>
          </table:table-cell>
          <table:table-cell office:value-type="float" office:value="8.21846" calcext:value-type="float">
            <text:p>8.21846</text:p>
          </table:table-cell>
          <table:table-cell office:value-type="float" office:value="0.0000558079" calcext:value-type="float">
            <text:p>5.58079E-05</text:p>
          </table:table-cell>
          <table:table-cell office:value-type="float" office:value="26.0016" calcext:value-type="float">
            <text:p>26.0016</text:p>
          </table:table-cell>
          <table:table-cell office:value-type="float" office:value="14.3388" calcext:value-type="float">
            <text:p>14.3388</text:p>
          </table:table-cell>
          <table:table-cell office:value-type="float" office:value="0.000440904" calcext:value-type="float">
            <text:p>0.000440904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float" office:value="-1.7238" calcext:value-type="float">
            <text:p>-1.7238</text:p>
          </table:table-cell>
          <table:table-cell office:value-type="float" office:value="0.00430684" calcext:value-type="float">
            <text:p>0.00430684</text:p>
          </table:table-cell>
          <table:table-cell table:number-columns-repeated="2" office:value-type="float" office:value="0.02385" calcext:value-type="float">
            <text:p>0.02385</text:p>
          </table:table-cell>
          <table:table-cell office:value-type="float" office:value="2.97579" calcext:value-type="float">
            <text:p>2.97579</text:p>
          </table:table-cell>
          <table:table-cell office:value-type="float" office:value="0.00645716" calcext:value-type="float">
            <text:p>0.00645716</text:p>
          </table:table-cell>
          <table:table-cell office:value-type="float" office:value="8.90511" calcext:value-type="float">
            <text:p>8.90511</text:p>
          </table:table-cell>
          <table:table-cell office:value-type="float" office:value="0.000106522" calcext:value-type="float">
            <text:p>0.000106522</text:p>
          </table:table-cell>
          <table:table-cell office:value-type="float" office:value="10.146" calcext:value-type="float">
            <text:p>10.146</text:p>
          </table:table-cell>
          <table:table-cell office:value-type="float" office:value="16.1429" calcext:value-type="float">
            <text:p>16.1429</text:p>
          </table:table-cell>
          <table:table-cell office:value-type="float" office:value="0.000512109" calcext:value-type="float">
            <text:p>0.000512109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-1.6826" calcext:value-type="float">
            <text:p>-1.6826</text:p>
          </table:table-cell>
          <table:table-cell office:value-type="float" office:value="0.00542044" calcext:value-type="float">
            <text:p>0.00542044</text:p>
          </table:table-cell>
          <table:table-cell office:value-type="float" office:value="-0.01505" calcext:value-type="float">
            <text:p>-0.01505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2.83656" calcext:value-type="float">
            <text:p>2.83656</text:p>
          </table:table-cell>
          <table:table-cell office:value-type="float" office:value="0.00435492" calcext:value-type="float">
            <text:p>0.00435492</text:p>
          </table:table-cell>
          <table:table-cell office:value-type="float" office:value="8.10729" calcext:value-type="float">
            <text:p>8.10729</text:p>
          </table:table-cell>
          <table:table-cell office:value-type="float" office:value="0.0000332665" calcext:value-type="float">
            <text:p>3.32665E-05</text:p>
          </table:table-cell>
          <table:table-cell office:value-type="float" office:value="18.3624" calcext:value-type="float">
            <text:p>18.3624</text:p>
          </table:table-cell>
          <table:table-cell office:value-type="float" office:value="10.8873" calcext:value-type="float">
            <text:p>10.8873</text:p>
          </table:table-cell>
          <table:table-cell office:value-type="float" office:value="0.000644523" calcext:value-type="float">
            <text:p>0.000644523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office:value-type="float" office:value="-1.726" calcext:value-type="float">
            <text:p>-1.726</text:p>
          </table:table-cell>
          <table:table-cell office:value-type="float" office:value="0.00741904" calcext:value-type="float">
            <text:p>0.00741904</text:p>
          </table:table-cell>
          <table:table-cell office:value-type="float" office:value="-0.0609875" calcext:value-type="float">
            <text:p>-0.0609875</text:p>
          </table:table-cell>
          <table:table-cell office:value-type="float" office:value="0.0609875" calcext:value-type="float">
            <text:p>0.0609875</text:p>
          </table:table-cell>
          <table:table-cell office:value-type="float" office:value="2.9865" calcext:value-type="float">
            <text:p>2.9865</text:p>
          </table:table-cell>
          <table:table-cell office:value-type="float" office:value="0.00868653" calcext:value-type="float">
            <text:p>0.00868653</text:p>
          </table:table-cell>
          <table:table-cell office:value-type="float" office:value="9.00611" calcext:value-type="float">
            <text:p>9.00611</text:p>
          </table:table-cell>
          <table:table-cell office:value-type="float" office:value="0.000171899" calcext:value-type="float">
            <text:p>0.000171899</text:p>
          </table:table-cell>
          <table:table-cell office:value-type="float" office:value="9.56356" calcext:value-type="float">
            <text:p>9.56356</text:p>
          </table:table-cell>
          <table:table-cell office:value-type="float" office:value="21.7163" calcext:value-type="float">
            <text:p>21.7163</text:p>
          </table:table-cell>
          <table:table-cell office:value-type="float" office:value="0.000882169" calcext:value-type="float">
            <text:p>0.000882169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office:value-type="float" office:value="-1.70635" calcext:value-type="float">
            <text:p>-1.70635</text:p>
          </table:table-cell>
          <table:table-cell office:value-type="float" office:value="0.00435272" calcext:value-type="float">
            <text:p>0.00435272</text:p>
          </table:table-cell>
          <table:table-cell table:number-columns-repeated="2" office:value-type="float" office:value="0.0105875" calcext:value-type="float">
            <text:p>0.0105875</text:p>
          </table:table-cell>
          <table:table-cell office:value-type="float" office:value="2.91598" calcext:value-type="float">
            <text:p>2.91598</text:p>
          </table:table-cell>
          <table:table-cell office:value-type="float" office:value="0.0035175" calcext:value-type="float">
            <text:p>0.0035175</text:p>
          </table:table-cell>
          <table:table-cell office:value-type="float" office:value="8.55414" calcext:value-type="float">
            <text:p>8.55414</text:p>
          </table:table-cell>
          <table:table-cell office:value-type="float" office:value="0.0000355105" calcext:value-type="float">
            <text:p>3.55105E-05</text:p>
          </table:table-cell>
          <table:table-cell office:value-type="float" office:value="11.8827" calcext:value-type="float">
            <text:p>11.8827</text:p>
          </table:table-cell>
          <table:table-cell office:value-type="float" office:value="8.79375" calcext:value-type="float">
            <text:p>8.79375</text:p>
          </table:table-cell>
          <table:table-cell office:value-type="float" office:value="0.000517565" calcext:value-type="float">
            <text:p>0.000517565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" calcext:value-type="float">
            <text:p>8</text:p>
          </table:table-cell>
          <table:table-cell office:value-type="float" office:value="-1.71405" calcext:value-type="float">
            <text:p>-1.71405</text:p>
          </table:table-cell>
          <table:table-cell office:value-type="float" office:value="0.00555788" calcext:value-type="float">
            <text:p>0.00555788</text:p>
          </table:table-cell>
          <table:table-cell office:value-type="float" office:value="-0.01105" calcext:value-type="float">
            <text:p>-0.01105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2.94353" calcext:value-type="float">
            <text:p>2.94353</text:p>
          </table:table-cell>
          <table:table-cell office:value-type="float" office:value="0.00468928" calcext:value-type="float">
            <text:p>0.00468928</text:p>
          </table:table-cell>
          <table:table-cell office:value-type="float" office:value="8.73044" calcext:value-type="float">
            <text:p>8.73044</text:p>
          </table:table-cell>
          <table:table-cell office:value-type="float" office:value="0.0000836517" calcext:value-type="float">
            <text:p>8.36517E-05</text:p>
          </table:table-cell>
          <table:table-cell office:value-type="float" office:value="14.6844" calcext:value-type="float">
            <text:p>14.6844</text:p>
          </table:table-cell>
          <table:table-cell office:value-type="float" office:value="11.7232" calcext:value-type="float">
            <text:p>11.7232</text:p>
          </table:table-cell>
          <table:table-cell office:value-type="float" office:value="0.000660865" calcext:value-type="float">
            <text:p>0.000660865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" calcext:value-type="float">
            <text:p>9</text:p>
          </table:table-cell>
          <table:table-cell office:value-type="float" office:value="-1.72351" calcext:value-type="float">
            <text:p>-1.72351</text:p>
          </table:table-cell>
          <table:table-cell office:value-type="float" office:value="0.00678155" calcext:value-type="float">
            <text:p>0.00678155</text:p>
          </table:table-cell>
          <table:table-cell office:value-type="float" office:value="-0.00973594" calcext:value-type="float">
            <text:p>-0.00973594</text:p>
          </table:table-cell>
          <table:table-cell office:value-type="float" office:value="0.00973594" calcext:value-type="float">
            <text:p>0.00973594</text:p>
          </table:table-cell>
          <table:table-cell office:value-type="float" office:value="2.97726" calcext:value-type="float">
            <text:p>2.97726</text:p>
          </table:table-cell>
          <table:table-cell office:value-type="float" office:value="0.00539746" calcext:value-type="float">
            <text:p>0.00539746</text:p>
          </table:table-cell>
          <table:table-cell office:value-type="float" office:value="8.94497" calcext:value-type="float">
            <text:p>8.94497</text:p>
          </table:table-cell>
          <table:table-cell office:value-type="float" office:value="0.0000821043" calcext:value-type="float">
            <text:p>8.21043E-05</text:p>
          </table:table-cell>
          <table:table-cell office:value-type="float" office:value="15.1405" calcext:value-type="float">
            <text:p>15.1405</text:p>
          </table:table-cell>
          <table:table-cell office:value-type="float" office:value="13.4937" calcext:value-type="float">
            <text:p>13.4937</text:p>
          </table:table-cell>
          <table:table-cell office:value-type="float" office:value="0.000806367" calcext:value-type="float">
            <text:p>0.000806367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0" calcext:value-type="float">
            <text:p>10</text:p>
          </table:table-cell>
          <table:table-cell office:value-type="float" office:value="-1.72092" calcext:value-type="float">
            <text:p>-1.72092</text:p>
          </table:table-cell>
          <table:table-cell office:value-type="float" office:value="0.00543273" calcext:value-type="float">
            <text:p>0.00543273</text:p>
          </table:table-cell>
          <table:table-cell table:number-columns-repeated="2" office:value-type="float" office:value="0.00199766" calcext:value-type="float">
            <text:p>0.00199766</text:p>
          </table:table-cell>
          <table:table-cell office:value-type="float" office:value="2.967" calcext:value-type="float">
            <text:p>2.967</text:p>
          </table:table-cell>
          <table:table-cell office:value-type="float" office:value="0.00660855" calcext:value-type="float">
            <text:p>0.00660855</text:p>
          </table:table-cell>
          <table:table-cell office:value-type="float" office:value="8.86767" calcext:value-type="float">
            <text:p>8.86767</text:p>
          </table:table-cell>
          <table:table-cell office:value-type="float" office:value="0.000117289" calcext:value-type="float">
            <text:p>0.000117289</text:p>
          </table:table-cell>
          <table:table-cell office:value-type="float" office:value="12.7923" calcext:value-type="float">
            <text:p>12.7923</text:p>
          </table:table-cell>
          <table:table-cell office:value-type="float" office:value="16.5214" calcext:value-type="float">
            <text:p>16.5214</text:p>
          </table:table-cell>
          <table:table-cell office:value-type="float" office:value="0.000645985" calcext:value-type="float">
            <text:p>0.000645985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1" calcext:value-type="float">
            <text:p>11</text:p>
          </table:table-cell>
          <table:table-cell office:value-type="float" office:value="-1.71978" calcext:value-type="float">
            <text:p>-1.71978</text:p>
          </table:table-cell>
          <table:table-cell office:value-type="float" office:value="0.00646552" calcext:value-type="float">
            <text:p>0.00646552</text:p>
          </table:table-cell>
          <table:table-cell table:number-columns-repeated="2" office:value-type="float" office:value="0.00756914" calcext:value-type="float">
            <text:p>0.00756914</text:p>
          </table:table-cell>
          <table:table-cell office:value-type="float" office:value="2.96411" calcext:value-type="float">
            <text:p>2.96411</text:p>
          </table:table-cell>
          <table:table-cell office:value-type="float" office:value="0.00564049" calcext:value-type="float">
            <text:p>0.00564049</text:p>
          </table:table-cell>
          <table:table-cell office:value-type="float" office:value="8.86299" calcext:value-type="float">
            <text:p>8.86299</text:p>
          </table:table-cell>
          <table:table-cell office:value-type="float" office:value="0.0001034" calcext:value-type="float">
            <text:p>0.0001034</text:p>
          </table:table-cell>
          <table:table-cell office:value-type="float" office:value="12.1527" calcext:value-type="float">
            <text:p>12.1527</text:p>
          </table:table-cell>
          <table:table-cell office:value-type="float" office:value="14.1012" calcext:value-type="float">
            <text:p>14.1012</text:p>
          </table:table-cell>
          <table:table-cell office:value-type="float" office:value="0.00076879" calcext:value-type="float">
            <text:p>0.00076879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2" calcext:value-type="float">
            <text:p>12</text:p>
          </table:table-cell>
          <table:table-cell office:value-type="float" office:value="-1.7239" calcext:value-type="float">
            <text:p>-1.7239</text:p>
          </table:table-cell>
          <table:table-cell office:value-type="float" office:value="0.00605819" calcext:value-type="float">
            <text:p>0.00605819</text:p>
          </table:table-cell>
          <table:table-cell table:number-columns-repeated="2" office:value-type="float" office:value="0.00111992" calcext:value-type="float">
            <text:p>0.00111992</text:p>
          </table:table-cell>
          <table:table-cell office:value-type="float" office:value="2.9779" calcext:value-type="float">
            <text:p>2.9779</text:p>
          </table:table-cell>
          <table:table-cell office:value-type="float" office:value="0.00556805" calcext:value-type="float">
            <text:p>0.00556805</text:p>
          </table:table-cell>
          <table:table-cell office:value-type="float" office:value="8.93986" calcext:value-type="float">
            <text:p>8.93986</text:p>
          </table:table-cell>
          <table:table-cell office:value-type="float" office:value="0.0000897996" calcext:value-type="float">
            <text:p>8.97996E-05</text:p>
          </table:table-cell>
          <table:table-cell office:value-type="float" office:value="12.8264" calcext:value-type="float">
            <text:p>12.8264</text:p>
          </table:table-cell>
          <table:table-cell office:value-type="float" office:value="13.9201" calcext:value-type="float">
            <text:p>13.9201</text:p>
          </table:table-cell>
          <table:table-cell office:value-type="float" office:value="0.000720356" calcext:value-type="float">
            <text:p>0.000720356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3" calcext:value-type="float">
            <text:p>13</text:p>
          </table:table-cell>
          <table:table-cell office:value-type="float" office:value="-1.71978" calcext:value-type="float">
            <text:p>-1.71978</text:p>
          </table:table-cell>
          <table:table-cell office:value-type="float" office:value="0.00604186" calcext:value-type="float">
            <text:p>0.00604186</text:p>
          </table:table-cell>
          <table:table-cell table:number-columns-repeated="2" office:value-type="float" office:value="0.00244883" calcext:value-type="float">
            <text:p>0.00244883</text:p>
          </table:table-cell>
          <table:table-cell office:value-type="float" office:value="2.9637" calcext:value-type="float">
            <text:p>2.9637</text:p>
          </table:table-cell>
          <table:table-cell office:value-type="float" office:value="0.0059181" calcext:value-type="float">
            <text:p>0.0059181</text:p>
          </table:table-cell>
          <table:table-cell office:value-type="float" office:value="8.85528" calcext:value-type="float">
            <text:p>8.85528</text:p>
          </table:table-cell>
          <table:table-cell office:value-type="float" office:value="0.000103418" calcext:value-type="float">
            <text:p>0.000103418</text:p>
          </table:table-cell>
          <table:table-cell office:value-type="float" office:value="13.1889" calcext:value-type="float">
            <text:p>13.1889</text:p>
          </table:table-cell>
          <table:table-cell office:value-type="float" office:value="14.7953" calcext:value-type="float">
            <text:p>14.7953</text:p>
          </table:table-cell>
          <table:table-cell office:value-type="float" office:value="0.000718413" calcext:value-type="float">
            <text:p>0.000718413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4" calcext:value-type="float">
            <text:p>14</text:p>
          </table:table-cell>
          <table:table-cell office:value-type="float" office:value="-1.71885" calcext:value-type="float">
            <text:p>-1.71885</text:p>
          </table:table-cell>
          <table:table-cell office:value-type="float" office:value="0.00606385" calcext:value-type="float">
            <text:p>0.00606385</text:p>
          </table:table-cell>
          <table:table-cell table:number-columns-repeated="2" office:value-type="float" office:value="0.000518359" calcext:value-type="float">
            <text:p>0.000518359</text:p>
          </table:table-cell>
          <table:table-cell office:value-type="float" office:value="2.96051" calcext:value-type="float">
            <text:p>2.96051</text:p>
          </table:table-cell>
          <table:table-cell office:value-type="float" office:value="0.00563693" calcext:value-type="float">
            <text:p>0.00563693</text:p>
          </table:table-cell>
          <table:table-cell office:value-type="float" office:value="8.83638" calcext:value-type="float">
            <text:p>8.83638</text:p>
          </table:table-cell>
          <table:table-cell office:value-type="float" office:value="0.0000946344" calcext:value-type="float">
            <text:p>9.46344E-05</text:p>
          </table:table-cell>
          <table:table-cell office:value-type="float" office:value="12.8387" calcext:value-type="float">
            <text:p>12.8387</text:p>
          </table:table-cell>
          <table:table-cell office:value-type="float" office:value="14.0923" calcext:value-type="float">
            <text:p>14.0923</text:p>
          </table:table-cell>
          <table:table-cell office:value-type="float" office:value="0.000721029" calcext:value-type="float">
            <text:p>0.000721029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-1.7199" calcext:value-type="float">
            <text:p>-1.7199</text:p>
          </table:table-cell>
          <table:table-cell office:value-type="float" office:value="0.00596073" calcext:value-type="float">
            <text:p>0.00596073</text:p>
          </table:table-cell>
          <table:table-cell office:value-type="float" office:value="-0.000671045" calcext:value-type="float">
            <text:p>-0.000671045</text:p>
          </table:table-cell>
          <table:table-cell office:value-type="float" office:value="0.000671045" calcext:value-type="float">
            <text:p>0.000671045</text:p>
          </table:table-cell>
          <table:table-cell office:value-type="float" office:value="2.96403" calcext:value-type="float">
            <text:p>2.96403</text:p>
          </table:table-cell>
          <table:table-cell office:value-type="float" office:value="0.00556731" calcext:value-type="float">
            <text:p>0.00556731</text:p>
          </table:table-cell>
          <table:table-cell office:value-type="float" office:value="8.85633" calcext:value-type="float">
            <text:p>8.85633</text:p>
          </table:table-cell>
          <table:table-cell office:value-type="float" office:value="0.0000951061" calcext:value-type="float">
            <text:p>9.51061E-05</text:p>
          </table:table-cell>
          <table:table-cell office:value-type="float" office:value="12.9549" calcext:value-type="float">
            <text:p>12.9549</text:p>
          </table:table-cell>
          <table:table-cell office:value-type="float" office:value="13.9183" calcext:value-type="float">
            <text:p>13.9183</text:p>
          </table:table-cell>
          <table:table-cell office:value-type="float" office:value="0.000708767" calcext:value-type="float">
            <text:p>0.0007087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7936" calcext:value-type="float">
            <text:p>-0.7936</text:p>
          </table:table-cell>
          <table:table-cell office:value-type="float" office:value="0" calcext:value-type="float">
            <text:p>0</text:p>
          </table:table-cell>
          <table:table-cell office:value-type="float" office:value="-0.0096" calcext:value-type="float">
            <text:p>-0.0096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629801" calcext:value-type="float">
            <text:p>0.629801</text:p>
          </table:table-cell>
          <table:table-cell office:value-type="float" office:value="0.00009216" calcext:value-type="float">
            <text:p>9.216E-05</text:p>
          </table:table-cell>
          <table:table-cell office:value-type="float" office:value="0.396649" calcext:value-type="float">
            <text:p>0.396649</text:p>
          </table:table-cell>
          <table:table-cell office:value-type="float" office:value="0.00000000849347" calcext:value-type="float">
            <text:p>8.49347E-09</text:p>
          </table:table-cell>
          <table:table-cell office:value-type="float" office:value="5.50974" calcext:value-type="float">
            <text:p>5.50974</text:p>
          </table:table-cell>
          <table:table-cell office:value-type="float" office:value="0.2304" calcext:value-type="float">
            <text:p>0.230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.4544" calcext:value-type="float">
            <text:p>-1.4544</text:p>
          </table:table-cell>
          <table:table-cell office:value-type="float" office:value="0.015977" calcext:value-type="float">
            <text:p>0.015977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2.13126" calcext:value-type="float">
            <text:p>2.13126</text:p>
          </table:table-cell>
          <table:table-cell office:value-type="float" office:value="0.00200224" calcext:value-type="float">
            <text:p>0.00200224</text:p>
          </table:table-cell>
          <table:table-cell office:value-type="float" office:value="4.67744" calcext:value-type="float">
            <text:p>4.67744</text:p>
          </table:table-cell>
          <table:table-cell office:value-type="float" office:value="0.00000797703" calcext:value-type="float">
            <text:p>7.97703E-06</text:p>
          </table:table-cell>
          <table:table-cell office:value-type="float" office:value="22.5262" calcext:value-type="float">
            <text:p>22.5262</text:p>
          </table:table-cell>
          <table:table-cell office:value-type="float" office:value="5.0056" calcext:value-type="float">
            <text:p>5.0056</text:p>
          </table:table-cell>
          <table:table-cell office:value-type="float" office:value="0.00177522" calcext:value-type="float">
            <text:p>0.0017752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.5936" calcext:value-type="float">
            <text:p>-1.5936</text:p>
          </table:table-cell>
          <table:table-cell office:value-type="float" office:value="0.0143667" calcext:value-type="float">
            <text:p>0.0143667</text:p>
          </table:table-cell>
          <table:table-cell office:value-type="float" office:value="-0.0482" calcext:value-type="float">
            <text:p>-0.0482</text:p>
          </table:table-cell>
          <table:table-cell office:value-type="float" office:value="0.0482" calcext:value-type="float">
            <text:p>0.0482</text:p>
          </table:table-cell>
          <table:table-cell office:value-type="float" office:value="2.55393" calcext:value-type="float">
            <text:p>2.55393</text:p>
          </table:table-cell>
          <table:table-cell office:value-type="float" office:value="0.00376144" calcext:value-type="float">
            <text:p>0.00376144</text:p>
          </table:table-cell>
          <table:table-cell office:value-type="float" office:value="6.66278" calcext:value-type="float">
            <text:p>6.66278</text:p>
          </table:table-cell>
          <table:table-cell office:value-type="float" office:value="0.0000328289" calcext:value-type="float">
            <text:p>3.28289E-05</text:p>
          </table:table-cell>
          <table:table-cell office:value-type="float" office:value="24.5501" calcext:value-type="float">
            <text:p>24.5501</text:p>
          </table:table-cell>
          <table:table-cell office:value-type="float" office:value="9.4036" calcext:value-type="float">
            <text:p>9.4036</text:p>
          </table:table-cell>
          <table:table-cell office:value-type="float" office:value="0.0015963" calcext:value-type="float">
            <text:p>0.001596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1.6528" calcext:value-type="float">
            <text:p>-1.6528</text:p>
          </table:table-cell>
          <table:table-cell office:value-type="float" office:value="0.00648192" calcext:value-type="float">
            <text:p>0.00648192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2.73823" calcext:value-type="float">
            <text:p>2.73823</text:p>
          </table:table-cell>
          <table:table-cell office:value-type="float" office:value="0.00126744" calcext:value-type="float">
            <text:p>0.00126744</text:p>
          </table:table-cell>
          <table:table-cell office:value-type="float" office:value="7.56709" calcext:value-type="float">
            <text:p>7.56709</text:p>
          </table:table-cell>
          <table:table-cell office:value-type="float" office:value="0.00000253982" calcext:value-type="float">
            <text:p>2.53982E-06</text:p>
          </table:table-cell>
          <table:table-cell office:value-type="float" office:value="10.5416" calcext:value-type="float">
            <text:p>10.5416</text:p>
          </table:table-cell>
          <table:table-cell office:value-type="float" office:value="3.1686" calcext:value-type="float">
            <text:p>3.1686</text:p>
          </table:table-cell>
          <table:table-cell office:value-type="float" office:value="0.000720213" calcext:value-type="float">
            <text:p>0.00072021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.5488" calcext:value-type="float">
            <text:p>-1.5488</text:p>
          </table:table-cell>
          <table:table-cell office:value-type="float" office:value="0.00404608" calcext:value-type="float">
            <text:p>0.00404608</text:p>
          </table:table-cell>
          <table:table-cell office:value-type="float" office:value="-0.03115" calcext:value-type="float">
            <text:p>-0.03115</text:p>
          </table:table-cell>
          <table:table-cell office:value-type="float" office:value="0.03115" calcext:value-type="float">
            <text:p>0.03115</text:p>
          </table:table-cell>
          <table:table-cell office:value-type="float" office:value="2.40283" calcext:value-type="float">
            <text:p>2.40283</text:p>
          </table:table-cell>
          <table:table-cell office:value-type="float" office:value="0.0028362" calcext:value-type="float">
            <text:p>0.0028362</text:p>
          </table:table-cell>
          <table:table-cell office:value-type="float" office:value="5.81249" calcext:value-type="float">
            <text:p>5.81249</text:p>
          </table:table-cell>
          <table:table-cell office:value-type="float" office:value="0.0000148102" calcext:value-type="float">
            <text:p>1.48102E-05</text:p>
          </table:table-cell>
          <table:table-cell office:value-type="float" office:value="10.5573" calcext:value-type="float">
            <text:p>10.5573</text:p>
          </table:table-cell>
          <table:table-cell office:value-type="float" office:value="7.0905" calcext:value-type="float">
            <text:p>7.0905</text:p>
          </table:table-cell>
          <table:table-cell office:value-type="float" office:value="0.000449564" calcext:value-type="float">
            <text:p>0.000449564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1.6389" calcext:value-type="float">
            <text:p>-1.6389</text:p>
          </table:table-cell>
          <table:table-cell office:value-type="float" office:value="0.00345799" calcext:value-type="float">
            <text:p>0.00345799</text:p>
          </table:table-cell>
          <table:table-cell table:number-columns-repeated="2" office:value-type="float" office:value="0.0267" calcext:value-type="float">
            <text:p>0.0267</text:p>
          </table:table-cell>
          <table:table-cell office:value-type="float" office:value="2.68945" calcext:value-type="float">
            <text:p>2.68945</text:p>
          </table:table-cell>
          <table:table-cell office:value-type="float" office:value="0.00209008" calcext:value-type="float">
            <text:p>0.00209008</text:p>
          </table:table-cell>
          <table:table-cell office:value-type="float" office:value="7.27021" calcext:value-type="float">
            <text:p>7.27021</text:p>
          </table:table-cell>
          <table:table-cell office:value-type="float" office:value="0.0000124727" calcext:value-type="float">
            <text:p>1.24727E-05</text:p>
          </table:table-cell>
          <table:table-cell office:value-type="float" office:value="13.2351" calcext:value-type="float">
            <text:p>13.2351</text:p>
          </table:table-cell>
          <table:table-cell office:value-type="float" office:value="5.2252" calcext:value-type="float">
            <text:p>5.2252</text:p>
          </table:table-cell>
          <table:table-cell office:value-type="float" office:value="0.000384221" calcext:value-type="float">
            <text:p>0.000384221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.61355" calcext:value-type="float">
            <text:p>-1.61355</text:p>
          </table:table-cell>
          <table:table-cell office:value-type="float" office:value="0.00725432" calcext:value-type="float">
            <text:p>0.00725432</text:p>
          </table:table-cell>
          <table:table-cell office:value-type="float" office:value="-0.010625" calcext:value-type="float">
            <text:p>-0.010625</text:p>
          </table:table-cell>
          <table:table-cell office:value-type="float" office:value="0.010625" calcext:value-type="float">
            <text:p>0.010625</text:p>
          </table:table-cell>
          <table:table-cell office:value-type="float" office:value="2.6108" calcext:value-type="float">
            <text:p>2.6108</text:p>
          </table:table-cell>
          <table:table-cell office:value-type="float" office:value="0.00341926" calcext:value-type="float">
            <text:p>0.00341926</text:p>
          </table:table-cell>
          <table:table-cell office:value-type="float" office:value="6.89397" calcext:value-type="float">
            <text:p>6.89397</text:p>
          </table:table-cell>
          <table:table-cell office:value-type="float" office:value="0.0000339989" calcext:value-type="float">
            <text:p>3.39989E-05</text:p>
          </table:table-cell>
          <table:table-cell office:value-type="float" office:value="12.0551" calcext:value-type="float">
            <text:p>12.0551</text:p>
          </table:table-cell>
          <table:table-cell office:value-type="float" office:value="8.54815" calcext:value-type="float">
            <text:p>8.54815</text:p>
          </table:table-cell>
          <table:table-cell office:value-type="float" office:value="0.000806035" calcext:value-type="float">
            <text:p>0.00080603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.6229" calcext:value-type="float">
            <text:p>-1.6229</text:p>
          </table:table-cell>
          <table:table-cell office:value-type="float" office:value="0.00413207" calcext:value-type="float">
            <text:p>0.00413207</text:p>
          </table:table-cell>
          <table:table-cell table:number-columns-repeated="2" office:value-type="float" office:value="0.00235625" calcext:value-type="float">
            <text:p>0.00235625</text:p>
          </table:table-cell>
          <table:table-cell office:value-type="float" office:value="2.63794" calcext:value-type="float">
            <text:p>2.63794</text:p>
          </table:table-cell>
          <table:table-cell office:value-type="float" office:value="0.00491598" calcext:value-type="float">
            <text:p>0.00491598</text:p>
          </table:table-cell>
          <table:table-cell office:value-type="float" office:value="7.00233" calcext:value-type="float">
            <text:p>7.00233</text:p>
          </table:table-cell>
          <table:table-cell office:value-type="float" office:value="0.0000705992" calcext:value-type="float">
            <text:p>7.05992E-05</text:p>
          </table:table-cell>
          <table:table-cell office:value-type="float" office:value="10.4828" calcext:value-type="float">
            <text:p>10.4828</text:p>
          </table:table-cell>
          <table:table-cell office:value-type="float" office:value="12.2899" calcext:value-type="float">
            <text:p>12.2899</text:p>
          </table:table-cell>
          <table:table-cell office:value-type="float" office:value="0.000459119" calcext:value-type="float">
            <text:p>0.000459119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.64506" calcext:value-type="float">
            <text:p>-1.64506</text:p>
          </table:table-cell>
          <table:table-cell office:value-type="float" office:value="0.00540349" calcext:value-type="float">
            <text:p>0.00540349</text:p>
          </table:table-cell>
          <table:table-cell office:value-type="float" office:value="-0.0249625" calcext:value-type="float">
            <text:p>-0.0249625</text:p>
          </table:table-cell>
          <table:table-cell office:value-type="float" office:value="0.0249625" calcext:value-type="float">
            <text:p>0.0249625</text:p>
          </table:table-cell>
          <table:table-cell office:value-type="float" office:value="2.71163" calcext:value-type="float">
            <text:p>2.71163</text:p>
          </table:table-cell>
          <table:table-cell office:value-type="float" office:value="0.00479605" calcext:value-type="float">
            <text:p>0.00479605</text:p>
          </table:table-cell>
          <table:table-cell office:value-type="float" office:value="7.41113" calcext:value-type="float">
            <text:p>7.41113</text:p>
          </table:table-cell>
          <table:table-cell office:value-type="float" office:value="0.0000541216" calcext:value-type="float">
            <text:p>5.41216E-05</text:p>
          </table:table-cell>
          <table:table-cell office:value-type="float" office:value="10.8536" calcext:value-type="float">
            <text:p>10.8536</text:p>
          </table:table-cell>
          <table:table-cell office:value-type="float" office:value="11.9901" calcext:value-type="float">
            <text:p>11.9901</text:p>
          </table:table-cell>
          <table:table-cell office:value-type="float" office:value="0.000600388" calcext:value-type="float">
            <text:p>0.000600388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.63593" calcext:value-type="float">
            <text:p>-1.63593</text:p>
          </table:table-cell>
          <table:table-cell office:value-type="float" office:value="0.00608405" calcext:value-type="float">
            <text:p>0.00608405</text:p>
          </table:table-cell>
          <table:table-cell table:number-columns-repeated="2" office:value-type="float" office:value="0.00516406" calcext:value-type="float">
            <text:p>0.00516406</text:p>
          </table:table-cell>
          <table:table-cell office:value-type="float" office:value="2.68236" calcext:value-type="float">
            <text:p>2.68236</text:p>
          </table:table-cell>
          <table:table-cell office:value-type="float" office:value="0.00414678" calcext:value-type="float">
            <text:p>0.00414678</text:p>
          </table:table-cell>
          <table:table-cell office:value-type="float" office:value="7.26004" calcext:value-type="float">
            <text:p>7.26004</text:p>
          </table:table-cell>
          <table:table-cell office:value-type="float" office:value="0.0000478986" calcext:value-type="float">
            <text:p>4.78986E-05</text:p>
          </table:table-cell>
          <table:table-cell office:value-type="float" office:value="10.2324" calcext:value-type="float">
            <text:p>10.2324</text:p>
          </table:table-cell>
          <table:table-cell office:value-type="float" office:value="10.3669" calcext:value-type="float">
            <text:p>10.3669</text:p>
          </table:table-cell>
          <table:table-cell office:value-type="float" office:value="0.000676005" calcext:value-type="float">
            <text:p>0.00067600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.63251" calcext:value-type="float">
            <text:p>-1.63251</text:p>
          </table:table-cell>
          <table:table-cell office:value-type="float" office:value="0.00551637" calcext:value-type="float">
            <text:p>0.00551637</text:p>
          </table:table-cell>
          <table:table-cell office:value-type="float" office:value="-0.00783437" calcext:value-type="float">
            <text:p>-0.00783437</text:p>
          </table:table-cell>
          <table:table-cell office:value-type="float" office:value="0.00783437" calcext:value-type="float">
            <text:p>0.00783437</text:p>
          </table:table-cell>
          <table:table-cell office:value-type="float" office:value="2.6706" calcext:value-type="float">
            <text:p>2.6706</text:p>
          </table:table-cell>
          <table:table-cell office:value-type="float" office:value="0.00470476" calcext:value-type="float">
            <text:p>0.00470476</text:p>
          </table:table-cell>
          <table:table-cell office:value-type="float" office:value="7.19087" calcext:value-type="float">
            <text:p>7.19087</text:p>
          </table:table-cell>
          <table:table-cell office:value-type="float" office:value="0.0000658853" calcext:value-type="float">
            <text:p>6.58853E-05</text:p>
          </table:table-cell>
          <table:table-cell office:value-type="float" office:value="11.085" calcext:value-type="float">
            <text:p>11.085</text:p>
          </table:table-cell>
          <table:table-cell office:value-type="float" office:value="11.7619" calcext:value-type="float">
            <text:p>11.7619</text:p>
          </table:table-cell>
          <table:table-cell office:value-type="float" office:value="0.00061293" calcext:value-type="float">
            <text:p>0.00061293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-1.63367" calcext:value-type="float">
            <text:p>-1.63367</text:p>
          </table:table-cell>
          <table:table-cell office:value-type="float" office:value="0.00593361" calcext:value-type="float">
            <text:p>0.00593361</text:p>
          </table:table-cell>
          <table:table-cell table:number-columns-repeated="2" office:value-type="float" office:value="0.000194922" calcext:value-type="float">
            <text:p>0.000194922</text:p>
          </table:table-cell>
          <table:table-cell office:value-type="float" office:value="2.6748" calcext:value-type="float">
            <text:p>2.6748</text:p>
          </table:table-cell>
          <table:table-cell office:value-type="float" office:value="0.00483333" calcext:value-type="float">
            <text:p>0.00483333</text:p>
          </table:table-cell>
          <table:table-cell office:value-type="float" office:value="7.21806" calcext:value-type="float">
            <text:p>7.21806</text:p>
          </table:table-cell>
          <table:table-cell office:value-type="float" office:value="0.0000728092" calcext:value-type="float">
            <text:p>7.28092E-05</text:p>
          </table:table-cell>
          <table:table-cell office:value-type="float" office:value="11.3192" calcext:value-type="float">
            <text:p>11.3192</text:p>
          </table:table-cell>
          <table:table-cell office:value-type="float" office:value="12.0833" calcext:value-type="float">
            <text:p>12.0833</text:p>
          </table:table-cell>
          <table:table-cell office:value-type="float" office:value="0.00065929" calcext:value-type="float">
            <text:p>0.00065929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-1.63479" calcext:value-type="float">
            <text:p>-1.63479</text:p>
          </table:table-cell>
          <table:table-cell office:value-type="float" office:value="0.00576847" calcext:value-type="float">
            <text:p>0.00576847</text:p>
          </table:table-cell>
          <table:table-cell office:value-type="float" office:value="-0.00113711" calcext:value-type="float">
            <text:p>-0.00113711</text:p>
          </table:table-cell>
          <table:table-cell office:value-type="float" office:value="0.00113711" calcext:value-type="float">
            <text:p>0.00113711</text:p>
          </table:table-cell>
          <table:table-cell office:value-type="float" office:value="2.67829" calcext:value-type="float">
            <text:p>2.67829</text:p>
          </table:table-cell>
          <table:table-cell office:value-type="float" office:value="0.00477682" calcext:value-type="float">
            <text:p>0.00477682</text:p>
          </table:table-cell>
          <table:table-cell office:value-type="float" office:value="7.23511" calcext:value-type="float">
            <text:p>7.23511</text:p>
          </table:table-cell>
          <table:table-cell office:value-type="float" office:value="0.0000655208" calcext:value-type="float">
            <text:p>6.55208E-05</text:p>
          </table:table-cell>
          <table:table-cell office:value-type="float" office:value="11.0988" calcext:value-type="float">
            <text:p>11.0988</text:p>
          </table:table-cell>
          <table:table-cell office:value-type="float" office:value="11.9421" calcext:value-type="float">
            <text:p>11.9421</text:p>
          </table:table-cell>
          <table:table-cell office:value-type="float" office:value="0.000640941" calcext:value-type="float">
            <text:p>0.00064094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3.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0.6432" calcext:value-type="float">
            <text:p>-0.64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8" calcext:value-type="float">
            <text:p>0.0008</text:p>
          </table:table-cell>
          <table:table-cell office:value-type="float" office:value="0.413706" calcext:value-type="float">
            <text:p>0.413706</text:p>
          </table:table-cell>
          <table:table-cell office:value-type="float" office:value="0.00000064" calcext:value-type="float">
            <text:p>6.4E-07</text:p>
          </table:table-cell>
          <table:table-cell office:value-type="float" office:value="0.171153" calcext:value-type="float">
            <text:p>0.171153</text:p>
          </table:table-cell>
          <table:table-cell office:value-type="float" office:value="0.0000000000004096" calcext:value-type="float">
            <text:p>4.096E-13</text:p>
          </table:table-cell>
          <table:table-cell office:value-type="float" office:value="1.64335" calcext:value-type="float">
            <text:p>1.6433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-1.0992" calcext:value-type="float">
            <text:p>-1.0992</text:p>
          </table:table-cell>
          <table:table-cell office:value-type="float" office:value="0.00565504" calcext:value-type="float">
            <text:p>0.00565504</text:p>
          </table:table-cell>
          <table:table-cell office:value-type="float" office:value="-0.0532" calcext:value-type="float">
            <text:p>-0.0532</text:p>
          </table:table-cell>
          <table:table-cell office:value-type="float" office:value="0.0532" calcext:value-type="float">
            <text:p>0.0532</text:p>
          </table:table-cell>
          <table:table-cell office:value-type="float" office:value="1.2139" calcext:value-type="float">
            <text:p>1.2139</text:p>
          </table:table-cell>
          <table:table-cell office:value-type="float" office:value="0.0048016" calcext:value-type="float">
            <text:p>0.0048016</text:p>
          </table:table-cell>
          <table:table-cell office:value-type="float" office:value="1.50087" calcext:value-type="float">
            <text:p>1.50087</text:p>
          </table:table-cell>
          <table:table-cell office:value-type="float" office:value="0.0000453731" calcext:value-type="float">
            <text:p>4.53731E-05</text:p>
          </table:table-cell>
          <table:table-cell office:value-type="float" office:value="3.67359" calcext:value-type="float">
            <text:p>3.67359</text:p>
          </table:table-cell>
          <table:table-cell office:value-type="float" office:value="12.004" calcext:value-type="float">
            <text:p>12.004</text:p>
          </table:table-cell>
          <table:table-cell office:value-type="float" office:value="0.000461636" calcext:value-type="float">
            <text:p>0.000461636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-1.2784" calcext:value-type="float">
            <text:p>-1.2784</text:p>
          </table:table-cell>
          <table:table-cell office:value-type="float" office:value="0.00471296" calcext:value-type="float">
            <text:p>0.0047129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1.63902" calcext:value-type="float">
            <text:p>1.63902</text:p>
          </table:table-cell>
          <table:table-cell office:value-type="float" office:value="0.00373872" calcext:value-type="float">
            <text:p>0.00373872</text:p>
          </table:table-cell>
          <table:table-cell office:value-type="float" office:value="2.7169" calcext:value-type="float">
            <text:p>2.7169</text:p>
          </table:table-cell>
          <table:table-cell office:value-type="float" office:value="0.0000167573" calcext:value-type="float">
            <text:p>1.67573E-05</text:p>
          </table:table-cell>
          <table:table-cell office:value-type="float" office:value="6.42402" calcext:value-type="float">
            <text:p>6.42402</text:p>
          </table:table-cell>
          <table:table-cell office:value-type="float" office:value="9.3468" calcext:value-type="float">
            <text:p>9.3468</text:p>
          </table:table-cell>
          <table:table-cell office:value-type="float" office:value="0.000384731" calcext:value-type="float">
            <text:p>0.000384731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-1.3292" calcext:value-type="float">
            <text:p>-1.3292</text:p>
          </table:table-cell>
          <table:table-cell office:value-type="float" office:value="0.0079" calcext:value-type="float">
            <text:p>0.0079</text:p>
          </table:table-cell>
          <table:table-cell table:number-columns-repeated="2" office:value-type="float" office:value="0.0175" calcext:value-type="float">
            <text:p>0.0175</text:p>
          </table:table-cell>
          <table:table-cell office:value-type="float" office:value="1.77467" calcext:value-type="float">
            <text:p>1.77467</text:p>
          </table:table-cell>
          <table:table-cell office:value-type="float" office:value="0.00185896" calcext:value-type="float">
            <text:p>0.00185896</text:p>
          </table:table-cell>
          <table:table-cell office:value-type="float" office:value="3.20512" calcext:value-type="float">
            <text:p>3.20512</text:p>
          </table:table-cell>
          <table:table-cell office:value-type="float" office:value="0.00000863301" calcext:value-type="float">
            <text:p>8.63301E-06</text:p>
          </table:table-cell>
          <table:table-cell office:value-type="float" office:value="3.75535" calcext:value-type="float">
            <text:p>3.75535</text:p>
          </table:table-cell>
          <table:table-cell office:value-type="float" office:value="4.6474" calcext:value-type="float">
            <text:p>4.6474</text:p>
          </table:table-cell>
          <table:table-cell office:value-type="float" office:value="0.000644898" calcext:value-type="float">
            <text:p>0.000644898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-1.3068" calcext:value-type="float">
            <text:p>-1.3068</text:p>
          </table:table-cell>
          <table:table-cell office:value-type="float" office:value="0.00806256" calcext:value-type="float">
            <text:p>0.00806256</text:p>
          </table:table-cell>
          <table:table-cell office:value-type="float" office:value="-0.0273" calcext:value-type="float">
            <text:p>-0.0273</text:p>
          </table:table-cell>
          <table:table-cell office:value-type="float" office:value="0.0273" calcext:value-type="float">
            <text:p>0.0273</text:p>
          </table:table-cell>
          <table:table-cell office:value-type="float" office:value="1.71579" calcext:value-type="float">
            <text:p>1.71579</text:p>
          </table:table-cell>
          <table:table-cell office:value-type="float" office:value="0.00262608" calcext:value-type="float">
            <text:p>0.00262608</text:p>
          </table:table-cell>
          <table:table-cell office:value-type="float" office:value="2.99709" calcext:value-type="float">
            <text:p>2.99709</text:p>
          </table:table-cell>
          <table:table-cell office:value-type="float" office:value="0.0000226908" calcext:value-type="float">
            <text:p>2.26908E-05</text:p>
          </table:table-cell>
          <table:table-cell office:value-type="float" office:value="4.76748" calcext:value-type="float">
            <text:p>4.76748</text:p>
          </table:table-cell>
          <table:table-cell office:value-type="float" office:value="6.5652" calcext:value-type="float">
            <text:p>6.5652</text:p>
          </table:table-cell>
          <table:table-cell office:value-type="float" office:value="0.000658168" calcext:value-type="float">
            <text:p>0.000658168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-1.2991" calcext:value-type="float">
            <text:p>-1.2991</text:p>
          </table:table-cell>
          <table:table-cell office:value-type="float" office:value="0.00725919" calcext:value-type="float">
            <text:p>0.00725919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0135" calcext:value-type="float">
            <text:p>0.0135</text:p>
          </table:table-cell>
          <table:table-cell office:value-type="float" office:value="1.69492" calcext:value-type="float">
            <text:p>1.69492</text:p>
          </table:table-cell>
          <table:table-cell office:value-type="float" office:value="0.00268308" calcext:value-type="float">
            <text:p>0.00268308</text:p>
          </table:table-cell>
          <table:table-cell office:value-type="float" office:value="2.922" calcext:value-type="float">
            <text:p>2.922</text:p>
          </table:table-cell>
          <table:table-cell office:value-type="float" office:value="0.0000182751" calcext:value-type="float">
            <text:p>1.82751E-05</text:p>
          </table:table-cell>
          <table:table-cell office:value-type="float" office:value="6.6752" calcext:value-type="float">
            <text:p>6.6752</text:p>
          </table:table-cell>
          <table:table-cell office:value-type="float" office:value="6.7077" calcext:value-type="float">
            <text:p>6.7077</text:p>
          </table:table-cell>
          <table:table-cell office:value-type="float" office:value="0.000592587" calcext:value-type="float">
            <text:p>0.000592587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-1.3273" calcext:value-type="float">
            <text:p>-1.3273</text:p>
          </table:table-cell>
          <table:table-cell office:value-type="float" office:value="0.00414063" calcext:value-type="float">
            <text:p>0.00414063</text:p>
          </table:table-cell>
          <table:table-cell table:number-columns-repeated="2" office:value-type="float" office:value="0.00955" calcext:value-type="float">
            <text:p>0.00955</text:p>
          </table:table-cell>
          <table:table-cell office:value-type="float" office:value="1.76587" calcext:value-type="float">
            <text:p>1.76587</text:p>
          </table:table-cell>
          <table:table-cell office:value-type="float" office:value="0.00245756" calcext:value-type="float">
            <text:p>0.00245756</text:p>
          </table:table-cell>
          <table:table-cell office:value-type="float" office:value="3.1475" calcext:value-type="float">
            <text:p>3.1475</text:p>
          </table:table-cell>
          <table:table-cell office:value-type="float" office:value="0.0000153389" calcext:value-type="float">
            <text:p>1.53389E-05</text:p>
          </table:table-cell>
          <table:table-cell office:value-type="float" office:value="5.9669" calcext:value-type="float">
            <text:p>5.9669</text:p>
          </table:table-cell>
          <table:table-cell office:value-type="float" office:value="6.1439" calcext:value-type="float">
            <text:p>6.1439</text:p>
          </table:table-cell>
          <table:table-cell office:value-type="float" office:value="0.000338011" calcext:value-type="float">
            <text:p>0.000338011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-1.3016" calcext:value-type="float">
            <text:p>-1.3016</text:p>
          </table:table-cell>
          <table:table-cell office:value-type="float" office:value="0.00416416" calcext:value-type="float">
            <text:p>0.00416416</text:p>
          </table:table-cell>
          <table:table-cell office:value-type="float" office:value="-0.00614375" calcext:value-type="float">
            <text:p>-0.00614375</text:p>
          </table:table-cell>
          <table:table-cell office:value-type="float" office:value="0.00614375" calcext:value-type="float">
            <text:p>0.00614375</text:p>
          </table:table-cell>
          <table:table-cell office:value-type="float" office:value="1.69833" calcext:value-type="float">
            <text:p>1.69833</text:p>
          </table:table-cell>
          <table:table-cell office:value-type="float" office:value="0.00236521" calcext:value-type="float">
            <text:p>0.00236521</text:p>
          </table:table-cell>
          <table:table-cell office:value-type="float" office:value="2.91265" calcext:value-type="float">
            <text:p>2.91265</text:p>
          </table:table-cell>
          <table:table-cell office:value-type="float" office:value="0.0000160199" calcext:value-type="float">
            <text:p>1.60199E-05</text:p>
          </table:table-cell>
          <table:table-cell office:value-type="float" office:value="5.86132" calcext:value-type="float">
            <text:p>5.86132</text:p>
          </table:table-cell>
          <table:table-cell office:value-type="float" office:value="5.91304" calcext:value-type="float">
            <text:p>5.91304</text:p>
          </table:table-cell>
          <table:table-cell office:value-type="float" office:value="0.000339931" calcext:value-type="float">
            <text:p>0.000339931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-1.3261" calcext:value-type="float">
            <text:p>-1.3261</text:p>
          </table:table-cell>
          <table:table-cell office:value-type="float" office:value="0.00526023" calcext:value-type="float">
            <text:p>0.00526023</text:p>
          </table:table-cell>
          <table:table-cell table:number-columns-repeated="2" office:value-type="float" office:value="0.00688438" calcext:value-type="float">
            <text:p>0.00688438</text:p>
          </table:table-cell>
          <table:table-cell office:value-type="float" office:value="1.7638" calcext:value-type="float">
            <text:p>1.7638</text:p>
          </table:table-cell>
          <table:table-cell office:value-type="float" office:value="0.00239953" calcext:value-type="float">
            <text:p>0.00239953</text:p>
          </table:table-cell>
          <table:table-cell office:value-type="float" office:value="3.14844" calcext:value-type="float">
            <text:p>3.14844</text:p>
          </table:table-cell>
          <table:table-cell office:value-type="float" office:value="0.0000195636" calcext:value-type="float">
            <text:p>1.95636E-05</text:p>
          </table:table-cell>
          <table:table-cell office:value-type="float" office:value="5.77098" calcext:value-type="float">
            <text:p>5.77098</text:p>
          </table:table-cell>
          <table:table-cell office:value-type="float" office:value="5.99882" calcext:value-type="float">
            <text:p>5.99882</text:p>
          </table:table-cell>
          <table:table-cell office:value-type="float" office:value="0.000429407" calcext:value-type="float">
            <text:p>0.000429407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-1.32616" calcext:value-type="float">
            <text:p>-1.32616</text:p>
          </table:table-cell>
          <table:table-cell office:value-type="float" office:value="0.00465986" calcext:value-type="float">
            <text:p>0.00465986</text:p>
          </table:table-cell>
          <table:table-cell table:number-columns-repeated="2" office:value-type="float" office:value="0.00165938" calcext:value-type="float">
            <text:p>0.00165938</text:p>
          </table:table-cell>
          <table:table-cell office:value-type="float" office:value="1.76335" calcext:value-type="float">
            <text:p>1.76335</text:p>
          </table:table-cell>
          <table:table-cell office:value-type="float" office:value="0.00270675" calcext:value-type="float">
            <text:p>0.00270675</text:p>
          </table:table-cell>
          <table:table-cell office:value-type="float" office:value="3.14217" calcext:value-type="float">
            <text:p>3.14217</text:p>
          </table:table-cell>
          <table:table-cell office:value-type="float" office:value="0.0000234996" calcext:value-type="float">
            <text:p>2.34996E-05</text:p>
          </table:table-cell>
          <table:table-cell office:value-type="float" office:value="5.91105" calcext:value-type="float">
            <text:p>5.91105</text:p>
          </table:table-cell>
          <table:table-cell office:value-type="float" office:value="6.76686" calcext:value-type="float">
            <text:p>6.76686</text:p>
          </table:table-cell>
          <table:table-cell office:value-type="float" office:value="0.000380397" calcext:value-type="float">
            <text:p>0.000380397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office:value-type="float" office:value="-1.32078" calcext:value-type="float">
            <text:p>-1.32078</text:p>
          </table:table-cell>
          <table:table-cell office:value-type="float" office:value="0.00535364" calcext:value-type="float">
            <text:p>0.00535364</text:p>
          </table:table-cell>
          <table:table-cell table:number-columns-repeated="2" office:value-type="float" office:value="0.00236719" calcext:value-type="float">
            <text:p>0.00236719</text:p>
          </table:table-cell>
          <table:table-cell office:value-type="float" office:value="1.7498" calcext:value-type="float">
            <text:p>1.7498</text:p>
          </table:table-cell>
          <table:table-cell office:value-type="float" office:value="0.00246095" calcext:value-type="float">
            <text:p>0.00246095</text:p>
          </table:table-cell>
          <table:table-cell office:value-type="float" office:value="3.09939" calcext:value-type="float">
            <text:p>3.09939</text:p>
          </table:table-cell>
          <table:table-cell office:value-type="float" office:value="0.0000197371" calcext:value-type="float">
            <text:p>1.97371E-05</text:p>
          </table:table-cell>
          <table:table-cell office:value-type="float" office:value="6.33207" calcext:value-type="float">
            <text:p>6.33207</text:p>
          </table:table-cell>
          <table:table-cell office:value-type="float" office:value="6.15236" calcext:value-type="float">
            <text:p>6.15236</text:p>
          </table:table-cell>
          <table:table-cell office:value-type="float" office:value="0.000437032" calcext:value-type="float">
            <text:p>0.000437032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office:value-type="float" office:value="-1.31779" calcext:value-type="float">
            <text:p>-1.31779</text:p>
          </table:table-cell>
          <table:table-cell office:value-type="float" office:value="0.00493711" calcext:value-type="float">
            <text:p>0.00493711</text:p>
          </table:table-cell>
          <table:table-cell office:value-type="float" office:value="-0.000985937" calcext:value-type="float">
            <text:p>-0.000985937</text:p>
          </table:table-cell>
          <table:table-cell office:value-type="float" office:value="0.000985937" calcext:value-type="float">
            <text:p>0.000985937</text:p>
          </table:table-cell>
          <table:table-cell office:value-type="float" office:value="1.7415" calcext:value-type="float">
            <text:p>1.7415</text:p>
          </table:table-cell>
          <table:table-cell office:value-type="float" office:value="0.00245484" calcext:value-type="float">
            <text:p>0.00245484</text:p>
          </table:table-cell>
          <table:table-cell office:value-type="float" office:value="3.0671" calcext:value-type="float">
            <text:p>3.0671</text:p>
          </table:table-cell>
          <table:table-cell office:value-type="float" office:value="0.0000190785" calcext:value-type="float">
            <text:p>1.90785E-05</text:p>
          </table:table-cell>
          <table:table-cell office:value-type="float" office:value="5.81857" calcext:value-type="float">
            <text:p>5.81857</text:p>
          </table:table-cell>
          <table:table-cell office:value-type="float" office:value="6.1371" calcext:value-type="float">
            <text:p>6.1371</text:p>
          </table:table-cell>
          <table:table-cell office:value-type="float" office:value="0.000403029" calcext:value-type="float">
            <text:p>0.000403029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2" calcext:value-type="float">
            <text:p>12</text:p>
          </table:table-cell>
          <table:table-cell office:value-type="float" office:value="-1.32044" calcext:value-type="float">
            <text:p>-1.32044</text:p>
          </table:table-cell>
          <table:table-cell office:value-type="float" office:value="0.0049971" calcext:value-type="float">
            <text:p>0.0049971</text:p>
          </table:table-cell>
          <table:table-cell office:value-type="float" office:value="-0.000134961" calcext:value-type="float">
            <text:p>-0.000134961</text:p>
          </table:table-cell>
          <table:table-cell office:value-type="float" office:value="0.000134961" calcext:value-type="float">
            <text:p>0.000134961</text:p>
          </table:table-cell>
          <table:table-cell office:value-type="float" office:value="1.74856" calcext:value-type="float">
            <text:p>1.74856</text:p>
          </table:table-cell>
          <table:table-cell office:value-type="float" office:value="0.00246119" calcext:value-type="float">
            <text:p>0.00246119</text:p>
          </table:table-cell>
          <table:table-cell office:value-type="float" office:value="3.09253" calcext:value-type="float">
            <text:p>3.09253</text:p>
          </table:table-cell>
          <table:table-cell office:value-type="float" office:value="0.0000187513" calcext:value-type="float">
            <text:p>1.87513E-05</text:p>
          </table:table-cell>
          <table:table-cell office:value-type="float" office:value="5.95994" calcext:value-type="float">
            <text:p>5.95994</text:p>
          </table:table-cell>
          <table:table-cell office:value-type="float" office:value="6.15298" calcext:value-type="float">
            <text:p>6.15298</text:p>
          </table:table-cell>
          <table:table-cell office:value-type="float" office:value="0.000407927" calcext:value-type="float">
            <text:p>0.000407927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3" calcext:value-type="float">
            <text:p>13</text:p>
          </table:table-cell>
          <table:table-cell office:value-type="float" office:value="-1.31996" calcext:value-type="float">
            <text:p>-1.31996</text:p>
          </table:table-cell>
          <table:table-cell office:value-type="float" office:value="0.00479463" calcext:value-type="float">
            <text:p>0.00479463</text:p>
          </table:table-cell>
          <table:table-cell office:value-type="float" office:value="-0.000744238" calcext:value-type="float">
            <text:p>-0.000744238</text:p>
          </table:table-cell>
          <table:table-cell office:value-type="float" office:value="0.000744238" calcext:value-type="float">
            <text:p>0.000744238</text:p>
          </table:table-cell>
          <table:table-cell office:value-type="float" office:value="1.7471" calcext:value-type="float">
            <text:p>1.7471</text:p>
          </table:table-cell>
          <table:table-cell office:value-type="float" office:value="0.00234685" calcext:value-type="float">
            <text:p>0.00234685</text:p>
          </table:table-cell>
          <table:table-cell office:value-type="float" office:value="3.08577" calcext:value-type="float">
            <text:p>3.08577</text:p>
          </table:table-cell>
          <table:table-cell office:value-type="float" office:value="0.0000164786" calcext:value-type="float">
            <text:p>1.64786E-05</text:p>
          </table:table-cell>
          <table:table-cell office:value-type="float" office:value="5.91944" calcext:value-type="float">
            <text:p>5.91944</text:p>
          </table:table-cell>
          <table:table-cell office:value-type="float" office:value="5.86711" calcext:value-type="float">
            <text:p>5.86711</text:p>
          </table:table-cell>
          <table:table-cell office:value-type="float" office:value="0.000391399" calcext:value-type="float">
            <text:p>0.000391399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-1.31991" calcext:value-type="float">
            <text:p>-1.31991</text:p>
          </table:table-cell>
          <table:table-cell office:value-type="float" office:value="0.00487108" calcext:value-type="float">
            <text:p>0.00487108</text:p>
          </table:table-cell>
          <table:table-cell table:number-columns-repeated="2" office:value-type="float" office:value="0.000445947" calcext:value-type="float">
            <text:p>0.000445947</text:p>
          </table:table-cell>
          <table:table-cell office:value-type="float" office:value="1.74703" calcext:value-type="float">
            <text:p>1.74703</text:p>
          </table:table-cell>
          <table:table-cell office:value-type="float" office:value="0.0024477" calcext:value-type="float">
            <text:p>0.0024477</text:p>
          </table:table-cell>
          <table:table-cell office:value-type="float" office:value="3.08617" calcext:value-type="float">
            <text:p>3.08617</text:p>
          </table:table-cell>
          <table:table-cell office:value-type="float" office:value="0.0000181589" calcext:value-type="float">
            <text:p>1.81589E-05</text:p>
          </table:table-cell>
          <table:table-cell office:value-type="float" office:value="5.89011" calcext:value-type="float">
            <text:p>5.89011</text:p>
          </table:table-cell>
          <table:table-cell office:value-type="float" office:value="6.11925" calcext:value-type="float">
            <text:p>6.11925</text:p>
          </table:table-cell>
          <table:table-cell office:value-type="float" office:value="0.000397639" calcext:value-type="float">
            <text:p>0.0003976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5408" calcext:value-type="float">
            <text:p>-0.54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4" calcext:value-type="float">
            <text:p>0.0024</text:p>
          </table:table-cell>
          <table:table-cell office:value-type="float" office:value="0.292465" calcext:value-type="float">
            <text:p>0.292465</text:p>
          </table:table-cell>
          <table:table-cell office:value-type="float" office:value="0.00000576" calcext:value-type="float">
            <text:p>5.76E-06</text:p>
          </table:table-cell>
          <table:table-cell office:value-type="float" office:value="0.0855356" calcext:value-type="float">
            <text:p>0.0855356</text:p>
          </table:table-cell>
          <table:table-cell office:value-type="float" office:value="0.0000000000331776" calcext:value-type="float">
            <text:p>3.31776E-11</text:p>
          </table:table-cell>
          <table:table-cell office:value-type="float" office:value="6.82939" calcext:value-type="float">
            <text:p>6.82939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8352" calcext:value-type="float">
            <text:p>-0.8352</text:p>
          </table:table-cell>
          <table:table-cell office:value-type="float" office:value="0.00295936" calcext:value-type="float">
            <text:p>0.00295936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float" office:value="0.700518" calcext:value-type="float">
            <text:p>0.700518</text:p>
          </table:table-cell>
          <table:table-cell office:value-type="float" office:value="0.00189344" calcext:value-type="float">
            <text:p>0.00189344</text:p>
          </table:table-cell>
          <table:table-cell office:value-type="float" office:value="0.498983" calcext:value-type="float">
            <text:p>0.498983</text:p>
          </table:table-cell>
          <table:table-cell office:value-type="float" office:value="0.00000618108" calcext:value-type="float">
            <text:p>6.18108E-06</text:p>
          </table:table-cell>
          <table:table-cell office:value-type="float" office:value="1.99924" calcext:value-type="float">
            <text:p>1.99924</text:p>
          </table:table-cell>
          <table:table-cell office:value-type="float" office:value="4.7336" calcext:value-type="float">
            <text:p>4.7336</text:p>
          </table:table-cell>
          <table:table-cell office:value-type="float" office:value="0.00018496" calcext:value-type="float">
            <text:p>0.0001849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.0672" calcext:value-type="float">
            <text:p>-1.0672</text:p>
          </table:table-cell>
          <table:table-cell office:value-type="float" office:value="0.00201984" calcext:value-type="float">
            <text:p>0.00201984</text:p>
          </table:table-cell>
          <table:table-cell office:value-type="float" office:value="-0.0132" calcext:value-type="float">
            <text:p>-0.0132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14094" calcext:value-type="float">
            <text:p>1.14094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1.31068" calcext:value-type="float">
            <text:p>1.31068</text:p>
          </table:table-cell>
          <table:table-cell office:value-type="float" office:value="0.00000134837" calcext:value-type="float">
            <text:p>1.34837E-06</text:p>
          </table:table-cell>
          <table:table-cell office:value-type="float" office:value="3.34149" calcext:value-type="float">
            <text:p>3.34149</text:p>
          </table:table-cell>
          <table:table-cell office:value-type="float" office:value="2.14" calcext:value-type="float">
            <text:p>2.14</text:p>
          </table:table-cell>
          <table:table-cell office:value-type="float" office:value="0.00012624" calcext:value-type="float">
            <text:p>0.0001262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.1092" calcext:value-type="float">
            <text:p>-1.1092</text:p>
          </table:table-cell>
          <table:table-cell office:value-type="float" office:value="0.00408048" calcext:value-type="float">
            <text:p>0.00408048</text:p>
          </table:table-cell>
          <table:table-cell office:value-type="float" office:value="-0.0123" calcext:value-type="float">
            <text:p>-0.0123</text:p>
          </table:table-cell>
          <table:table-cell office:value-type="float" office:value="0.0123" calcext:value-type="float">
            <text:p>0.0123</text:p>
          </table:table-cell>
          <table:table-cell office:value-type="float" office:value="1.23441" calcext:value-type="float">
            <text:p>1.23441</text:p>
          </table:table-cell>
          <table:table-cell office:value-type="float" office:value="0.00172776" calcext:value-type="float">
            <text:p>0.00172776</text:p>
          </table:table-cell>
          <table:table-cell office:value-type="float" office:value="1.54469" calcext:value-type="float">
            <text:p>1.54469</text:p>
          </table:table-cell>
          <table:table-cell office:value-type="float" office:value="0.00000583728" calcext:value-type="float">
            <text:p>5.83728E-06</text:p>
          </table:table-cell>
          <table:table-cell office:value-type="float" office:value="6.37869" calcext:value-type="float">
            <text:p>6.37869</text:p>
          </table:table-cell>
          <table:table-cell office:value-type="float" office:value="4.3194" calcext:value-type="float">
            <text:p>4.3194</text:p>
          </table:table-cell>
          <table:table-cell office:value-type="float" office:value="0.00025503" calcext:value-type="float">
            <text:p>0.0002550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1.0756" calcext:value-type="float">
            <text:p>-1.0756</text:p>
          </table:table-cell>
          <table:table-cell office:value-type="float" office:value="0.00206448" calcext:value-type="float">
            <text:p>0.00206448</text:p>
          </table:table-cell>
          <table:table-cell office:value-type="float" office:value="-0.00405" calcext:value-type="float">
            <text:p>-0.00405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1.15898" calcext:value-type="float">
            <text:p>1.15898</text:p>
          </table:table-cell>
          <table:table-cell office:value-type="float" office:value="0.00131308" calcext:value-type="float">
            <text:p>0.00131308</text:p>
          </table:table-cell>
          <table:table-cell office:value-type="float" office:value="1.35262" calcext:value-type="float">
            <text:p>1.35262</text:p>
          </table:table-cell>
          <table:table-cell office:value-type="float" office:value="0.00000386539" calcext:value-type="float">
            <text:p>3.86539E-06</text:p>
          </table:table-cell>
          <table:table-cell office:value-type="float" office:value="4.25963" calcext:value-type="float">
            <text:p>4.25963</text:p>
          </table:table-cell>
          <table:table-cell office:value-type="float" office:value="3.2827" calcext:value-type="float">
            <text:p>3.2827</text:p>
          </table:table-cell>
          <table:table-cell office:value-type="float" office:value="0.00012903" calcext:value-type="float">
            <text:p>0.00012903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.0918" calcext:value-type="float">
            <text:p>-1.0918</text:p>
          </table:table-cell>
          <table:table-cell office:value-type="float" office:value="0.00295004" calcext:value-type="float">
            <text:p>0.00295004</text:p>
          </table:table-cell>
          <table:table-cell table:number-columns-repeated="2" office:value-type="float" office:value="0.010775" calcext:value-type="float">
            <text:p>0.010775</text:p>
          </table:table-cell>
          <table:table-cell office:value-type="float" office:value="1.19498" calcext:value-type="float">
            <text:p>1.19498</text:p>
          </table:table-cell>
          <table:table-cell office:value-type="float" office:value="0.0011821" calcext:value-type="float">
            <text:p>0.0011821</text:p>
          </table:table-cell>
          <table:table-cell office:value-type="float" office:value="1.4424" calcext:value-type="float">
            <text:p>1.4424</text:p>
          </table:table-cell>
          <table:table-cell office:value-type="float" office:value="0.00000291538" calcext:value-type="float">
            <text:p>2.91538E-06</text:p>
          </table:table-cell>
          <table:table-cell office:value-type="float" office:value="4.63576" calcext:value-type="float">
            <text:p>4.63576</text:p>
          </table:table-cell>
          <table:table-cell office:value-type="float" office:value="2.95525" calcext:value-type="float">
            <text:p>2.95525</text:p>
          </table:table-cell>
          <table:table-cell office:value-type="float" office:value="0.000184377" calcext:value-type="float">
            <text:p>0.000184377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1.1056" calcext:value-type="float">
            <text:p>-1.1056</text:p>
          </table:table-cell>
          <table:table-cell office:value-type="float" office:value="0.00359648" calcext:value-type="float">
            <text:p>0.00359648</text:p>
          </table:table-cell>
          <table:table-cell office:value-type="float" office:value="-0.001575" calcext:value-type="float">
            <text:p>-0.001575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1.22595" calcext:value-type="float">
            <text:p>1.22595</text:p>
          </table:table-cell>
          <table:table-cell office:value-type="float" office:value="0.00156956" calcext:value-type="float">
            <text:p>0.00156956</text:p>
          </table:table-cell>
          <table:table-cell office:value-type="float" office:value="1.52065" calcext:value-type="float">
            <text:p>1.52065</text:p>
          </table:table-cell>
          <table:table-cell office:value-type="float" office:value="0.00000918398" calcext:value-type="float">
            <text:p>9.18398E-06</text:p>
          </table:table-cell>
          <table:table-cell office:value-type="float" office:value="3.71483" calcext:value-type="float">
            <text:p>3.71483</text:p>
          </table:table-cell>
          <table:table-cell office:value-type="float" office:value="3.9239" calcext:value-type="float">
            <text:p>3.9239</text:p>
          </table:table-cell>
          <table:table-cell office:value-type="float" office:value="0.00022478" calcext:value-type="float">
            <text:p>0.00022478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1.1275" calcext:value-type="float">
            <text:p>-1.1275</text:p>
          </table:table-cell>
          <table:table-cell office:value-type="float" office:value="0.00589191" calcext:value-type="float">
            <text:p>0.00589191</text:p>
          </table:table-cell>
          <table:table-cell table:number-columns-repeated="2" office:value-type="float" office:value="0.00316875" calcext:value-type="float">
            <text:p>0.00316875</text:p>
          </table:table-cell>
          <table:table-cell office:value-type="float" office:value="1.27715" calcext:value-type="float">
            <text:p>1.27715</text:p>
          </table:table-cell>
          <table:table-cell office:value-type="float" office:value="0.0016063" calcext:value-type="float">
            <text:p>0.0016063</text:p>
          </table:table-cell>
          <table:table-cell office:value-type="float" office:value="1.66057" calcext:value-type="float">
            <text:p>1.66057</text:p>
          </table:table-cell>
          <table:table-cell office:value-type="float" office:value="0.00000800834" calcext:value-type="float">
            <text:p>8.00834E-06</text:p>
          </table:table-cell>
          <table:table-cell office:value-type="float" office:value="4.34476" calcext:value-type="float">
            <text:p>4.34476</text:p>
          </table:table-cell>
          <table:table-cell office:value-type="float" office:value="4.01576" calcext:value-type="float">
            <text:p>4.01576</text:p>
          </table:table-cell>
          <table:table-cell office:value-type="float" office:value="0.000368244" calcext:value-type="float">
            <text:p>0.00036824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.11188" calcext:value-type="float">
            <text:p>-1.11188</text:p>
          </table:table-cell>
          <table:table-cell office:value-type="float" office:value="0.00400358" calcext:value-type="float">
            <text:p>0.00400358</text:p>
          </table:table-cell>
          <table:table-cell table:number-columns-repeated="2" office:value-type="float" office:value="0.00289375" calcext:value-type="float">
            <text:p>0.00289375</text:p>
          </table:table-cell>
          <table:table-cell office:value-type="float" office:value="1.24027" calcext:value-type="float">
            <text:p>1.24027</text:p>
          </table:table-cell>
          <table:table-cell office:value-type="float" office:value="0.00166481" calcext:value-type="float">
            <text:p>0.00166481</text:p>
          </table:table-cell>
          <table:table-cell office:value-type="float" office:value="1.55804" calcext:value-type="float">
            <text:p>1.55804</text:p>
          </table:table-cell>
          <table:table-cell office:value-type="float" office:value="0.00000811373" calcext:value-type="float">
            <text:p>8.11373E-06</text:p>
          </table:table-cell>
          <table:table-cell office:value-type="float" office:value="4.20023" calcext:value-type="float">
            <text:p>4.20023</text:p>
          </table:table-cell>
          <table:table-cell office:value-type="float" office:value="4.16201" calcext:value-type="float">
            <text:p>4.16201</text:p>
          </table:table-cell>
          <table:table-cell office:value-type="float" office:value="0.000250224" calcext:value-type="float">
            <text:p>0.00025022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-1.11587" calcext:value-type="float">
            <text:p>-1.11587</text:p>
          </table:table-cell>
          <table:table-cell office:value-type="float" office:value="0.00440159" calcext:value-type="float">
            <text:p>0.00440159</text:p>
          </table:table-cell>
          <table:table-cell office:value-type="float" office:value="-0.00336094" calcext:value-type="float">
            <text:p>-0.00336094</text:p>
          </table:table-cell>
          <table:table-cell office:value-type="float" office:value="0.00336094" calcext:value-type="float">
            <text:p>0.00336094</text:p>
          </table:table-cell>
          <table:table-cell office:value-type="float" office:value="1.24956" calcext:value-type="float">
            <text:p>1.24956</text:p>
          </table:table-cell>
          <table:table-cell office:value-type="float" office:value="0.00176468" calcext:value-type="float">
            <text:p>0.00176468</text:p>
          </table:table-cell>
          <table:table-cell office:value-type="float" office:value="1.58331" calcext:value-type="float">
            <text:p>1.58331</text:p>
          </table:table-cell>
          <table:table-cell office:value-type="float" office:value="0.00000980453" calcext:value-type="float">
            <text:p>9.80453E-06</text:p>
          </table:table-cell>
          <table:table-cell office:value-type="float" office:value="4.03306" calcext:value-type="float">
            <text:p>4.03306</text:p>
          </table:table-cell>
          <table:table-cell office:value-type="float" office:value="4.41171" calcext:value-type="float">
            <text:p>4.41171</text:p>
          </table:table-cell>
          <table:table-cell office:value-type="float" office:value="0.0002751" calcext:value-type="float">
            <text:p>0.000275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1.11073" calcext:value-type="float">
            <text:p>-1.11073</text:p>
          </table:table-cell>
          <table:table-cell office:value-type="float" office:value="0.00435245" calcext:value-type="float">
            <text:p>0.00435245</text:p>
          </table:table-cell>
          <table:table-cell table:number-columns-repeated="2" office:value-type="float" office:value="0.00150312" calcext:value-type="float">
            <text:p>0.00150312</text:p>
          </table:table-cell>
          <table:table-cell office:value-type="float" office:value="1.23808" calcext:value-type="float">
            <text:p>1.23808</text:p>
          </table:table-cell>
          <table:table-cell office:value-type="float" office:value="0.00165547" calcext:value-type="float">
            <text:p>0.00165547</text:p>
          </table:table-cell>
          <table:table-cell office:value-type="float" office:value="1.55453" calcext:value-type="float">
            <text:p>1.55453</text:p>
          </table:table-cell>
          <table:table-cell office:value-type="float" office:value="0.00000769713" calcext:value-type="float">
            <text:p>7.69713E-06</text:p>
          </table:table-cell>
          <table:table-cell office:value-type="float" office:value="4.36111" calcext:value-type="float">
            <text:p>4.36111</text:p>
          </table:table-cell>
          <table:table-cell office:value-type="float" office:value="4.13867" calcext:value-type="float">
            <text:p>4.13867</text:p>
          </table:table-cell>
          <table:table-cell office:value-type="float" office:value="0.000272028" calcext:value-type="float">
            <text:p>0.000272028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1.11812" calcext:value-type="float">
            <text:p>-1.11812</text:p>
          </table:table-cell>
          <table:table-cell office:value-type="float" office:value="0.00433311" calcext:value-type="float">
            <text:p>0.00433311</text:p>
          </table:table-cell>
          <table:table-cell office:value-type="float" office:value="-0.000378516" calcext:value-type="float">
            <text:p>-0.000378516</text:p>
          </table:table-cell>
          <table:table-cell office:value-type="float" office:value="0.000378516" calcext:value-type="float">
            <text:p>0.000378516</text:p>
          </table:table-cell>
          <table:table-cell office:value-type="float" office:value="1.25452" calcext:value-type="float">
            <text:p>1.25452</text:p>
          </table:table-cell>
          <table:table-cell office:value-type="float" office:value="0.00162705" calcext:value-type="float">
            <text:p>0.00162705</text:p>
          </table:table-cell>
          <table:table-cell office:value-type="float" office:value="1.59549" calcext:value-type="float">
            <text:p>1.59549</text:p>
          </table:table-cell>
          <table:table-cell office:value-type="float" office:value="0.00000778202" calcext:value-type="float">
            <text:p>7.78202E-06</text:p>
          </table:table-cell>
          <table:table-cell office:value-type="float" office:value="4.09954" calcext:value-type="float">
            <text:p>4.09954</text:p>
          </table:table-cell>
          <table:table-cell office:value-type="float" office:value="4.06762" calcext:value-type="float">
            <text:p>4.06762</text:p>
          </table:table-cell>
          <table:table-cell office:value-type="float" office:value="0.000270819" calcext:value-type="float">
            <text:p>0.000270819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-1.11318" calcext:value-type="float">
            <text:p>-1.11318</text:p>
          </table:table-cell>
          <table:table-cell office:value-type="float" office:value="0.00421113" calcext:value-type="float">
            <text:p>0.00421113</text:p>
          </table:table-cell>
          <table:table-cell office:value-type="float" office:value="-0.000588281" calcext:value-type="float">
            <text:p>-0.000588281</text:p>
          </table:table-cell>
          <table:table-cell office:value-type="float" office:value="0.000588281" calcext:value-type="float">
            <text:p>0.000588281</text:p>
          </table:table-cell>
          <table:table-cell office:value-type="float" office:value="1.24337" calcext:value-type="float">
            <text:p>1.24337</text:p>
          </table:table-cell>
          <table:table-cell office:value-type="float" office:value="0.00170035" calcext:value-type="float">
            <text:p>0.00170035</text:p>
          </table:table-cell>
          <table:table-cell office:value-type="float" office:value="1.56692" calcext:value-type="float">
            <text:p>1.56692</text:p>
          </table:table-cell>
          <table:table-cell office:value-type="float" office:value="0.00000887607" calcext:value-type="float">
            <text:p>8.87607E-06</text:p>
          </table:table-cell>
          <table:table-cell office:value-type="float" office:value="4.09708" calcext:value-type="float">
            <text:p>4.09708</text:p>
          </table:table-cell>
          <table:table-cell office:value-type="float" office:value="4.25088" calcext:value-type="float">
            <text:p>4.25088</text:p>
          </table:table-cell>
          <table:table-cell office:value-type="float" office:value="0.000263196" calcext:value-type="float">
            <text:p>0.00026319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-1.11624" calcext:value-type="float">
            <text:p>-1.11624</text:p>
          </table:table-cell>
          <table:table-cell office:value-type="float" office:value="0.00445187" calcext:value-type="float">
            <text:p>0.00445187</text:p>
          </table:table-cell>
          <table:table-cell table:number-columns-repeated="2" office:value-type="float" office:value="0.000596387" calcext:value-type="float">
            <text:p>0.000596387</text:p>
          </table:table-cell>
          <table:table-cell office:value-type="float" office:value="1.25045" calcext:value-type="float">
            <text:p>1.25045</text:p>
          </table:table-cell>
          <table:table-cell office:value-type="float" office:value="0.00167362" calcext:value-type="float">
            <text:p>0.00167362</text:p>
          </table:table-cell>
          <table:table-cell office:value-type="float" office:value="1.58584" calcext:value-type="float">
            <text:p>1.58584</text:p>
          </table:table-cell>
          <table:table-cell office:value-type="float" office:value="0.00000831498" calcext:value-type="float">
            <text:p>8.31498E-06</text:p>
          </table:table-cell>
          <table:table-cell office:value-type="float" office:value="4.14459" calcext:value-type="float">
            <text:p>4.14459</text:p>
          </table:table-cell>
          <table:table-cell office:value-type="float" office:value="4.18406" calcext:value-type="float">
            <text:p>4.18406</text:p>
          </table:table-cell>
          <table:table-cell office:value-type="float" office:value="0.000278242" calcext:value-type="float">
            <text:p>0.000278242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.11515" calcext:value-type="float">
            <text:p>-1.11515</text:p>
          </table:table-cell>
          <table:table-cell office:value-type="float" office:value="0.00440544" calcext:value-type="float">
            <text:p>0.00440544</text:p>
          </table:table-cell>
          <table:table-cell table:number-columns-repeated="2" office:value-type="float" office:value="0.000221094" calcext:value-type="float">
            <text:p>0.000221094</text:p>
          </table:table-cell>
          <table:table-cell office:value-type="float" office:value="1.24796" calcext:value-type="float">
            <text:p>1.24796</text:p>
          </table:table-cell>
          <table:table-cell office:value-type="float" office:value="0.00169115" calcext:value-type="float">
            <text:p>0.00169115</text:p>
          </table:table-cell>
          <table:table-cell office:value-type="float" office:value="1.5794" calcext:value-type="float">
            <text:p>1.5794</text:p>
          </table:table-cell>
          <table:table-cell office:value-type="float" office:value="0.00000853532" calcext:value-type="float">
            <text:p>8.53532E-06</text:p>
          </table:table-cell>
          <table:table-cell office:value-type="float" office:value="4.20737" calcext:value-type="float">
            <text:p>4.20737</text:p>
          </table:table-cell>
          <table:table-cell office:value-type="float" office:value="4.22788" calcext:value-type="float">
            <text:p>4.22788</text:p>
          </table:table-cell>
          <table:table-cell office:value-type="float" office:value="0.00027534" calcext:value-type="float">
            <text:p>0.0002753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-1.11508" calcext:value-type="float">
            <text:p>-1.11508</text:p>
          </table:table-cell>
          <table:table-cell office:value-type="float" office:value="0.00439101" calcext:value-type="float">
            <text:p>0.00439101</text:p>
          </table:table-cell>
          <table:table-cell office:value-type="float" office:value="-0.000430713" calcext:value-type="float">
            <text:p>-0.000430713</text:p>
          </table:table-cell>
          <table:table-cell office:value-type="float" office:value="0.000430713" calcext:value-type="float">
            <text:p>0.000430713</text:p>
          </table:table-cell>
          <table:table-cell office:value-type="float" office:value="1.2478" calcext:value-type="float">
            <text:p>1.2478</text:p>
          </table:table-cell>
          <table:table-cell office:value-type="float" office:value="0.00170554" calcext:value-type="float">
            <text:p>0.00170554</text:p>
          </table:table-cell>
          <table:table-cell office:value-type="float" office:value="1.57889" calcext:value-type="float">
            <text:p>1.57889</text:p>
          </table:table-cell>
          <table:table-cell office:value-type="float" office:value="0.00000885823" calcext:value-type="float">
            <text:p>8.85823E-06</text:p>
          </table:table-cell>
          <table:table-cell office:value-type="float" office:value="4.24015" calcext:value-type="float">
            <text:p>4.24015</text:p>
          </table:table-cell>
          <table:table-cell office:value-type="float" office:value="4.26384" calcext:value-type="float">
            <text:p>4.26384</text:p>
          </table:table-cell>
          <table:table-cell office:value-type="float" office:value="0.000274438" calcext:value-type="float">
            <text:p>0.0002744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4.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-0.4832" calcext:value-type="float">
            <text:p>-0.48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08" calcext:value-type="float">
            <text:p>0.0208</text:p>
          </table:table-cell>
          <table:table-cell office:value-type="float" office:value="0.233482" calcext:value-type="float">
            <text:p>0.233482</text:p>
          </table:table-cell>
          <table:table-cell office:value-type="float" office:value="0.00043264" calcext:value-type="float">
            <text:p>0.00043264</text:p>
          </table:table-cell>
          <table:table-cell office:value-type="float" office:value="0.054514" calcext:value-type="float">
            <text:p>0.054514</text:p>
          </table:table-cell>
          <table:table-cell office:value-type="float" office:value="0.000000187177" calcext:value-type="float">
            <text:p>1.87177E-07</text:p>
          </table:table-cell>
          <table:table-cell office:value-type="float" office:value="1.51803" calcext:value-type="float">
            <text:p>1.51803</text:p>
          </table:table-cell>
          <table:table-cell office:value-type="float" office:value="1.0816" calcext:value-type="float">
            <text:p>1.081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-0.7088" calcext:value-type="float">
            <text:p>-0.7088</text:p>
          </table:table-cell>
          <table:table-cell office:value-type="float" office:value="0.010816" calcext:value-type="float">
            <text:p>0.010816</text:p>
          </table:table-cell>
          <table:table-cell table:number-columns-repeated="2" office:value-type="float" office:value="0.0088" calcext:value-type="float">
            <text:p>0.0088</text:p>
          </table:table-cell>
          <table:table-cell office:value-type="float" office:value="0.513213" calcext:value-type="float">
            <text:p>0.513213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0.00000380492" calcext:value-type="float">
            <text:p>3.80492E-06</text:p>
          </table:table-cell>
          <table:table-cell office:value-type="float" office:value="0.38122" calcext:value-type="float">
            <text:p>0.38122</text:p>
          </table:table-cell>
          <table:table-cell office:value-type="float" office:value="4.52" calcext:value-type="float">
            <text:p>4.52</text:p>
          </table:table-cell>
          <table:table-cell office:value-type="float" office:value="0.000534123" calcext:value-type="float">
            <text:p>0.000534123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0.9856" calcext:value-type="float">
            <text:p>-0.9856</text:p>
          </table:table-cell>
          <table:table-cell office:value-type="float" office:value="0.00072192" calcext:value-type="float">
            <text:p>0.00072192</text:p>
          </table:table-cell>
          <table:table-cell office:value-type="float" office:value="-0.0134" calcext:value-type="float">
            <text:p>-0.013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972129" calcext:value-type="float">
            <text:p>0.972129</text:p>
          </table:table-cell>
          <table:table-cell office:value-type="float" office:value="0.00072336" calcext:value-type="float">
            <text:p>0.00072336</text:p>
          </table:table-cell>
          <table:table-cell office:value-type="float" office:value="0.94777" calcext:value-type="float">
            <text:p>0.94777</text:p>
          </table:table-cell>
          <table:table-cell office:value-type="float" office:value="0.000000859033" calcext:value-type="float">
            <text:p>8.59033E-07</text:p>
          </table:table-cell>
          <table:table-cell office:value-type="float" office:value="0.916002" calcext:value-type="float">
            <text:p>0.916002</text:p>
          </table:table-cell>
          <table:table-cell office:value-type="float" office:value="1.8084" calcext:value-type="float">
            <text:p>1.8084</text:p>
          </table:table-cell>
          <table:table-cell office:value-type="float" office:value="0.0000356504" calcext:value-type="float">
            <text:p>3.56504E-05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-0.9916" calcext:value-type="float">
            <text:p>-0.9916</text:p>
          </table:table-cell>
          <table:table-cell office:value-type="float" office:value="0.00118384" calcext:value-type="float">
            <text:p>0.00118384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984454" calcext:value-type="float">
            <text:p>0.984454</text:p>
          </table:table-cell>
          <table:table-cell office:value-type="float" office:value="0.00224312" calcext:value-type="float">
            <text:p>0.00224312</text:p>
          </table:table-cell>
          <table:table-cell office:value-type="float" office:value="0.973737" calcext:value-type="float">
            <text:p>0.973737</text:p>
          </table:table-cell>
          <table:table-cell office:value-type="float" office:value="0.0000145828" calcext:value-type="float">
            <text:p>1.45828E-05</text:p>
          </table:table-cell>
          <table:table-cell office:value-type="float" office:value="4.41439" calcext:value-type="float">
            <text:p>4.41439</text:p>
          </table:table-cell>
          <table:table-cell office:value-type="float" office:value="5.6078" calcext:value-type="float">
            <text:p>5.6078</text:p>
          </table:table-cell>
          <table:table-cell office:value-type="float" office:value="0.0000584612" calcext:value-type="float">
            <text:p>5.84612E-05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-0.9602" calcext:value-type="float">
            <text:p>-0.9602</text:p>
          </table:table-cell>
          <table:table-cell office:value-type="float" office:value="0.00327356" calcext:value-type="float">
            <text:p>0.00327356</text:p>
          </table:table-cell>
          <table:table-cell office:value-type="float" office:value="-0.00765" calcext:value-type="float">
            <text:p>-0.0076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0.925258" calcext:value-type="float">
            <text:p>0.925258</text:p>
          </table:table-cell>
          <table:table-cell office:value-type="float" office:value="0.00170364" calcext:value-type="float">
            <text:p>0.00170364</text:p>
          </table:table-cell>
          <table:table-cell office:value-type="float" office:value="0.867832" calcext:value-type="float">
            <text:p>0.867832</text:p>
          </table:table-cell>
          <table:table-cell office:value-type="float" office:value="0.00000654711" calcext:value-type="float">
            <text:p>6.54711E-06</text:p>
          </table:table-cell>
          <table:table-cell office:value-type="float" office:value="4.16848" calcext:value-type="float">
            <text:p>4.16848</text:p>
          </table:table-cell>
          <table:table-cell office:value-type="float" office:value="4.2591" calcext:value-type="float">
            <text:p>4.2591</text:p>
          </table:table-cell>
          <table:table-cell office:value-type="float" office:value="0.000161657" calcext:value-type="float">
            <text:p>0.000161657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-0.9816" calcext:value-type="float">
            <text:p>-0.9816</text:p>
          </table:table-cell>
          <table:table-cell office:value-type="float" office:value="0.00405568" calcext:value-type="float">
            <text:p>0.00405568</text:p>
          </table:table-cell>
          <table:table-cell office:value-type="float" office:value="-0.007625" calcext:value-type="float">
            <text:p>-0.007625</text:p>
          </table:table-cell>
          <table:table-cell office:value-type="float" office:value="0.007625" calcext:value-type="float">
            <text:p>0.007625</text:p>
          </table:table-cell>
          <table:table-cell office:value-type="float" office:value="0.967594" calcext:value-type="float">
            <text:p>0.967594</text:p>
          </table:table-cell>
          <table:table-cell office:value-type="float" office:value="0.00115722" calcext:value-type="float">
            <text:p>0.00115722</text:p>
          </table:table-cell>
          <table:table-cell office:value-type="float" office:value="0.952064" calcext:value-type="float">
            <text:p>0.952064</text:p>
          </table:table-cell>
          <table:table-cell office:value-type="float" office:value="0.00000277689" calcext:value-type="float">
            <text:p>2.77689E-06</text:p>
          </table:table-cell>
          <table:table-cell office:value-type="float" office:value="2.65098" calcext:value-type="float">
            <text:p>2.65098</text:p>
          </table:table-cell>
          <table:table-cell office:value-type="float" office:value="2.89305" calcext:value-type="float">
            <text:p>2.89305</text:p>
          </table:table-cell>
          <table:table-cell office:value-type="float" office:value="0.00020028" calcext:value-type="float">
            <text:p>0.00020028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-0.95755" calcext:value-type="float">
            <text:p>-0.95755</text:p>
          </table:table-cell>
          <table:table-cell office:value-type="float" office:value="0.00357688" calcext:value-type="float">
            <text:p>0.00357688</text:p>
          </table:table-cell>
          <table:table-cell office:value-type="float" office:value="-0.003225" calcext:value-type="float">
            <text:p>-0.003225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920479" calcext:value-type="float">
            <text:p>0.920479</text:p>
          </table:table-cell>
          <table:table-cell office:value-type="float" office:value="0.0009061" calcext:value-type="float">
            <text:p>0.0009061</text:p>
          </table:table-cell>
          <table:table-cell office:value-type="float" office:value="0.860068" calcext:value-type="float">
            <text:p>0.860068</text:p>
          </table:table-cell>
          <table:table-cell office:value-type="float" office:value="0.00000207407" calcext:value-type="float">
            <text:p>2.07407E-06</text:p>
          </table:table-cell>
          <table:table-cell office:value-type="float" office:value="3.00839" calcext:value-type="float">
            <text:p>3.00839</text:p>
          </table:table-cell>
          <table:table-cell office:value-type="float" office:value="2.26525" calcext:value-type="float">
            <text:p>2.26525</text:p>
          </table:table-cell>
          <table:table-cell office:value-type="float" office:value="0.000176636" calcext:value-type="float">
            <text:p>0.000176636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-0.954975" calcext:value-type="float">
            <text:p>-0.954975</text:p>
          </table:table-cell>
          <table:table-cell office:value-type="float" office:value="0.00357563" calcext:value-type="float">
            <text:p>0.00357563</text:p>
          </table:table-cell>
          <table:table-cell table:number-columns-repeated="2" office:value-type="float" office:value="0.00021875" calcext:value-type="float">
            <text:p>0.00021875</text:p>
          </table:table-cell>
          <table:table-cell office:value-type="float" office:value="0.915553" calcext:value-type="float">
            <text:p>0.915553</text:p>
          </table:table-cell>
          <table:table-cell office:value-type="float" office:value="0.00111951" calcext:value-type="float">
            <text:p>0.00111951</text:p>
          </table:table-cell>
          <table:table-cell office:value-type="float" office:value="0.851041" calcext:value-type="float">
            <text:p>0.851041</text:p>
          </table:table-cell>
          <table:table-cell office:value-type="float" office:value="0.00000312922" calcext:value-type="float">
            <text:p>3.12922E-06</text:p>
          </table:table-cell>
          <table:table-cell office:value-type="float" office:value="3.31295" calcext:value-type="float">
            <text:p>3.31295</text:p>
          </table:table-cell>
          <table:table-cell office:value-type="float" office:value="2.79876" calcext:value-type="float">
            <text:p>2.79876</text:p>
          </table:table-cell>
          <table:table-cell office:value-type="float" office:value="0.000176574" calcext:value-type="float">
            <text:p>0.000176574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-0.9574" calcext:value-type="float">
            <text:p>-0.9574</text:p>
          </table:table-cell>
          <table:table-cell office:value-type="float" office:value="0.00380604" calcext:value-type="float">
            <text:p>0.00380604</text:p>
          </table:table-cell>
          <table:table-cell office:value-type="float" office:value="-0.00272813" calcext:value-type="float">
            <text:p>-0.00272813</text:p>
          </table:table-cell>
          <table:table-cell office:value-type="float" office:value="0.00272813" calcext:value-type="float">
            <text:p>0.00272813</text:p>
          </table:table-cell>
          <table:table-cell office:value-type="float" office:value="0.920421" calcext:value-type="float">
            <text:p>0.920421</text:p>
          </table:table-cell>
          <table:table-cell office:value-type="float" office:value="0.00138324" calcext:value-type="float">
            <text:p>0.00138324</text:p>
          </table:table-cell>
          <table:table-cell office:value-type="float" office:value="0.861371" calcext:value-type="float">
            <text:p>0.861371</text:p>
          </table:table-cell>
          <table:table-cell office:value-type="float" office:value="0.0000053917" calcext:value-type="float">
            <text:p>5.3917E-06</text:p>
          </table:table-cell>
          <table:table-cell office:value-type="float" office:value="2.94015" calcext:value-type="float">
            <text:p>2.94015</text:p>
          </table:table-cell>
          <table:table-cell office:value-type="float" office:value="3.45809" calcext:value-type="float">
            <text:p>3.45809</text:p>
          </table:table-cell>
          <table:table-cell office:value-type="float" office:value="0.000187953" calcext:value-type="float">
            <text:p>0.000187953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" calcext:value-type="float">
            <text:p>9</text:p>
          </table:table-cell>
          <table:table-cell office:value-type="float" office:value="-0.973131" calcext:value-type="float">
            <text:p>-0.973131</text:p>
          </table:table-cell>
          <table:table-cell office:value-type="float" office:value="0.00403327" calcext:value-type="float">
            <text:p>0.00403327</text:p>
          </table:table-cell>
          <table:table-cell table:number-columns-repeated="2" office:value-type="float" office:value="0.00223438" calcext:value-type="float">
            <text:p>0.00223438</text:p>
          </table:table-cell>
          <table:table-cell office:value-type="float" office:value="0.951018" calcext:value-type="float">
            <text:p>0.951018</text:p>
          </table:table-cell>
          <table:table-cell office:value-type="float" office:value="0.00143629" calcext:value-type="float">
            <text:p>0.00143629</text:p>
          </table:table-cell>
          <table:table-cell office:value-type="float" office:value="0.919742" calcext:value-type="float">
            <text:p>0.919742</text:p>
          </table:table-cell>
          <table:table-cell office:value-type="float" office:value="0.00000590635" calcext:value-type="float">
            <text:p>5.90635E-06</text:p>
          </table:table-cell>
          <table:table-cell office:value-type="float" office:value="3.43451" calcext:value-type="float">
            <text:p>3.43451</text:p>
          </table:table-cell>
          <table:table-cell office:value-type="float" office:value="3.59072" calcext:value-type="float">
            <text:p>3.59072</text:p>
          </table:table-cell>
          <table:table-cell office:value-type="float" office:value="0.000199174" calcext:value-type="float">
            <text:p>0.000199174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office:value-type="float" office:value="-0.972522" calcext:value-type="float">
            <text:p>-0.972522</text:p>
          </table:table-cell>
          <table:table-cell office:value-type="float" office:value="0.00395223" calcext:value-type="float">
            <text:p>0.00395223</text:p>
          </table:table-cell>
          <table:table-cell table:number-columns-repeated="2" office:value-type="float" office:value="0.000491406" calcext:value-type="float">
            <text:p>0.000491406</text:p>
          </table:table-cell>
          <table:table-cell office:value-type="float" office:value="0.949751" calcext:value-type="float">
            <text:p>0.949751</text:p>
          </table:table-cell>
          <table:table-cell office:value-type="float" office:value="0.00143134" calcext:value-type="float">
            <text:p>0.00143134</text:p>
          </table:table-cell>
          <table:table-cell office:value-type="float" office:value="0.916996" calcext:value-type="float">
            <text:p>0.916996</text:p>
          </table:table-cell>
          <table:table-cell office:value-type="float" office:value="0.00000636623" calcext:value-type="float">
            <text:p>6.36623E-06</text:p>
          </table:table-cell>
          <table:table-cell office:value-type="float" office:value="3.30352" calcext:value-type="float">
            <text:p>3.30352</text:p>
          </table:table-cell>
          <table:table-cell office:value-type="float" office:value="3.57835" calcext:value-type="float">
            <text:p>3.57835</text:p>
          </table:table-cell>
          <table:table-cell office:value-type="float" office:value="0.000195172" calcext:value-type="float">
            <text:p>0.000195172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-0.97003" calcext:value-type="float">
            <text:p>-0.97003</text:p>
          </table:table-cell>
          <table:table-cell office:value-type="float" office:value="0.00413787" calcext:value-type="float">
            <text:p>0.00413787</text:p>
          </table:table-cell>
          <table:table-cell table:number-columns-repeated="2" office:value-type="float" office:value="0.000144141" calcext:value-type="float">
            <text:p>0.000144141</text:p>
          </table:table-cell>
          <table:table-cell office:value-type="float" office:value="0.945095" calcext:value-type="float">
            <text:p>0.945095</text:p>
          </table:table-cell>
          <table:table-cell office:value-type="float" office:value="0.00134196" calcext:value-type="float">
            <text:p>0.00134196</text:p>
          </table:table-cell>
          <table:table-cell office:value-type="float" office:value="0.908914" calcext:value-type="float">
            <text:p>0.908914</text:p>
          </table:table-cell>
          <table:table-cell office:value-type="float" office:value="0.00000506181" calcext:value-type="float">
            <text:p>5.06181E-06</text:p>
          </table:table-cell>
          <table:table-cell office:value-type="float" office:value="3.42554" calcext:value-type="float">
            <text:p>3.42554</text:p>
          </table:table-cell>
          <table:table-cell office:value-type="float" office:value="3.3549" calcext:value-type="float">
            <text:p>3.3549</text:p>
          </table:table-cell>
          <table:table-cell office:value-type="float" office:value="0.000204339" calcext:value-type="float">
            <text:p>0.000204339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-0.97202" calcext:value-type="float">
            <text:p>-0.97202</text:p>
          </table:table-cell>
          <table:table-cell office:value-type="float" office:value="0.00413675" calcext:value-type="float">
            <text:p>0.00413675</text:p>
          </table:table-cell>
          <table:table-cell office:value-type="float" office:value="-0.000820703" calcext:value-type="float">
            <text:p>-0.000820703</text:p>
          </table:table-cell>
          <table:table-cell office:value-type="float" office:value="0.000820703" calcext:value-type="float">
            <text:p>0.000820703</text:p>
          </table:table-cell>
          <table:table-cell office:value-type="float" office:value="0.94896" calcext:value-type="float">
            <text:p>0.94896</text:p>
          </table:table-cell>
          <table:table-cell office:value-type="float" office:value="0.00135523" calcext:value-type="float">
            <text:p>0.00135523</text:p>
          </table:table-cell>
          <table:table-cell office:value-type="float" office:value="0.916235" calcext:value-type="float">
            <text:p>0.916235</text:p>
          </table:table-cell>
          <table:table-cell office:value-type="float" office:value="0.00000533073" calcext:value-type="float">
            <text:p>5.33073E-06</text:p>
          </table:table-cell>
          <table:table-cell office:value-type="float" office:value="3.36311" calcext:value-type="float">
            <text:p>3.36311</text:p>
          </table:table-cell>
          <table:table-cell office:value-type="float" office:value="3.38807" calcext:value-type="float">
            <text:p>3.38807</text:p>
          </table:table-cell>
          <table:table-cell office:value-type="float" office:value="0.000204284" calcext:value-type="float">
            <text:p>0.000204284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3" calcext:value-type="float">
            <text:p>13</text:p>
          </table:table-cell>
          <table:table-cell office:value-type="float" office:value="-0.966319" calcext:value-type="float">
            <text:p>-0.966319</text:p>
          </table:table-cell>
          <table:table-cell office:value-type="float" office:value="0.00408672" calcext:value-type="float">
            <text:p>0.00408672</text:p>
          </table:table-cell>
          <table:table-cell office:value-type="float" office:value="-0.000700879" calcext:value-type="float">
            <text:p>-0.000700879</text:p>
          </table:table-cell>
          <table:table-cell office:value-type="float" office:value="0.000700879" calcext:value-type="float">
            <text:p>0.000700879</text:p>
          </table:table-cell>
          <table:table-cell office:value-type="float" office:value="0.937859" calcext:value-type="float">
            <text:p>0.937859</text:p>
          </table:table-cell>
          <table:table-cell office:value-type="float" office:value="0.00138109" calcext:value-type="float">
            <text:p>0.00138109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000578852" calcext:value-type="float">
            <text:p>5.78852E-06</text:p>
          </table:table-cell>
          <table:table-cell office:value-type="float" office:value="3.34562" calcext:value-type="float">
            <text:p>3.34562</text:p>
          </table:table-cell>
          <table:table-cell office:value-type="float" office:value="3.45272" calcext:value-type="float">
            <text:p>3.45272</text:p>
          </table:table-cell>
          <table:table-cell office:value-type="float" office:value="0.000201814" calcext:value-type="float">
            <text:p>0.000201814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float" office:value="-0.968334" calcext:value-type="float">
            <text:p>-0.968334</text:p>
          </table:table-cell>
          <table:table-cell office:value-type="float" office:value="0.00410488" calcext:value-type="float">
            <text:p>0.00410488</text:p>
          </table:table-cell>
          <table:table-cell office:value-type="float" office:value="-0.000221045" calcext:value-type="float">
            <text:p>-0.000221045</text:p>
          </table:table-cell>
          <table:table-cell office:value-type="float" office:value="0.000221045" calcext:value-type="float">
            <text:p>0.000221045</text:p>
          </table:table-cell>
          <table:table-cell office:value-type="float" office:value="0.941776" calcext:value-type="float">
            <text:p>0.941776</text:p>
          </table:table-cell>
          <table:table-cell office:value-type="float" office:value="0.00132937" calcext:value-type="float">
            <text:p>0.00132937</text:p>
          </table:table-cell>
          <table:table-cell office:value-type="float" office:value="0.902395" calcext:value-type="float">
            <text:p>0.902395</text:p>
          </table:table-cell>
          <table:table-cell office:value-type="float" office:value="0.0000053102" calcext:value-type="float">
            <text:p>5.3102E-06</text:p>
          </table:table-cell>
          <table:table-cell office:value-type="float" office:value="3.35841" calcext:value-type="float">
            <text:p>3.35841</text:p>
          </table:table-cell>
          <table:table-cell office:value-type="float" office:value="3.32342" calcext:value-type="float">
            <text:p>3.32342</text:p>
          </table:table-cell>
          <table:table-cell office:value-type="float" office:value="0.00020271" calcext:value-type="float">
            <text:p>0.00020271</text:p>
          </table:table-cell>
          <table:table-cell table:number-columns-repeated="15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5" calcext:value-type="float">
            <text:p>15</text:p>
          </table:table-cell>
          <table:table-cell office:value-type="float" office:value="-0.96727" calcext:value-type="float">
            <text:p>-0.96727</text:p>
          </table:table-cell>
          <table:table-cell office:value-type="float" office:value="0.00413137" calcext:value-type="float">
            <text:p>0.00413137</text:p>
          </table:table-cell>
          <table:table-cell office:value-type="float" office:value="-0.000151392" calcext:value-type="float">
            <text:p>-0.000151392</text:p>
          </table:table-cell>
          <table:table-cell office:value-type="float" office:value="0.000151392" calcext:value-type="float">
            <text:p>0.000151392</text:p>
          </table:table-cell>
          <table:table-cell office:value-type="float" office:value="0.939743" calcext:value-type="float">
            <text:p>0.939743</text:p>
          </table:table-cell>
          <table:table-cell office:value-type="float" office:value="0.00134269" calcext:value-type="float">
            <text:p>0.00134269</text:p>
          </table:table-cell>
          <table:table-cell office:value-type="float" office:value="0.898642" calcext:value-type="float">
            <text:p>0.898642</text:p>
          </table:table-cell>
          <table:table-cell office:value-type="float" office:value="0.00000536908" calcext:value-type="float">
            <text:p>5.36908E-06</text:p>
          </table:table-cell>
          <table:table-cell office:value-type="float" office:value="3.34767" calcext:value-type="float">
            <text:p>3.34767</text:p>
          </table:table-cell>
          <table:table-cell office:value-type="float" office:value="3.35673" calcext:value-type="float">
            <text:p>3.35673</text:p>
          </table:table-cell>
          <table:table-cell office:value-type="float" office:value="0.000204018" calcext:value-type="float">
            <text:p>0.00020401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 =4.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kT </text:p>
          </table:table-cell>
          <table:table-cell office:value-type="string" calcext:value-type="string">
            <text:p><text:s/>window </text:p>
          </table:table-cell>
          <table:table-cell office:value-type="string" calcext:value-type="string">
            <text:p><text:s/>&lt;energy&gt; </text:p>
          </table:table-cell>
          <table:table-cell office:value-type="string" calcext:value-type="string">
            <text:p><text:s/>EnergyVar </text:p>
          </table:table-cell>
          <table:table-cell office:value-type="string" calcext:value-type="string">
            <text:p><text:s/>&lt;mag&gt; </text:p>
          </table:table-cell>
          <table:table-cell office:value-type="string" calcext:value-type="string">
            <text:p><text:s/>|&lt;mag&gt;| </text:p>
          </table:table-cell>
          <table:table-cell office:value-type="string" calcext:value-type="string">
            <text:p><text:s/>&lt;energy^2&gt; </text:p>
          </table:table-cell>
          <table:table-cell office:value-type="string" calcext:value-type="string">
            <text:p><text:s/>&lt;mag^2&gt; </text:p>
          </table:table-cell>
          <table:table-cell office:value-type="string" calcext:value-type="string">
            <text:p><text:s/>&lt;energy^4&gt; </text:p>
          </table:table-cell>
          <table:table-cell office:value-type="string" calcext:value-type="string">
            <text:p><text:s/>&lt;mag^4&gt; </text:p>
          </table:table-cell>
          <table:table-cell office:value-type="string" calcext:value-type="string">
            <text:p><text:s/>&lt;chi(k)&gt; </text:p>
          </table:table-cell>
          <table:table-cell office:value-type="string" calcext:value-type="string">
            <text:p><text:s/>&lt;chi(0)&gt; </text:p>
          </table:table-cell>
          <table:table-cell office:value-type="string" calcext:value-type="string">
            <text:p><text:s/>spec heat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-0.416" calcext:value-type="float">
            <text:p>-0.416</text:p>
          </table:table-cell>
          <table:table-cell office:value-type="float" office:value="0" calcext:value-type="float">
            <text:p>0</text:p>
          </table:table-cell>
          <table:table-cell office:value-type="float" office:value="-0.0216" calcext:value-type="float">
            <text:p>-0.0216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173056" calcext:value-type="float">
            <text:p>0.173056</text:p>
          </table:table-cell>
          <table:table-cell office:value-type="float" office:value="0.00046656" calcext:value-type="float">
            <text:p>0.00046656</text:p>
          </table:table-cell>
          <table:table-cell office:value-type="float" office:value="0.0299484" calcext:value-type="float">
            <text:p>0.0299484</text:p>
          </table:table-cell>
          <table:table-cell office:value-type="float" office:value="0.000000217678" calcext:value-type="float">
            <text:p>2.17678E-07</text:p>
          </table:table-cell>
          <table:table-cell office:value-type="float" office:value="1.66859" calcext:value-type="float">
            <text:p>1.66859</text:p>
          </table:table-cell>
          <table:table-cell office:value-type="float" office:value="1.1664" calcext:value-type="float">
            <text:p>1.1664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" calcext:value-type="float">
            <text:p>1</text:p>
          </table:table-cell>
          <table:table-cell office:value-type="float" office:value="-0.64" calcext:value-type="float">
            <text:p>-0.64</text:p>
          </table:table-cell>
          <table:table-cell office:value-type="float" office:value="0.00200704" calcext:value-type="float">
            <text:p>0.00200704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411607" calcext:value-type="float">
            <text:p>0.411607</text:p>
          </table:table-cell>
          <table:table-cell office:value-type="float" office:value="0.00012064" calcext:value-type="float">
            <text:p>0.00012064</text:p>
          </table:table-cell>
          <table:table-cell office:value-type="float" office:value="0.172709" calcext:value-type="float">
            <text:p>0.172709</text:p>
          </table:table-cell>
          <table:table-cell office:value-type="float" office:value="0.0000000267422" calcext:value-type="float">
            <text:p>2.67422E-08</text:p>
          </table:table-cell>
          <table:table-cell office:value-type="float" office:value="0.876742" calcext:value-type="float">
            <text:p>0.876742</text:p>
          </table:table-cell>
          <table:table-cell office:value-type="float" office:value="0.3016" calcext:value-type="float">
            <text:p>0.3016</text:p>
          </table:table-cell>
          <table:table-cell office:value-type="float" office:value="0.0000835918" calcext:value-type="float">
            <text:p>8.35918E-05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-0.9104" calcext:value-type="float">
            <text:p>-0.9104</text:p>
          </table:table-cell>
          <table:table-cell office:value-type="float" office:value="0.0044672" calcext:value-type="float">
            <text:p>0.0044672</text:p>
          </table:table-cell>
          <table:table-cell table:number-columns-repeated="2" office:value-type="float" office:value="0.0286" calcext:value-type="float">
            <text:p>0.0286</text:p>
          </table:table-cell>
          <table:table-cell office:value-type="float" office:value="0.833295" calcext:value-type="float">
            <text:p>0.833295</text:p>
          </table:table-cell>
          <table:table-cell office:value-type="float" office:value="0.00129328" calcext:value-type="float">
            <text:p>0.00129328</text:p>
          </table:table-cell>
          <table:table-cell office:value-type="float" office:value="0.708268" calcext:value-type="float">
            <text:p>0.708268</text:p>
          </table:table-cell>
          <table:table-cell office:value-type="float" office:value="0.0000045401" calcext:value-type="float">
            <text:p>4.5401E-06</text:p>
          </table:table-cell>
          <table:table-cell office:value-type="float" office:value="1.58837" calcext:value-type="float">
            <text:p>1.58837</text:p>
          </table:table-cell>
          <table:table-cell office:value-type="float" office:value="3.2332" calcext:value-type="float">
            <text:p>3.2332</text:p>
          </table:table-cell>
          <table:table-cell office:value-type="float" office:value="0.000186056" calcext:value-type="float">
            <text:p>0.000186056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-0.9412" calcext:value-type="float">
            <text:p>-0.9412</text:p>
          </table:table-cell>
          <table:table-cell office:value-type="float" office:value="0.00533616" calcext:value-type="float">
            <text:p>0.00533616</text:p>
          </table:table-cell>
          <table:table-cell table:number-columns-repeated="2" office:value-type="float" office:value="0.0099" calcext:value-type="float">
            <text:p>0.0099</text:p>
          </table:table-cell>
          <table:table-cell office:value-type="float" office:value="0.891194" calcext:value-type="float">
            <text:p>0.891194</text:p>
          </table:table-cell>
          <table:table-cell office:value-type="float" office:value="0.00115816" calcext:value-type="float">
            <text:p>0.00115816</text:p>
          </table:table-cell>
          <table:table-cell office:value-type="float" office:value="0.814314" calcext:value-type="float">
            <text:p>0.814314</text:p>
          </table:table-cell>
          <table:table-cell office:value-type="float" office:value="0.00000191472" calcext:value-type="float">
            <text:p>1.91472E-06</text:p>
          </table:table-cell>
          <table:table-cell office:value-type="float" office:value="1.9469" calcext:value-type="float">
            <text:p>1.9469</text:p>
          </table:table-cell>
          <table:table-cell office:value-type="float" office:value="2.8954" calcext:value-type="float">
            <text:p>2.8954</text:p>
          </table:table-cell>
          <table:table-cell office:value-type="float" office:value="0.000222247" calcext:value-type="float">
            <text:p>0.000222247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-0.9008" calcext:value-type="float">
            <text:p>-0.9008</text:p>
          </table:table-cell>
          <table:table-cell office:value-type="float" office:value="0.002816" calcext:value-type="float">
            <text:p>0.002816</text:p>
          </table:table-cell>
          <table:table-cell table:number-columns-repeated="2" office:value-type="float" office:value="0.00065" calcext:value-type="float">
            <text:p>0.00065</text:p>
          </table:table-cell>
          <table:table-cell office:value-type="float" office:value="0.814257" calcext:value-type="float">
            <text:p>0.814257</text:p>
          </table:table-cell>
          <table:table-cell office:value-type="float" office:value="0.00091212" calcext:value-type="float">
            <text:p>0.00091212</text:p>
          </table:table-cell>
          <table:table-cell office:value-type="float" office:value="0.671717" calcext:value-type="float">
            <text:p>0.671717</text:p>
          </table:table-cell>
          <table:table-cell office:value-type="float" office:value="0.0000020799" calcext:value-type="float">
            <text:p>2.0799E-06</text:p>
          </table:table-cell>
          <table:table-cell office:value-type="float" office:value="2.09704" calcext:value-type="float">
            <text:p>2.09704</text:p>
          </table:table-cell>
          <table:table-cell office:value-type="float" office:value="2.2803" calcext:value-type="float">
            <text:p>2.2803</text:p>
          </table:table-cell>
          <table:table-cell office:value-type="float" office:value="0.000117284" calcext:value-type="float">
            <text:p>0.000117284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-0.8734" calcext:value-type="float">
            <text:p>-0.8734</text:p>
          </table:table-cell>
          <table:table-cell office:value-type="float" office:value="0.00399932" calcext:value-type="float">
            <text:p>0.00399932</text:p>
          </table:table-cell>
          <table:table-cell office:value-type="float" office:value="-0.004275" calcext:value-type="float">
            <text:p>-0.004275</text:p>
          </table:table-cell>
          <table:table-cell office:value-type="float" office:value="0.004275" calcext:value-type="float">
            <text:p>0.004275</text:p>
          </table:table-cell>
          <table:table-cell office:value-type="float" office:value="0.766827" calcext:value-type="float">
            <text:p>0.766827</text:p>
          </table:table-cell>
          <table:table-cell office:value-type="float" office:value="0.00083726" calcext:value-type="float">
            <text:p>0.00083726</text:p>
          </table:table-cell>
          <table:table-cell office:value-type="float" office:value="0.600354" calcext:value-type="float">
            <text:p>0.600354</text:p>
          </table:table-cell>
          <table:table-cell office:value-type="float" office:value="0.00000246974" calcext:value-type="float">
            <text:p>2.46974E-06</text:p>
          </table:table-cell>
          <table:table-cell office:value-type="float" office:value="3.54256" calcext:value-type="float">
            <text:p>3.54256</text:p>
          </table:table-cell>
          <table:table-cell office:value-type="float" office:value="2.09315" calcext:value-type="float">
            <text:p>2.09315</text:p>
          </table:table-cell>
          <table:table-cell office:value-type="float" office:value="0.000166569" calcext:value-type="float">
            <text:p>0.000166569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-0.9001" calcext:value-type="float">
            <text:p>-0.9001</text:p>
          </table:table-cell>
          <table:table-cell office:value-type="float" office:value="0.00374831" calcext:value-type="float">
            <text:p>0.00374831</text:p>
          </table:table-cell>
          <table:table-cell office:value-type="float" office:value="-0.0010625" calcext:value-type="float">
            <text:p>-0.0010625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0.813928" calcext:value-type="float">
            <text:p>0.813928</text:p>
          </table:table-cell>
          <table:table-cell office:value-type="float" office:value="0.00118803" calcext:value-type="float">
            <text:p>0.00118803</text:p>
          </table:table-cell>
          <table:table-cell office:value-type="float" office:value="0.674642" calcext:value-type="float">
            <text:p>0.674642</text:p>
          </table:table-cell>
          <table:table-cell office:value-type="float" office:value="0.0000049639" calcext:value-type="float">
            <text:p>4.9639E-06</text:p>
          </table:table-cell>
          <table:table-cell office:value-type="float" office:value="3.79725" calcext:value-type="float">
            <text:p>3.79725</text:p>
          </table:table-cell>
          <table:table-cell office:value-type="float" office:value="2.97007" calcext:value-type="float">
            <text:p>2.97007</text:p>
          </table:table-cell>
          <table:table-cell office:value-type="float" office:value="0.000156115" calcext:value-type="float">
            <text:p>0.000156115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7" calcext:value-type="float">
            <text:p>7</text:p>
          </table:table-cell>
          <table:table-cell office:value-type="float" office:value="-0.88025" calcext:value-type="float">
            <text:p>-0.88025</text:p>
          </table:table-cell>
          <table:table-cell office:value-type="float" office:value="0.00343994" calcext:value-type="float">
            <text:p>0.00343994</text:p>
          </table:table-cell>
          <table:table-cell table:number-columns-repeated="2" office:value-type="float" office:value="0.003" calcext:value-type="float">
            <text:p>0.003</text:p>
          </table:table-cell>
          <table:table-cell office:value-type="float" office:value="0.77828" calcext:value-type="float">
            <text:p>0.77828</text:p>
          </table:table-cell>
          <table:table-cell office:value-type="float" office:value="0.00118538" calcext:value-type="float">
            <text:p>0.00118538</text:p>
          </table:table-cell>
          <table:table-cell office:value-type="float" office:value="0.616531" calcext:value-type="float">
            <text:p>0.616531</text:p>
          </table:table-cell>
          <table:table-cell office:value-type="float" office:value="0.00000535876" calcext:value-type="float">
            <text:p>5.35876E-06</text:p>
          </table:table-cell>
          <table:table-cell office:value-type="float" office:value="2.76699" calcext:value-type="float">
            <text:p>2.76699</text:p>
          </table:table-cell>
          <table:table-cell office:value-type="float" office:value="2.96345" calcext:value-type="float">
            <text:p>2.96345</text:p>
          </table:table-cell>
          <table:table-cell office:value-type="float" office:value="0.000143271" calcext:value-type="float">
            <text:p>0.000143271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8" calcext:value-type="float">
            <text:p>8</text:p>
          </table:table-cell>
          <table:table-cell office:value-type="float" office:value="-0.858863" calcext:value-type="float">
            <text:p>-0.858863</text:p>
          </table:table-cell>
          <table:table-cell office:value-type="float" office:value="0.00409125" calcext:value-type="float">
            <text:p>0.00409125</text:p>
          </table:table-cell>
          <table:table-cell office:value-type="float" office:value="-0.00039375" calcext:value-type="float">
            <text:p>-0.00039375</text:p>
          </table:table-cell>
          <table:table-cell office:value-type="float" office:value="0.00039375" calcext:value-type="float">
            <text:p>0.00039375</text:p>
          </table:table-cell>
          <table:table-cell office:value-type="float" office:value="0.741736" calcext:value-type="float">
            <text:p>0.741736</text:p>
          </table:table-cell>
          <table:table-cell office:value-type="float" office:value="0.0011419" calcext:value-type="float">
            <text:p>0.0011419</text:p>
          </table:table-cell>
          <table:table-cell office:value-type="float" office:value="0.562398" calcext:value-type="float">
            <text:p>0.562398</text:p>
          </table:table-cell>
          <table:table-cell office:value-type="float" office:value="0.00000359608" calcext:value-type="float">
            <text:p>3.59608E-06</text:p>
          </table:table-cell>
          <table:table-cell office:value-type="float" office:value="2.78575" calcext:value-type="float">
            <text:p>2.78575</text:p>
          </table:table-cell>
          <table:table-cell office:value-type="float" office:value="2.85474" calcext:value-type="float">
            <text:p>2.85474</text:p>
          </table:table-cell>
          <table:table-cell office:value-type="float" office:value="0.000170398" calcext:value-type="float">
            <text:p>0.000170398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" calcext:value-type="float">
            <text:p>9</text:p>
          </table:table-cell>
          <table:table-cell office:value-type="float" office:value="-0.880187" calcext:value-type="float">
            <text:p>-0.880187</text:p>
          </table:table-cell>
          <table:table-cell office:value-type="float" office:value="0.00392056" calcext:value-type="float">
            <text:p>0.00392056</text:p>
          </table:table-cell>
          <table:table-cell office:value-type="float" office:value="-0.0000953125" calcext:value-type="float">
            <text:p>-9.53125E-05</text:p>
          </table:table-cell>
          <table:table-cell office:value-type="float" office:value="0.0000953125" calcext:value-type="float">
            <text:p>9.53125E-05</text:p>
          </table:table-cell>
          <table:table-cell office:value-type="float" office:value="0.778651" calcext:value-type="float">
            <text:p>0.778651</text:p>
          </table:table-cell>
          <table:table-cell office:value-type="float" office:value="0.0011944" calcext:value-type="float">
            <text:p>0.0011944</text:p>
          </table:table-cell>
          <table:table-cell office:value-type="float" office:value="0.618476" calcext:value-type="float">
            <text:p>0.618476</text:p>
          </table:table-cell>
          <table:table-cell office:value-type="float" office:value="0.00000485586" calcext:value-type="float">
            <text:p>4.85586E-06</text:p>
          </table:table-cell>
          <table:table-cell office:value-type="float" office:value="3.03605" calcext:value-type="float">
            <text:p>3.03605</text:p>
          </table:table-cell>
          <table:table-cell office:value-type="float" office:value="2.98601" calcext:value-type="float">
            <text:p>2.98601</text:p>
          </table:table-cell>
          <table:table-cell office:value-type="float" office:value="0.000163289" calcext:value-type="float">
            <text:p>0.000163289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0" calcext:value-type="float">
            <text:p>10</text:p>
          </table:table-cell>
          <table:table-cell office:value-type="float" office:value="-0.883406" calcext:value-type="float">
            <text:p>-0.883406</text:p>
          </table:table-cell>
          <table:table-cell office:value-type="float" office:value="0.00410844" calcext:value-type="float">
            <text:p>0.00410844</text:p>
          </table:table-cell>
          <table:table-cell office:value-type="float" office:value="-0.000552344" calcext:value-type="float">
            <text:p>-0.000552344</text:p>
          </table:table-cell>
          <table:table-cell office:value-type="float" office:value="0.000552344" calcext:value-type="float">
            <text:p>0.000552344</text:p>
          </table:table-cell>
          <table:table-cell office:value-type="float" office:value="0.784515" calcext:value-type="float">
            <text:p>0.784515</text:p>
          </table:table-cell>
          <table:table-cell office:value-type="float" office:value="0.00121642" calcext:value-type="float">
            <text:p>0.00121642</text:p>
          </table:table-cell>
          <table:table-cell office:value-type="float" office:value="0.628444" calcext:value-type="float">
            <text:p>0.628444</text:p>
          </table:table-cell>
          <table:table-cell office:value-type="float" office:value="0.00000420623" calcext:value-type="float">
            <text:p>4.20623E-06</text:p>
          </table:table-cell>
          <table:table-cell office:value-type="float" office:value="3.04493" calcext:value-type="float">
            <text:p>3.04493</text:p>
          </table:table-cell>
          <table:table-cell office:value-type="float" office:value="3.04105" calcext:value-type="float">
            <text:p>3.04105</text:p>
          </table:table-cell>
          <table:table-cell office:value-type="float" office:value="0.000171114" calcext:value-type="float">
            <text:p>0.000171114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1" calcext:value-type="float">
            <text:p>11</text:p>
          </table:table-cell>
          <table:table-cell office:value-type="float" office:value="-0.875292" calcext:value-type="float">
            <text:p>-0.875292</text:p>
          </table:table-cell>
          <table:table-cell office:value-type="float" office:value="0.00392739" calcext:value-type="float">
            <text:p>0.00392739</text:p>
          </table:table-cell>
          <table:table-cell office:value-type="float" office:value="-0.00126563" calcext:value-type="float">
            <text:p>-0.00126563</text:p>
          </table:table-cell>
          <table:table-cell office:value-type="float" office:value="0.00126563" calcext:value-type="float">
            <text:p>0.00126563</text:p>
          </table:table-cell>
          <table:table-cell office:value-type="float" office:value="0.770064" calcext:value-type="float">
            <text:p>0.770064</text:p>
          </table:table-cell>
          <table:table-cell office:value-type="float" office:value="0.00117667" calcext:value-type="float">
            <text:p>0.00117667</text:p>
          </table:table-cell>
          <table:table-cell office:value-type="float" office:value="0.605095" calcext:value-type="float">
            <text:p>0.605095</text:p>
          </table:table-cell>
          <table:table-cell office:value-type="float" office:value="0.00000420561" calcext:value-type="float">
            <text:p>4.20561E-06</text:p>
          </table:table-cell>
          <table:table-cell office:value-type="float" office:value="3.00359" calcext:value-type="float">
            <text:p>3.00359</text:p>
          </table:table-cell>
          <table:table-cell office:value-type="float" office:value="2.94168" calcext:value-type="float">
            <text:p>2.94168</text:p>
          </table:table-cell>
          <table:table-cell office:value-type="float" office:value="0.000163573" calcext:value-type="float">
            <text:p>0.000163573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2" calcext:value-type="float">
            <text:p>12</text:p>
          </table:table-cell>
          <table:table-cell office:value-type="float" office:value="-0.875089" calcext:value-type="float">
            <text:p>-0.875089</text:p>
          </table:table-cell>
          <table:table-cell office:value-type="float" office:value="0.00387047" calcext:value-type="float">
            <text:p>0.00387047</text:p>
          </table:table-cell>
          <table:table-cell table:number-columns-repeated="2" office:value-type="float" office:value="0.00120391" calcext:value-type="float">
            <text:p>0.00120391</text:p>
          </table:table-cell>
          <table:table-cell office:value-type="float" office:value="0.769651" calcext:value-type="float">
            <text:p>0.769651</text:p>
          </table:table-cell>
          <table:table-cell office:value-type="float" office:value="0.00115757" calcext:value-type="float">
            <text:p>0.00115757</text:p>
          </table:table-cell>
          <table:table-cell office:value-type="float" office:value="0.604286" calcext:value-type="float">
            <text:p>0.604286</text:p>
          </table:table-cell>
          <table:table-cell office:value-type="float" office:value="0.00000399342" calcext:value-type="float">
            <text:p>3.99342E-06</text:p>
          </table:table-cell>
          <table:table-cell office:value-type="float" office:value="2.92514" calcext:value-type="float">
            <text:p>2.92514</text:p>
          </table:table-cell>
          <table:table-cell office:value-type="float" office:value="2.89392" calcext:value-type="float">
            <text:p>2.89392</text:p>
          </table:table-cell>
          <table:table-cell office:value-type="float" office:value="0.000161203" calcext:value-type="float">
            <text:p>0.000161203</text:p>
          </table:table-cell>
          <table:table-cell table:number-columns-repeated="15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3" calcext:value-type="float">
            <text:p>13</text:p>
          </table:table-cell>
          <table:table-cell office:value-type="float" office:value="-0.875926" calcext:value-type="float">
            <text:p>-0.875926</text:p>
          </table:table-cell>
          <table:table-cell office:value-type="float" office:value="0.00400342" calcext:value-type="float">
            <text:p>0.00400342</text:p>
          </table:table-cell>
          <table:table-cell office:value-type="float" office:value="-0.000212402" calcext:value-type="float">
            <text:p>-0.000212402</text:p>
          </table:table-cell>
          <table:table-cell office:value-type="float" office:value="0.000212402" calcext:value-type="float">
            <text:p>0.000212402</text:p>
          </table:table-cell>
          <table:table-cell office:value-type="float" office:value="0.771249" calcext:value-type="float">
            <text:p>0.771249</text:p>
          </table:table-cell>
          <table:table-cell office:value-type="float" office:value="0.00120559" calcext:value-type="float">
            <text:p>0.00120559</text:p>
          </table:table-cell>
          <table:table-cell office:value-type="float" office:value="0.607147" calcext:value-type="float">
            <text:p>0.607147</text:p>
          </table:table-cell>
          <table:table-cell office:value-type="float" office:value="0.00000427153" calcext:value-type="float">
            <text:p>4.27153E-06</text:p>
          </table:table-cell>
          <table:table-cell office:value-type="float" office:value="2.92454" calcext:value-type="float">
            <text:p>2.92454</text:p>
          </table:table-cell>
          <table:table-cell office:value-type="float" office:value="3.01398" calcext:value-type="float">
            <text:p>3.01398</text:p>
          </table:table-cell>
          <table:table-cell office:value-type="float" office:value="0.00016674" calcext:value-type="float">
            <text:p>0.00016674</text:p>
          </table:table-cell>
          <table:table-cell table:number-columns-repeated="15"/>
        </table:table-row>
      </table:table>
      <table:table table:name="Plots" table:style-name="ta1">
        <table:shapes>
          <draw:frame draw:z-index="0" draw:style-name="gr1" draw:text-style-name="P1" svg:width="159.77mm" svg:height="90.05mm" svg:x="202.1mm" svg:y="0mm">
            <draw:object draw:notify-on-update-of-ranges="IsingDat3_lat50_run1.O6:IsingDat3_lat50_run1.O33 IsingDat3_lat50_run1.AB6:IsingDat3_lat50_run1.A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0.73mm" svg:y="96.96mm">
            <draw:object draw:notify-on-update-of-ranges="IsingDat3_lat50_run1.O4:IsingDat3_lat50_run1.O33 IsingDat3_lat50_run1.T4:IsingDat3_lat50_run1.T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0.56mm" svg:y="98.55mm">
            <draw:object draw:notify-on-update-of-ranges="IsingDat3_lat50_run1.O4:IsingDat3_lat50_run1.O33 IsingDat3_lat50_run1.AA4:IsingDat3_lat50_run1.AA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77mm" svg:height="90.04mm" svg:x="1.66mm" svg:y="0.26mm">
            <draw:object draw:notify-on-update-of-ranges="IsingDat3_lat50_run1.O4:IsingDat3_lat50_run1.O33 IsingDat3_lat50_run1.Q4:IsingDat3_lat50_run1.Q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00-00-00</text:date>, <text:time style:data-style-name="N2" text:time-value="15:08:13.039445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5:08:01.368752996</dc:date>
    <meta:editing-duration>PT6M50S</meta:editing-duration>
    <meta:editing-cycles>3</meta:editing-cycles>
    <meta:generator>LibreOffice/6.0.3.2$Linux_X86_64 LibreOffice_project/00m0$Build-2</meta:generator>
    <meta:document-statistic meta:table-count="2" meta:cell-count="74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scatter" chart:style-name="ch1">
        <chart:title svg:x="5.644cm" svg:y="0.315cm" chart:style-name="ch2">
          <text:p>Correl Length vs Temp</text:p>
        </chart:title>
        <chart:plot-area chart:style-name="ch3" table:cell-range-address="IsingDat3_lat50_run1.O6:IsingDat3_lat50_run1.O33 IsingDat3_lat50_run1.AB6:IsingDat3_lat50_run1.AB33" svg:x="0.319cm" svg:y="1.196cm" svg:width="15.34cm" svg:height="7.63cm">
          <chartooo:coordinate-region svg:x="1.311cm" svg:y="1.357cm" svg:width="13.923cm" svg:height="6.9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50_run1.AB6:IsingDat3_lat50_run1.AB33" chart:class="chart:scatter">
            <chart:domain table:cell-range-address="IsingDat3_lat50_run1.O6:IsingDat3_lat50_run1.O33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singDat3_lat50_run1.O6:IsingDat3_lat50_run1.O33</svg:desc>
                </draw:g>
              </table:table-cell>
              <table:table-cell office:value-type="float" office:value="10039.118413578">
                <text:p>10039.118413578</text:p>
                <draw:g>
                  <svg:desc>IsingDat3_lat50_run1.AB6:IsingDat3_lat50_run1.A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4729.06100925273">
                <text:p>4729.06100925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3446.78141169361">
                <text:p>3446.78141169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2576.609540289">
                <text:p>2576.6095402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1949.81356504551">
                <text:p>1949.81356504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1487.79387680602">
                <text:p>1487.79387680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  <table:table-cell office:value-type="float" office:value="1130.96591343597">
                <text:p>1130.96591343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843.89528592626">
                <text:p>843.89528592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614.907107422169">
                <text:p>614.907107422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16.801293149363">
                <text:p>416.801293149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">
                <text:p>2.1</text:p>
              </table:table-cell>
              <table:table-cell office:value-type="float" office:value="241.76988245374">
                <text:p>241.76988245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115.373872802456">
                <text:p>115.373872802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2">
                <text:p>2.22</text:p>
              </table:table-cell>
              <table:table-cell office:value-type="float" office:value="97.5520135085473">
                <text:p>97.5520135085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4">
                <text:p>2.24</text:p>
              </table:table-cell>
              <table:table-cell office:value-type="float" office:value="71.1122041717016">
                <text:p>71.1122041717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6">
                <text:p>2.26</text:p>
              </table:table-cell>
              <table:table-cell office:value-type="float" office:value="53.6758540089584">
                <text:p>53.6758540089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7">
                <text:p>2.27</text:p>
              </table:table-cell>
              <table:table-cell office:value-type="float" office:value="43.6917909788001">
                <text:p>43.6917909788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">
                <text:p>2.3</text:p>
              </table:table-cell>
              <table:table-cell office:value-type="float" office:value="27.6049767028812">
                <text:p>27.6049767028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">
                <text:p>2.4</text:p>
              </table:table-cell>
              <table:table-cell office:value-type="float" office:value="10.0681319630345">
                <text:p>10.0681319630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">
                <text:p>2.5</text:p>
              </table:table-cell>
              <table:table-cell office:value-type="float" office:value="5.92247831416933">
                <text:p>5.922478314169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">
                <text:p>2.6</text:p>
              </table:table-cell>
              <table:table-cell office:value-type="float" office:value="4.23424277950443">
                <text:p>4.23424277950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3.19330546502593">
                <text:p>3.193305465025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">
                <text:p>2.8</text:p>
              </table:table-cell>
              <table:table-cell office:value-type="float" office:value="3.80181681344345">
                <text:p>3.801816813443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">
                <text:p>2.9</text:p>
              </table:table-cell>
              <table:table-cell office:value-type="float" office:value="2.17148373843557">
                <text:p>2.17148373843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.19490683086231">
                <text:p>2.19490683086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1.5705966961377">
                <text:p>1.5705966961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.595332361189374">
                <text:p>0.5953323611893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5">
                <text:p>4.5</text:p>
              </table:table-cell>
              <table:table-cell office:value-type="float" office:value="0.414141579023383">
                <text:p>0.414141579023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9">
                <text:p>4.9</text:p>
              </table:table-cell>
              <table:table-cell office:value-type="float" office:value="1.39251826621875">
                <text:p>1.392518266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8cm" svg:height="9.005cm" xlink:href=".." xlink:type="simple" chart:class="chart:scatter" chart:style-name="ch1">
        <chart:title svg:x="6.279cm" svg:y="0.315cm" chart:style-name="ch2">
          <text:p>Energy vs Temp</text:p>
        </chart:title>
        <chart:plot-area chart:style-name="ch3" table:cell-range-address="IsingDat3_lat50_run1.O4:IsingDat3_lat50_run1.O33 IsingDat3_lat50_run1.Q4:IsingDat3_lat50_run1.Q33" svg:x="0.319cm" svg:y="1.196cm" svg:width="15.34cm" svg:height="7.629cm">
          <chartooo:coordinate-region svg:x="1.152cm" svg:y="1.356cm" svg:width="14.413cm" svg:height="7.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50_run1.Q4:IsingDat3_lat50_run1.Q33" chart:class="chart:scatter">
            <chart:domain table:cell-range-address="IsingDat3_lat50_run1.O4:IsingDat3_lat50_run1.O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50_run1.O4:IsingDat3_lat50_run1.O33</svg:desc>
                </draw:g>
              </table:table-cell>
              <table:table-cell office:value-type="float" office:value="-4">
                <text:p>-4</text:p>
                <draw:g>
                  <svg:desc>IsingDat3_lat50_run1.Q4:IsingDat3_lat50_run1.Q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-3.99432">
                <text:p>-3.994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-3.9772">
                <text:p>-3.9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-3.96053">
                <text:p>-3.96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-3.9362">
                <text:p>-3.9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3.90216">
                <text:p>-3.90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-3.85649">
                <text:p>-3.85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-3.79645">
                <text:p>-3.79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-3.71863">
                <text:p>-3.71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-3.61888">
                <text:p>-3.618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-3.49093">
                <text:p>-3.490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-3.32424">
                <text:p>-3.32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-3.09295">
                <text:p>-3.09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-3.03781">
                <text:p>-3.037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-2.96813">
                <text:p>-2.968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-2.89263">
                <text:p>-2.892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-2.84993">
                <text:p>-2.84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-2.72217">
                <text:p>-2.72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-2.40996">
                <text:p>-2.40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-2.21202">
                <text:p>-2.21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-2.05654">
                <text:p>-2.05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-1.92471">
                <text:p>-1.92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-1.81687">
                <text:p>-1.81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-1.7199">
                <text:p>-1.7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-1.63479">
                <text:p>-1.634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-1.31991">
                <text:p>-1.31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-1.11508">
                <text:p>-1.115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-0.96727">
                <text:p>-0.96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-0.875926">
                <text:p>-0.8759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9cm" svg:y="0.315cm" chart:style-name="ch2">
          <text:p>Spec Heat vs Temp</text:p>
        </chart:title>
        <chart:plot-area chart:style-name="ch3" table:cell-range-address="IsingDat3_lat50_run1.O4:IsingDat3_lat50_run1.O33 IsingDat3_lat50_run1.AA4:IsingDat3_lat50_run1.AA33" svg:x="0.32cm" svg:y="1.196cm" svg:width="15.36cm" svg:height="7.624cm">
          <chartooo:coordinate-region svg:x="1.603cm" svg:y="1.357cm" svg:width="13.983cm" svg:height="6.8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50_run1.AA4:IsingDat3_lat50_run1.AA33" chart:class="chart:scatter">
            <chart:domain table:cell-range-address="IsingDat3_lat50_run1.O4:IsingDat3_lat50_run1.O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50_run1.O4:IsingDat3_lat50_run1.O33</svg:desc>
                </draw:g>
              </table:table-cell>
              <table:table-cell office:value-type="float" office:value="0">
                <text:p>0</text:p>
                <draw:g>
                  <svg:desc>IsingDat3_lat50_run1.AA4:IsingDat3_lat50_run1.AA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000374814">
                <text:p>0.0000374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000107471">
                <text:p>0.000107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000161425">
                <text:p>0.000161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000230182">
                <text:p>0.000230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00315828">
                <text:p>0.0003158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00419718">
                <text:p>0.000419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000548003">
                <text:p>0.000548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00070767">
                <text:p>0.00070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000897493">
                <text:p>0.000897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00115859">
                <text:p>0.00115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00153842">
                <text:p>0.00153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00225241">
                <text:p>0.00225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00237209">
                <text:p>0.00237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00279346">
                <text:p>0.002793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00313014">
                <text:p>0.00313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00325905">
                <text:p>0.00325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00332421">
                <text:p>0.00332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0185692">
                <text:p>0.001856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137195">
                <text:p>0.001371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0112245">
                <text:p>0.001122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00970286">
                <text:p>0.000970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00865612">
                <text:p>0.000865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00708767">
                <text:p>0.0007087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00640941">
                <text:p>0.0006409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00397639">
                <text:p>0.0003976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0274438">
                <text:p>0.0002744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0204018">
                <text:p>0.000204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0016674">
                <text:p>0.000166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18cm" svg:y="0.315cm" chart:style-name="ch2">
          <text:p>Abs Mag vs Temp</text:p>
        </chart:title>
        <chart:plot-area chart:style-name="ch3" table:cell-range-address="IsingDat3_lat50_run1.O4:IsingDat3_lat50_run1.O33 IsingDat3_lat50_run1.T4:IsingDat3_lat50_run1.T33" svg:x="0.32cm" svg:y="1.196cm" svg:width="15.36cm" svg:height="7.624cm">
          <chartooo:coordinate-region svg:x="1.047cm" svg:y="1.357cm" svg:width="14.539cm" svg:height="6.8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singDat3_lat50_run1.T4:IsingDat3_lat50_run1.T33" chart:class="chart:scatter">
            <chart:domain table:cell-range-address="IsingDat3_lat50_run1.O4:IsingDat3_lat50_run1.O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IsingDat3_lat50_run1.O4:IsingDat3_lat50_run1.O33</svg:desc>
                </draw:g>
              </table:table-cell>
              <table:table-cell office:value-type="float" office:value="1">
                <text:p>1</text:p>
                <draw:g>
                  <svg:desc>IsingDat3_lat50_run1.T4:IsingDat3_lat50_run1.T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99275">
                <text:p>0.999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997027">
                <text:p>0.997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994773">
                <text:p>0.994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99139">
                <text:p>0.99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986487">
                <text:p>0.986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979623">
                <text:p>0.979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970087">
                <text:p>0.970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95687">
                <text:p>0.95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938316">
                <text:p>0.938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911179">
                <text:p>0.911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868219">
                <text:p>0.868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391959">
                <text:p>0.391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">
                <text:p>2.22</text:p>
              </table:table-cell>
              <table:table-cell office:value-type="float" office:value="0.760111">
                <text:p>0.760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4">
                <text:p>2.24</text:p>
              </table:table-cell>
              <table:table-cell office:value-type="float" office:value="0.713463">
                <text:p>0.7134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">
                <text:p>2.26</text:p>
              </table:table-cell>
              <table:table-cell office:value-type="float" office:value="0.154761">
                <text:p>0.1547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7">
                <text:p>2.27</text:p>
              </table:table-cell>
              <table:table-cell office:value-type="float" office:value="0.237197">
                <text:p>0.237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">
                <text:p>2.3</text:p>
              </table:table-cell>
              <table:table-cell office:value-type="float" office:value="0.0496718">
                <text:p>0.0496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">
                <text:p>2.4</text:p>
              </table:table-cell>
              <table:table-cell office:value-type="float" office:value="0.00250855">
                <text:p>0.00250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5">
                <text:p>2.5</text:p>
              </table:table-cell>
              <table:table-cell office:value-type="float" office:value="0.000130914">
                <text:p>0.000130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6">
                <text:p>2.6</text:p>
              </table:table-cell>
              <table:table-cell office:value-type="float" office:value="0.00130499">
                <text:p>0.001304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0.00203281">
                <text:p>0.002032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">
                <text:p>2.8</text:p>
              </table:table-cell>
              <table:table-cell office:value-type="float" office:value="0.00355312">
                <text:p>0.003553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">
                <text:p>2.9</text:p>
              </table:table-cell>
              <table:table-cell office:value-type="float" office:value="0.000671045">
                <text:p>0.000671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00113711">
                <text:p>0.001137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00445947">
                <text:p>0.0004459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0.000430713">
                <text:p>0.0004307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5">
                <text:p>4.5</text:p>
              </table:table-cell>
              <table:table-cell office:value-type="float" office:value="0.000151392">
                <text:p>0.0001513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">
                <text:p>4.9</text:p>
              </table:table-cell>
              <table:table-cell office:value-type="float" office:value="0.000212402">
                <text:p>0.0002124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